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80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8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9" style:family="paragraph" style:parent-style-name="Standard">
      <style:text-properties fo:font-style="italic" officeooo:paragraph-rsid="01605f24" style:font-style-asian="italic" style:font-style-complex="italic"/>
    </style:style>
    <style:style style:name="P90" style:family="paragraph" style:parent-style-name="Standard">
      <style:text-properties fo:font-style="italic" officeooo:paragraph-rsid="016a3660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8" style:family="paragraph" style:parent-style-name="Standard">
      <style:text-properties fo:font-style="italic" officeooo:paragraph-rsid="01bef01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dcb337" officeooo:paragraph-rsid="02510414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118" style:family="paragraph" style:parent-style-name="Standard">
      <style:text-properties fo:font-style="italic" officeooo:rsid="0239a029" officeooo:paragraph-rsid="0239a029" style:font-style-asian="italic" style:font-style-complex="italic"/>
    </style:style>
    <style:style style:name="P119" style:family="paragraph" style:parent-style-name="Standard">
      <style:text-properties fo:font-style="italic" officeooo:paragraph-rsid="0239fde1" style:font-style-asian="italic" style:font-style-complex="italic"/>
    </style:style>
    <style:style style:name="P120" style:family="paragraph" style:parent-style-name="Standard">
      <style:text-properties fo:font-style="italic" officeooo:rsid="0239fde1" officeooo:paragraph-rsid="0239fde1" style:font-style-asian="italic" style:font-style-complex="italic"/>
    </style:style>
    <style:style style:name="P121" style:family="paragraph" style:parent-style-name="Standard">
      <style:text-properties fo:font-style="italic" officeooo:rsid="023b505d" officeooo:paragraph-rsid="023b505d" style:font-style-asian="italic" style:font-style-complex="italic"/>
    </style:style>
    <style:style style:name="P122" style:family="paragraph" style:parent-style-name="Standard">
      <style:text-properties fo:font-style="italic" officeooo:rsid="023b505d" officeooo:paragraph-rsid="023cf6c9" style:font-style-asian="italic" style:font-style-complex="italic"/>
    </style:style>
    <style:style style:name="P123" style:family="paragraph" style:parent-style-name="Standard">
      <style:text-properties fo:font-style="italic" officeooo:rsid="023f2d17" officeooo:paragraph-rsid="023f2d17" style:font-style-asian="italic" style:font-style-complex="italic"/>
    </style:style>
    <style:style style:name="P124" style:family="paragraph" style:parent-style-name="Standard">
      <style:text-properties fo:font-style="italic" officeooo:rsid="023f2d17" officeooo:paragraph-rsid="02ad45f8" style:font-style-asian="italic" style:font-style-complex="italic"/>
    </style:style>
    <style:style style:name="P125" style:family="paragraph" style:parent-style-name="Standard">
      <style:text-properties fo:font-style="italic" officeooo:paragraph-rsid="023f2d17" style:font-style-asian="italic" style:font-style-complex="italic"/>
    </style:style>
    <style:style style:name="P126" style:family="paragraph" style:parent-style-name="Standard">
      <style:text-properties fo:font-style="italic" officeooo:paragraph-rsid="02403027" style:font-style-asian="italic" style:font-style-complex="italic"/>
    </style:style>
    <style:style style:name="P127" style:family="paragraph" style:parent-style-name="Standard">
      <style:text-properties fo:font-style="italic" officeooo:rsid="0242d14c" officeooo:paragraph-rsid="0242d14c" style:font-style-asian="italic" style:font-style-complex="italic"/>
    </style:style>
    <style:style style:name="P128" style:family="paragraph" style:parent-style-name="Standard">
      <style:text-properties fo:font-style="italic" officeooo:rsid="0244b51e" officeooo:paragraph-rsid="0244b51e" style:font-style-asian="italic" style:font-style-complex="italic"/>
    </style:style>
    <style:style style:name="P129" style:family="paragraph" style:parent-style-name="Standard">
      <style:text-properties fo:font-style="italic" officeooo:rsid="0248313e" officeooo:paragraph-rsid="0248313e" style:font-style-asian="italic" style:font-style-complex="italic"/>
    </style:style>
    <style:style style:name="P130" style:family="paragraph" style:parent-style-name="Standard">
      <style:text-properties fo:font-style="italic" officeooo:paragraph-rsid="024980dc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132" style:family="paragraph" style:parent-style-name="Standard">
      <style:text-properties fo:font-style="italic" officeooo:paragraph-rsid="025457b9" style:font-style-asian="italic" style:font-style-complex="italic"/>
    </style:style>
    <style:style style:name="P133" style:family="paragraph" style:parent-style-name="Standard">
      <style:text-properties fo:font-style="italic" officeooo:rsid="025c1edd" officeooo:paragraph-rsid="025c47d1" style:font-style-asian="italic" style:font-style-complex="italic"/>
    </style:style>
    <style:style style:name="P134" style:family="paragraph" style:parent-style-name="Standard">
      <style:text-properties fo:font-style="italic" officeooo:paragraph-rsid="025ca15a" style:font-style-asian="italic" style:font-style-complex="italic"/>
    </style:style>
    <style:style style:name="P135" style:family="paragraph" style:parent-style-name="Standard">
      <style:text-properties fo:font-style="italic" officeooo:rsid="0264a88e" officeooo:paragraph-rsid="0264d8eb" style:font-style-asian="italic" style:font-style-complex="italic"/>
    </style:style>
    <style:style style:name="P136" style:family="paragraph" style:parent-style-name="Standard">
      <style:text-properties fo:font-style="italic" officeooo:paragraph-rsid="0264d8eb" style:font-style-asian="italic" style:font-style-complex="italic"/>
    </style:style>
    <style:style style:name="P137" style:family="paragraph" style:parent-style-name="Standard">
      <style:text-properties fo:font-style="italic" officeooo:rsid="026d9ead" officeooo:paragraph-rsid="0275e047" style:font-style-asian="italic" style:font-style-complex="italic"/>
    </style:style>
    <style:style style:name="P138" style:family="paragraph" style:parent-style-name="Standard">
      <style:text-properties fo:font-style="italic" officeooo:paragraph-rsid="0286868f" style:font-style-asian="italic" style:font-style-complex="italic"/>
    </style:style>
    <style:style style:name="P139" style:family="paragraph" style:parent-style-name="Standard">
      <style:text-properties fo:font-style="italic" officeooo:paragraph-rsid="02898692" style:font-style-asian="italic" style:font-style-complex="italic"/>
    </style:style>
    <style:style style:name="P140" style:family="paragraph" style:parent-style-name="Standard">
      <style:text-properties fo:font-style="italic" officeooo:paragraph-rsid="02dd7c11" style:font-style-asian="italic" style:font-style-complex="italic"/>
    </style:style>
    <style:style style:name="P141" style:family="paragraph" style:parent-style-name="Standard">
      <style:text-properties fo:font-style="italic" officeooo:rsid="02ddf73e" officeooo:paragraph-rsid="02ddf73e" style:font-style-asian="italic" style:font-style-complex="italic"/>
    </style:style>
    <style:style style:name="P142" style:family="paragraph" style:parent-style-name="Standard">
      <style:text-properties fo:font-style="italic" officeooo:rsid="02ddf73e" officeooo:paragraph-rsid="02eb712b" style:font-style-asian="italic" style:font-style-complex="italic"/>
    </style:style>
    <style:style style:name="P143" style:family="paragraph" style:parent-style-name="Standard">
      <style:text-properties fo:font-style="italic" officeooo:rsid="02ddf73e" officeooo:paragraph-rsid="02eef0b3" style:font-style-asian="italic" style:font-style-complex="italic"/>
    </style:style>
    <style:style style:name="P144" style:family="paragraph" style:parent-style-name="Standard">
      <style:text-properties fo:font-style="italic" officeooo:paragraph-rsid="02eb712b" style:font-style-asian="italic" style:font-style-complex="italic"/>
    </style:style>
    <style:style style:name="P145" style:family="paragraph" style:parent-style-name="Standard">
      <style:text-properties fo:font-style="italic" officeooo:rsid="02f11d8d" officeooo:paragraph-rsid="02f3ee77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paragraph-rsid="024980dc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25457b9" officeooo:paragraph-rsid="025457b9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25457b9" officeooo:paragraph-rsid="02578e84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255b347" officeooo:paragraph-rsid="025457b9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25b0090" officeooo:paragraph-rsid="025b0090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25c1edd" officeooo:paragraph-rsid="025c1edd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fo:font-weight="normal" officeooo:rsid="025c1edd" officeooo:paragraph-rsid="025c47d1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fo:font-weight="normal" officeooo:rsid="0264a88e" officeooo:paragraph-rsid="0264a88e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fo:font-weight="normal" officeooo:rsid="0264d8eb" officeooo:paragraph-rsid="0264d8eb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fo:font-weight="normal" officeooo:rsid="0269ddcc" officeooo:paragraph-rsid="0269ddcc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fo:font-weight="normal" officeooo:rsid="026d91be" officeooo:paragraph-rsid="026d91be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fo:font-weight="normal" officeooo:rsid="026d91be" officeooo:paragraph-rsid="026d9752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fo:font-weight="normal" officeooo:rsid="027124a9" officeooo:paragraph-rsid="026d9ead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fo:font-weight="normal" officeooo:rsid="02734a54" officeooo:paragraph-rsid="02734a54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fo:font-weight="normal" officeooo:rsid="02734a54" officeooo:paragraph-rsid="0276fe33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fo:font-weight="normal" officeooo:rsid="028463d8" officeooo:paragraph-rsid="028463d8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fo:font-weight="normal" officeooo:rsid="028513af" officeooo:paragraph-rsid="0286868f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fo:font-weight="normal" officeooo:rsid="026d9752" officeooo:paragraph-rsid="02ae076d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79" style:family="paragraph" style:parent-style-name="Standard">
      <style:text-properties fo:font-style="italic" style:text-underline-style="none" fo:font-weight="normal" officeooo:rsid="025457b9" officeooo:paragraph-rsid="025457b9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fo:font-weight="normal" officeooo:rsid="0255b347" officeooo:paragraph-rsid="025457b9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15%"/>
      <style:text-properties officeooo:paragraph-rsid="0018f3c7"/>
    </style:style>
    <style:style style:name="P182" style:family="paragraph" style:parent-style-name="Standard">
      <style:paragraph-properties fo:line-height="115%"/>
      <style:text-properties officeooo:paragraph-rsid="00495423"/>
    </style:style>
    <style:style style:name="P183" style:family="paragraph" style:parent-style-name="Standard">
      <style:paragraph-properties fo:line-height="115%"/>
      <style:text-properties officeooo:paragraph-rsid="004961a2"/>
    </style:style>
    <style:style style:name="P184" style:family="paragraph" style:parent-style-name="Standard">
      <style:paragraph-properties fo:line-height="115%"/>
      <style:text-properties officeooo:paragraph-rsid="0041ce35"/>
    </style:style>
    <style:style style:name="P185" style:family="paragraph" style:parent-style-name="Standard">
      <style:paragraph-properties fo:line-height="115%"/>
      <style:text-properties officeooo:paragraph-rsid="005fae66"/>
    </style:style>
    <style:style style:name="P186" style:family="paragraph" style:parent-style-name="Standard">
      <style:paragraph-properties fo:line-height="115%"/>
      <style:text-properties officeooo:paragraph-rsid="00a38197"/>
    </style:style>
    <style:style style:name="P187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text-properties fo:font-size="14pt" fo:font-style="normal" fo:font-weight="bold" officeooo:rsid="024ee7c9" officeooo:paragraph-rsid="024ee7c9" style:font-size-asian="14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>
      <style:text-properties fo:font-size="14pt" fo:font-style="normal" fo:font-weight="bold" officeooo:rsid="0239a029" officeooo:paragraph-rsid="0239a029" style:font-size-asian="14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text-properties fo:font-size="14pt" fo:font-style="normal" fo:font-weight="bold" officeooo:rsid="02f7e517" officeooo:paragraph-rsid="02f7e517" style:font-size-asian="14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94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95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96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97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98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99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200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201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202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203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204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205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206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207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208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209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210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211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212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213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214" style:family="paragraph" style:parent-style-name="Standard">
      <style:text-properties fo:font-weight="bold" officeooo:rsid="02c83fce" officeooo:paragraph-rsid="02c83fce" style:font-weight-asian="bold" style:font-weight-complex="bold"/>
    </style:style>
    <style:style style:name="P215" style:family="paragraph" style:parent-style-name="Standard">
      <style:text-properties officeooo:rsid="0028ac76" officeooo:paragraph-rsid="0028ac76"/>
    </style:style>
    <style:style style:name="P216" style:family="paragraph" style:parent-style-name="Standard">
      <style:text-properties officeooo:paragraph-rsid="0028ac76"/>
    </style:style>
    <style:style style:name="P217" style:family="paragraph" style:parent-style-name="Standard">
      <style:text-properties officeooo:paragraph-rsid="002e1600"/>
    </style:style>
    <style:style style:name="P218" style:family="paragraph" style:parent-style-name="Standard">
      <style:text-properties officeooo:rsid="0031063a" officeooo:paragraph-rsid="0031063a"/>
    </style:style>
    <style:style style:name="P219" style:family="paragraph" style:parent-style-name="Standard">
      <style:paragraph-properties fo:line-height="115%"/>
      <style:text-properties officeooo:rsid="0031063a" officeooo:paragraph-rsid="003cadc2"/>
    </style:style>
    <style:style style:name="P220" style:family="paragraph" style:parent-style-name="Standard">
      <style:text-properties officeooo:paragraph-rsid="0031063a"/>
    </style:style>
    <style:style style:name="P221" style:family="paragraph" style:parent-style-name="Standard">
      <style:text-properties officeooo:rsid="00327fc5" officeooo:paragraph-rsid="00327fc5"/>
    </style:style>
    <style:style style:name="P222" style:family="paragraph" style:parent-style-name="Standard">
      <style:text-properties officeooo:rsid="00327fc5" officeooo:paragraph-rsid="00365b6d"/>
    </style:style>
    <style:style style:name="P223" style:family="paragraph" style:parent-style-name="Standard">
      <style:text-properties officeooo:rsid="00327fc5" officeooo:paragraph-rsid="0184468d"/>
    </style:style>
    <style:style style:name="P224" style:family="paragraph" style:parent-style-name="Standard">
      <style:text-properties officeooo:rsid="003366c6" officeooo:paragraph-rsid="00348e9f"/>
    </style:style>
    <style:style style:name="P225" style:family="paragraph" style:parent-style-name="Standard">
      <style:text-properties officeooo:rsid="003952b0" officeooo:paragraph-rsid="003952b0"/>
    </style:style>
    <style:style style:name="P226" style:family="paragraph" style:parent-style-name="Standard">
      <style:paragraph-properties fo:line-height="115%"/>
      <style:text-properties officeooo:rsid="0040ace3" officeooo:paragraph-rsid="0040ace3"/>
    </style:style>
    <style:style style:name="P227" style:family="paragraph" style:parent-style-name="Standard">
      <style:paragraph-properties fo:line-height="115%"/>
      <style:text-properties officeooo:rsid="0042499f" officeooo:paragraph-rsid="0042499f"/>
    </style:style>
    <style:style style:name="P228" style:family="paragraph" style:parent-style-name="Standard">
      <style:paragraph-properties fo:line-height="115%"/>
      <style:text-properties officeooo:rsid="00432561" officeooo:paragraph-rsid="00432561"/>
    </style:style>
    <style:style style:name="P229" style:family="paragraph" style:parent-style-name="Standard">
      <style:paragraph-properties fo:line-height="115%"/>
      <style:text-properties officeooo:rsid="00432561" officeooo:paragraph-rsid="0287d99f"/>
    </style:style>
    <style:style style:name="P230" style:family="paragraph" style:parent-style-name="Standard">
      <style:paragraph-properties fo:line-height="115%"/>
      <style:text-properties officeooo:rsid="0044f955" officeooo:paragraph-rsid="0044f955"/>
    </style:style>
    <style:style style:name="P231" style:family="paragraph" style:parent-style-name="Standard">
      <style:paragraph-properties fo:line-height="115%"/>
      <style:text-properties officeooo:rsid="0044f955" officeooo:paragraph-rsid="00abdb64"/>
    </style:style>
    <style:style style:name="P232" style:family="paragraph" style:parent-style-name="Standard">
      <style:paragraph-properties fo:line-height="115%"/>
      <style:text-properties officeooo:rsid="00467a6f" officeooo:paragraph-rsid="00467a6f"/>
    </style:style>
    <style:style style:name="P233" style:family="paragraph" style:parent-style-name="Standard">
      <style:paragraph-properties fo:line-height="115%"/>
      <style:text-properties officeooo:rsid="004876da" officeooo:paragraph-rsid="004876da"/>
    </style:style>
    <style:style style:name="P234" style:family="paragraph" style:parent-style-name="Standard">
      <style:paragraph-properties fo:line-height="115%"/>
      <style:text-properties officeooo:rsid="00495423" officeooo:paragraph-rsid="004961a2"/>
    </style:style>
    <style:style style:name="P235" style:family="paragraph" style:parent-style-name="Standard">
      <style:paragraph-properties fo:line-height="115%"/>
      <style:text-properties officeooo:rsid="00495423" officeooo:paragraph-rsid="00495423"/>
    </style:style>
    <style:style style:name="P236" style:family="paragraph" style:parent-style-name="Standard">
      <style:text-properties officeooo:rsid="004a998d" officeooo:paragraph-rsid="004a998d"/>
    </style:style>
    <style:style style:name="P237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238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239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240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241" style:family="paragraph" style:parent-style-name="Standard">
      <style:text-properties fo:font-style="normal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257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258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291" style:family="paragraph" style:parent-style-name="Standard">
      <style:text-properties fo:font-style="normal" officeooo:rsid="023b505d" officeooo:paragraph-rsid="023b505d" style:font-style-asian="normal" style:font-style-complex="normal"/>
    </style:style>
    <style:style style:name="P292" style:family="paragraph" style:parent-style-name="Standard">
      <style:text-properties fo:font-style="normal" officeooo:rsid="023b505d" officeooo:paragraph-rsid="023cf6c9" style:font-style-asian="normal" style:font-style-complex="normal"/>
    </style:style>
    <style:style style:name="P293" style:family="paragraph" style:parent-style-name="Standard">
      <style:text-properties fo:font-style="normal" officeooo:rsid="023cf6c9" officeooo:paragraph-rsid="023cf6c9" style:font-style-asian="normal" style:font-style-complex="normal"/>
    </style:style>
    <style:style style:name="P294" style:family="paragraph" style:parent-style-name="Standard">
      <style:text-properties fo:font-style="normal" officeooo:rsid="023cfeda" officeooo:paragraph-rsid="023cfeda" style:font-style-asian="normal" style:font-style-complex="normal"/>
    </style:style>
    <style:style style:name="P295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296" style:family="paragraph" style:parent-style-name="Standard">
      <style:text-properties fo:font-style="normal" officeooo:rsid="0239a029" officeooo:paragraph-rsid="0239a029" style:font-style-asian="normal" style:font-style-complex="normal"/>
    </style:style>
    <style:style style:name="P297" style:family="paragraph" style:parent-style-name="Standard">
      <style:text-properties fo:font-style="normal" officeooo:paragraph-rsid="0239a029" style:font-style-asian="normal" style:font-style-complex="normal"/>
    </style:style>
    <style:style style:name="P298" style:family="paragraph" style:parent-style-name="Standard">
      <style:text-properties fo:font-style="normal" officeooo:rsid="0239fde1" officeooo:paragraph-rsid="0239fde1" style:font-style-asian="normal" style:font-style-complex="normal"/>
    </style:style>
    <style:style style:name="P299" style:family="paragraph" style:parent-style-name="Standard">
      <style:text-properties fo:font-style="normal" officeooo:rsid="0240dcec" officeooo:paragraph-rsid="0240dcec" style:font-style-asian="normal" style:font-style-complex="normal"/>
    </style:style>
    <style:style style:name="P300" style:family="paragraph" style:parent-style-name="Standard">
      <style:text-properties fo:font-style="normal" officeooo:rsid="0242d14c" officeooo:paragraph-rsid="0242d14c" style:font-style-asian="normal" style:font-style-complex="normal"/>
    </style:style>
    <style:style style:name="P301" style:family="paragraph" style:parent-style-name="Standard">
      <style:text-properties fo:font-style="normal" officeooo:rsid="0244b51e" officeooo:paragraph-rsid="0244b51e" style:font-style-asian="normal" style:font-style-complex="normal"/>
    </style:style>
    <style:style style:name="P302" style:family="paragraph" style:parent-style-name="Standard">
      <style:text-properties fo:font-style="normal" officeooo:rsid="025b0090" officeooo:paragraph-rsid="025b0090" style:font-style-asian="normal" style:font-style-complex="normal"/>
    </style:style>
    <style:style style:name="P303" style:family="paragraph" style:parent-style-name="Standard">
      <style:text-properties fo:font-style="normal" officeooo:rsid="0264a88e" officeooo:paragraph-rsid="0264a88e" style:font-style-asian="normal" style:font-style-complex="normal"/>
    </style:style>
    <style:style style:name="P304" style:family="paragraph" style:parent-style-name="Standard">
      <style:text-properties fo:font-style="normal" officeooo:rsid="026bf1d0" officeooo:paragraph-rsid="026bf1d0" style:font-style-asian="normal" style:font-style-complex="normal"/>
    </style:style>
    <style:style style:name="P305" style:family="paragraph" style:parent-style-name="Standard">
      <style:text-properties fo:font-style="normal" officeooo:paragraph-rsid="02734a54" style:font-style-asian="normal" style:font-style-complex="normal"/>
    </style:style>
    <style:style style:name="P306" style:family="paragraph" style:parent-style-name="Standard">
      <style:text-properties fo:font-style="normal" officeooo:rsid="027903cb" officeooo:paragraph-rsid="027903cb" style:font-style-asian="normal" style:font-style-complex="normal"/>
    </style:style>
    <style:style style:name="P307" style:family="paragraph" style:parent-style-name="Standard">
      <style:text-properties fo:font-style="normal" officeooo:rsid="02403027" officeooo:paragraph-rsid="02403027" style:font-style-asian="normal" style:font-style-complex="normal"/>
    </style:style>
    <style:style style:name="P308" style:family="paragraph" style:parent-style-name="Standard">
      <style:text-properties fo:font-style="normal" officeooo:rsid="02428434" officeooo:paragraph-rsid="023f2d17" style:font-style-asian="normal" style:font-style-complex="normal"/>
    </style:style>
    <style:style style:name="P309" style:family="paragraph" style:parent-style-name="Standard">
      <style:text-properties fo:font-style="normal" officeooo:rsid="024888ae" officeooo:paragraph-rsid="024980dc" style:font-style-asian="normal" style:font-style-complex="normal"/>
    </style:style>
    <style:style style:name="P310" style:family="paragraph" style:parent-style-name="Standard">
      <style:text-properties fo:font-style="normal" officeooo:rsid="02ad45f8" officeooo:paragraph-rsid="02ad45f8" style:font-style-asian="normal" style:font-style-complex="normal"/>
    </style:style>
    <style:style style:name="P311" style:family="paragraph" style:parent-style-name="Standard">
      <style:text-properties fo:font-style="normal" officeooo:rsid="02e1b98d" officeooo:paragraph-rsid="02e1e017" style:font-style-asian="normal" style:font-style-complex="normal"/>
    </style:style>
    <style:style style:name="P312" style:family="paragraph" style:parent-style-name="Standard">
      <style:text-properties fo:font-style="normal" officeooo:rsid="02e1b98d" officeooo:paragraph-rsid="02e21d3f" style:font-style-asian="normal" style:font-style-complex="normal"/>
    </style:style>
    <style:style style:name="P313" style:family="paragraph" style:parent-style-name="Standard">
      <style:text-properties fo:font-style="normal" officeooo:rsid="02e9b78c" officeooo:paragraph-rsid="02e9b78c" style:font-style-asian="normal" style:font-style-complex="normal"/>
    </style:style>
    <style:style style:name="P314" style:family="paragraph" style:parent-style-name="Standard">
      <style:text-properties fo:font-style="normal" officeooo:rsid="02eb712b" officeooo:paragraph-rsid="02eb712b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paragraph-rsid="024980dc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25457b9" officeooo:paragraph-rsid="02637c56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fo:font-weight="normal" officeooo:rsid="025457b9" officeooo:paragraph-rsid="025f521f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fo:font-weight="normal" officeooo:rsid="02637c56" officeooo:paragraph-rsid="0264d8eb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fo:font-weight="normal" officeooo:rsid="0258b111" officeooo:paragraph-rsid="025ca15a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fo:font-weight="normal" officeooo:rsid="025b0090" officeooo:paragraph-rsid="025b0090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fo:font-weight="normal" officeooo:rsid="025c47d1" officeooo:paragraph-rsid="025c47d1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fo:font-weight="normal" officeooo:rsid="025c47d1" officeooo:paragraph-rsid="025ca15a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fo:font-weight="normal" officeooo:rsid="025ca15a" officeooo:paragraph-rsid="025ca15a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fo:font-weight="normal" officeooo:rsid="0264d8eb" officeooo:paragraph-rsid="0264d8eb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fo:font-weight="normal" officeooo:rsid="026d91be" officeooo:paragraph-rsid="026d91be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fo:font-weight="normal" officeooo:rsid="027124a9" officeooo:paragraph-rsid="026d9ead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fo:font-weight="normal" officeooo:rsid="027124a9" officeooo:paragraph-rsid="0275e047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fo:font-weight="normal" officeooo:rsid="02734a54" officeooo:paragraph-rsid="0275e047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fo:font-weight="normal" officeooo:rsid="02734a54" officeooo:paragraph-rsid="02734a54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fo:font-weight="normal" officeooo:rsid="0282a5b6" officeooo:paragraph-rsid="0282a5b6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fo:font-weight="normal" officeooo:rsid="02871e5d" officeooo:paragraph-rsid="0287d99f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fo:font-weight="normal" officeooo:rsid="02871e5d" officeooo:paragraph-rsid="0290eea4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287d99f" officeooo:paragraph-rsid="0287d99f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2dbac17" officeooo:paragraph-rsid="02dbac17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officeooo:paragraph-rsid="00495423"/>
    </style:style>
    <style:style style:name="P348" style:family="paragraph" style:parent-style-name="Standard">
      <style:paragraph-properties fo:line-height="100%"/>
      <style:text-properties officeooo:paragraph-rsid="0050643a"/>
    </style:style>
    <style:style style:name="P349" style:family="paragraph" style:parent-style-name="Standard">
      <style:paragraph-properties fo:line-height="100%"/>
      <style:text-properties officeooo:paragraph-rsid="005d102b"/>
    </style:style>
    <style:style style:name="P350" style:family="paragraph" style:parent-style-name="Standard">
      <style:paragraph-properties fo:line-height="100%"/>
      <style:text-properties officeooo:paragraph-rsid="00632e51"/>
    </style:style>
    <style:style style:name="P351" style:family="paragraph" style:parent-style-name="Standard">
      <style:paragraph-properties fo:line-height="100%"/>
      <style:text-properties officeooo:paragraph-rsid="006b15e0"/>
    </style:style>
    <style:style style:name="P352" style:family="paragraph" style:parent-style-name="Standard">
      <style:paragraph-properties fo:line-height="100%"/>
      <style:text-properties officeooo:paragraph-rsid="006b5675"/>
    </style:style>
    <style:style style:name="P353" style:family="paragraph" style:parent-style-name="Standard">
      <style:paragraph-properties fo:line-height="100%"/>
      <style:text-properties officeooo:paragraph-rsid="006e3a09"/>
    </style:style>
    <style:style style:name="P354" style:family="paragraph" style:parent-style-name="Standard">
      <style:paragraph-properties fo:line-height="100%"/>
      <style:text-properties officeooo:paragraph-rsid="00738320"/>
    </style:style>
    <style:style style:name="P355" style:family="paragraph" style:parent-style-name="Standard">
      <style:paragraph-properties fo:line-height="100%"/>
      <style:text-properties officeooo:paragraph-rsid="0079265a"/>
    </style:style>
    <style:style style:name="P356" style:family="paragraph" style:parent-style-name="Standard">
      <style:paragraph-properties fo:line-height="100%"/>
      <style:text-properties officeooo:paragraph-rsid="007fa5ba"/>
    </style:style>
    <style:style style:name="P357" style:family="paragraph" style:parent-style-name="Standard">
      <style:paragraph-properties fo:line-height="100%"/>
      <style:text-properties officeooo:paragraph-rsid="00863738"/>
    </style:style>
    <style:style style:name="P358" style:family="paragraph" style:parent-style-name="Standard">
      <style:paragraph-properties fo:line-height="100%"/>
      <style:text-properties officeooo:paragraph-rsid="0091b213"/>
    </style:style>
    <style:style style:name="P359" style:family="paragraph" style:parent-style-name="Standard">
      <style:paragraph-properties fo:line-height="100%"/>
      <style:text-properties officeooo:paragraph-rsid="0097a1b6"/>
    </style:style>
    <style:style style:name="P360" style:family="paragraph" style:parent-style-name="Standard">
      <style:paragraph-properties fo:line-height="100%"/>
      <style:text-properties officeooo:paragraph-rsid="007dc5bf"/>
    </style:style>
    <style:style style:name="P361" style:family="paragraph" style:parent-style-name="Standard">
      <style:paragraph-properties fo:line-height="100%"/>
      <style:text-properties officeooo:paragraph-rsid="0098f07e"/>
    </style:style>
    <style:style style:name="P362" style:family="paragraph" style:parent-style-name="Standard">
      <style:paragraph-properties fo:line-height="100%"/>
      <style:text-properties officeooo:paragraph-rsid="00a1b2bb"/>
    </style:style>
    <style:style style:name="P363" style:family="paragraph" style:parent-style-name="Standard">
      <style:paragraph-properties fo:line-height="100%"/>
      <style:text-properties officeooo:paragraph-rsid="00a38197"/>
    </style:style>
    <style:style style:name="P364" style:family="paragraph" style:parent-style-name="Standard">
      <style:paragraph-properties fo:line-height="100%"/>
      <style:text-properties officeooo:paragraph-rsid="00a9ceec"/>
    </style:style>
    <style:style style:name="P365" style:family="paragraph" style:parent-style-name="Standard">
      <style:paragraph-properties fo:line-height="100%"/>
      <style:text-properties officeooo:paragraph-rsid="00aea48b"/>
    </style:style>
    <style:style style:name="P366" style:family="paragraph" style:parent-style-name="Standard">
      <style:paragraph-properties fo:line-height="100%"/>
      <style:text-properties officeooo:paragraph-rsid="00b112c4"/>
    </style:style>
    <style:style style:name="P367" style:family="paragraph" style:parent-style-name="Standard">
      <style:paragraph-properties fo:line-height="100%"/>
      <style:text-properties officeooo:paragraph-rsid="00b56a82"/>
    </style:style>
    <style:style style:name="P368" style:family="paragraph" style:parent-style-name="Standard">
      <style:paragraph-properties fo:line-height="100%"/>
      <style:text-properties officeooo:paragraph-rsid="00b38348"/>
    </style:style>
    <style:style style:name="P369" style:family="paragraph" style:parent-style-name="Standard">
      <style:paragraph-properties fo:line-height="100%"/>
      <style:text-properties officeooo:paragraph-rsid="00a9eb52"/>
    </style:style>
    <style:style style:name="P370" style:family="paragraph" style:parent-style-name="Standard">
      <style:paragraph-properties fo:line-height="100%"/>
      <style:text-properties officeooo:paragraph-rsid="00b87274"/>
    </style:style>
    <style:style style:name="P371" style:family="paragraph" style:parent-style-name="Standard">
      <style:paragraph-properties fo:line-height="100%"/>
      <style:text-properties officeooo:paragraph-rsid="00940908"/>
    </style:style>
    <style:style style:name="P372" style:family="paragraph" style:parent-style-name="Standard">
      <style:paragraph-properties fo:line-height="100%"/>
      <style:text-properties officeooo:paragraph-rsid="00c752f4"/>
    </style:style>
    <style:style style:name="P373" style:family="paragraph" style:parent-style-name="Standard">
      <style:paragraph-properties fo:line-height="100%"/>
      <style:text-properties officeooo:paragraph-rsid="00da4493"/>
    </style:style>
    <style:style style:name="P374" style:family="paragraph" style:parent-style-name="Standard">
      <style:paragraph-properties fo:line-height="100%"/>
      <style:text-properties officeooo:paragraph-rsid="00df0165"/>
    </style:style>
    <style:style style:name="P375" style:family="paragraph" style:parent-style-name="Standard">
      <style:paragraph-properties fo:line-height="100%"/>
      <style:text-properties officeooo:paragraph-rsid="00ebd6e4"/>
    </style:style>
    <style:style style:name="P376" style:family="paragraph" style:parent-style-name="Standard">
      <style:paragraph-properties fo:line-height="100%"/>
      <style:text-properties officeooo:paragraph-rsid="00f3e97e"/>
    </style:style>
    <style:style style:name="P377" style:family="paragraph" style:parent-style-name="Standard">
      <style:paragraph-properties fo:line-height="100%"/>
      <style:text-properties officeooo:paragraph-rsid="0104ff89"/>
    </style:style>
    <style:style style:name="P378" style:family="paragraph" style:parent-style-name="Standard">
      <style:paragraph-properties fo:line-height="100%"/>
      <style:text-properties officeooo:paragraph-rsid="010f38a8"/>
    </style:style>
    <style:style style:name="P379" style:family="paragraph" style:parent-style-name="Standard">
      <style:paragraph-properties fo:line-height="100%"/>
      <style:text-properties officeooo:paragraph-rsid="01115e60"/>
    </style:style>
    <style:style style:name="P380" style:family="paragraph" style:parent-style-name="Standard">
      <style:paragraph-properties fo:line-height="100%"/>
      <style:text-properties officeooo:paragraph-rsid="0116ddb3"/>
    </style:style>
    <style:style style:name="P381" style:family="paragraph" style:parent-style-name="Standard">
      <style:paragraph-properties fo:line-height="100%"/>
      <style:text-properties officeooo:paragraph-rsid="01220b82"/>
    </style:style>
    <style:style style:name="P382" style:family="paragraph" style:parent-style-name="Standard">
      <style:paragraph-properties fo:line-height="100%"/>
      <style:text-properties officeooo:paragraph-rsid="0125223e"/>
    </style:style>
    <style:style style:name="P383" style:family="paragraph" style:parent-style-name="Standard">
      <style:paragraph-properties fo:line-height="100%"/>
      <style:text-properties officeooo:paragraph-rsid="01309713"/>
    </style:style>
    <style:style style:name="P384" style:family="paragraph" style:parent-style-name="Standard">
      <style:paragraph-properties fo:line-height="100%"/>
      <style:text-properties officeooo:paragraph-rsid="01326b81"/>
    </style:style>
    <style:style style:name="P385" style:family="paragraph" style:parent-style-name="Standard">
      <style:paragraph-properties fo:line-height="100%"/>
      <style:text-properties officeooo:paragraph-rsid="00f58c93"/>
    </style:style>
    <style:style style:name="P386" style:family="paragraph" style:parent-style-name="Standard">
      <style:paragraph-properties fo:line-height="100%"/>
      <style:text-properties officeooo:paragraph-rsid="013c52d4"/>
    </style:style>
    <style:style style:name="P387" style:family="paragraph" style:parent-style-name="Standard">
      <style:paragraph-properties fo:line-height="100%"/>
      <style:text-properties officeooo:paragraph-rsid="013d6fbb"/>
    </style:style>
    <style:style style:name="P388" style:family="paragraph" style:parent-style-name="Standard">
      <style:paragraph-properties fo:line-height="100%"/>
      <style:text-properties officeooo:paragraph-rsid="013ddfc0"/>
    </style:style>
    <style:style style:name="P389" style:family="paragraph" style:parent-style-name="Standard">
      <style:paragraph-properties fo:line-height="100%"/>
      <style:text-properties officeooo:paragraph-rsid="013f1034"/>
    </style:style>
    <style:style style:name="P390" style:family="paragraph" style:parent-style-name="Standard">
      <style:paragraph-properties fo:line-height="100%"/>
      <style:text-properties officeooo:paragraph-rsid="0143c3ef"/>
    </style:style>
    <style:style style:name="P391" style:family="paragraph" style:parent-style-name="Standard">
      <style:paragraph-properties fo:line-height="100%"/>
      <style:text-properties officeooo:paragraph-rsid="0152a0f8"/>
    </style:style>
    <style:style style:name="P392" style:family="paragraph" style:parent-style-name="Standard">
      <style:paragraph-properties fo:line-height="100%"/>
      <style:text-properties officeooo:paragraph-rsid="0162a1a6"/>
    </style:style>
    <style:style style:name="P393" style:family="paragraph" style:parent-style-name="Standard">
      <style:paragraph-properties fo:line-height="100%"/>
      <style:text-properties officeooo:paragraph-rsid="016f6694"/>
    </style:style>
    <style:style style:name="P394" style:family="paragraph" style:parent-style-name="Standard">
      <style:paragraph-properties fo:line-height="100%"/>
      <style:text-properties officeooo:paragraph-rsid="017440d5"/>
    </style:style>
    <style:style style:name="P395" style:family="paragraph" style:parent-style-name="Standard">
      <style:paragraph-properties fo:line-height="100%"/>
      <style:text-properties officeooo:paragraph-rsid="017485c8"/>
    </style:style>
    <style:style style:name="P396" style:family="paragraph" style:parent-style-name="Standard">
      <style:paragraph-properties fo:line-height="100%"/>
      <style:text-properties officeooo:paragraph-rsid="0189b6bf"/>
    </style:style>
    <style:style style:name="P397" style:family="paragraph" style:parent-style-name="Standard">
      <style:paragraph-properties fo:line-height="100%"/>
      <style:text-properties officeooo:paragraph-rsid="01a0f13a"/>
    </style:style>
    <style:style style:name="P398" style:family="paragraph" style:parent-style-name="Standard">
      <style:paragraph-properties fo:line-height="100%"/>
      <style:text-properties officeooo:paragraph-rsid="01a43926"/>
    </style:style>
    <style:style style:name="P399" style:family="paragraph" style:parent-style-name="Standard">
      <style:paragraph-properties fo:line-height="100%"/>
      <style:text-properties officeooo:paragraph-rsid="01a8c651"/>
    </style:style>
    <style:style style:name="P400" style:family="paragraph" style:parent-style-name="Standard">
      <style:paragraph-properties fo:line-height="100%"/>
      <style:text-properties officeooo:paragraph-rsid="01bc7f93"/>
    </style:style>
    <style:style style:name="P401" style:family="paragraph" style:parent-style-name="Standard">
      <style:paragraph-properties fo:line-height="100%"/>
      <style:text-properties officeooo:paragraph-rsid="01bef01a"/>
    </style:style>
    <style:style style:name="P402" style:family="paragraph" style:parent-style-name="Standard">
      <style:paragraph-properties fo:line-height="100%"/>
      <style:text-properties officeooo:paragraph-rsid="01c0a50b"/>
    </style:style>
    <style:style style:name="P403" style:family="paragraph" style:parent-style-name="Standard">
      <style:paragraph-properties fo:line-height="100%"/>
      <style:text-properties officeooo:paragraph-rsid="01dcb337"/>
    </style:style>
    <style:style style:name="P404" style:family="paragraph" style:parent-style-name="Standard">
      <style:paragraph-properties fo:line-height="100%"/>
      <style:text-properties officeooo:paragraph-rsid="01e956af"/>
    </style:style>
    <style:style style:name="P405" style:family="paragraph" style:parent-style-name="Standard">
      <style:paragraph-properties fo:line-height="100%"/>
      <style:text-properties officeooo:paragraph-rsid="01eebdc2"/>
    </style:style>
    <style:style style:name="P406" style:family="paragraph" style:parent-style-name="Standard">
      <style:paragraph-properties fo:line-height="100%"/>
      <style:text-properties officeooo:paragraph-rsid="01f1f76c"/>
    </style:style>
    <style:style style:name="P407" style:family="paragraph" style:parent-style-name="Standard">
      <style:paragraph-properties fo:line-height="100%"/>
      <style:text-properties officeooo:paragraph-rsid="01fac782"/>
    </style:style>
    <style:style style:name="P408" style:family="paragraph" style:parent-style-name="Standard">
      <style:paragraph-properties fo:line-height="100%"/>
      <style:text-properties officeooo:paragraph-rsid="0208988e"/>
    </style:style>
    <style:style style:name="P409" style:family="paragraph" style:parent-style-name="Standard">
      <style:paragraph-properties fo:line-height="100%"/>
      <style:text-properties officeooo:paragraph-rsid="020f6fa6"/>
    </style:style>
    <style:style style:name="P410" style:family="paragraph" style:parent-style-name="Standard">
      <style:paragraph-properties fo:line-height="100%"/>
      <style:text-properties officeooo:paragraph-rsid="02168352"/>
    </style:style>
    <style:style style:name="P411" style:family="paragraph" style:parent-style-name="Standard">
      <style:paragraph-properties fo:line-height="100%"/>
      <style:text-properties officeooo:paragraph-rsid="021a325c"/>
    </style:style>
    <style:style style:name="P412" style:family="paragraph" style:parent-style-name="Standard">
      <style:paragraph-properties fo:line-height="100%"/>
      <style:text-properties officeooo:paragraph-rsid="0219e33a"/>
    </style:style>
    <style:style style:name="P413" style:family="paragraph" style:parent-style-name="Standard">
      <style:paragraph-properties fo:line-height="100%"/>
      <style:text-properties officeooo:paragraph-rsid="0226309a"/>
    </style:style>
    <style:style style:name="P414" style:family="paragraph" style:parent-style-name="Standard">
      <style:paragraph-properties fo:line-height="100%"/>
      <style:text-properties officeooo:paragraph-rsid="022e2006"/>
    </style:style>
    <style:style style:name="P415" style:family="paragraph" style:parent-style-name="Standard">
      <style:paragraph-properties fo:line-height="100%"/>
      <style:text-properties officeooo:rsid="00579098" officeooo:paragraph-rsid="00579098"/>
    </style:style>
    <style:style style:name="P416" style:family="paragraph" style:parent-style-name="Standard">
      <style:paragraph-properties fo:line-height="100%"/>
      <style:text-properties officeooo:rsid="005e617e" officeooo:paragraph-rsid="005e617e"/>
    </style:style>
    <style:style style:name="P417" style:family="paragraph" style:parent-style-name="Standard">
      <style:paragraph-properties fo:line-height="100%"/>
      <style:text-properties officeooo:rsid="005e617e" officeooo:paragraph-rsid="00a9eb52"/>
    </style:style>
    <style:style style:name="P418" style:family="paragraph" style:parent-style-name="Standard">
      <style:paragraph-properties fo:line-height="100%"/>
      <style:text-properties officeooo:rsid="0069c514" officeooo:paragraph-rsid="0069c514"/>
    </style:style>
    <style:style style:name="P419" style:family="paragraph" style:parent-style-name="Standard">
      <style:paragraph-properties fo:line-height="100%"/>
      <style:text-properties officeooo:rsid="006b15e0" officeooo:paragraph-rsid="006b15e0"/>
    </style:style>
    <style:style style:name="P420" style:family="paragraph" style:parent-style-name="Standard">
      <style:paragraph-properties fo:line-height="100%"/>
      <style:text-properties officeooo:rsid="00745134" officeooo:paragraph-rsid="00745134"/>
    </style:style>
    <style:style style:name="P421" style:family="paragraph" style:parent-style-name="Standard">
      <style:paragraph-properties fo:line-height="100%"/>
      <style:text-properties officeooo:rsid="00745134" officeooo:paragraph-rsid="00756d32"/>
    </style:style>
    <style:style style:name="P422" style:family="paragraph" style:parent-style-name="Standard">
      <style:paragraph-properties fo:line-height="100%"/>
      <style:text-properties officeooo:rsid="00745134" officeooo:paragraph-rsid="00936952"/>
    </style:style>
    <style:style style:name="P423" style:family="paragraph" style:parent-style-name="Standard">
      <style:paragraph-properties fo:line-height="100%"/>
      <style:text-properties officeooo:rsid="007739a0" officeooo:paragraph-rsid="007739a0"/>
    </style:style>
    <style:style style:name="P424" style:family="paragraph" style:parent-style-name="Standard">
      <style:paragraph-properties fo:line-height="100%"/>
      <style:text-properties officeooo:rsid="007aa141" officeooo:paragraph-rsid="007aa141"/>
    </style:style>
    <style:style style:name="P425" style:family="paragraph" style:parent-style-name="Standard">
      <style:paragraph-properties fo:line-height="100%"/>
      <style:text-properties style:use-window-font-color="true" officeooo:paragraph-rsid="007aa141"/>
    </style:style>
    <style:style style:name="P426" style:family="paragraph" style:parent-style-name="Standard">
      <style:paragraph-properties fo:line-height="100%"/>
      <style:text-properties style:use-window-font-color="true" officeooo:paragraph-rsid="0138616c"/>
    </style:style>
    <style:style style:name="P427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428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430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431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436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437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438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439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440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441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442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443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444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445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446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447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448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449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450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451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452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453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454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455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456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457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458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459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460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461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494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495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496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497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b9f16" style:font-style-asian="normal" style:font-style-complex="normal"/>
    </style:style>
    <style:style style:name="P49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f40a0" style:font-style-asian="normal" style:font-style-complex="normal"/>
    </style:style>
    <style:style style:name="P499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officeooo:rsid="018f40a0" officeooo:paragraph-rsid="018f40a0" style:font-style-asian="italic" style:font-style-complex="italic"/>
    </style:style>
    <style:style style:name="P500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501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502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503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504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505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506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507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508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509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510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511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512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513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514" style:family="paragraph" style:parent-style-name="Standard">
      <style:text-properties fo:font-weight="normal" officeooo:rsid="024a3f35" officeooo:paragraph-rsid="024a3f35" style:font-weight-asian="normal" style:font-weight-complex="normal"/>
    </style:style>
    <style:style style:name="P515" style:family="paragraph" style:parent-style-name="Standard">
      <style:text-properties fo:font-weight="normal" officeooo:paragraph-rsid="0276fe33" style:font-weight-asian="normal" style:font-weight-complex="normal"/>
    </style:style>
    <style:style style:name="P516" style:family="paragraph" style:parent-style-name="Standard">
      <style:paragraph-properties fo:line-height="100%"/>
      <style:text-properties officeooo:rsid="0091b213" officeooo:paragraph-rsid="0091b213"/>
    </style:style>
    <style:style style:name="P517" style:family="paragraph" style:parent-style-name="Standard">
      <style:paragraph-properties fo:line-height="100%"/>
      <style:text-properties officeooo:rsid="009600b6" officeooo:paragraph-rsid="009600b6"/>
    </style:style>
    <style:style style:name="P518" style:family="paragraph" style:parent-style-name="Standard">
      <style:paragraph-properties fo:line-height="100%"/>
      <style:text-properties officeooo:rsid="00a1b2bb" officeooo:paragraph-rsid="00a1b2bb"/>
    </style:style>
    <style:style style:name="P519" style:family="paragraph" style:parent-style-name="Standard">
      <style:paragraph-properties fo:line-height="115%"/>
      <style:text-properties officeooo:rsid="00a73331" officeooo:paragraph-rsid="00a73331"/>
    </style:style>
    <style:style style:name="P520" style:family="paragraph" style:parent-style-name="Standard">
      <style:paragraph-properties fo:line-height="100%"/>
      <style:text-properties officeooo:rsid="00602e5b" officeooo:paragraph-rsid="00a9eb52"/>
    </style:style>
    <style:style style:name="P521" style:family="paragraph" style:parent-style-name="Standard">
      <style:paragraph-properties fo:line-height="100%"/>
      <style:text-properties officeooo:rsid="00a9ceec" officeooo:paragraph-rsid="00a9ceec"/>
    </style:style>
    <style:style style:name="P522" style:family="paragraph" style:parent-style-name="Standard">
      <style:paragraph-properties fo:line-height="100%"/>
      <style:text-properties officeooo:rsid="00b5bbf4" officeooo:paragraph-rsid="00b5bbf4"/>
    </style:style>
    <style:style style:name="P523" style:family="paragraph" style:parent-style-name="Standard">
      <style:paragraph-properties fo:line-height="100%"/>
      <style:text-properties officeooo:rsid="00baaa8f" officeooo:paragraph-rsid="00baaa8f"/>
    </style:style>
    <style:style style:name="P524" style:family="paragraph" style:parent-style-name="Standard">
      <style:text-properties officeooo:paragraph-rsid="004a998d"/>
    </style:style>
    <style:style style:name="P525" style:family="paragraph" style:parent-style-name="Standard">
      <style:text-properties officeooo:paragraph-rsid="0018f3c7"/>
    </style:style>
    <style:style style:name="P526" style:family="paragraph" style:parent-style-name="Standard">
      <style:paragraph-properties fo:line-height="100%"/>
      <style:text-properties officeooo:rsid="00c3966f" officeooo:paragraph-rsid="00c09908"/>
    </style:style>
    <style:style style:name="P527" style:family="paragraph" style:parent-style-name="Standard">
      <style:paragraph-properties fo:line-height="100%"/>
      <style:text-properties officeooo:rsid="00d0573d" officeooo:paragraph-rsid="00d58808"/>
    </style:style>
    <style:style style:name="P528" style:family="paragraph" style:parent-style-name="Standard">
      <style:paragraph-properties fo:line-height="100%"/>
      <style:text-properties officeooo:rsid="00d58808" officeooo:paragraph-rsid="00d58808"/>
    </style:style>
    <style:style style:name="P529" style:family="paragraph" style:parent-style-name="Standard">
      <style:text-properties officeooo:paragraph-rsid="00ec7646"/>
    </style:style>
    <style:style style:name="P530" style:family="paragraph" style:parent-style-name="Standard">
      <style:text-properties officeooo:paragraph-rsid="00f1c02d"/>
    </style:style>
    <style:style style:name="P531" style:family="paragraph" style:parent-style-name="Standard">
      <style:paragraph-properties fo:line-height="100%"/>
      <style:text-properties officeooo:rsid="013ddfc0" officeooo:paragraph-rsid="013ddfc0"/>
    </style:style>
    <style:style style:name="P532" style:family="paragraph" style:parent-style-name="Standard">
      <style:text-properties fo:color="#c9211e" officeooo:paragraph-rsid="00073bb5"/>
    </style:style>
    <style:style style:name="P533" style:family="paragraph" style:parent-style-name="Standard">
      <style:text-properties fo:color="#c9211e" officeooo:rsid="00073bb5" officeooo:paragraph-rsid="00073bb5"/>
    </style:style>
    <style:style style:name="P534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535" style:family="paragraph" style:parent-style-name="Standard">
      <style:paragraph-properties fo:line-height="115%"/>
      <style:text-properties fo:color="#c9211e" officeooo:paragraph-rsid="003a01ce"/>
    </style:style>
    <style:style style:name="P536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537" style:family="paragraph" style:parent-style-name="Standard">
      <style:text-properties fo:color="#c9211e" officeooo:paragraph-rsid="001b7ac1"/>
    </style:style>
    <style:style style:name="P538" style:family="paragraph" style:parent-style-name="Standard">
      <style:text-properties fo:color="#c9211e" officeooo:paragraph-rsid="0026d40f"/>
    </style:style>
    <style:style style:name="P539" style:family="paragraph" style:parent-style-name="Standard">
      <style:text-properties fo:color="#c9211e" officeooo:rsid="0026d40f" officeooo:paragraph-rsid="0026d40f"/>
    </style:style>
    <style:style style:name="P540" style:family="paragraph" style:parent-style-name="Standard">
      <style:text-properties fo:color="#c9211e" officeooo:rsid="0012269b" officeooo:paragraph-rsid="0012269b"/>
    </style:style>
    <style:style style:name="P541" style:family="paragraph" style:parent-style-name="Standard">
      <style:text-properties fo:color="#c9211e" fo:font-style="normal" fo:font-weight="normal" officeooo:rsid="028b3dfe" officeooo:paragraph-rsid="029037af" style:font-style-asian="normal" style:font-weight-asian="normal" style:font-style-complex="normal" style:font-weight-complex="normal"/>
    </style:style>
    <style:style style:name="P542" style:family="paragraph" style:parent-style-name="Standard">
      <style:text-properties fo:color="#c9211e" style:text-line-through-style="none" style:text-line-through-type="none" fo:font-style="normal" fo:font-weight="normal" officeooo:rsid="032105f1" officeooo:paragraph-rsid="032105f1" style:font-style-asian="normal" style:font-weight-asian="normal" style:font-style-complex="normal" style:font-weight-complex="normal"/>
    </style:style>
    <style:style style:name="P543" style:family="paragraph" style:parent-style-name="Standard">
      <style:text-properties officeooo:paragraph-rsid="0162a1a6"/>
    </style:style>
    <style:style style:name="P544" style:family="paragraph" style:parent-style-name="Standard">
      <style:text-properties officeooo:paragraph-rsid="01648ccb"/>
    </style:style>
    <style:style style:name="P545" style:family="paragraph" style:parent-style-name="Standard">
      <style:paragraph-properties fo:line-height="100%"/>
      <style:text-properties officeooo:rsid="0195759d" officeooo:paragraph-rsid="0192a2f5"/>
    </style:style>
    <style:style style:name="P546" style:family="paragraph" style:parent-style-name="Standard">
      <style:paragraph-properties fo:line-height="100%"/>
      <style:text-properties officeooo:rsid="019715a7" officeooo:paragraph-rsid="019715a7"/>
    </style:style>
    <style:style style:name="P547" style:family="paragraph" style:parent-style-name="Standard">
      <style:paragraph-properties fo:line-height="100%"/>
      <style:text-properties officeooo:rsid="019e8d3a" officeooo:paragraph-rsid="019e8d3a"/>
    </style:style>
    <style:style style:name="P548" style:family="paragraph" style:parent-style-name="Standard">
      <style:paragraph-properties fo:line-height="100%"/>
      <style:text-properties officeooo:rsid="01a00fa0" officeooo:paragraph-rsid="01a00fa0"/>
    </style:style>
    <style:style style:name="P549" style:family="paragraph" style:parent-style-name="Standard">
      <style:paragraph-properties fo:line-height="100%"/>
      <style:text-properties officeooo:rsid="01b46c19" officeooo:paragraph-rsid="01b46c19"/>
    </style:style>
    <style:style style:name="P550" style:family="paragraph" style:parent-style-name="Standard">
      <style:paragraph-properties fo:line-height="100%"/>
      <style:text-properties officeooo:rsid="01bef01a" officeooo:paragraph-rsid="01bef01a"/>
    </style:style>
    <style:style style:name="P551" style:family="paragraph" style:parent-style-name="Standard">
      <style:text-properties officeooo:paragraph-rsid="01bef01a"/>
    </style:style>
    <style:style style:name="P552" style:family="paragraph" style:parent-style-name="Standard">
      <style:text-properties officeooo:rsid="01c3f677" officeooo:paragraph-rsid="01c3f677"/>
    </style:style>
    <style:style style:name="P553" style:family="paragraph" style:parent-style-name="Standard">
      <style:paragraph-properties fo:line-height="100%"/>
      <style:text-properties officeooo:rsid="01e49296" officeooo:paragraph-rsid="01e49296"/>
    </style:style>
    <style:style style:name="P554" style:family="paragraph" style:parent-style-name="Standard">
      <style:text-properties officeooo:rsid="0239a029" officeooo:paragraph-rsid="0239a029"/>
    </style:style>
    <style:style style:name="P555" style:family="paragraph" style:parent-style-name="Standard">
      <style:text-properties officeooo:paragraph-rsid="0239fde1"/>
    </style:style>
    <style:style style:name="P556" style:family="paragraph" style:parent-style-name="Standard">
      <style:text-properties officeooo:paragraph-rsid="023b505d"/>
    </style:style>
    <style:style style:name="P557" style:family="paragraph" style:parent-style-name="Standard">
      <style:text-properties officeooo:paragraph-rsid="023cf6c9"/>
    </style:style>
    <style:style style:name="P558" style:family="paragraph" style:parent-style-name="Standard">
      <style:text-properties officeooo:paragraph-rsid="023f2d17"/>
    </style:style>
    <style:style style:name="P559" style:family="paragraph" style:parent-style-name="Standard">
      <style:text-properties officeooo:paragraph-rsid="0242d14c"/>
    </style:style>
    <style:style style:name="P560" style:family="paragraph" style:parent-style-name="Standard">
      <style:text-properties officeooo:paragraph-rsid="0244b51e"/>
    </style:style>
    <style:style style:name="P561" style:family="paragraph" style:parent-style-name="Standard">
      <style:text-properties officeooo:rsid="0248313e" officeooo:paragraph-rsid="0248313e"/>
    </style:style>
    <style:style style:name="P562" style:family="paragraph" style:parent-style-name="Standard">
      <style:text-properties officeooo:paragraph-rsid="024980dc"/>
    </style:style>
    <style:style style:name="P563" style:family="paragraph" style:parent-style-name="Standard">
      <style:text-properties officeooo:paragraph-rsid="025457b9"/>
    </style:style>
    <style:style style:name="P564" style:family="paragraph" style:parent-style-name="Standard">
      <style:text-properties officeooo:paragraph-rsid="02578e84"/>
    </style:style>
    <style:style style:name="P565" style:family="paragraph" style:parent-style-name="Standard">
      <style:text-properties officeooo:paragraph-rsid="025b0090"/>
    </style:style>
    <style:style style:name="P566" style:family="paragraph" style:parent-style-name="Standard">
      <style:text-properties officeooo:paragraph-rsid="025c47d1"/>
    </style:style>
    <style:style style:name="P567" style:family="paragraph" style:parent-style-name="Standard">
      <style:text-properties officeooo:paragraph-rsid="025ca15a"/>
    </style:style>
    <style:style style:name="P568" style:family="paragraph" style:parent-style-name="Standard">
      <style:text-properties officeooo:paragraph-rsid="025f521f"/>
    </style:style>
    <style:style style:name="P569" style:family="paragraph" style:parent-style-name="Standard">
      <style:text-properties officeooo:rsid="0264a88e" officeooo:paragraph-rsid="0264a88e"/>
    </style:style>
    <style:style style:name="P570" style:family="paragraph" style:parent-style-name="Standard">
      <style:text-properties officeooo:rsid="0264a88e" officeooo:paragraph-rsid="0264d8eb"/>
    </style:style>
    <style:style style:name="P571" style:family="paragraph" style:parent-style-name="Standard">
      <style:text-properties officeooo:paragraph-rsid="0264a88e"/>
    </style:style>
    <style:style style:name="P572" style:family="paragraph" style:parent-style-name="Standard">
      <style:text-properties officeooo:paragraph-rsid="0264d8eb"/>
    </style:style>
    <style:style style:name="P573" style:family="paragraph" style:parent-style-name="Standard">
      <style:text-properties officeooo:paragraph-rsid="026d9ead"/>
    </style:style>
    <style:style style:name="P574" style:family="paragraph" style:parent-style-name="Standard">
      <style:text-properties officeooo:paragraph-rsid="02734a54"/>
    </style:style>
    <style:style style:name="P575" style:family="paragraph" style:parent-style-name="Standard">
      <style:text-properties officeooo:paragraph-rsid="027423ff"/>
    </style:style>
    <style:style style:name="P576" style:family="paragraph" style:parent-style-name="Standard">
      <style:text-properties officeooo:paragraph-rsid="0276fe33"/>
    </style:style>
    <style:style style:name="P577" style:family="paragraph" style:parent-style-name="Standard">
      <style:text-properties officeooo:paragraph-rsid="027903cb"/>
    </style:style>
    <style:style style:name="P578" style:family="paragraph" style:parent-style-name="Standard">
      <style:text-properties officeooo:paragraph-rsid="027c2ca3"/>
    </style:style>
    <style:style style:name="P579" style:family="paragraph" style:parent-style-name="Standard">
      <style:text-properties officeooo:paragraph-rsid="0240dcec"/>
    </style:style>
    <style:style style:name="P580" style:family="paragraph" style:parent-style-name="Standard">
      <style:text-properties officeooo:paragraph-rsid="0282a5b6"/>
    </style:style>
    <style:style style:name="P581" style:family="paragraph" style:parent-style-name="Standard">
      <style:paragraph-properties fo:line-height="100%"/>
      <style:text-properties style:text-line-through-style="solid" style:text-line-through-type="single" officeooo:paragraph-rsid="018f47be"/>
    </style:style>
    <style:style style:name="P582" style:family="paragraph" style:parent-style-name="Standard">
      <style:paragraph-properties fo:line-height="100%"/>
      <style:text-properties style:text-line-through-style="solid" style:text-line-through-type="single" officeooo:paragraph-rsid="018f40a0"/>
    </style:style>
    <style:style style:name="P583" style:family="paragraph" style:parent-style-name="Standard">
      <style:text-properties style:text-line-through-style="solid" style:text-line-through-type="singl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584" style:family="paragraph" style:parent-style-name="Standard">
      <style:text-properties style:text-line-through-style="solid" style:text-line-through-type="single" fo:font-style="italic" fo:font-weight="normal" officeooo:rsid="02eb712b" officeooo:paragraph-rsid="02ff4001" style:font-style-asian="italic" style:font-weight-asian="normal" style:font-style-complex="italic" style:font-weight-complex="normal"/>
    </style:style>
    <style:style style:name="P585" style:family="paragraph" style:parent-style-name="Standard">
      <style:text-properties officeooo:paragraph-rsid="02898692"/>
    </style:style>
    <style:style style:name="P586" style:family="paragraph" style:parent-style-name="Standard">
      <style:text-properties officeooo:paragraph-rsid="028a40e0"/>
    </style:style>
    <style:style style:name="P587" style:family="paragraph" style:parent-style-name="Standard">
      <style:text-properties officeooo:paragraph-rsid="029037af"/>
    </style:style>
    <style:style style:name="P588" style:family="paragraph" style:parent-style-name="Standard">
      <style:text-properties officeooo:paragraph-rsid="0290eea4"/>
    </style:style>
    <style:style style:name="P589" style:family="paragraph" style:parent-style-name="Standard">
      <style:text-properties officeooo:paragraph-rsid="02928a29"/>
    </style:style>
    <style:style style:name="P590" style:family="paragraph" style:parent-style-name="Standard">
      <style:text-properties style:text-line-through-style="none" style:text-line-through-type="none" fo:font-style="italic" fo:font-weight="normal" officeooo:rsid="02898692" officeooo:paragraph-rsid="02898692" style:font-style-asian="italic" style:font-weight-asian="normal" style:font-style-complex="italic" style:font-weight-complex="normal"/>
    </style:style>
    <style:style style:name="P591" style:family="paragraph" style:parent-style-name="Standard">
      <style:text-properties style:text-line-through-style="none" style:text-line-through-type="none" fo:font-style="italic" fo:font-weight="normal" officeooo:rsid="02898692" officeooo:paragraph-rsid="02b6c92f" style:font-style-asian="italic" style:font-weight-asian="normal" style:font-style-complex="italic" style:font-weight-complex="normal"/>
    </style:style>
    <style:style style:name="P592" style:family="paragraph" style:parent-style-name="Standard">
      <style:text-properties style:text-line-through-style="none" style:text-line-through-type="none" fo:font-style="italic" fo:font-weight="normal" officeooo:rsid="02a2fd77" officeooo:paragraph-rsid="02a2fd77" style:font-style-asian="italic" style:font-weight-asian="normal" style:font-style-complex="italic" style:font-weight-complex="normal"/>
    </style:style>
    <style:style style:name="P593" style:family="paragraph" style:parent-style-name="Standard">
      <style:text-properties style:text-line-through-style="none" style:text-line-through-type="none" fo:font-style="italic" fo:font-weight="normal" officeooo:rsid="02b2ab93" officeooo:paragraph-rsid="02b2ab93" style:font-style-asian="italic" style:font-weight-asian="normal" style:font-style-complex="italic" style:font-weight-complex="normal"/>
    </style:style>
    <style:style style:name="P594" style:family="paragraph" style:parent-style-name="Standard">
      <style:text-properties style:text-line-through-style="none" style:text-line-through-type="none" fo:font-style="italic" fo:font-weight="normal" officeooo:rsid="02daa313" officeooo:paragraph-rsid="02d28670" style:font-style-asian="italic" style:font-weight-asian="normal" style:font-style-complex="italic" style:font-weight-complex="normal"/>
    </style:style>
    <style:style style:name="P595" style:family="paragraph" style:parent-style-name="Standard">
      <style:text-properties style:text-line-through-style="none" style:text-line-through-type="none" fo:font-style="italic" fo:font-weight="normal" officeooo:rsid="02e1b98d" officeooo:paragraph-rsid="02e1b98d" style:font-style-asian="italic" style:font-weight-asian="normal" style:font-style-complex="italic" style:font-weight-complex="normal"/>
    </style:style>
    <style:style style:name="P596" style:family="paragraph" style:parent-style-name="Standard">
      <style:text-properties style:text-line-through-style="none" style:text-line-through-type="none" fo:font-style="italic" fo:font-weight="normal" officeooo:rsid="02dd7c11" officeooo:paragraph-rsid="02dd7c11" style:font-style-asian="italic" style:font-weight-asian="normal" style:font-style-complex="italic" style:font-weight-complex="normal"/>
    </style:style>
    <style:style style:name="P597" style:family="paragraph" style:parent-style-name="Standard">
      <style:text-properties style:text-line-through-style="none" style:text-line-through-type="none" fo:font-style="italic" fo:font-weight="normal" officeooo:rsid="02ddf73e" officeooo:paragraph-rsid="02e1e017" style:font-style-asian="italic" style:font-weight-asian="normal" style:font-style-complex="italic" style:font-weight-complex="normal"/>
    </style:style>
    <style:style style:name="P598" style:family="paragraph" style:parent-style-name="Standard">
      <style:text-properties style:text-line-through-style="none" style:text-line-through-type="none" fo:font-style="italic" fo:font-weight="normal" officeooo:rsid="02ddf73e" officeooo:paragraph-rsid="02ddf73e" style:font-style-asian="italic" style:font-weight-asian="normal" style:font-style-complex="italic" style:font-weight-complex="normal"/>
    </style:style>
    <style:style style:name="P599" style:family="paragraph" style:parent-style-name="Standard">
      <style:text-properties style:text-line-through-style="none" style:text-line-through-type="none" fo:font-style="italic" fo:font-weight="normal" officeooo:rsid="02e9b78c" officeooo:paragraph-rsid="02e9b78c" style:font-style-asian="italic" style:font-weight-asian="normal" style:font-style-complex="italic" style:font-weight-complex="normal"/>
    </style:style>
    <style:style style:name="P600" style:family="paragraph" style:parent-style-name="Standard">
      <style:text-properties style:text-line-through-style="none" style:text-line-through-type="none" fo:font-style="italic" fo:font-weight="normal" officeooo:rsid="02eb712b" officeooo:paragraph-rsid="02eb712b" style:font-style-asian="italic" style:font-weight-asian="normal" style:font-style-complex="italic" style:font-weight-complex="normal"/>
    </style:style>
    <style:style style:name="P601" style:family="paragraph" style:parent-style-name="Standard">
      <style:text-properties style:text-line-through-style="none" style:text-line-through-type="none" fo:font-style="italic" fo:font-weight="normal" officeooo:rsid="02eb712b" officeooo:paragraph-rsid="03005c3e" style:font-style-asian="italic" style:font-weight-asian="normal" style:font-style-complex="italic" style:font-weight-complex="normal"/>
    </style:style>
    <style:style style:name="P602" style:family="paragraph" style:parent-style-name="Standard">
      <style:text-properties style:text-line-through-style="none" style:text-line-through-type="none" fo:font-style="italic" fo:font-weight="normal" officeooo:rsid="02eb7362" officeooo:paragraph-rsid="02eb7362" style:font-style-asian="italic" style:font-weight-asian="normal" style:font-style-complex="italic" style:font-weight-complex="normal"/>
    </style:style>
    <style:style style:name="P603" style:family="paragraph" style:parent-style-name="Standard">
      <style:text-properties style:text-line-through-style="none" style:text-line-through-type="none" fo:font-style="italic" fo:font-weight="normal" officeooo:rsid="02f11d8d" officeooo:paragraph-rsid="02f11d8d" style:font-style-asian="italic" style:font-weight-asian="normal" style:font-style-complex="italic" style:font-weight-complex="normal"/>
    </style:style>
    <style:style style:name="P604" style:family="paragraph" style:parent-style-name="Standard">
      <style:text-properties style:text-line-through-style="none" style:text-line-through-type="none" fo:font-style="italic" fo:font-weight="normal" officeooo:rsid="02f11d8d" officeooo:paragraph-rsid="02f5f516" style:font-style-asian="italic" style:font-weight-asian="normal" style:font-style-complex="italic" style:font-weight-complex="normal"/>
    </style:style>
    <style:style style:name="P605" style:family="paragraph" style:parent-style-name="Standard">
      <style:text-properties style:text-line-through-style="none" style:text-line-through-type="none" fo:font-style="italic" fo:font-weight="normal" officeooo:rsid="02f1be6e" officeooo:paragraph-rsid="02f3ee77" style:font-style-asian="italic" style:font-weight-asian="normal" style:font-style-complex="italic" style:font-weight-complex="normal"/>
    </style:style>
    <style:style style:name="P606" style:family="paragraph" style:parent-style-name="Standard">
      <style:text-properties style:text-line-through-style="none" style:text-line-through-type="none" fo:font-style="italic" fo:font-weight="normal" officeooo:rsid="02d4a01e" officeooo:paragraph-rsid="02d4a01e" style:font-style-asian="italic" style:font-weight-asian="normal" style:font-style-complex="italic" style:font-weight-complex="normal"/>
    </style:style>
    <style:style style:name="P607" style:family="paragraph" style:parent-style-name="Standard">
      <style:text-properties style:text-line-through-style="none" style:text-line-through-type="none" fo:font-style="italic" fo:font-weight="normal" officeooo:rsid="03005c3e" officeooo:paragraph-rsid="03018f94" style:font-style-asian="italic" style:font-weight-asian="normal" style:font-style-complex="italic" style:font-weight-complex="normal"/>
    </style:style>
    <style:style style:name="P608" style:family="paragraph" style:parent-style-name="Standard">
      <style:text-properties style:text-line-through-style="none" style:text-line-through-type="none" fo:font-style="italic" fo:font-weight="normal" officeooo:rsid="03005c3e" officeooo:paragraph-rsid="03005c3e" style:font-style-asian="italic" style:font-weight-asian="normal" style:font-style-complex="italic" style:font-weight-complex="normal"/>
    </style:style>
    <style:style style:name="P609" style:family="paragraph" style:parent-style-name="Standard">
      <style:text-properties style:text-line-through-style="none" style:text-line-through-type="none" fo:font-style="italic" fo:font-weight="normal" officeooo:rsid="03021007" officeooo:paragraph-rsid="03021007" style:font-style-asian="italic" style:font-weight-asian="normal" style:font-style-complex="italic" style:font-weight-complex="normal"/>
    </style:style>
    <style:style style:name="P610" style:family="paragraph" style:parent-style-name="Standard">
      <style:text-properties style:text-line-through-style="none" style:text-line-through-type="none" fo:font-style="italic" fo:font-weight="normal" officeooo:rsid="03036bd8" officeooo:paragraph-rsid="03036bd8" style:font-style-asian="italic" style:font-weight-asian="normal" style:font-style-complex="italic" style:font-weight-complex="normal"/>
    </style:style>
    <style:style style:name="P611" style:family="paragraph" style:parent-style-name="Standard">
      <style:text-properties style:text-line-through-style="none" style:text-line-through-type="none" fo:font-style="italic" fo:font-weight="normal" officeooo:rsid="03036bd8" officeooo:paragraph-rsid="0304fc5c" style:font-style-asian="italic" style:font-weight-asian="normal" style:font-style-complex="italic" style:font-weight-complex="normal"/>
    </style:style>
    <style:style style:name="P612" style:family="paragraph" style:parent-style-name="Standard">
      <style:text-properties style:text-line-through-style="none" style:text-line-through-type="none" fo:font-style="italic" fo:font-weight="normal" officeooo:rsid="03032b99" officeooo:paragraph-rsid="03032b99" style:font-style-asian="italic" style:font-weight-asian="normal" style:font-style-complex="italic" style:font-weight-complex="normal"/>
    </style:style>
    <style:style style:name="P613" style:family="paragraph" style:parent-style-name="Standard">
      <style:text-properties style:text-line-through-style="none" style:text-line-through-type="none" fo:font-style="italic" fo:font-weight="normal" officeooo:rsid="031538e3" officeooo:paragraph-rsid="03260df9" style:font-style-asian="italic" style:font-weight-asian="normal" style:font-style-complex="italic" style:font-weight-complex="normal"/>
    </style:style>
    <style:style style:name="P614" style:family="paragraph" style:parent-style-name="Standard">
      <style:text-properties style:text-line-through-style="none" style:text-line-through-type="none" fo:font-style="normal" fo:font-weight="normal" officeooo:rsid="02898692" officeooo:paragraph-rsid="02898692" style:font-style-asian="normal" style:font-weight-asian="normal" style:font-style-complex="normal" style:font-weight-complex="normal"/>
    </style:style>
    <style:style style:name="P615" style:family="paragraph" style:parent-style-name="Standard">
      <style:text-properties style:text-line-through-style="none" style:text-line-through-type="none" fo:font-style="normal" fo:font-weight="normal" officeooo:rsid="029fd737" officeooo:paragraph-rsid="029fd737" style:font-style-asian="normal" style:font-weight-asian="normal" style:font-style-complex="normal" style:font-weight-complex="normal"/>
    </style:style>
    <style:style style:name="P616" style:family="paragraph" style:parent-style-name="Standard">
      <style:text-properties style:text-line-through-style="none" style:text-line-through-type="none" fo:font-style="normal" fo:font-weight="normal" officeooo:rsid="029fd737" officeooo:paragraph-rsid="02b6c92f" style:font-style-asian="normal" style:font-weight-asian="normal" style:font-style-complex="normal" style:font-weight-complex="normal"/>
    </style:style>
    <style:style style:name="P617" style:family="paragraph" style:parent-style-name="Standard">
      <style:text-properties style:text-line-through-style="none" style:text-line-through-type="none" fo:font-style="normal" fo:font-weight="normal" officeooo:rsid="029fd737" officeooo:paragraph-rsid="02b72204" style:font-style-asian="normal" style:font-weight-asian="normal" style:font-style-complex="normal" style:font-weight-complex="normal"/>
    </style:style>
    <style:style style:name="P618" style:family="paragraph" style:parent-style-name="Standard">
      <style:text-properties style:text-line-through-style="none" style:text-line-through-type="none" fo:font-style="normal" fo:font-weight="normal" officeooo:rsid="02a2fd77" officeooo:paragraph-rsid="02a2fd77" style:font-style-asian="normal" style:font-weight-asian="normal" style:font-style-complex="normal" style:font-weight-complex="normal"/>
    </style:style>
    <style:style style:name="P619" style:family="paragraph" style:parent-style-name="Standard">
      <style:text-properties style:text-line-through-style="none" style:text-line-through-type="none" fo:font-style="normal" fo:font-weight="normal" officeooo:rsid="02ad45f8" officeooo:paragraph-rsid="02ad45f8" style:font-style-asian="normal" style:font-weight-asian="normal" style:font-style-complex="normal" style:font-weight-complex="normal"/>
    </style:style>
    <style:style style:name="P620" style:family="paragraph" style:parent-style-name="Standard">
      <style:text-properties style:text-line-through-style="none" style:text-line-through-type="none" fo:font-style="normal" fo:font-weight="normal" officeooo:rsid="02ad45f8" officeooo:paragraph-rsid="02b3508b" style:font-style-asian="normal" style:font-weight-asian="normal" style:font-style-complex="normal" style:font-weight-complex="normal"/>
    </style:style>
    <style:style style:name="P621" style:family="paragraph" style:parent-style-name="Standard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622" style:family="paragraph" style:parent-style-name="Standard">
      <style:text-properties style:text-line-through-style="none" style:text-line-through-type="none" fo:font-style="normal" fo:font-weight="normal" officeooo:rsid="02b3508b" officeooo:paragraph-rsid="02b3508b" style:font-style-asian="normal" style:font-weight-asian="normal" style:font-style-complex="normal" style:font-weight-complex="normal"/>
    </style:style>
    <style:style style:name="P623" style:family="paragraph" style:parent-style-name="Standard">
      <style:text-properties style:text-line-through-style="none" style:text-line-through-type="none" fo:font-style="normal" fo:font-weight="normal" officeooo:rsid="02b3508b" officeooo:paragraph-rsid="02c93e61" style:font-style-asian="normal" style:font-weight-asian="normal" style:font-style-complex="normal" style:font-weight-complex="normal"/>
    </style:style>
    <style:style style:name="P624" style:family="paragraph" style:parent-style-name="Standard">
      <style:text-properties style:text-line-through-style="none" style:text-line-through-type="none" fo:font-style="normal" fo:font-weight="normal" officeooo:rsid="02a134e7" officeooo:paragraph-rsid="02a134e7" style:font-style-asian="normal" style:font-weight-asian="normal" style:font-style-complex="normal" style:font-weight-complex="normal"/>
    </style:style>
    <style:style style:name="P625" style:family="paragraph" style:parent-style-name="Standard">
      <style:text-properties style:text-line-through-style="none" style:text-line-through-type="none" fo:font-style="normal" fo:font-weight="normal" officeooo:rsid="02c03544" officeooo:paragraph-rsid="02c03544" style:font-style-asian="normal" style:font-weight-asian="normal" style:font-style-complex="normal" style:font-weight-complex="normal"/>
    </style:style>
    <style:style style:name="P626" style:family="paragraph" style:parent-style-name="Standard">
      <style:text-properties style:text-line-through-style="none" style:text-line-through-type="none" fo:font-style="normal" fo:font-weight="normal" officeooo:rsid="02c0896a" officeooo:paragraph-rsid="02c03544" style:font-style-asian="normal" style:font-weight-asian="normal" style:font-style-complex="normal" style:font-weight-complex="normal"/>
    </style:style>
    <style:style style:name="P627" style:family="paragraph" style:parent-style-name="Standard">
      <style:text-properties style:text-line-through-style="none" style:text-line-through-type="none" fo:font-style="normal" fo:font-weight="normal" officeooo:rsid="02c0896a" officeooo:paragraph-rsid="02c83fce" style:font-style-asian="normal" style:font-weight-asian="normal" style:font-style-complex="normal" style:font-weight-complex="normal"/>
    </style:style>
    <style:style style:name="P628" style:family="paragraph" style:parent-style-name="Standard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629" style:family="paragraph" style:parent-style-name="Standard">
      <style:text-properties style:text-line-through-style="none" style:text-line-through-type="none" fo:font-style="normal" fo:font-weight="normal" officeooo:rsid="02c83fce" officeooo:paragraph-rsid="02c83fce" style:font-style-asian="normal" style:font-weight-asian="normal" style:font-style-complex="normal" style:font-weight-complex="normal"/>
    </style:style>
    <style:style style:name="P630" style:family="paragraph" style:parent-style-name="Standard">
      <style:text-properties style:text-line-through-style="none" style:text-line-through-type="none" fo:font-style="normal" fo:font-weight="normal" officeooo:rsid="02c93e61" officeooo:paragraph-rsid="02c93e61" style:font-style-asian="normal" style:font-weight-asian="normal" style:font-style-complex="normal" style:font-weight-complex="normal"/>
    </style:style>
    <style:style style:name="P631" style:family="paragraph" style:parent-style-name="Standard">
      <style:text-properties style:text-line-through-style="none" style:text-line-through-type="none" fo:font-style="normal" fo:font-weight="normal" officeooo:rsid="02c93e61" officeooo:paragraph-rsid="02e043fa" style:font-style-asian="normal" style:font-weight-asian="normal" style:font-style-complex="normal" style:font-weight-complex="normal"/>
    </style:style>
    <style:style style:name="P632" style:family="paragraph" style:parent-style-name="Standard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633" style:family="paragraph" style:parent-style-name="Standard">
      <style:text-properties style:text-line-through-style="none" style:text-line-through-type="none" fo:font-style="normal" fo:font-weight="normal" officeooo:rsid="02caa66e" officeooo:paragraph-rsid="02cae088" style:font-style-asian="normal" style:font-weight-asian="normal" style:font-style-complex="normal" style:font-weight-complex="normal"/>
    </style:style>
    <style:style style:name="P634" style:family="paragraph" style:parent-style-name="Standard">
      <style:text-properties style:text-line-through-style="none" style:text-line-through-type="none" fo:font-style="normal" fo:font-weight="normal" officeooo:rsid="02caa66e" officeooo:paragraph-rsid="02caa66e" style:font-style-asian="normal" style:font-weight-asian="normal" style:font-style-complex="normal" style:font-weight-complex="normal"/>
    </style:style>
    <style:style style:name="P635" style:family="paragraph" style:parent-style-name="Standard">
      <style:text-properties style:text-line-through-style="none" style:text-line-through-type="none" fo:font-style="normal" fo:font-weight="normal" officeooo:rsid="02cae088" officeooo:paragraph-rsid="02cae088" style:font-style-asian="normal" style:font-weight-asian="normal" style:font-style-complex="normal" style:font-weight-complex="normal"/>
    </style:style>
    <style:style style:name="P636" style:family="paragraph" style:parent-style-name="Standard">
      <style:text-properties style:text-line-through-style="none" style:text-line-through-type="none" fo:font-style="normal" fo:font-weight="normal" officeooo:rsid="02d22809" officeooo:paragraph-rsid="02caa66e" style:font-style-asian="normal" style:font-weight-asian="normal" style:font-style-complex="normal" style:font-weight-complex="normal"/>
    </style:style>
    <style:style style:name="P637" style:family="paragraph" style:parent-style-name="Standard">
      <style:text-properties style:text-line-through-style="none" style:text-line-through-type="none" fo:font-style="normal" fo:font-weight="normal" officeooo:rsid="02dbac17" officeooo:paragraph-rsid="02dbac17" style:font-style-asian="normal" style:font-weight-asian="normal" style:font-style-complex="normal" style:font-weight-complex="normal"/>
    </style:style>
    <style:style style:name="P638" style:family="paragraph" style:parent-style-name="Standard"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639" style:family="paragraph" style:parent-style-name="Standard">
      <style:text-properties style:text-line-through-style="none" style:text-line-through-type="non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640" style:family="paragraph" style:parent-style-name="Standard">
      <style:text-properties style:text-line-through-style="none" style:text-line-through-type="none" fo:font-style="normal" fo:font-weight="normal" officeooo:rsid="02d8206d" officeooo:paragraph-rsid="02d8206d" style:font-style-asian="normal" style:font-weight-asian="normal" style:font-style-complex="normal" style:font-weight-complex="normal"/>
    </style:style>
    <style:style style:name="P641" style:family="paragraph" style:parent-style-name="Standard">
      <style:text-properties style:text-line-through-style="none" style:text-line-through-type="none" fo:font-style="normal" fo:font-weight="normal" officeooo:rsid="02d8206d" officeooo:paragraph-rsid="02dbac17" style:font-style-asian="normal" style:font-weight-asian="normal" style:font-style-complex="normal" style:font-weight-complex="normal"/>
    </style:style>
    <style:style style:name="P642" style:family="paragraph" style:parent-style-name="Standard">
      <style:text-properties style:text-line-through-style="none" style:text-line-through-type="none" fo:font-style="normal" fo:font-weight="normal" officeooo:rsid="02d9abdd" officeooo:paragraph-rsid="02d9abdd" style:font-style-asian="normal" style:font-weight-asian="normal" style:font-style-complex="normal" style:font-weight-complex="normal"/>
    </style:style>
    <style:style style:name="P643" style:family="paragraph" style:parent-style-name="Standard"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644" style:family="paragraph" style:parent-style-name="Standard">
      <style:text-properties style:text-line-through-style="none" style:text-line-through-type="none" fo:font-style="normal" fo:font-weight="normal" officeooo:rsid="02dd7c11" officeooo:paragraph-rsid="02dd7c11" style:font-style-asian="normal" style:font-weight-asian="normal" style:font-style-complex="normal" style:font-weight-complex="normal"/>
    </style:style>
    <style:style style:name="P645" style:family="paragraph" style:parent-style-name="Standard">
      <style:text-properties style:text-line-through-style="none" style:text-line-through-type="none" fo:font-style="normal" fo:font-weight="normal" officeooo:rsid="02dd7c11" officeooo:paragraph-rsid="02ddf73e" style:font-style-asian="normal" style:font-weight-asian="normal" style:font-style-complex="normal" style:font-weight-complex="normal"/>
    </style:style>
    <style:style style:name="P646" style:family="paragraph" style:parent-style-name="Standard">
      <style:text-properties style:text-line-through-style="none" style:text-line-through-type="none" fo:font-style="normal" fo:font-weight="normal" officeooo:rsid="02ddf73e" officeooo:paragraph-rsid="02ddf73e" style:font-style-asian="normal" style:font-weight-asian="normal" style:font-style-complex="normal" style:font-weight-complex="normal"/>
    </style:style>
    <style:style style:name="P647" style:family="paragraph" style:parent-style-name="Standard">
      <style:text-properties style:text-line-through-style="none" style:text-line-through-type="none" fo:font-style="normal" fo:font-weight="normal" officeooo:rsid="02e1b98d" officeooo:paragraph-rsid="02e1b98d" style:font-style-asian="normal" style:font-weight-asian="normal" style:font-style-complex="normal" style:font-weight-complex="normal"/>
    </style:style>
    <style:style style:name="P648" style:family="paragraph" style:parent-style-name="Standard">
      <style:text-properties style:text-line-through-style="none" style:text-line-through-type="none" fo:font-style="normal" fo:font-weight="normal" officeooo:rsid="02e1e017" officeooo:paragraph-rsid="02e1e017" style:font-style-asian="normal" style:font-weight-asian="normal" style:font-style-complex="normal" style:font-weight-complex="normal"/>
    </style:style>
    <style:style style:name="P649" style:family="paragraph" style:parent-style-name="Standard">
      <style:text-properties style:text-line-through-style="none" style:text-line-through-type="none" fo:font-style="normal" fo:font-weight="normal" officeooo:rsid="02e21d3f" officeooo:paragraph-rsid="02e21d3f" style:font-style-asian="normal" style:font-weight-asian="normal" style:font-style-complex="normal" style:font-weight-complex="normal"/>
    </style:style>
    <style:style style:name="P650" style:family="paragraph" style:parent-style-name="Standard">
      <style:text-properties style:text-line-through-style="none" style:text-line-through-type="none" fo:font-style="normal" fo:font-weight="normal" officeooo:rsid="02e9b78c" officeooo:paragraph-rsid="02e9b78c" style:font-style-asian="normal" style:font-weight-asian="normal" style:font-style-complex="normal" style:font-weight-complex="normal"/>
    </style:style>
    <style:style style:name="P651" style:family="paragraph" style:parent-style-name="Standard">
      <style:text-properties style:text-line-through-style="none" style:text-line-through-type="none" fo:font-style="normal" fo:font-weight="normal" officeooo:rsid="02eb712b" officeooo:paragraph-rsid="02eb712b" style:font-style-asian="normal" style:font-weight-asian="normal" style:font-style-complex="normal" style:font-weight-complex="normal"/>
    </style:style>
    <style:style style:name="P652" style:family="paragraph" style:parent-style-name="Standard">
      <style:text-properties style:text-line-through-style="none" style:text-line-through-type="none" fo:font-style="normal" fo:font-weight="normal" officeooo:rsid="02f11d8d" officeooo:paragraph-rsid="02f11d8d" style:font-style-asian="normal" style:font-weight-asian="normal" style:font-style-complex="normal" style:font-weight-complex="normal"/>
    </style:style>
    <style:style style:name="P653" style:family="paragraph" style:parent-style-name="Standard">
      <style:text-properties style:text-line-through-style="none" style:text-line-through-type="none" fo:font-style="normal" fo:font-weight="normal" officeooo:rsid="02f11d8d" officeooo:paragraph-rsid="02f5f516" style:font-style-asian="normal" style:font-weight-asian="normal" style:font-style-complex="normal" style:font-weight-complex="normal"/>
    </style:style>
    <style:style style:name="P654" style:family="paragraph" style:parent-style-name="Standard">
      <style:text-properties style:text-line-through-style="none" style:text-line-through-type="none" fo:font-style="normal" fo:font-weight="normal" officeooo:rsid="02f11d8d" officeooo:paragraph-rsid="02ff4001" style:font-style-asian="normal" style:font-weight-asian="normal" style:font-style-complex="normal" style:font-weight-complex="normal"/>
    </style:style>
    <style:style style:name="P655" style:family="paragraph" style:parent-style-name="Standard">
      <style:text-properties style:text-line-through-style="none" style:text-line-through-type="none" fo:font-style="normal" fo:font-weight="normal" officeooo:rsid="03021007" officeooo:paragraph-rsid="03021007" style:font-style-asian="normal" style:font-weight-asian="normal" style:font-style-complex="normal" style:font-weight-complex="normal"/>
    </style:style>
    <style:style style:name="P656" style:family="paragraph" style:parent-style-name="Standard">
      <style:text-properties style:text-line-through-style="none" style:text-line-through-type="none" fo:font-style="normal" fo:font-weight="normal" officeooo:rsid="03032b99" officeooo:paragraph-rsid="03032b99" style:font-style-asian="normal" style:font-weight-asian="normal" style:font-style-complex="normal" style:font-weight-complex="normal"/>
    </style:style>
    <style:style style:name="P657" style:family="paragraph" style:parent-style-name="Standard">
      <style:text-properties style:text-line-through-style="none" style:text-line-through-type="none" fo:font-style="normal" fo:font-weight="normal" officeooo:rsid="03036bd8" officeooo:paragraph-rsid="03036bd8" style:font-style-asian="normal" style:font-weight-asian="normal" style:font-style-complex="normal" style:font-weight-complex="normal"/>
    </style:style>
    <style:style style:name="P658" style:family="paragraph" style:parent-style-name="Standard">
      <style:text-properties style:text-line-through-style="none" style:text-line-through-type="none" fo:font-style="normal" fo:font-weight="normal" officeooo:rsid="03036bd8" officeooo:paragraph-rsid="0304fc5c" style:font-style-asian="normal" style:font-weight-asian="normal" style:font-style-complex="normal" style:font-weight-complex="normal"/>
    </style:style>
    <style:style style:name="P659" style:family="paragraph" style:parent-style-name="Standard">
      <style:text-properties style:text-line-through-style="none" style:text-line-through-type="none" fo:font-style="normal" fo:font-weight="normal" officeooo:rsid="03062398" officeooo:paragraph-rsid="03062398" style:font-style-asian="normal" style:font-weight-asian="normal" style:font-style-complex="normal" style:font-weight-complex="normal"/>
    </style:style>
    <style:style style:name="P660" style:family="paragraph" style:parent-style-name="Standard">
      <style:text-properties style:text-line-through-style="none" style:text-line-through-type="none" fo:font-style="normal" fo:font-weight="normal" officeooo:rsid="03099afa" officeooo:paragraph-rsid="03099afa" style:font-style-asian="normal" style:font-weight-asian="normal" style:font-style-complex="normal" style:font-weight-complex="normal"/>
    </style:style>
    <style:style style:name="P661" style:family="paragraph" style:parent-style-name="Standard">
      <style:text-properties style:text-line-through-style="none" style:text-line-through-type="none" fo:font-style="normal" fo:font-weight="normal" officeooo:rsid="030e2d7f" officeooo:paragraph-rsid="030e2d7f" style:font-style-asian="normal" style:font-weight-asian="normal" style:font-style-complex="normal" style:font-weight-complex="normal"/>
    </style:style>
    <style:style style:name="P662" style:family="paragraph" style:parent-style-name="Standard">
      <style:text-properties style:text-line-through-style="none" style:text-line-through-type="none" fo:font-style="normal" fo:font-weight="normal" officeooo:rsid="0312845a" officeooo:paragraph-rsid="0312845a" style:font-style-asian="normal" style:font-weight-asian="normal" style:font-style-complex="normal" style:font-weight-complex="normal"/>
    </style:style>
    <style:style style:name="P663" style:family="paragraph" style:parent-style-name="Standard">
      <style:text-properties style:text-line-through-style="none" style:text-line-through-type="none" fo:font-style="normal" fo:font-weight="normal" officeooo:rsid="0312845a" officeooo:paragraph-rsid="0323e54a" style:font-style-asian="normal" style:font-weight-asian="normal" style:font-style-complex="normal" style:font-weight-complex="normal"/>
    </style:style>
    <style:style style:name="P664" style:family="paragraph" style:parent-style-name="Standard">
      <style:text-properties style:text-line-through-style="none" style:text-line-through-type="none" fo:font-style="normal" fo:font-weight="normal" officeooo:rsid="031538e3" officeooo:paragraph-rsid="031538e3" style:font-style-asian="normal" style:font-weight-asian="normal" style:font-style-complex="normal" style:font-weight-complex="normal"/>
    </style:style>
    <style:style style:name="P665" style:family="paragraph" style:parent-style-name="Standard">
      <style:text-properties style:text-line-through-style="none" style:text-line-through-type="none" fo:font-style="normal" fo:font-weight="normal" officeooo:rsid="031538e3" officeooo:paragraph-rsid="03242226" style:font-style-asian="normal" style:font-weight-asian="normal" style:font-style-complex="normal" style:font-weight-complex="normal"/>
    </style:style>
    <style:style style:name="P666" style:family="paragraph" style:parent-style-name="Standard">
      <style:text-properties style:text-line-through-style="none" style:text-line-through-type="none" fo:font-style="normal" fo:font-weight="normal" officeooo:rsid="031a317c" officeooo:paragraph-rsid="031a317c" style:font-style-asian="normal" style:font-weight-asian="normal" style:font-style-complex="normal" style:font-weight-complex="normal"/>
    </style:style>
    <style:style style:name="P667" style:family="paragraph" style:parent-style-name="Standard">
      <style:text-properties style:text-line-through-style="none" style:text-line-through-type="none" fo:font-style="normal" fo:font-weight="normal" officeooo:rsid="031c018a" officeooo:paragraph-rsid="031c018a" style:font-style-asian="normal" style:font-weight-asian="normal" style:font-style-complex="normal" style:font-weight-complex="normal"/>
    </style:style>
    <style:style style:name="P668" style:family="paragraph" style:parent-style-name="Standard">
      <style:text-properties style:text-line-through-style="none" style:text-line-through-type="none" fo:font-style="normal" officeooo:rsid="02daa313" officeooo:paragraph-rsid="02dd74c8" style:font-style-asian="normal" style:font-style-complex="normal"/>
    </style:style>
    <style:style style:name="P669" style:family="paragraph" style:parent-style-name="Standard">
      <style:text-properties style:text-line-through-style="none" style:text-line-through-type="none" fo:font-style="normal" fo:font-weight="bold" officeooo:rsid="02dbac17" officeooo:paragraph-rsid="02dbac17" style:font-style-asian="normal" style:font-weight-asian="bold" style:font-style-complex="normal" style:font-weight-complex="bold"/>
    </style:style>
    <style:style style:name="P670" style:family="paragraph" style:parent-style-name="Standard">
      <style:text-properties style:text-line-through-style="none" style:text-line-through-type="none" fo:font-style="normal" style:text-underline-style="none" fo:font-weight="normal" officeooo:rsid="03062398" officeooo:paragraph-rsid="03062398" style:font-style-asian="normal" style:font-weight-asian="normal" style:font-style-complex="normal" style:font-weight-complex="normal"/>
    </style:style>
    <style:style style:name="P671" style:family="paragraph" style:parent-style-name="Standard">
      <style:text-properties style:text-line-through-style="none" style:text-line-through-type="none" officeooo:paragraph-rsid="02d9abdd"/>
    </style:style>
    <style:style style:name="P672" style:family="paragraph" style:parent-style-name="Standard">
      <style:text-properties style:text-line-through-style="none" style:text-line-through-type="none" fo:font-size="14pt" fo:font-style="normal" fo:font-weight="bold" officeooo:rsid="030e2d7f" officeooo:paragraph-rsid="030e2d7f" style:font-size-asian="14pt" style:font-style-asian="normal" style:font-weight-asian="bold" style:font-size-complex="14pt" style:font-style-complex="normal" style:font-weight-complex="bold"/>
    </style:style>
    <style:style style:name="P673" style:family="paragraph" style:parent-style-name="Standard">
      <style:text-properties officeooo:paragraph-rsid="028e4eee"/>
    </style:style>
    <style:style style:name="P674" style:family="paragraph" style:parent-style-name="Standard">
      <style:text-properties officeooo:paragraph-rsid="02a134e7"/>
    </style:style>
    <style:style style:name="P675" style:family="paragraph" style:parent-style-name="Standard">
      <style:text-properties officeooo:paragraph-rsid="02ad45f8"/>
    </style:style>
    <style:style style:name="P676" style:family="paragraph" style:parent-style-name="Standard">
      <style:text-properties officeooo:paragraph-rsid="02ae076d"/>
    </style:style>
    <style:style style:name="P677" style:family="paragraph" style:parent-style-name="Standard">
      <style:text-properties officeooo:paragraph-rsid="02b72204"/>
    </style:style>
    <style:style style:name="P678" style:family="paragraph" style:parent-style-name="Standard">
      <style:text-properties officeooo:paragraph-rsid="02c93e61"/>
    </style:style>
    <style:style style:name="P679" style:family="paragraph" style:parent-style-name="Standard">
      <style:text-properties officeooo:paragraph-rsid="02caa66e"/>
    </style:style>
    <style:style style:name="P680" style:family="paragraph" style:parent-style-name="Standard">
      <style:text-properties officeooo:rsid="02d28670" officeooo:paragraph-rsid="02e043fa"/>
    </style:style>
    <style:style style:name="P681" style:family="paragraph" style:parent-style-name="Standard">
      <style:text-properties officeooo:paragraph-rsid="02d28670"/>
    </style:style>
    <style:style style:name="P682" style:family="paragraph" style:parent-style-name="Standard">
      <style:text-properties officeooo:paragraph-rsid="02d9abdd"/>
    </style:style>
    <style:style style:name="P683" style:family="paragraph" style:parent-style-name="Standard">
      <style:text-properties officeooo:rsid="02dbac17" officeooo:paragraph-rsid="02dbac17"/>
    </style:style>
    <style:style style:name="P684" style:family="paragraph" style:parent-style-name="Standard">
      <style:text-properties officeooo:paragraph-rsid="02dbac17"/>
    </style:style>
    <style:style style:name="P685" style:family="paragraph" style:parent-style-name="Standard">
      <style:text-properties officeooo:paragraph-rsid="02dd7c11"/>
    </style:style>
    <style:style style:name="P686" style:family="paragraph" style:parent-style-name="Standard">
      <style:text-properties officeooo:paragraph-rsid="02cd661f"/>
    </style:style>
    <style:style style:name="P687" style:family="paragraph" style:parent-style-name="Standard">
      <style:text-properties officeooo:rsid="02e1b98d" officeooo:paragraph-rsid="02e1b98d"/>
    </style:style>
    <style:style style:name="P688" style:family="paragraph" style:parent-style-name="Standard">
      <style:text-properties officeooo:paragraph-rsid="02eb7362"/>
    </style:style>
    <style:style style:name="P689" style:family="paragraph" style:parent-style-name="Standard">
      <style:text-properties officeooo:paragraph-rsid="02eef0b3"/>
    </style:style>
    <style:style style:name="P690" style:family="paragraph" style:parent-style-name="Standard">
      <style:text-properties officeooo:paragraph-rsid="02f1be6e"/>
    </style:style>
    <style:style style:name="P691" style:family="paragraph" style:parent-style-name="Standard">
      <style:text-properties officeooo:paragraph-rsid="02ff4001"/>
    </style:style>
    <style:style style:name="P692" style:family="paragraph" style:parent-style-name="Standard">
      <style:text-properties officeooo:paragraph-rsid="03002c00"/>
    </style:style>
    <style:style style:name="P693" style:family="paragraph" style:parent-style-name="Standard">
      <style:text-properties officeooo:paragraph-rsid="03018f94"/>
    </style:style>
    <style:style style:name="P694" style:family="paragraph" style:parent-style-name="Standard">
      <style:text-properties officeooo:paragraph-rsid="03032b99"/>
    </style:style>
    <style:style style:name="P695" style:family="paragraph" style:parent-style-name="Standard">
      <style:text-properties officeooo:paragraph-rsid="03036bd8"/>
    </style:style>
    <style:style style:name="P696" style:family="paragraph" style:parent-style-name="Standard">
      <style:text-properties officeooo:paragraph-rsid="03062398"/>
    </style:style>
    <style:style style:name="P697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698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699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fo:font-weight="bold" officeooo:rsid="0242d14c" officeooo:paragraph-rsid="0242d14c" style:font-weight-asian="bold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03" style:family="paragraph" style:parent-style-name="Table_20_Contents">
      <style:paragraph-properties fo:text-align="center" style:justify-single-word="false"/>
      <style:text-properties fo:font-weight="bold" officeooo:rsid="02b56b9f" officeooo:paragraph-rsid="02b56b9f" style:font-weight-asian="bold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fo:font-weight="bold" officeooo:rsid="02d46461" officeooo:paragraph-rsid="02dbac17" style:font-weight-asian="bold" style:font-weight-complex="bold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707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708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709" style:family="paragraph" style:parent-style-name="Table_20_Contents">
      <style:paragraph-properties fo:text-align="center" style:justify-single-word="false"/>
      <style:text-properties officeooo:paragraph-rsid="02b56b9f"/>
    </style:style>
    <style:style style:name="P710" style:family="paragraph" style:parent-style-name="Table_20_Contents">
      <style:paragraph-properties fo:text-align="center" style:justify-single-word="false"/>
      <style:text-properties officeooo:paragraph-rsid="02dbac17"/>
    </style:style>
    <style:style style:name="P711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712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713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714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715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716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717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718" style:family="paragraph" style:parent-style-name="Table_20_Contents">
      <style:paragraph-properties fo:text-align="center" style:justify-single-word="false"/>
      <style:text-properties officeooo:rsid="0242d14c" officeooo:paragraph-rsid="0242d14c"/>
    </style:style>
    <style:style style:name="P719" style:family="paragraph" style:parent-style-name="Table_20_Contents">
      <style:paragraph-properties fo:text-align="center" style:justify-single-word="false"/>
      <style:text-properties officeooo:rsid="02b56b9f" officeooo:paragraph-rsid="02b56b9f"/>
    </style:style>
    <style:style style:name="P720" style:family="paragraph" style:parent-style-name="Table_20_Contents">
      <style:paragraph-properties fo:text-align="center" style:justify-single-word="false"/>
      <style:text-properties officeooo:rsid="02b6c92f" officeooo:paragraph-rsid="02b6c92f"/>
    </style:style>
    <style:style style:name="P721" style:family="paragraph" style:parent-style-name="Table_20_Contents">
      <style:paragraph-properties fo:text-align="center" style:justify-single-word="false"/>
      <style:text-properties officeooo:rsid="02d46461" officeooo:paragraph-rsid="02dbac17"/>
    </style:style>
    <style:style style:name="P722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723" style:family="paragraph" style:parent-style-name="Standard" style:list-style-name="L1">
      <style:text-properties fo:color="#c9211e" officeooo:rsid="00073bb5" officeooo:paragraph-rsid="00073bb5"/>
    </style:style>
    <style:style style:name="P724" style:family="paragraph" style:parent-style-name="Standard" style:list-style-name="L7">
      <style:text-properties fo:color="#c9211e" officeooo:rsid="00073bb5" officeooo:paragraph-rsid="00073bb5"/>
    </style:style>
    <style:style style:name="P725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726" style:family="paragraph" style:parent-style-name="Standard" style:list-style-name="L4">
      <style:text-properties fo:color="#c9211e" officeooo:rsid="0026d40f" officeooo:paragraph-rsid="0026d40f"/>
    </style:style>
    <style:style style:name="P727" style:family="paragraph" style:parent-style-name="Standard" style:list-style-name="L5">
      <style:text-properties fo:color="#c9211e" officeooo:rsid="0012269b" officeooo:paragraph-rsid="0012269b"/>
    </style:style>
    <style:style style:name="P728" style:family="paragraph" style:parent-style-name="Standard" style:list-style-name="L6">
      <style:text-properties fo:color="#c9211e" officeooo:rsid="0012269b" officeooo:paragraph-rsid="0012269b"/>
    </style:style>
    <style:style style:name="P729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730" style:family="paragraph" style:parent-style-name="Standard" style:list-style-name="L3">
      <style:text-properties officeooo:paragraph-rsid="0018f3c7"/>
    </style:style>
    <style:style style:name="P731" style:family="paragraph" style:parent-style-name="Standard" style:list-style-name="L3">
      <style:text-properties officeooo:rsid="0018f3c7" officeooo:paragraph-rsid="0018f3c7"/>
    </style:style>
    <style:style style:name="P732" style:family="paragraph" style:parent-style-name="Standard" style:list-style-name="L9">
      <style:paragraph-properties fo:line-height="100%"/>
      <style:text-properties officeooo:paragraph-rsid="006e3a09"/>
    </style:style>
    <style:style style:name="P733" style:family="paragraph" style:parent-style-name="Standard" style:list-style-name="L9">
      <style:paragraph-properties fo:line-height="100%"/>
      <style:text-properties officeooo:paragraph-rsid="007037b8"/>
    </style:style>
    <style:style style:name="P734" style:family="paragraph" style:parent-style-name="Standard" style:list-style-name="L10">
      <style:paragraph-properties fo:line-height="100%"/>
      <style:text-properties officeooo:paragraph-rsid="00a4ffd5"/>
    </style:style>
    <style:style style:name="P735" style:family="paragraph" style:parent-style-name="Standard" style:list-style-name="L11">
      <style:paragraph-properties fo:line-height="100%"/>
      <style:text-properties officeooo:paragraph-rsid="00d58808"/>
    </style:style>
    <style:style style:name="P736" style:family="paragraph" style:parent-style-name="Standard" style:list-style-name="L12">
      <style:paragraph-properties fo:line-height="100%"/>
      <style:text-properties officeooo:paragraph-rsid="00f70330"/>
    </style:style>
    <style:style style:name="P737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738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739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740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741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742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743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744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745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746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747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748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749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750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751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752" style:family="paragraph" style:parent-style-name="Standard">
      <style:text-properties style:use-window-font-color="true" fo:font-style="normal" officeooo:rsid="032f56cc" officeooo:paragraph-rsid="032f56cc" style:font-style-asian="normal" style:font-style-complex="normal"/>
    </style:style>
    <style:style style:name="P753" style:family="paragraph" style:parent-style-name="Standard" style:list-style-name="L53">
      <style:text-properties style:use-window-font-color="true" fo:font-style="normal" officeooo:rsid="032f56cc" officeooo:paragraph-rsid="032f56cc" style:font-style-asian="normal" style:font-style-complex="normal"/>
    </style:style>
    <style:style style:name="P754" style:family="paragraph" style:parent-style-name="Standard" style:list-style-name="L53">
      <style:text-properties style:use-window-font-color="true" fo:font-style="normal" officeooo:rsid="0334a575" officeooo:paragraph-rsid="0334a575" style:font-style-asian="normal" style:font-style-complex="normal"/>
    </style:style>
    <style:style style:name="P755" style:family="paragraph" style:parent-style-name="Standard" style:list-style-name="L53">
      <style:text-properties style:use-window-font-color="true" fo:font-style="normal" officeooo:rsid="0334aa07" officeooo:paragraph-rsid="0334aa07" style:font-style-asian="normal" style:font-style-complex="normal"/>
    </style:style>
    <style:style style:name="P756" style:family="paragraph" style:parent-style-name="Standard" style:list-style-name="L20">
      <style:text-properties fo:font-style="normal" officeooo:rsid="023cfeda" officeooo:paragraph-rsid="023cfeda" style:font-style-asian="normal" style:font-style-complex="normal"/>
    </style:style>
    <style:style style:name="P757" style:family="paragraph" style:parent-style-name="Standard" style:list-style-name="L21">
      <style:text-properties fo:font-style="normal" officeooo:rsid="023f2d17" officeooo:paragraph-rsid="023f2d17" style:font-style-asian="normal" style:font-style-complex="normal"/>
    </style:style>
    <style:style style:name="P758" style:family="paragraph" style:parent-style-name="Standard" style:list-style-name="L21">
      <style:text-properties fo:font-style="normal" officeooo:rsid="02403027" officeooo:paragraph-rsid="02403027" style:font-style-asian="normal" style:font-style-complex="normal"/>
    </style:style>
    <style:style style:name="P759" style:family="paragraph" style:parent-style-name="Standard" style:list-style-name="L22">
      <style:text-properties fo:font-style="normal" officeooo:rsid="0242d14c" officeooo:paragraph-rsid="0242d14c" style:font-style-asian="normal" style:font-style-complex="normal"/>
    </style:style>
    <style:style style:name="P760" style:family="paragraph" style:parent-style-name="Standard" style:list-style-name="L24">
      <style:text-properties fo:font-style="normal" officeooo:rsid="025b0090" officeooo:paragraph-rsid="025b0090" style:font-style-asian="normal" style:font-style-complex="normal"/>
    </style:style>
    <style:style style:name="P761" style:family="paragraph" style:parent-style-name="Standard" style:list-style-name="L25">
      <style:text-properties fo:font-style="normal" officeooo:rsid="025c47d1" officeooo:paragraph-rsid="025c47d1" style:font-style-asian="normal" style:font-style-complex="normal"/>
    </style:style>
    <style:style style:name="P762" style:family="paragraph" style:parent-style-name="Standard" style:list-style-name="L29">
      <style:text-properties fo:font-style="normal" officeooo:paragraph-rsid="0269ddcc" style:font-style-asian="normal" style:font-style-complex="normal"/>
    </style:style>
    <style:style style:name="P763" style:family="paragraph" style:parent-style-name="Standard" style:list-style-name="L46">
      <style:text-properties fo:font-style="normal" officeooo:rsid="02d4a01e" officeooo:paragraph-rsid="02d4a01e" style:font-style-asian="normal" style:font-style-complex="normal"/>
    </style:style>
    <style:style style:name="P764" style:family="paragraph" style:parent-style-name="Standard" style:list-style-name="L47">
      <style:text-properties fo:font-style="normal" officeooo:rsid="02d71380" officeooo:paragraph-rsid="02de548b" style:font-style-asian="normal" style:font-style-complex="normal"/>
    </style:style>
    <style:style style:name="P765" style:family="paragraph" style:parent-style-name="Standard" style:list-style-name="L47">
      <style:text-properties fo:font-style="normal" officeooo:rsid="02d8206d" officeooo:paragraph-rsid="02de548b" style:font-style-asian="normal" style:font-style-complex="normal"/>
    </style:style>
    <style:style style:name="P766" style:family="paragraph" style:parent-style-name="Standard" style:list-style-name="L51">
      <style:text-properties fo:font-style="normal" officeooo:rsid="02e21d3f" officeooo:paragraph-rsid="02e21d3f" style:font-style-asian="normal" style:font-style-complex="normal"/>
    </style:style>
    <style:style style:name="P767" style:family="paragraph" style:parent-style-name="Standard">
      <style:text-properties fo:font-style="normal" officeooo:rsid="032a4ddc" officeooo:paragraph-rsid="032b5329" style:font-style-asian="normal" style:font-style-complex="normal"/>
    </style:style>
    <style:style style:name="P768" style:family="paragraph" style:parent-style-name="Standard">
      <style:text-properties fo:font-style="normal" officeooo:rsid="032f56cc" officeooo:paragraph-rsid="032f56cc" style:font-style-asian="normal" style:font-style-complex="normal"/>
    </style:style>
    <style:style style:name="P769" style:family="paragraph" style:parent-style-name="Standard" style:list-style-name="L54">
      <style:text-properties fo:font-style="normal" officeooo:rsid="032f56cc" officeooo:paragraph-rsid="032f56cc" style:font-style-asian="normal" style:font-style-complex="normal"/>
    </style:style>
    <style:style style:name="P770" style:family="paragraph" style:parent-style-name="Standard" style:list-style-name="L55">
      <style:text-properties fo:font-style="normal" officeooo:rsid="032f56cc" officeooo:paragraph-rsid="032f56cc" style:font-style-asian="normal" style:font-style-complex="normal"/>
    </style:style>
    <style:style style:name="P771" style:family="paragraph" style:parent-style-name="Standard">
      <style:text-properties fo:font-style="normal" officeooo:rsid="0330b9cf" officeooo:paragraph-rsid="0330b9cf" style:font-style-asian="normal" style:font-style-complex="normal"/>
    </style:style>
    <style:style style:name="P772" style:family="paragraph" style:parent-style-name="Standard" style:list-style-name="L56">
      <style:text-properties fo:font-style="normal" officeooo:rsid="0330b9cf" officeooo:paragraph-rsid="0330b9cf" style:font-style-asian="normal" style:font-style-complex="normal"/>
    </style:style>
    <style:style style:name="P773" style:family="paragraph" style:parent-style-name="Standard" style:list-style-name="L24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774" style:family="paragraph" style:parent-style-name="Standard" style:list-style-name="L27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775" style:family="paragraph" style:parent-style-name="Standard" style:list-style-name="L28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776" style:family="paragraph" style:parent-style-name="Standard" style:list-style-name="L29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777" style:family="paragraph" style:parent-style-name="Standard" style:list-style-name="L30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778" style:family="paragraph" style:parent-style-name="Standard" style:list-style-name="L31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779" style:family="paragraph" style:parent-style-name="Standard" style:list-style-name="L32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780" style:family="paragraph" style:parent-style-name="Standard" style:list-style-name="L32">
      <style:text-properties fo:font-style="normal" fo:font-weight="normal" officeooo:rsid="028463d8" officeooo:paragraph-rsid="028513af" style:font-style-asian="normal" style:font-weight-asian="normal" style:font-style-complex="normal" style:font-weight-complex="normal"/>
    </style:style>
    <style:style style:name="P781" style:family="paragraph" style:parent-style-name="Standard" style:list-style-name="L32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782" style:family="paragraph" style:parent-style-name="Standard" style:list-style-name="L33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783" style:family="paragraph" style:parent-style-name="Standard" style:list-style-name="L33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784" style:family="paragraph" style:parent-style-name="Standard">
      <style:text-properties fo:font-style="normal" fo:font-weight="bold" officeooo:rsid="032f56cc" officeooo:paragraph-rsid="032f56cc" style:font-style-asian="normal" style:font-weight-asian="bold" style:font-style-complex="normal" style:font-weight-complex="bold"/>
    </style:style>
    <style:style style:name="P785" style:family="paragraph" style:parent-style-name="Standard" style:list-style-name="L23">
      <style:text-properties officeooo:paragraph-rsid="02578e84"/>
    </style:style>
    <style:style style:name="P786" style:family="paragraph" style:parent-style-name="Standard" style:list-style-name="L26">
      <style:text-properties officeooo:paragraph-rsid="025ca15a"/>
    </style:style>
    <style:style style:name="P787" style:family="paragraph" style:parent-style-name="Standard" style:list-style-name="L26">
      <style:text-properties officeooo:rsid="025ca15a" officeooo:paragraph-rsid="025ca15a"/>
    </style:style>
    <style:style style:name="P788" style:family="paragraph" style:parent-style-name="Standard" style:list-style-name="L34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789" style:family="paragraph" style:parent-style-name="Standard" style:list-style-name="L35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790" style:family="paragraph" style:parent-style-name="Standard" style:list-style-name="L37">
      <style:text-properties style:text-line-through-style="none" style:text-line-through-type="none" fo:font-style="normal" fo:font-weight="normal" officeooo:rsid="02c47bce" officeooo:paragraph-rsid="02c47bce" style:font-style-asian="normal" style:font-weight-asian="normal" style:font-style-complex="normal" style:font-weight-complex="normal"/>
    </style:style>
    <style:style style:name="P791" style:family="paragraph" style:parent-style-name="Standard" style:list-style-name="L39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92" style:family="paragraph" style:parent-style-name="Standard" style:list-style-name="L40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93" style:family="paragraph" style:parent-style-name="Standard" style:list-style-name="L41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94" style:family="paragraph" style:parent-style-name="Standard" style:list-style-name="L42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95" style:family="paragraph" style:parent-style-name="Standard" style:list-style-name="L43">
      <style:text-properties style:text-line-through-style="none" style:text-line-through-type="none" fo:font-style="normal" fo:font-weight="normal" officeooo:rsid="02cb7393" officeooo:paragraph-rsid="02cb7393" style:font-style-asian="normal" style:font-weight-asian="normal" style:font-style-complex="normal" style:font-weight-complex="normal"/>
    </style:style>
    <style:style style:name="P796" style:family="paragraph" style:parent-style-name="Standard" style:list-style-name="L44"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797" style:family="paragraph" style:parent-style-name="Standard" style:list-style-name="L45">
      <style:text-properties style:text-line-through-style="none" style:text-line-through-type="none" fo:font-style="normal" fo:font-weight="normal" officeooo:rsid="02d28670" officeooo:paragraph-rsid="02d28670" style:font-style-asian="normal" style:font-weight-asian="normal" style:font-style-complex="normal" style:font-weight-complex="normal"/>
    </style:style>
    <style:style style:name="P798" style:family="paragraph" style:parent-style-name="Standard" style:list-style-name="L46">
      <style:text-properties style:text-line-through-style="none" style:text-line-through-type="none" fo:font-style="normal" fo:font-weight="normal" officeooo:rsid="02d4a01e" officeooo:paragraph-rsid="02d4a01e" style:font-style-asian="normal" style:font-weight-asian="normal" style:font-style-complex="normal" style:font-weight-complex="normal"/>
    </style:style>
    <style:style style:name="P799" style:family="paragraph" style:parent-style-name="Standard" style:list-style-name="L47">
      <style:text-properties style:text-line-through-style="none" style:text-line-through-type="none" fo:font-style="normal" fo:font-weight="normal" officeooo:rsid="02d71380" officeooo:paragraph-rsid="02d71380" style:font-style-asian="normal" style:font-weight-asian="normal" style:font-style-complex="normal" style:font-weight-complex="normal"/>
    </style:style>
    <style:style style:name="P800" style:family="paragraph" style:parent-style-name="Standard" style:list-style-name="L47">
      <style:text-properties style:text-line-through-style="none" style:text-line-through-type="none" fo:font-style="normal" fo:font-weight="normal" officeooo:rsid="02d71380" officeooo:paragraph-rsid="02de548b" style:font-style-asian="normal" style:font-weight-asian="normal" style:font-style-complex="normal" style:font-weight-complex="normal"/>
    </style:style>
    <style:style style:name="P801" style:family="paragraph" style:parent-style-name="Standard" style:list-style-name="L47">
      <style:text-properties style:text-line-through-style="none" style:text-line-through-type="none" fo:font-style="normal" fo:font-weight="normal" officeooo:rsid="02d8206d" officeooo:paragraph-rsid="02de548b" style:font-style-asian="normal" style:font-weight-asian="normal" style:font-style-complex="normal" style:font-weight-complex="normal"/>
    </style:style>
    <style:style style:name="P802" style:family="paragraph" style:parent-style-name="Standard" style:list-style-name="L47">
      <style:text-properties style:text-line-through-style="none" style:text-line-through-type="none" fo:font-style="normal" fo:font-weight="normal" officeooo:rsid="02d8206d" officeooo:paragraph-rsid="02d8206d" style:font-style-asian="normal" style:font-weight-asian="normal" style:font-style-complex="normal" style:font-weight-complex="normal"/>
    </style:style>
    <style:style style:name="P803" style:family="paragraph" style:parent-style-name="Standard" style:list-style-name="L49"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804" style:family="paragraph" style:parent-style-name="Standard" style:list-style-name="L50">
      <style:text-properties style:text-line-through-style="none" style:text-line-through-type="none" fo:font-style="normal" fo:font-weight="normal" officeooo:rsid="02daa313" officeooo:paragraph-rsid="02daa313" style:font-style-asian="normal" style:font-weight-asian="normal" style:font-style-complex="normal" style:font-weight-complex="normal"/>
    </style:style>
    <style:style style:name="P805" style:family="paragraph" style:parent-style-name="Standard" style:list-style-name="L51">
      <style:text-properties style:text-line-through-style="none" style:text-line-through-type="none" fo:font-style="normal" fo:font-weight="normal" officeooo:rsid="02e21d3f" officeooo:paragraph-rsid="02e21d3f" style:font-style-asian="normal" style:font-weight-asian="normal" style:font-style-complex="normal" style:font-weight-complex="normal"/>
    </style:style>
    <style:style style:name="P806" style:family="paragraph" style:parent-style-name="Standard">
      <style:text-properties style:text-line-through-style="none" style:text-line-through-type="none" fo:font-style="normal" fo:font-weight="normal" officeooo:rsid="02ff4001" officeooo:paragraph-rsid="02f3ee77" style:font-style-asian="normal" style:font-weight-asian="normal" style:font-style-complex="normal" style:font-weight-complex="normal"/>
    </style:style>
    <style:style style:name="P807" style:family="paragraph" style:parent-style-name="Standard">
      <style:text-properties style:text-line-through-style="none" style:text-line-through-type="none" fo:font-style="normal" fo:font-weight="normal" officeooo:rsid="0302100a" officeooo:paragraph-rsid="03021007" style:font-style-asian="normal" style:font-weight-asian="normal" style:font-style-complex="normal" style:font-weight-complex="normal"/>
    </style:style>
    <style:style style:name="P808" style:family="paragraph" style:parent-style-name="Standard">
      <style:text-properties style:text-line-through-style="none" style:text-line-through-type="none" fo:font-style="normal" fo:font-weight="normal" officeooo:rsid="03032b99" officeooo:paragraph-rsid="03032b99" style:font-style-asian="normal" style:font-weight-asian="normal" style:font-style-complex="normal" style:font-weight-complex="normal"/>
    </style:style>
    <style:style style:name="P809" style:family="paragraph" style:parent-style-name="Standard">
      <style:text-properties style:text-line-through-style="none" style:text-line-through-type="none" fo:font-style="normal" fo:font-weight="normal" officeooo:rsid="03032b99" officeooo:paragraph-rsid="0312845a" style:font-style-asian="normal" style:font-weight-asian="normal" style:font-style-complex="normal" style:font-weight-complex="normal"/>
    </style:style>
    <style:style style:name="P810" style:family="paragraph" style:parent-style-name="Standard">
      <style:text-properties style:text-line-through-style="none" style:text-line-through-type="none" fo:font-style="normal" fo:font-weight="normal" officeooo:rsid="0304fc5c" officeooo:paragraph-rsid="0304fc5c" style:font-style-asian="normal" style:font-weight-asian="normal" style:font-style-complex="normal" style:font-weight-complex="normal"/>
    </style:style>
    <style:style style:name="P811" style:family="paragraph" style:parent-style-name="Standard">
      <style:text-properties style:text-line-through-style="none" style:text-line-through-type="none" fo:font-style="normal" fo:font-weight="normal" officeooo:rsid="031538e3" officeooo:paragraph-rsid="031538e3" style:font-style-asian="normal" style:font-weight-asian="normal" style:font-style-complex="normal" style:font-weight-complex="normal"/>
    </style:style>
    <style:style style:name="P812" style:family="paragraph" style:parent-style-name="Standard" style:list-style-name="L52">
      <style:text-properties style:text-line-through-style="none" style:text-line-through-type="none" fo:font-style="normal" fo:font-weight="normal" officeooo:rsid="031c018a" officeooo:paragraph-rsid="031c018a" style:font-style-asian="normal" style:font-weight-asian="normal" style:font-style-complex="normal" style:font-weight-complex="normal"/>
    </style:style>
    <style:style style:name="P813" style:family="paragraph" style:parent-style-name="Standard" style:list-style-name="L52">
      <style:text-properties style:text-line-through-style="none" style:text-line-through-type="none" fo:font-style="normal" fo:font-weight="normal" officeooo:rsid="031c018a" officeooo:paragraph-rsid="032105f1" style:font-style-asian="normal" style:font-weight-asian="normal" style:font-style-complex="normal" style:font-weight-complex="normal"/>
    </style:style>
    <style:style style:name="P814" style:family="paragraph" style:parent-style-name="Standard" style:list-style-name="L52">
      <style:text-properties style:text-line-through-style="none" style:text-line-through-type="none" fo:font-style="normal" fo:font-weight="normal" officeooo:rsid="031c018a" officeooo:paragraph-rsid="031db3c9" style:font-style-asian="normal" style:font-weight-asian="normal" style:font-style-complex="normal" style:font-weight-complex="normal"/>
    </style:style>
    <style:style style:name="P815" style:family="paragraph" style:parent-style-name="Standard" style:list-style-name="L52">
      <style:text-properties style:text-line-through-style="none" style:text-line-through-type="none" fo:font-style="normal" fo:font-weight="normal" officeooo:rsid="031db3c9" officeooo:paragraph-rsid="031db3c9" style:font-style-asian="normal" style:font-weight-asian="normal" style:font-style-complex="normal" style:font-weight-complex="normal"/>
    </style:style>
    <style:style style:name="P816" style:family="paragraph" style:parent-style-name="Standard" style:list-style-name="L52">
      <style:text-properties style:text-line-through-style="none" style:text-line-through-type="none" fo:font-style="normal" fo:font-weight="normal" officeooo:rsid="031fc330" officeooo:paragraph-rsid="031fc330" style:font-style-asian="normal" style:font-weight-asian="normal" style:font-style-complex="normal" style:font-weight-complex="normal"/>
    </style:style>
    <style:style style:name="P817" style:family="paragraph" style:parent-style-name="Standard">
      <style:text-properties style:text-line-through-style="none" style:text-line-through-type="none" fo:font-style="normal" fo:font-weight="normal" officeooo:rsid="032105f1" officeooo:paragraph-rsid="032105f1" style:font-style-asian="normal" style:font-weight-asian="normal" style:font-style-complex="normal" style:font-weight-complex="normal"/>
    </style:style>
    <style:style style:name="P818" style:family="paragraph" style:parent-style-name="Standard" style:list-style-name="L48">
      <style:text-properties style:text-line-through-style="none" style:text-line-through-type="none" fo:font-style="normal" officeooo:rsid="02d9abdd" officeooo:paragraph-rsid="02d9abdd" style:font-style-asian="normal" style:font-style-complex="normal"/>
    </style:style>
    <style:style style:name="P819" style:family="paragraph" style:parent-style-name="Standard" style:list-style-name="L49">
      <style:text-properties style:text-line-through-style="none" style:text-line-through-type="none" fo:font-style="normal" officeooo:rsid="02daa313" officeooo:paragraph-rsid="02daa313" style:font-style-asian="normal" style:font-style-complex="normal"/>
    </style:style>
    <style:style style:name="P820" style:family="paragraph" style:parent-style-name="Standard">
      <style:text-properties style:text-line-through-style="none" style:text-line-through-type="none" fo:font-style="normal" style:text-underline-style="none" fo:font-weight="normal" officeooo:rsid="02f11d8d" officeooo:paragraph-rsid="03062398" style:font-style-asian="normal" style:font-weight-asian="normal" style:font-style-complex="normal" style:font-weight-complex="normal"/>
    </style:style>
    <style:style style:name="P821" style:family="paragraph" style:parent-style-name="Standard">
      <style:text-properties style:text-line-through-style="none" style:text-line-through-type="none" fo:font-style="normal" style:text-underline-style="none" fo:font-weight="normal" officeooo:rsid="03002c00" officeooo:paragraph-rsid="03062398" style:font-style-asian="normal" style:font-weight-asian="normal" style:font-style-complex="normal" style:font-weight-complex="normal"/>
    </style:style>
    <style:style style:name="P822" style:family="paragraph" style:parent-style-name="Standard">
      <style:text-properties style:text-line-through-style="none" style:text-line-through-type="none" fo:font-style="italic" fo:font-weight="normal" officeooo:rsid="02eb712b" officeooo:paragraph-rsid="03002c00" style:font-style-asian="italic" style:font-weight-asian="normal" style:font-style-complex="italic" style:font-weight-complex="normal"/>
    </style:style>
    <style:style style:name="P823" style:family="paragraph" style:parent-style-name="Standard">
      <style:text-properties style:text-line-through-style="none" style:text-line-through-type="none" fo:font-style="italic" fo:font-weight="normal" officeooo:rsid="03032b99" officeooo:paragraph-rsid="0312845a" style:font-style-asian="italic" style:font-weight-asian="normal" style:font-style-complex="italic" style:font-weight-complex="normal"/>
    </style:style>
    <style:style style:name="P824" style:family="paragraph" style:parent-style-name="Standard" style:list-style-name="L52">
      <style:text-properties style:text-line-through-style="none" style:text-line-through-type="none" fo:font-style="italic" fo:font-weight="normal" officeooo:rsid="031fc330" officeooo:paragraph-rsid="031fc330" style:font-style-asian="italic" style:font-weight-asian="normal" style:font-style-complex="italic" style:font-weight-complex="normal"/>
    </style:style>
    <style:style style:name="P825" style:family="paragraph" style:parent-style-name="Standard">
      <style:text-properties style:text-line-through-style="none" style:text-line-through-type="none" fo:font-size="12pt" fo:font-style="normal" fo:font-weight="bold" officeooo:rsid="030e2d7f" officeooo:paragraph-rsid="032105f1" style:font-size-asian="12pt" style:font-style-asian="normal" style:font-weight-asian="bold" style:font-size-complex="12pt" style:font-style-complex="normal" style:font-weight-complex="bold"/>
    </style:style>
    <style:style style:name="P826" style:family="paragraph" style:parent-style-name="Standard" style:list-style-name="L36">
      <style:text-properties officeooo:paragraph-rsid="02c83fce"/>
    </style:style>
    <style:style style:name="P827" style:family="paragraph" style:parent-style-name="Standard" style:list-style-name="L36">
      <style:text-properties officeooo:rsid="02c0896a" officeooo:paragraph-rsid="02c83fce"/>
    </style:style>
    <style:style style:name="P828" style:family="paragraph" style:parent-style-name="Standard" style:list-style-name="L37">
      <style:text-properties officeooo:paragraph-rsid="02c47bce"/>
    </style:style>
    <style:style style:name="P829" style:family="paragraph" style:parent-style-name="Standard" style:list-style-name="L38">
      <style:text-properties officeooo:paragraph-rsid="02cae088"/>
    </style:style>
    <style:style style:name="P830" style:family="paragraph" style:parent-style-name="Standard" style:list-style-name="L38">
      <style:text-properties officeooo:rsid="02cae088" officeooo:paragraph-rsid="02cae088"/>
    </style:style>
    <style:style style:name="P831" style:family="paragraph" style:parent-style-name="Standard" style:list-style-name="L39">
      <style:text-properties officeooo:rsid="02cae088" officeooo:paragraph-rsid="02cae088"/>
    </style:style>
    <style:style style:name="P832" style:family="paragraph" style:parent-style-name="Standard" style:list-style-name="L46">
      <style:text-properties officeooo:paragraph-rsid="02d4a01e"/>
    </style:style>
    <style:style style:name="P833" style:family="paragraph" style:parent-style-name="Standard" style:list-style-name="L48">
      <style:text-properties officeooo:paragraph-rsid="02d9abdd"/>
    </style:style>
    <style:style style:name="P834" style:family="paragraph" style:parent-style-name="Standard" style:list-style-name="L52">
      <style:text-properties officeooo:paragraph-rsid="031db3c9"/>
    </style:style>
    <style:style style:name="P835" style:family="paragraph" style:parent-style-name="Standard" style:list-style-name="L52">
      <style:text-properties officeooo:paragraph-rsid="031e6e92"/>
    </style:style>
    <style:style style:name="P836" style:family="paragraph" style:parent-style-name="Standard" style:list-style-name="L52">
      <style:text-properties officeooo:paragraph-rsid="031fc330"/>
    </style:style>
    <style:style style:name="P837" style:family="paragraph" style:parent-style-name="Standard" style:list-style-name="L52">
      <style:text-properties officeooo:paragraph-rsid="031c018a"/>
    </style:style>
    <style:style style:name="P838" style:family="paragraph" style:parent-style-name="Standard" style:list-style-name="L52">
      <style:text-properties fo:font-style="italic" officeooo:paragraph-rsid="031db3c9" style:font-style-asian="italic" style:font-style-complex="italic"/>
    </style:style>
    <style:style style:name="P839" style:family="paragraph" style:parent-style-name="Standard" style:list-style-name="L52">
      <style:text-properties fo:font-style="italic" officeooo:paragraph-rsid="031fc330" style:font-style-asian="italic" style:font-style-complex="italic"/>
    </style:style>
    <style:style style:name="P840" style:family="paragraph" style:parent-style-name="Standard" style:list-style-name="L52">
      <style:text-properties fo:font-style="italic" officeooo:rsid="031db3c9" officeooo:paragraph-rsid="031db3c9" style:font-style-asian="italic" style:font-style-complex="italic"/>
    </style:style>
    <style:style style:name="P841" style:family="paragraph" style:parent-style-name="Standard" style:list-style-name="L52">
      <style:text-properties fo:font-style="italic" officeooo:rsid="031fc330" officeooo:paragraph-rsid="031fc330" style:font-style-asian="italic" style:font-style-complex="italic"/>
    </style:style>
    <style:style style:name="P842" style:family="paragraph" style:parent-style-name="Standard">
      <style:text-properties fo:font-style="italic" officeooo:paragraph-rsid="032a4ddc" style:font-style-asian="italic" style:font-style-complex="italic"/>
    </style:style>
    <style:style style:name="P843" style:family="paragraph" style:parent-style-name="Standard">
      <style:text-properties fo:font-style="italic" officeooo:rsid="032a4ddc" officeooo:paragraph-rsid="032b5329" style:font-style-asian="italic" style:font-style-complex="italic"/>
    </style:style>
    <style:style style:name="P844" style:family="paragraph" style:parent-style-name="Standard">
      <style:text-properties fo:font-style="italic" officeooo:rsid="032a4ddc" officeooo:paragraph-rsid="032a4ddc" style:font-style-asian="italic" style:font-style-complex="italic"/>
    </style:style>
    <style:style style:name="P845" style:family="paragraph" style:parent-style-name="Standard">
      <style:text-properties fo:font-style="italic" officeooo:rsid="032b5329" officeooo:paragraph-rsid="032b5329" style:font-style-asian="italic" style:font-style-complex="italic"/>
    </style:style>
    <style:style style:name="P846" style:family="paragraph" style:parent-style-name="Standard">
      <style:text-properties fo:font-style="italic" officeooo:paragraph-rsid="032e90b2" style:font-style-asian="italic" style:font-style-complex="italic"/>
    </style:style>
    <style:style style:name="P847" style:family="paragraph" style:parent-style-name="Standard" style:list-style-name="L52">
      <style:text-properties officeooo:rsid="031db3c9" officeooo:paragraph-rsid="031db3c9"/>
    </style:style>
    <style:style style:name="P848" style:family="paragraph" style:parent-style-name="Standard" style:list-style-name="L52">
      <style:text-properties officeooo:rsid="031fc330" officeooo:paragraph-rsid="031fc330"/>
    </style:style>
    <style:style style:name="P849" style:family="paragraph" style:parent-style-name="Standard">
      <style:text-properties fo:font-size="14pt" fo:font-weight="bold" officeooo:rsid="02bca867" officeooo:paragraph-rsid="000ee37d" style:font-size-asian="14pt" style:font-weight-asian="bold" style:font-size-complex="14pt" style:font-weight-complex="bold"/>
    </style:style>
    <style:style style:name="P850" style:family="paragraph" style:parent-style-name="Standard">
      <style:text-properties officeooo:paragraph-rsid="032a4ddc"/>
    </style:style>
    <style:style style:name="P851" style:family="paragraph" style:parent-style-name="Standard">
      <style:text-properties officeooo:paragraph-rsid="032e90b2"/>
    </style:style>
    <style:style style:name="P852" style:family="paragraph" style:parent-style-name="Standard">
      <style:text-properties officeooo:paragraph-rsid="032f56cc"/>
    </style:style>
    <style:style style:name="P853" style:family="paragraph" style:parent-style-name="Standard">
      <style:text-properties officeooo:paragraph-rsid="0330b9cf"/>
    </style:style>
    <style:style style:name="P854" style:family="paragraph" style:parent-style-name="Standard" style:list-style-name="L53">
      <style:text-properties officeooo:paragraph-rsid="0334a575"/>
    </style:style>
    <style:style style:name="P855" style:family="paragraph" style:parent-style-name="Standard" style:list-style-name="L53">
      <style:text-properties officeooo:rsid="0334a575" officeooo:paragraph-rsid="0334aa07"/>
    </style:style>
    <style:style style:name="P856" style:family="paragraph" style:parent-style-name="Standard" style:list-style-name="L53">
      <style:text-properties officeooo:rsid="0334aa07" officeooo:paragraph-rsid="0334aa07"/>
    </style:style>
    <style:style style:name="P857" style:family="paragraph" style:parent-style-name="Standard" style:list-style-name="L53">
      <style:text-properties officeooo:rsid="03364457" officeooo:paragraph-rsid="03364457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fo:font-weight="bold" officeooo:rsid="024888ae" style:font-weight-asian="bold" style:font-weight-complex="bold"/>
    </style:style>
    <style:style style:name="T24" style:family="text">
      <style:text-properties fo:font-weight="bold" officeooo:rsid="025c47d1" style:font-weight-asian="bold" style:font-weight-complex="bold"/>
    </style:style>
    <style:style style:name="T25" style:family="text">
      <style:text-properties fo:font-weight="bold" officeooo:rsid="026566f7" style:font-weight-asian="bold" style:font-weight-complex="bold"/>
    </style:style>
    <style:style style:name="T26" style:family="text">
      <style:text-properties fo:font-weight="bold" officeooo:rsid="0264d8eb" style:font-weight-asian="bold" style:font-weight-complex="bold"/>
    </style:style>
    <style:style style:name="T27" style:family="text">
      <style:text-properties officeooo:rsid="001a55b6"/>
    </style:style>
    <style:style style:name="T28" style:family="text">
      <style:text-properties officeooo:rsid="001b7ac1"/>
    </style:style>
    <style:style style:name="T29" style:family="text">
      <style:text-properties officeooo:rsid="001c48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49d4" style:font-style-asian="italic" style:font-style-complex="italic"/>
    </style:style>
    <style:style style:name="T32" style:family="text">
      <style:text-properties fo:font-style="italic" officeooo:rsid="0020be15" style:font-style-asian="italic" style:font-style-complex="italic"/>
    </style:style>
    <style:style style:name="T33" style:family="text">
      <style:text-properties fo:font-style="italic" officeooo:rsid="00940908" style:font-style-asian="italic" style:font-style-complex="italic"/>
    </style:style>
    <style:style style:name="T34" style:family="text">
      <style:text-properties fo:font-style="italic" officeooo:rsid="00bd40d6" style:font-style-asian="italic" style:font-style-complex="italic"/>
    </style:style>
    <style:style style:name="T35" style:family="text">
      <style:text-properties fo:font-style="italic" officeooo:rsid="0018f3c7" style:font-style-asian="italic" style:font-style-complex="italic"/>
    </style:style>
    <style:style style:name="T36" style:family="text">
      <style:text-properties fo:font-style="italic" officeooo:rsid="00ec7646" style:font-style-asian="italic" style:font-style-complex="italic"/>
    </style:style>
    <style:style style:name="T37" style:family="text">
      <style:text-properties fo:font-style="italic" officeooo:rsid="001a55b6" style:font-style-asian="italic" style:font-style-complex="italic"/>
    </style:style>
    <style:style style:name="T38" style:family="text">
      <style:text-properties fo:font-style="italic" officeooo:rsid="00f3e97e" style:font-style-asian="italic" style:font-style-complex="italic"/>
    </style:style>
    <style:style style:name="T39" style:family="text">
      <style:text-properties fo:font-style="italic" officeooo:rsid="00f58c93" style:font-style-asian="italic" style:font-style-complex="italic"/>
    </style:style>
    <style:style style:name="T40" style:family="text">
      <style:text-properties fo:font-style="italic" officeooo:rsid="019cb120" style:font-style-asian="italic" style:font-style-complex="italic"/>
    </style:style>
    <style:style style:name="T41" style:family="text">
      <style:text-properties fo:font-style="italic" officeooo:rsid="01a2da39" style:font-style-asian="italic" style:font-style-complex="italic"/>
    </style:style>
    <style:style style:name="T42" style:family="text">
      <style:text-properties fo:font-style="italic" officeooo:rsid="01eebdc2" style:font-style-asian="italic" style:font-style-complex="italic"/>
    </style:style>
    <style:style style:name="T43" style:family="text">
      <style:text-properties fo:font-style="italic" officeooo:rsid="01f1f76c" style:font-style-asian="italic" style:font-style-complex="italic"/>
    </style:style>
    <style:style style:name="T44" style:family="text">
      <style:text-properties fo:font-style="italic" officeooo:rsid="01e956af" style:font-style-asian="italic" style:font-style-complex="italic"/>
    </style:style>
    <style:style style:name="T45" style:family="text">
      <style:text-properties fo:font-style="italic" officeooo:rsid="01f8997a" style:font-style-asian="italic" style:font-style-complex="italic"/>
    </style:style>
    <style:style style:name="T46" style:family="text">
      <style:text-properties fo:font-style="italic" officeooo:rsid="02048eb5" style:font-style-asian="italic" style:font-style-complex="italic"/>
    </style:style>
    <style:style style:name="T47" style:family="text">
      <style:text-properties fo:font-style="italic" officeooo:rsid="0208988e" style:font-style-asian="italic" style:font-style-complex="italic"/>
    </style:style>
    <style:style style:name="T48" style:family="text">
      <style:text-properties fo:font-style="italic" officeooo:rsid="020f6fa6" style:font-style-asian="italic" style:font-style-complex="italic"/>
    </style:style>
    <style:style style:name="T49" style:family="text">
      <style:text-properties fo:font-style="italic" officeooo:rsid="021a325c" style:font-style-asian="italic" style:font-style-complex="italic"/>
    </style:style>
    <style:style style:name="T50" style:family="text">
      <style:text-properties fo:font-style="italic" officeooo:rsid="0226309a" style:font-style-asian="italic" style:font-style-complex="italic"/>
    </style:style>
    <style:style style:name="T51" style:family="text">
      <style:text-properties fo:font-style="italic" officeooo:rsid="0294c7f7" style:font-style-asian="italic" style:font-style-complex="italic"/>
    </style:style>
    <style:style style:name="T52" style:family="text">
      <style:text-properties fo:font-style="italic" officeooo:rsid="02976e1e" style:font-style-asian="italic" style:font-style-complex="italic"/>
    </style:style>
    <style:style style:name="T53" style:family="text">
      <style:text-properties fo:font-style="italic" officeooo:rsid="0299305b" style:font-style-asian="italic" style:font-style-complex="italic"/>
    </style:style>
    <style:style style:name="T54" style:family="text">
      <style:text-properties fo:font-style="italic" officeooo:rsid="032e90b2" style:font-style-asian="italic" style:font-style-complex="italic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65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2734a54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276fe33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79" style:family="text">
      <style:text-properties officeooo:rsid="0026d40f"/>
    </style:style>
    <style:style style:name="T80" style:family="text">
      <style:text-properties officeooo:rsid="002995de"/>
    </style:style>
    <style:style style:name="T81" style:family="text">
      <style:text-properties officeooo:rsid="002ab5f6"/>
    </style:style>
    <style:style style:name="T82" style:family="text">
      <style:text-properties officeooo:rsid="002c393c"/>
    </style:style>
    <style:style style:name="T83" style:family="text">
      <style:text-properties officeooo:rsid="002e1600"/>
    </style:style>
    <style:style style:name="T84" style:family="text">
      <style:text-properties officeooo:rsid="0031063a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2e1600" style:font-weight-asian="normal" style:font-weight-complex="normal"/>
    </style:style>
    <style:style style:name="T87" style:family="text">
      <style:text-properties fo:font-weight="normal" officeooo:rsid="0031063a" style:font-weight-asian="normal" style:font-weight-complex="normal"/>
    </style:style>
    <style:style style:name="T88" style:family="text">
      <style:text-properties fo:font-weight="normal" officeooo:rsid="0082ba18" style:font-weight-asian="normal" style:font-weight-complex="normal"/>
    </style:style>
    <style:style style:name="T89" style:family="text">
      <style:text-properties fo:font-weight="normal" officeooo:rsid="00863738" style:font-weight-asian="normal" style:font-weight-complex="normal"/>
    </style:style>
    <style:style style:name="T90" style:family="text">
      <style:text-properties fo:font-weight="normal" officeooo:rsid="0083140b" style:font-weight-asian="normal" style:font-weight-complex="normal"/>
    </style:style>
    <style:style style:name="T91" style:family="text">
      <style:text-properties fo:font-weight="normal" officeooo:rsid="009bf1d4" style:font-weight-asian="normal" style:font-weight-complex="normal"/>
    </style:style>
    <style:style style:name="T92" style:family="text">
      <style:text-properties fo:font-weight="normal" officeooo:rsid="009ab1ff" style:font-weight-asian="normal" style:font-weight-complex="normal"/>
    </style:style>
    <style:style style:name="T93" style:family="text">
      <style:text-properties fo:font-weight="normal" officeooo:rsid="00aea48b" style:font-weight-asian="normal" style:font-weight-complex="normal"/>
    </style:style>
    <style:style style:name="T94" style:family="text">
      <style:text-properties fo:font-weight="normal" officeooo:rsid="00afb9b1" style:font-weight-asian="normal" style:font-weight-complex="normal"/>
    </style:style>
    <style:style style:name="T95" style:family="text">
      <style:text-properties fo:font-weight="normal" officeooo:rsid="00b56a82" style:font-weight-asian="normal" style:font-weight-complex="normal"/>
    </style:style>
    <style:style style:name="T96" style:family="text">
      <style:text-properties fo:font-weight="normal" officeooo:rsid="00b69a4a" style:font-weight-asian="normal" style:font-weight-complex="normal"/>
    </style:style>
    <style:style style:name="T97" style:family="text">
      <style:text-properties fo:font-weight="normal" officeooo:rsid="00b38348" style:font-weight-asian="normal" style:font-weight-complex="normal"/>
    </style:style>
    <style:style style:name="T98" style:family="text">
      <style:text-properties fo:font-weight="normal" officeooo:rsid="01b07b18" style:font-weight-asian="normal" style:font-weight-complex="normal"/>
    </style:style>
    <style:style style:name="T99" style:family="text">
      <style:text-properties fo:font-weight="normal" officeooo:rsid="01bef01a" style:font-weight-asian="normal" style:font-weight-complex="normal"/>
    </style:style>
    <style:style style:name="T100" style:family="text">
      <style:text-properties fo:font-weight="normal" officeooo:rsid="024888ae" style:font-weight-asian="normal" style:font-weight-complex="normal"/>
    </style:style>
    <style:style style:name="T101" style:family="text">
      <style:text-properties fo:font-weight="normal" officeooo:rsid="025457b9" style:font-weight-asian="normal" style:font-weight-complex="normal"/>
    </style:style>
    <style:style style:name="T102" style:family="text">
      <style:text-properties fo:font-weight="normal" officeooo:rsid="0255b347" style:font-weight-asian="normal" style:font-weight-complex="normal"/>
    </style:style>
    <style:style style:name="T103" style:family="text">
      <style:text-properties fo:font-weight="normal" officeooo:rsid="025c1edd" style:font-weight-asian="normal" style:font-weight-complex="normal"/>
    </style:style>
    <style:style style:name="T104" style:family="text">
      <style:text-properties fo:font-weight="normal" officeooo:rsid="025c47d1" style:font-weight-asian="normal" style:font-weight-complex="normal"/>
    </style:style>
    <style:style style:name="T105" style:family="text">
      <style:text-properties fo:font-weight="normal" officeooo:rsid="025ca15a" style:font-weight-asian="normal" style:font-weight-complex="normal"/>
    </style:style>
    <style:style style:name="T106" style:family="text">
      <style:text-properties fo:font-weight="normal" officeooo:rsid="025f521f" style:font-weight-asian="normal" style:font-weight-complex="normal"/>
    </style:style>
    <style:style style:name="T107" style:family="text">
      <style:text-properties fo:font-weight="normal" officeooo:rsid="0264a88e" style:font-weight-asian="normal" style:font-weight-complex="normal"/>
    </style:style>
    <style:style style:name="T108" style:family="text">
      <style:text-properties fo:font-weight="normal" officeooo:rsid="0264d8eb" style:font-weight-asian="normal" style:font-weight-complex="normal"/>
    </style:style>
    <style:style style:name="T109" style:family="text">
      <style:text-properties fo:font-weight="normal" officeooo:rsid="026830e1" style:font-weight-asian="normal" style:font-weight-complex="normal"/>
    </style:style>
    <style:style style:name="T110" style:family="text">
      <style:text-properties fo:font-weight="normal" officeooo:rsid="0269ddcc" style:font-weight-asian="normal" style:font-weight-complex="normal"/>
    </style:style>
    <style:style style:name="T111" style:family="text">
      <style:text-properties fo:font-weight="normal" officeooo:rsid="02734a54" style:font-weight-asian="normal" style:font-weight-complex="normal"/>
    </style:style>
    <style:style style:name="T112" style:family="text">
      <style:text-properties fo:font-weight="normal" officeooo:rsid="026d91be" style:font-weight-asian="normal" style:font-weight-complex="normal"/>
    </style:style>
    <style:style style:name="T113" style:family="text">
      <style:text-properties fo:font-weight="normal" officeooo:rsid="0275f1bd" style:font-weight-asian="normal" style:font-weight-complex="normal"/>
    </style:style>
    <style:style style:name="T114" style:family="text">
      <style:text-properties fo:font-weight="normal" officeooo:rsid="027a81b3" style:font-weight-asian="normal" style:font-weight-complex="normal"/>
    </style:style>
    <style:style style:name="T115" style:family="text">
      <style:text-properties fo:font-weight="normal" officeooo:rsid="027e77a9" style:font-weight-asian="normal" style:font-weight-complex="normal"/>
    </style:style>
    <style:style style:name="T116" style:family="text">
      <style:text-properties fo:font-weight="normal" officeooo:rsid="0286868f" style:font-weight-asian="normal" style:font-weight-complex="normal"/>
    </style:style>
    <style:style style:name="T117" style:family="text">
      <style:text-properties fo:font-weight="normal" officeooo:rsid="028513af" style:font-weight-asian="normal" style:font-weight-complex="normal"/>
    </style:style>
    <style:style style:name="T118" style:family="text">
      <style:text-properties fo:font-weight="normal" officeooo:rsid="02daa313" style:font-weight-asian="normal" style:font-weight-complex="normal"/>
    </style:style>
    <style:style style:name="T119" style:family="text">
      <style:text-properties fo:font-weight="normal" officeooo:rsid="02dd74c8" style:font-weight-asian="normal" style:font-weight-complex="normal"/>
    </style:style>
    <style:style style:name="T120" style:family="text">
      <style:text-properties fo:font-weight="normal" officeooo:rsid="02e1b98d" style:font-weight-asian="normal" style:font-weight-complex="normal"/>
    </style:style>
    <style:style style:name="T121" style:family="text">
      <style:text-properties officeooo:rsid="003131fa"/>
    </style:style>
    <style:style style:name="T122" style:family="text">
      <style:text-properties officeooo:rsid="003366c6"/>
    </style:style>
    <style:style style:name="T123" style:family="text">
      <style:text-properties officeooo:rsid="0035065f"/>
    </style:style>
    <style:style style:name="T124" style:family="text">
      <style:text-properties officeooo:rsid="00365b6d"/>
    </style:style>
    <style:style style:name="T125" style:family="text">
      <style:text-properties officeooo:rsid="0041ce35"/>
    </style:style>
    <style:style style:name="T126" style:family="text">
      <style:text-properties officeooo:rsid="00495423"/>
    </style:style>
    <style:style style:name="T127" style:family="text">
      <style:text-properties officeooo:rsid="004961a2"/>
    </style:style>
    <style:style style:name="T128" style:family="text">
      <style:text-properties officeooo:rsid="004a998d"/>
    </style:style>
    <style:style style:name="T129" style:family="text">
      <style:text-properties officeooo:rsid="0050044a"/>
    </style:style>
    <style:style style:name="T130" style:family="text">
      <style:text-properties officeooo:rsid="0050643a"/>
    </style:style>
    <style:style style:name="T131" style:family="text">
      <style:text-properties style:text-underline-style="none"/>
    </style:style>
    <style:style style:name="T132" style:family="text">
      <style:text-properties style:text-underline-style="none" officeooo:rsid="0050643a"/>
    </style:style>
    <style:style style:name="T133" style:family="text">
      <style:text-properties style:text-underline-style="none" fo:font-weight="bold" officeooo:rsid="01e2099a" style:font-weight-asian="bold" style:font-weight-complex="bold"/>
    </style:style>
    <style:style style:name="T134" style:family="text">
      <style:text-properties style:text-underline-style="none" fo:font-weight="bold" officeooo:rsid="01e0794a" style:font-weight-asian="bold" style:font-weight-complex="bold"/>
    </style:style>
    <style:style style:name="T135" style:family="text">
      <style:text-properties style:text-underline-style="none" fo:font-weight="bold" officeooo:rsid="024888ae" style:font-weight-asian="bold" style:font-weight-complex="bold"/>
    </style:style>
    <style:style style:name="T136" style:family="text">
      <style:text-properties style:text-underline-style="none" officeooo:rsid="01e2099a"/>
    </style:style>
    <style:style style:name="T137" style:family="text">
      <style:text-properties style:text-underline-style="none" officeooo:rsid="01e0794a"/>
    </style:style>
    <style:style style:name="T138" style:family="text">
      <style:text-properties style:text-underline-style="none" officeooo:rsid="024888ae"/>
    </style:style>
    <style:style style:name="T139" style:family="text">
      <style:text-properties style:text-underline-style="none" officeooo:rsid="0255b347"/>
    </style:style>
    <style:style style:name="T140" style:family="text">
      <style:text-properties officeooo:rsid="00523632"/>
    </style:style>
    <style:style style:name="T141" style:family="text">
      <style:text-properties officeooo:rsid="00566b9a"/>
    </style:style>
    <style:style style:name="T142" style:family="text">
      <style:text-properties officeooo:rsid="00579098"/>
    </style:style>
    <style:style style:name="T143" style:family="text">
      <style:text-properties officeooo:rsid="00595b66"/>
    </style:style>
    <style:style style:name="T144" style:family="text">
      <style:text-properties officeooo:rsid="005e617e"/>
    </style:style>
    <style:style style:name="T145" style:family="text">
      <style:text-properties officeooo:rsid="005fae66"/>
    </style:style>
    <style:style style:name="T146" style:family="text">
      <style:text-properties officeooo:rsid="00632e51"/>
    </style:style>
    <style:style style:name="T147" style:family="text">
      <style:text-properties officeooo:rsid="0040ace3"/>
    </style:style>
    <style:style style:name="T148" style:family="text">
      <style:text-properties officeooo:rsid="006b15e0"/>
    </style:style>
    <style:style style:name="T149" style:family="text">
      <style:text-properties officeooo:rsid="006b5675"/>
    </style:style>
    <style:style style:name="T150" style:family="text">
      <style:text-properties officeooo:rsid="006cc84d"/>
    </style:style>
    <style:style style:name="T151" style:family="text">
      <style:text-properties officeooo:rsid="006e3a09"/>
    </style:style>
    <style:style style:name="T152" style:family="text">
      <style:text-properties officeooo:rsid="007037b8"/>
    </style:style>
    <style:style style:name="T153" style:family="text">
      <style:text-properties officeooo:rsid="00756d32"/>
    </style:style>
    <style:style style:name="T154" style:family="text">
      <style:text-properties officeooo:rsid="0079265a"/>
    </style:style>
    <style:style style:name="T155" style:family="text">
      <style:text-properties officeooo:rsid="007aa141"/>
    </style:style>
    <style:style style:name="T156" style:family="text">
      <style:text-properties officeooo:rsid="00685481"/>
    </style:style>
    <style:style style:name="T157" style:family="text">
      <style:text-properties officeooo:rsid="007d1779"/>
    </style:style>
    <style:style style:name="T158" style:family="text">
      <style:text-properties style:use-window-font-color="true"/>
    </style:style>
    <style:style style:name="T159" style:family="text">
      <style:text-properties style:use-window-font-color="true" officeooo:rsid="00687220"/>
    </style:style>
    <style:style style:name="T160" style:family="text">
      <style:text-properties style:use-window-font-color="true" fo:font-style="normal" style:font-style-asian="normal" style:font-style-complex="normal"/>
    </style:style>
    <style:style style:name="T161" style:family="text">
      <style:text-properties style:use-window-font-color="true" fo:font-style="normal" officeooo:rsid="01030c93" style:font-style-asian="normal" style:font-style-complex="normal"/>
    </style:style>
    <style:style style:name="T162" style:family="text">
      <style:text-properties style:use-window-font-color="true" fo:font-style="normal" officeooo:rsid="0103ab09" style:font-style-asian="normal" style:font-style-complex="normal"/>
    </style:style>
    <style:style style:name="T163" style:family="text">
      <style:text-properties style:use-window-font-color="true" fo:font-style="normal" officeooo:rsid="01045e2b" style:font-style-asian="normal" style:font-style-complex="normal"/>
    </style:style>
    <style:style style:name="T164" style:family="text">
      <style:text-properties style:use-window-font-color="true" fo:font-style="normal" officeooo:rsid="0101a62b" style:font-style-asian="normal" style:font-style-complex="normal"/>
    </style:style>
    <style:style style:name="T165" style:family="text">
      <style:text-properties style:use-window-font-color="true" fo:font-style="normal" officeooo:rsid="0104ab26" style:font-style-asian="normal" style:font-style-complex="normal"/>
    </style:style>
    <style:style style:name="T166" style:family="text">
      <style:text-properties style:use-window-font-color="true" fo:font-style="normal" officeooo:rsid="00ec7646" style:font-style-asian="normal" style:font-style-complex="normal"/>
    </style:style>
    <style:style style:name="T167" style:family="text">
      <style:text-properties style:use-window-font-color="true" fo:font-style="normal" officeooo:rsid="0129e716" style:font-style-asian="normal" style:font-style-complex="normal"/>
    </style:style>
    <style:style style:name="T168" style:family="text">
      <style:text-properties style:use-window-font-color="true" fo:font-style="normal" officeooo:rsid="012ce0e6" style:font-style-asian="normal" style:font-style-complex="normal"/>
    </style:style>
    <style:style style:name="T169" style:family="text">
      <style:text-properties style:use-window-font-color="true" fo:font-style="normal" officeooo:rsid="012e0c58" style:font-style-asian="normal" style:font-style-complex="normal"/>
    </style:style>
    <style:style style:name="T170" style:family="text">
      <style:text-properties style:use-window-font-color="true" fo:font-style="normal" officeooo:rsid="00ccac5e" style:font-style-asian="normal" style:font-style-complex="normal"/>
    </style:style>
    <style:style style:name="T171" style:family="text">
      <style:text-properties style:use-window-font-color="true" fo:font-style="normal" officeooo:rsid="01309713" style:font-style-asian="normal" style:font-style-complex="normal"/>
    </style:style>
    <style:style style:name="T172" style:family="text">
      <style:text-properties style:use-window-font-color="true" fo:font-style="normal" officeooo:rsid="013b4b0d" style:font-style-asian="normal" style:font-style-complex="normal"/>
    </style:style>
    <style:style style:name="T173" style:family="text">
      <style:text-properties style:use-window-font-color="true" fo:font-style="normal" officeooo:rsid="013c52d4" style:font-style-asian="normal" style:font-style-complex="normal"/>
    </style:style>
    <style:style style:name="T174" style:family="text">
      <style:text-properties style:use-window-font-color="true" fo:font-style="normal" officeooo:rsid="013d6fbb" style:font-style-asian="normal" style:font-style-complex="normal"/>
    </style:style>
    <style:style style:name="T175" style:family="text">
      <style:text-properties style:use-window-font-color="true" fo:font-style="normal" officeooo:rsid="013ddfc0" style:font-style-asian="normal" style:font-style-complex="normal"/>
    </style:style>
    <style:style style:name="T176" style:family="text">
      <style:text-properties style:use-window-font-color="true" fo:font-style="normal" officeooo:rsid="013f1034" style:font-style-asian="normal" style:font-style-complex="normal"/>
    </style:style>
    <style:style style:name="T177" style:family="text">
      <style:text-properties style:use-window-font-color="true" fo:font-style="normal" officeooo:rsid="0140086d" style:font-style-asian="normal" style:font-style-complex="normal"/>
    </style:style>
    <style:style style:name="T178" style:family="text">
      <style:text-properties style:use-window-font-color="true" fo:font-style="normal" officeooo:rsid="00ee8692" style:font-style-asian="normal" style:font-style-complex="normal"/>
    </style:style>
    <style:style style:name="T179" style:family="text">
      <style:text-properties style:use-window-font-color="true" fo:font-style="normal" officeooo:rsid="0143c3ef" style:font-style-asian="normal" style:font-style-complex="normal"/>
    </style:style>
    <style:style style:name="T180" style:family="text">
      <style:text-properties style:use-window-font-color="true" fo:font-style="normal" officeooo:rsid="0162a1a6" style:font-style-asian="normal" style:font-style-complex="normal"/>
    </style:style>
    <style:style style:name="T181" style:family="text">
      <style:text-properties style:use-window-font-color="true" fo:font-style="normal" officeooo:rsid="01648ccb" style:font-style-asian="normal" style:font-style-complex="normal"/>
    </style:style>
    <style:style style:name="T182" style:family="text">
      <style:text-properties style:use-window-font-color="true" fo:font-style="normal" officeooo:rsid="01731cf9" style:font-style-asian="normal" style:font-style-complex="normal"/>
    </style:style>
    <style:style style:name="T183" style:family="text">
      <style:text-properties style:use-window-font-color="true" fo:font-style="normal" officeooo:rsid="01736d00" style:font-style-asian="normal" style:font-style-complex="normal"/>
    </style:style>
    <style:style style:name="T184" style:family="text">
      <style:text-properties style:use-window-font-color="true" fo:font-style="normal" officeooo:rsid="017440d5" style:font-style-asian="normal" style:font-style-complex="normal"/>
    </style:style>
    <style:style style:name="T185" style:family="text">
      <style:text-properties style:use-window-font-color="true" fo:font-style="normal" officeooo:rsid="017b1e57" style:font-style-asian="normal" style:font-style-complex="normal"/>
    </style:style>
    <style:style style:name="T186" style:family="text">
      <style:text-properties style:use-window-font-color="true" fo:font-style="normal" officeooo:rsid="0189b6bf" style:font-style-asian="normal" style:font-style-complex="normal"/>
    </style:style>
    <style:style style:name="T187" style:family="text">
      <style:text-properties style:use-window-font-color="true" fo:font-style="normal" officeooo:rsid="0189bd5a" style:font-style-asian="normal" style:font-style-complex="normal"/>
    </style:style>
    <style:style style:name="T188" style:family="text">
      <style:text-properties style:use-window-font-color="true" fo:font-style="normal" officeooo:rsid="018f40a0" style:font-style-asian="normal" style:font-style-complex="normal"/>
    </style:style>
    <style:style style:name="T189" style:family="text">
      <style:text-properties style:use-window-font-color="true" fo:font-style="normal" officeooo:rsid="018f47be" style:font-style-asian="normal" style:font-style-complex="normal"/>
    </style:style>
    <style:style style:name="T190" style:family="text">
      <style:text-properties style:use-window-font-color="true" fo:font-style="normal" officeooo:rsid="01bdc2ea" style:font-style-asian="normal" style:font-style-complex="normal"/>
    </style:style>
    <style:style style:name="T191" style:family="text">
      <style:text-properties style:use-window-font-color="true" fo:font-style="normal" officeooo:rsid="0334a575" style:font-style-asian="normal" style:font-style-complex="normal"/>
    </style:style>
    <style:style style:name="T192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93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94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95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96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97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style:text-underline-style="none" style:font-style-asian="normal" style:font-style-complex="normal"/>
    </style:style>
    <style:style style:name="T199" style:family="text">
      <style:text-properties style:use-window-font-color="true" fo:font-style="normal" style:text-underline-style="none" officeooo:rsid="0334a575" style:font-style-asian="normal" style:font-style-complex="normal"/>
    </style:style>
    <style:style style:name="T200" style:family="text">
      <style:text-properties style:use-window-font-color="true" fo:font-style="normal" style:text-underline-style="none" officeooo:rsid="0334aa07" style:font-style-asian="normal" style:font-style-complex="normal"/>
    </style:style>
    <style:style style:name="T201" style:family="text">
      <style:text-properties style:use-window-font-color="true" fo:font-style="italic" style:font-style-asian="italic" style:font-style-complex="italic"/>
    </style:style>
    <style:style style:name="T202" style:family="text">
      <style:text-properties style:use-window-font-color="true" fo:font-style="italic" officeooo:rsid="0101a62b" style:font-style-asian="italic" style:font-style-complex="italic"/>
    </style:style>
    <style:style style:name="T203" style:family="text">
      <style:text-properties style:use-window-font-color="true" fo:font-style="italic" officeooo:rsid="01114cd3" style:font-style-asian="italic" style:font-style-complex="italic"/>
    </style:style>
    <style:style style:name="T204" style:family="text">
      <style:text-properties style:use-window-font-color="true" fo:font-style="italic" officeooo:rsid="00ccac5e" style:font-style-asian="italic" style:font-style-complex="italic"/>
    </style:style>
    <style:style style:name="T205" style:family="text">
      <style:text-properties style:use-window-font-color="true" fo:font-style="italic" officeooo:rsid="01326b81" style:font-style-asian="italic" style:font-style-complex="italic"/>
    </style:style>
    <style:style style:name="T206" style:family="text">
      <style:text-properties style:use-window-font-color="true" fo:font-style="italic" officeooo:rsid="0165fb24" style:font-style-asian="italic" style:font-style-complex="italic"/>
    </style:style>
    <style:style style:name="T207" style:family="text">
      <style:text-properties style:use-window-font-color="true" fo:font-style="italic" officeooo:rsid="01736d00" style:font-style-asian="italic" style:font-style-complex="italic"/>
    </style:style>
    <style:style style:name="T208" style:family="text">
      <style:text-properties style:use-window-font-color="true" fo:font-style="italic" officeooo:rsid="017440d5" style:font-style-asian="italic" style:font-style-complex="italic"/>
    </style:style>
    <style:style style:name="T209" style:family="text">
      <style:text-properties style:use-window-font-color="true" fo:font-style="italic" officeooo:rsid="0189b6bf" style:font-style-asian="italic" style:font-style-complex="italic"/>
    </style:style>
    <style:style style:name="T210" style:family="text">
      <style:text-properties style:use-window-font-color="true" fo:font-style="italic" officeooo:rsid="01c0a50b" style:font-style-asian="italic" style:font-style-complex="italic"/>
    </style:style>
    <style:style style:name="T211" style:family="text">
      <style:text-properties style:use-window-font-color="true" fo:font-style="italic" officeooo:rsid="01ca64d7" style:font-style-asian="italic" style:font-style-complex="italic"/>
    </style:style>
    <style:style style:name="T212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213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214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215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216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217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218" style:family="text">
      <style:text-properties style:use-window-font-color="true" officeooo:rsid="00c92fae"/>
    </style:style>
    <style:style style:name="T219" style:family="text">
      <style:text-properties style:use-window-font-color="true" officeooo:rsid="010f38a8"/>
    </style:style>
    <style:style style:name="T220" style:family="text">
      <style:text-properties style:use-window-font-color="true" officeooo:rsid="0110c1de"/>
    </style:style>
    <style:style style:name="T221" style:family="text">
      <style:text-properties style:use-window-font-color="true" officeooo:rsid="013ddfc0"/>
    </style:style>
    <style:style style:name="T222" style:family="text">
      <style:text-properties style:use-window-font-color="true" fo:font-weight="bold" style:font-weight-asian="bold" style:font-weight-complex="bold"/>
    </style:style>
    <style:style style:name="T223" style:family="text">
      <style:text-properties style:use-window-font-color="true" fo:font-weight="bold" officeooo:rsid="013ddfc0" style:font-weight-asian="bold" style:font-weight-complex="bold"/>
    </style:style>
    <style:style style:name="T224" style:family="text">
      <style:text-properties style:use-window-font-color="true" fo:font-weight="bold" officeooo:rsid="0140086d" style:font-weight-asian="bold" style:font-weight-complex="bold"/>
    </style:style>
    <style:style style:name="T225" style:family="text">
      <style:text-properties style:use-window-font-color="true" fo:font-weight="bold" officeooo:rsid="014818a8" style:font-weight-asian="bold" style:font-weight-complex="bold"/>
    </style:style>
    <style:style style:name="T226" style:family="text">
      <style:text-properties style:use-window-font-color="true" officeooo:rsid="0141ae5e"/>
    </style:style>
    <style:style style:name="T227" style:family="text">
      <style:text-properties style:use-window-font-color="true" officeooo:rsid="014b75d0"/>
    </style:style>
    <style:style style:name="T228" style:family="text">
      <style:text-properties style:use-window-font-color="true" officeooo:rsid="014818a8"/>
    </style:style>
    <style:style style:name="T229" style:family="text">
      <style:text-properties style:use-window-font-color="true" style:text-underline-style="solid" style:text-underline-width="auto" style:text-underline-color="font-color"/>
    </style:style>
    <style:style style:name="T230" style:family="text">
      <style:text-properties officeooo:rsid="007fd98a"/>
    </style:style>
    <style:style style:name="T231" style:family="text">
      <style:text-properties officeooo:rsid="0081b142"/>
    </style:style>
    <style:style style:name="T232" style:family="text">
      <style:text-properties officeooo:rsid="0082e30a"/>
    </style:style>
    <style:style style:name="T233" style:family="text">
      <style:text-properties officeooo:rsid="008909b1"/>
    </style:style>
    <style:style style:name="T234" style:family="text">
      <style:text-properties officeooo:rsid="008fde9c"/>
    </style:style>
    <style:style style:name="T235" style:family="text">
      <style:text-properties officeooo:rsid="0091b213"/>
    </style:style>
    <style:style style:name="T236" style:family="text">
      <style:text-properties officeooo:rsid="00936952"/>
    </style:style>
    <style:style style:name="T237" style:family="text">
      <style:text-properties officeooo:rsid="00940908"/>
    </style:style>
    <style:style style:name="T238" style:family="text">
      <style:text-properties officeooo:rsid="009600b6"/>
    </style:style>
    <style:style style:name="T239" style:family="text">
      <style:text-properties officeooo:rsid="0097a1b6"/>
    </style:style>
    <style:style style:name="T240" style:family="text">
      <style:text-properties officeooo:rsid="0083140b"/>
    </style:style>
    <style:style style:name="T241" style:family="text">
      <style:text-properties officeooo:rsid="009bf1d4"/>
    </style:style>
    <style:style style:name="T242" style:family="text">
      <style:text-properties officeooo:rsid="009bfb06"/>
    </style:style>
    <style:style style:name="T243" style:family="text">
      <style:text-properties officeooo:rsid="001f49d4"/>
    </style:style>
    <style:style style:name="T244" style:family="text">
      <style:text-properties officeooo:rsid="009da783"/>
    </style:style>
    <style:style style:name="T245" style:family="text">
      <style:text-properties officeooo:rsid="00188e61"/>
    </style:style>
    <style:style style:name="T246" style:family="text">
      <style:text-properties officeooo:rsid="009e97f3"/>
    </style:style>
    <style:style style:name="T247" style:family="text">
      <style:text-properties officeooo:rsid="0028ac76"/>
    </style:style>
    <style:style style:name="T248" style:family="text">
      <style:text-properties officeooo:rsid="009ef892"/>
    </style:style>
    <style:style style:name="T249" style:family="text">
      <style:text-properties officeooo:rsid="00a1b2bb"/>
    </style:style>
    <style:style style:name="T250" style:family="text">
      <style:text-properties officeooo:rsid="00a38197"/>
    </style:style>
    <style:style style:name="T251" style:family="text">
      <style:text-properties officeooo:rsid="00a4ffd5"/>
    </style:style>
    <style:style style:name="T252" style:family="text">
      <style:text-properties officeooo:rsid="00a6fc39"/>
    </style:style>
    <style:style style:name="T253" style:family="text">
      <style:text-properties fo:font-style="normal" style:font-style-asian="normal" style:font-style-complex="normal"/>
    </style:style>
    <style:style style:name="T254" style:family="text">
      <style:text-properties fo:font-style="normal" officeooo:rsid="00a73331" style:font-style-asian="normal" style:font-style-complex="normal"/>
    </style:style>
    <style:style style:name="T255" style:family="text">
      <style:text-properties fo:font-style="normal" officeooo:rsid="00a864ca" style:font-style-asian="normal" style:font-style-complex="normal"/>
    </style:style>
    <style:style style:name="T256" style:family="text">
      <style:text-properties fo:font-style="normal" officeooo:rsid="00e40438" style:font-style-asian="normal" style:font-style-complex="normal"/>
    </style:style>
    <style:style style:name="T257" style:family="text">
      <style:text-properties fo:font-style="normal" officeooo:rsid="00eb0770" style:font-style-asian="normal" style:font-style-complex="normal"/>
    </style:style>
    <style:style style:name="T258" style:family="text">
      <style:text-properties fo:font-style="normal" officeooo:rsid="00ebd6e4" style:font-style-asian="normal" style:font-style-complex="normal"/>
    </style:style>
    <style:style style:name="T259" style:family="text">
      <style:text-properties fo:font-style="normal" officeooo:rsid="00f12a74" style:font-style-asian="normal" style:font-style-complex="normal"/>
    </style:style>
    <style:style style:name="T260" style:family="text">
      <style:text-properties fo:font-style="normal" officeooo:rsid="00d58808" style:font-style-asian="normal" style:font-style-complex="normal"/>
    </style:style>
    <style:style style:name="T261" style:family="text">
      <style:text-properties fo:font-style="normal" officeooo:rsid="00d6098b" style:font-style-asian="normal" style:font-style-complex="normal"/>
    </style:style>
    <style:style style:name="T262" style:family="text">
      <style:text-properties fo:font-style="normal" officeooo:rsid="00f3e97e" style:font-style-asian="normal" style:font-style-complex="normal"/>
    </style:style>
    <style:style style:name="T263" style:family="text">
      <style:text-properties fo:font-style="normal" officeooo:rsid="00f58c93" style:font-style-asian="normal" style:font-style-complex="normal"/>
    </style:style>
    <style:style style:name="T264" style:family="text">
      <style:text-properties fo:font-style="normal" officeooo:rsid="00ee8692" style:font-style-asian="normal" style:font-style-complex="normal"/>
    </style:style>
    <style:style style:name="T265" style:family="text">
      <style:text-properties fo:font-style="normal" officeooo:rsid="010a99ca" style:font-style-asian="normal" style:font-style-complex="normal"/>
    </style:style>
    <style:style style:name="T266" style:family="text">
      <style:text-properties fo:font-style="normal" officeooo:rsid="0116ddb3" style:font-style-asian="normal" style:font-style-complex="normal"/>
    </style:style>
    <style:style style:name="T267" style:family="text">
      <style:text-properties fo:font-style="normal" officeooo:rsid="00e7346c" style:font-style-asian="normal" style:font-style-complex="normal"/>
    </style:style>
    <style:style style:name="T268" style:family="text">
      <style:text-properties fo:font-style="normal" officeooo:rsid="01182403" style:font-style-asian="normal" style:font-style-complex="normal"/>
    </style:style>
    <style:style style:name="T269" style:family="text">
      <style:text-properties fo:font-style="normal" officeooo:rsid="0125223e" style:font-style-asian="normal" style:font-style-complex="normal"/>
    </style:style>
    <style:style style:name="T270" style:family="text">
      <style:text-properties fo:font-style="normal" officeooo:rsid="01261c02" style:font-style-asian="normal" style:font-style-complex="normal"/>
    </style:style>
    <style:style style:name="T271" style:family="text">
      <style:text-properties fo:font-style="normal" officeooo:rsid="0126b205" style:font-style-asian="normal" style:font-style-complex="normal"/>
    </style:style>
    <style:style style:name="T272" style:family="text">
      <style:text-properties fo:font-style="normal" officeooo:rsid="013758de" style:font-style-asian="normal" style:font-style-complex="normal"/>
    </style:style>
    <style:style style:name="T273" style:family="text">
      <style:text-properties fo:font-style="normal" officeooo:rsid="0162a1a6" style:font-style-asian="normal" style:font-style-complex="normal"/>
    </style:style>
    <style:style style:name="T274" style:family="text">
      <style:text-properties fo:font-style="normal" officeooo:rsid="018f40a0" style:font-style-asian="normal" style:font-style-complex="normal"/>
    </style:style>
    <style:style style:name="T275" style:family="text">
      <style:text-properties fo:font-style="normal" officeooo:rsid="01a0f13a" style:font-style-asian="normal" style:font-style-complex="normal"/>
    </style:style>
    <style:style style:name="T276" style:family="text">
      <style:text-properties fo:font-style="normal" officeooo:rsid="01a1beec" style:font-style-asian="normal" style:font-style-complex="normal"/>
    </style:style>
    <style:style style:name="T277" style:family="text">
      <style:text-properties fo:font-style="normal" officeooo:rsid="01a2bd00" style:font-style-asian="normal" style:font-style-complex="normal"/>
    </style:style>
    <style:style style:name="T278" style:family="text">
      <style:text-properties fo:font-style="normal" officeooo:rsid="01a2da39" style:font-style-asian="normal" style:font-style-complex="normal"/>
    </style:style>
    <style:style style:name="T279" style:family="text">
      <style:text-properties fo:font-style="normal" officeooo:rsid="01aadf3f" style:font-style-asian="normal" style:font-style-complex="normal"/>
    </style:style>
    <style:style style:name="T280" style:family="text">
      <style:text-properties fo:font-style="normal" officeooo:rsid="01b07b18" style:font-style-asian="normal" style:font-style-complex="normal"/>
    </style:style>
    <style:style style:name="T281" style:family="text">
      <style:text-properties fo:font-style="normal" officeooo:rsid="01b6f093" style:font-style-asian="normal" style:font-style-complex="normal"/>
    </style:style>
    <style:style style:name="T282" style:family="text">
      <style:text-properties fo:font-style="normal" officeooo:rsid="01b82811" style:font-style-asian="normal" style:font-style-complex="normal"/>
    </style:style>
    <style:style style:name="T283" style:family="text">
      <style:text-properties fo:font-style="normal" officeooo:rsid="01ba3f78" style:font-style-asian="normal" style:font-style-complex="normal"/>
    </style:style>
    <style:style style:name="T284" style:family="text">
      <style:text-properties fo:font-style="normal" officeooo:rsid="01bc7f93" style:font-style-asian="normal" style:font-style-complex="normal"/>
    </style:style>
    <style:style style:name="T285" style:family="text">
      <style:text-properties fo:font-style="normal" officeooo:rsid="01bef01a" style:font-style-asian="normal" style:font-style-complex="normal"/>
    </style:style>
    <style:style style:name="T286" style:family="text">
      <style:text-properties fo:font-style="normal" officeooo:rsid="01c61e19" style:font-style-asian="normal" style:font-style-complex="normal"/>
    </style:style>
    <style:style style:name="T287" style:family="text">
      <style:text-properties fo:font-style="normal" officeooo:rsid="01c778ad" style:font-style-asian="normal" style:font-style-complex="normal"/>
    </style:style>
    <style:style style:name="T288" style:family="text">
      <style:text-properties fo:font-style="normal" officeooo:rsid="01c8a948" style:font-style-asian="normal" style:font-style-complex="normal"/>
    </style:style>
    <style:style style:name="T289" style:family="text">
      <style:text-properties fo:font-style="normal" officeooo:rsid="01e0794a" style:font-style-asian="normal" style:font-style-complex="normal"/>
    </style:style>
    <style:style style:name="T290" style:family="text">
      <style:text-properties fo:font-style="normal" officeooo:rsid="01dcb337" style:font-style-asian="normal" style:font-style-complex="normal"/>
    </style:style>
    <style:style style:name="T291" style:family="text">
      <style:text-properties fo:font-style="normal" officeooo:rsid="01e49296" style:font-style-asian="normal" style:font-style-complex="normal"/>
    </style:style>
    <style:style style:name="T292" style:family="text">
      <style:text-properties fo:font-style="normal" officeooo:rsid="01ddcfdf" style:font-style-asian="normal" style:font-style-complex="normal"/>
    </style:style>
    <style:style style:name="T293" style:family="text">
      <style:text-properties fo:font-style="normal" officeooo:rsid="01fcf735" style:font-style-asian="normal" style:font-style-complex="normal"/>
    </style:style>
    <style:style style:name="T294" style:family="text">
      <style:text-properties fo:font-style="normal" officeooo:rsid="01eebdc2" style:font-style-asian="normal" style:font-style-complex="normal"/>
    </style:style>
    <style:style style:name="T295" style:family="text">
      <style:text-properties fo:font-style="normal" officeooo:rsid="0208988e" style:font-style-asian="normal" style:font-style-complex="normal"/>
    </style:style>
    <style:style style:name="T296" style:family="text">
      <style:text-properties fo:font-style="normal" officeooo:rsid="020b4579" style:font-style-asian="normal" style:font-style-complex="normal"/>
    </style:style>
    <style:style style:name="T297" style:family="text">
      <style:text-properties fo:font-style="normal" officeooo:rsid="020ca262" style:font-style-asian="normal" style:font-style-complex="normal"/>
    </style:style>
    <style:style style:name="T298" style:family="text">
      <style:text-properties fo:font-style="normal" officeooo:rsid="020f6fa6" style:font-style-asian="normal" style:font-style-complex="normal"/>
    </style:style>
    <style:style style:name="T299" style:family="text">
      <style:text-properties fo:font-style="normal" officeooo:rsid="021163ff" style:font-style-asian="normal" style:font-style-complex="normal"/>
    </style:style>
    <style:style style:name="T300" style:family="text">
      <style:text-properties fo:font-style="normal" officeooo:rsid="02168352" style:font-style-asian="normal" style:font-style-complex="normal"/>
    </style:style>
    <style:style style:name="T301" style:family="text">
      <style:text-properties fo:font-style="normal" officeooo:rsid="0216fe3f" style:font-style-asian="normal" style:font-style-complex="normal"/>
    </style:style>
    <style:style style:name="T302" style:family="text">
      <style:text-properties fo:font-style="normal" officeooo:rsid="021a325c" style:font-style-asian="normal" style:font-style-complex="normal"/>
    </style:style>
    <style:style style:name="T303" style:family="text">
      <style:text-properties fo:font-style="normal" officeooo:rsid="0219e33a" style:font-style-asian="normal" style:font-style-complex="normal"/>
    </style:style>
    <style:style style:name="T304" style:family="text">
      <style:text-properties fo:font-style="normal" officeooo:rsid="021b878c" style:font-style-asian="normal" style:font-style-complex="normal"/>
    </style:style>
    <style:style style:name="T305" style:family="text">
      <style:text-properties fo:font-style="normal" officeooo:rsid="021d360e" style:font-style-asian="normal" style:font-style-complex="normal"/>
    </style:style>
    <style:style style:name="T306" style:family="text">
      <style:text-properties fo:font-style="normal" officeooo:rsid="022be1a2" style:font-style-asian="normal" style:font-style-complex="normal"/>
    </style:style>
    <style:style style:name="T307" style:family="text">
      <style:text-properties fo:font-style="normal" officeooo:rsid="022aa701" style:font-style-asian="normal" style:font-style-complex="normal"/>
    </style:style>
    <style:style style:name="T308" style:family="text">
      <style:text-properties fo:font-style="normal" officeooo:rsid="022e2006" style:font-style-asian="normal" style:font-style-complex="normal"/>
    </style:style>
    <style:style style:name="T309" style:family="text">
      <style:text-properties fo:font-style="normal" officeooo:rsid="022e3571" style:font-style-asian="normal" style:font-style-complex="normal"/>
    </style:style>
    <style:style style:name="T310" style:family="text">
      <style:text-properties fo:font-style="normal" officeooo:rsid="0226309a" style:font-style-asian="normal" style:font-style-complex="normal"/>
    </style:style>
    <style:style style:name="T311" style:family="text">
      <style:text-properties fo:font-style="normal" officeooo:rsid="022e4b63" style:font-style-asian="normal" style:font-style-complex="normal"/>
    </style:style>
    <style:style style:name="T312" style:family="text">
      <style:text-properties fo:font-style="normal" officeooo:rsid="0233d432" style:font-style-asian="normal" style:font-style-complex="normal"/>
    </style:style>
    <style:style style:name="T313" style:family="text">
      <style:text-properties fo:font-style="normal" officeooo:rsid="0239fde1" style:font-style-asian="normal" style:font-style-complex="normal"/>
    </style:style>
    <style:style style:name="T314" style:family="text">
      <style:text-properties fo:font-style="normal" officeooo:rsid="0239a029" style:font-style-asian="normal" style:font-style-complex="normal"/>
    </style:style>
    <style:style style:name="T315" style:family="text">
      <style:text-properties fo:font-style="normal" officeooo:rsid="023b505d" style:font-style-asian="normal" style:font-style-complex="normal"/>
    </style:style>
    <style:style style:name="T316" style:family="text">
      <style:text-properties fo:font-style="normal" officeooo:rsid="023cf6c9" style:font-style-asian="normal" style:font-style-complex="normal"/>
    </style:style>
    <style:style style:name="T317" style:family="text">
      <style:text-properties fo:font-style="normal" officeooo:rsid="0242d14c" style:font-style-asian="normal" style:font-style-complex="normal"/>
    </style:style>
    <style:style style:name="T318" style:family="text">
      <style:text-properties fo:font-style="normal" officeooo:rsid="0244b51e" style:font-style-asian="normal" style:font-style-complex="normal"/>
    </style:style>
    <style:style style:name="T319" style:family="text">
      <style:text-properties fo:font-style="normal" officeooo:rsid="02464f89" style:font-style-asian="normal" style:font-style-complex="normal"/>
    </style:style>
    <style:style style:name="T320" style:family="text">
      <style:text-properties fo:font-style="normal" officeooo:rsid="0248313e" style:font-style-asian="normal" style:font-style-complex="normal"/>
    </style:style>
    <style:style style:name="T321" style:family="text">
      <style:text-properties fo:font-style="normal" officeooo:rsid="024888ae" style:font-style-asian="normal" style:font-style-complex="normal"/>
    </style:style>
    <style:style style:name="T322" style:family="text">
      <style:text-properties fo:font-style="normal" officeooo:rsid="024980dc" style:font-style-asian="normal" style:font-style-complex="normal"/>
    </style:style>
    <style:style style:name="T323" style:family="text">
      <style:text-properties fo:font-style="normal" officeooo:rsid="024ee7c9" style:font-style-asian="normal" style:font-style-complex="normal"/>
    </style:style>
    <style:style style:name="T324" style:family="text">
      <style:text-properties fo:font-style="normal" officeooo:rsid="02428434" style:font-style-asian="normal" style:font-style-complex="normal"/>
    </style:style>
    <style:style style:name="T325" style:family="text">
      <style:text-properties fo:font-style="normal" officeooo:rsid="02ad45f8" style:font-style-asian="normal" style:font-style-complex="normal"/>
    </style:style>
    <style:style style:name="T326" style:family="text">
      <style:text-properties fo:font-style="normal" officeooo:rsid="032e90b2" style:font-style-asian="normal" style:font-style-complex="normal"/>
    </style:style>
    <style:style style:name="T327" style:family="text">
      <style:text-properties fo:font-style="normal" officeooo:rsid="032f56cc" style:font-style-asian="normal" style:font-style-complex="normal"/>
    </style:style>
    <style:style style:name="T328" style:family="text">
      <style:text-properties fo:font-style="normal" officeooo:rsid="0330b9cf" style:font-style-asian="normal" style:font-style-complex="normal"/>
    </style:style>
    <style:style style:name="T329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330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331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332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333" style:family="text">
      <style:text-properties fo:font-style="normal" style:text-underline-style="none" officeooo:rsid="0244b51e" style:font-style-asian="normal" style:font-style-complex="normal"/>
    </style:style>
    <style:style style:name="T334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6738e9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287d99f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29021de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32f56cc" style:font-style-asian="normal" style:font-weight-asian="normal" style:font-style-complex="normal" style:font-weight-complex="normal"/>
    </style:style>
    <style:style style:name="T378" style:family="text">
      <style:text-properties officeooo:rsid="00a9eb52"/>
    </style:style>
    <style:style style:name="T379" style:family="text">
      <style:text-properties officeooo:rsid="0041315f"/>
    </style:style>
    <style:style style:name="T380" style:family="text">
      <style:text-properties officeooo:rsid="00abdb64"/>
    </style:style>
    <style:style style:name="T381" style:family="text">
      <style:text-properties officeooo:rsid="00aea48b"/>
    </style:style>
    <style:style style:name="T382" style:family="text">
      <style:text-properties officeooo:rsid="00b56a82"/>
    </style:style>
    <style:style style:name="T383" style:family="text">
      <style:text-properties officeooo:rsid="00b87274"/>
    </style:style>
    <style:style style:name="T384" style:family="text">
      <style:text-properties officeooo:rsid="00b9b7b2"/>
    </style:style>
    <style:style style:name="T385" style:family="text">
      <style:text-properties officeooo:rsid="00baaa8f"/>
    </style:style>
    <style:style style:name="T386" style:family="text">
      <style:text-properties officeooo:rsid="00bd40d6"/>
    </style:style>
    <style:style style:name="T387" style:family="text">
      <style:text-properties officeooo:rsid="00bf6ad5"/>
    </style:style>
    <style:style style:name="T388" style:family="text">
      <style:text-properties officeooo:rsid="00186c08"/>
    </style:style>
    <style:style style:name="T389" style:family="text">
      <style:text-properties officeooo:rsid="00c752f4"/>
    </style:style>
    <style:style style:name="T390" style:family="text">
      <style:text-properties officeooo:rsid="00c8bca2"/>
    </style:style>
    <style:style style:name="T391" style:family="text">
      <style:text-properties officeooo:rsid="00c90504"/>
    </style:style>
    <style:style style:name="T392" style:family="text">
      <style:text-properties officeooo:rsid="00c9f361"/>
    </style:style>
    <style:style style:name="T393" style:family="text">
      <style:text-properties officeooo:rsid="00cd3655"/>
    </style:style>
    <style:style style:name="T394" style:family="text">
      <style:text-properties officeooo:rsid="00cde4ff"/>
    </style:style>
    <style:style style:name="T395" style:family="text">
      <style:text-properties officeooo:rsid="00cedaef"/>
    </style:style>
    <style:style style:name="T396" style:family="text">
      <style:text-properties officeooo:rsid="00cf36db"/>
    </style:style>
    <style:style style:name="T397" style:family="text">
      <style:text-properties officeooo:rsid="00d0573d"/>
    </style:style>
    <style:style style:name="T398" style:family="text">
      <style:text-properties officeooo:rsid="00d58808"/>
    </style:style>
    <style:style style:name="T399" style:family="text">
      <style:text-properties officeooo:rsid="00d6098b"/>
    </style:style>
    <style:style style:name="T400" style:family="text">
      <style:text-properties officeooo:rsid="00d76e33"/>
    </style:style>
    <style:style style:name="T401" style:family="text">
      <style:text-properties officeooo:rsid="00da4493"/>
    </style:style>
    <style:style style:name="T402" style:family="text">
      <style:text-properties officeooo:rsid="00dbdbe5"/>
    </style:style>
    <style:style style:name="T403" style:family="text">
      <style:text-properties officeooo:rsid="00df0165"/>
    </style:style>
    <style:style style:name="T404" style:family="text">
      <style:text-properties officeooo:rsid="00e1c67a"/>
    </style:style>
    <style:style style:name="T405" style:family="text">
      <style:text-properties officeooo:rsid="00e320af"/>
    </style:style>
    <style:style style:name="T406" style:family="text">
      <style:text-properties officeooo:rsid="00f2d0b5"/>
    </style:style>
    <style:style style:name="T407" style:family="text">
      <style:text-properties officeooo:rsid="00f3e97e"/>
    </style:style>
    <style:style style:name="T408" style:family="text">
      <style:text-properties officeooo:rsid="00f58c93"/>
    </style:style>
    <style:style style:name="T409" style:family="text">
      <style:text-properties officeooo:rsid="00fb4b50"/>
    </style:style>
    <style:style style:name="T410" style:family="text">
      <style:text-properties officeooo:rsid="00fb5341"/>
    </style:style>
    <style:style style:name="T411" style:family="text">
      <style:text-properties officeooo:rsid="01045e2b"/>
    </style:style>
    <style:style style:name="T412" style:family="text">
      <style:text-properties officeooo:rsid="010a99ca"/>
    </style:style>
    <style:style style:name="T413" style:family="text">
      <style:text-properties officeooo:rsid="010d4e88"/>
    </style:style>
    <style:style style:name="T414" style:family="text">
      <style:text-properties officeooo:rsid="010e5d05"/>
    </style:style>
    <style:style style:name="T415" style:family="text">
      <style:text-properties officeooo:rsid="010ebfd9"/>
    </style:style>
    <style:style style:name="T416" style:family="text">
      <style:text-properties officeooo:rsid="010f38a8"/>
    </style:style>
    <style:style style:name="T417" style:family="text">
      <style:text-properties officeooo:rsid="010f9373"/>
    </style:style>
    <style:style style:name="T418" style:family="text">
      <style:text-properties officeooo:rsid="01114cd3"/>
    </style:style>
    <style:style style:name="T419" style:family="text">
      <style:text-properties officeooo:rsid="0120299d"/>
    </style:style>
    <style:style style:name="T420" style:family="text">
      <style:text-properties officeooo:rsid="0125223e"/>
    </style:style>
    <style:style style:name="T421" style:family="text">
      <style:text-properties officeooo:rsid="01261c02"/>
    </style:style>
    <style:style style:name="T422" style:family="text">
      <style:text-properties officeooo:rsid="0126b205"/>
    </style:style>
    <style:style style:name="T423" style:family="text">
      <style:text-properties officeooo:rsid="0101a62b"/>
    </style:style>
    <style:style style:name="T424" style:family="text">
      <style:text-properties officeooo:rsid="0134762b"/>
    </style:style>
    <style:style style:name="T425" style:family="text">
      <style:text-properties officeooo:rsid="013b4b0d"/>
    </style:style>
    <style:style style:name="T426" style:family="text">
      <style:text-properties officeooo:rsid="014206ec"/>
    </style:style>
    <style:style style:name="T427" style:family="text">
      <style:text-properties officeooo:rsid="0146afb0"/>
    </style:style>
    <style:style style:name="T428" style:family="text">
      <style:text-properties style:text-underline-style="solid" style:text-underline-width="auto" style:text-underline-color="font-color"/>
    </style:style>
    <style:style style:name="T429" style:family="text">
      <style:text-properties style:text-underline-style="solid" style:text-underline-width="auto" style:text-underline-color="font-color" officeooo:rsid="024888ae"/>
    </style:style>
    <style:style style:name="T430" style:family="text">
      <style:text-properties style:text-underline-style="solid" style:text-underline-width="auto" style:text-underline-color="font-color" officeooo:rsid="0255b347"/>
    </style:style>
    <style:style style:name="T431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32" style:family="text">
      <style:text-properties style:text-underline-style="solid" style:text-underline-width="auto" style:text-underline-color="font-color" officeooo:rsid="02ff4001"/>
    </style:style>
    <style:style style:name="T433" style:family="text">
      <style:text-properties officeooo:rsid="014e8694"/>
    </style:style>
    <style:style style:name="T434" style:family="text">
      <style:text-properties officeooo:rsid="014e87b3"/>
    </style:style>
    <style:style style:name="T435" style:family="text">
      <style:text-properties officeooo:rsid="0152a0f8"/>
    </style:style>
    <style:style style:name="T436" style:family="text">
      <style:text-properties officeooo:rsid="015557e4"/>
    </style:style>
    <style:style style:name="T437" style:family="text">
      <style:text-properties officeooo:rsid="0158fb6f"/>
    </style:style>
    <style:style style:name="T438" style:family="text">
      <style:text-properties officeooo:rsid="015aae8f"/>
    </style:style>
    <style:style style:name="T439" style:family="text">
      <style:text-properties officeooo:rsid="0163f9a4"/>
    </style:style>
    <style:style style:name="T440" style:family="text">
      <style:text-properties officeooo:rsid="0184468d"/>
    </style:style>
    <style:style style:name="T441" style:family="text">
      <style:text-properties officeooo:rsid="0193b3df"/>
    </style:style>
    <style:style style:name="T442" style:family="text">
      <style:text-properties officeooo:rsid="019715a7"/>
    </style:style>
    <style:style style:name="T443" style:family="text">
      <style:text-properties officeooo:rsid="0199659b"/>
    </style:style>
    <style:style style:name="T444" style:family="text">
      <style:text-properties officeooo:rsid="019e8d3a"/>
    </style:style>
    <style:style style:name="T445" style:family="text">
      <style:text-properties officeooo:rsid="01a0f13a"/>
    </style:style>
    <style:style style:name="T446" style:family="text">
      <style:text-properties officeooo:rsid="01a2da39"/>
    </style:style>
    <style:style style:name="T447" style:family="text">
      <style:text-properties officeooo:rsid="01a8c651"/>
    </style:style>
    <style:style style:name="T448" style:family="text">
      <style:text-properties officeooo:rsid="01b07b18"/>
    </style:style>
    <style:style style:name="T449" style:family="text">
      <style:text-properties officeooo:rsid="01b82811"/>
    </style:style>
    <style:style style:name="T450" style:family="text">
      <style:text-properties officeooo:rsid="01b85cfd"/>
    </style:style>
    <style:style style:name="T451" style:family="text">
      <style:text-properties officeooo:rsid="01bef01a"/>
    </style:style>
    <style:style style:name="T452" style:family="text">
      <style:text-properties officeooo:rsid="01bf51fc"/>
    </style:style>
    <style:style style:name="T453" style:family="text">
      <style:text-properties officeooo:rsid="01c0a50b"/>
    </style:style>
    <style:style style:name="T454" style:family="text">
      <style:text-properties officeooo:rsid="01c2d2e7"/>
    </style:style>
    <style:style style:name="T455" style:family="text">
      <style:text-properties officeooo:rsid="01c3f677"/>
    </style:style>
    <style:style style:name="T456" style:family="text">
      <style:text-properties officeooo:rsid="01d3a7f4"/>
    </style:style>
    <style:style style:name="T457" style:family="text">
      <style:text-properties officeooo:rsid="01d3e392"/>
    </style:style>
    <style:style style:name="T458" style:family="text">
      <style:text-properties officeooo:rsid="01d5a150"/>
    </style:style>
    <style:style style:name="T459" style:family="text">
      <style:text-properties officeooo:rsid="01e0794a"/>
    </style:style>
    <style:style style:name="T460" style:family="text">
      <style:text-properties officeooo:rsid="01ec95f7"/>
    </style:style>
    <style:style style:name="T461" style:family="text">
      <style:text-properties officeooo:rsid="01fcf735"/>
    </style:style>
    <style:style style:name="T462" style:family="text">
      <style:text-properties officeooo:rsid="020444c4"/>
    </style:style>
    <style:style style:name="T463" style:family="text">
      <style:text-properties officeooo:rsid="020f6fa6"/>
    </style:style>
    <style:style style:name="T464" style:family="text">
      <style:text-properties officeooo:rsid="021163ff"/>
    </style:style>
    <style:style style:name="T465" style:family="text">
      <style:text-properties officeooo:rsid="02168352"/>
    </style:style>
    <style:style style:name="T466" style:family="text">
      <style:text-properties officeooo:rsid="0216fe3f"/>
    </style:style>
    <style:style style:name="T467" style:family="text">
      <style:text-properties officeooo:rsid="02170c4f"/>
    </style:style>
    <style:style style:name="T468" style:family="text">
      <style:text-properties officeooo:rsid="021a325c"/>
    </style:style>
    <style:style style:name="T469" style:family="text">
      <style:text-properties officeooo:rsid="021fed69"/>
    </style:style>
    <style:style style:name="T470" style:family="text">
      <style:text-properties officeooo:rsid="0223d236"/>
    </style:style>
    <style:style style:name="T471" style:family="text">
      <style:text-properties officeooo:rsid="0226309a"/>
    </style:style>
    <style:style style:name="T472" style:family="text">
      <style:text-properties officeooo:rsid="022be1a2"/>
    </style:style>
    <style:style style:name="T473" style:family="text">
      <style:text-properties style:text-line-through-style="none" style:text-line-through-type="none"/>
    </style:style>
    <style:style style:name="T474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475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476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477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478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479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480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481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48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83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484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fo:font-weight="normal" officeooo:rsid="00de879e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12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13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14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15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16" style:family="text">
      <style:text-properties style:text-line-through-style="none" style:text-line-through-type="none" fo:font-style="normal" fo:font-weight="normal" officeooo:rsid="02eef0b3" style:font-style-asian="normal" style:font-weight-asian="normal" style:font-style-complex="normal" style:font-weight-complex="normal"/>
    </style:style>
    <style:style style:name="T517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18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19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20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21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22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23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24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25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26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27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28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29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530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531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532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533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534" style:family="text">
      <style:text-properties style:text-line-through-style="none" style:text-line-through-type="none" fo:font-style="normal" style:font-style-asian="normal" style:font-style-complex="normal"/>
    </style:style>
    <style:style style:name="T535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536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537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538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539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540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541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542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543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544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545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546" style:family="text">
      <style:text-properties style:text-line-through-style="none" style:text-line-through-type="none" fo:font-weight="normal" style:font-weight-asian="normal" style:font-weight-complex="normal"/>
    </style:style>
    <style:style style:name="T547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548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549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550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551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552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553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554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555" style:family="text">
      <style:text-properties style:text-line-through-style="none" style:text-line-through-type="none" fo:font-weight="normal" officeooo:rsid="02f1be6e" style:font-weight-asian="normal" style:font-weight-complex="normal"/>
    </style:style>
    <style:style style:name="T556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557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558" style:family="text">
      <style:text-properties style:text-line-through-style="none" style:text-line-through-type="none" fo:font-weight="bold" style:font-weight-asian="bold" style:font-weight-complex="bold"/>
    </style:style>
    <style:style style:name="T559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560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561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562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563" style:family="text">
      <style:text-properties style:text-line-through-style="none" style:text-line-through-type="none" officeooo:rsid="02d40629"/>
    </style:style>
    <style:style style:name="T56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65" style:family="text">
      <style:text-properties style:text-line-through-style="none" style:text-line-through-type="none" officeooo:rsid="02f1be6e"/>
    </style:style>
    <style:style style:name="T566" style:family="text">
      <style:text-properties style:text-line-through-style="none" style:text-line-through-type="none" officeooo:rsid="02fd75d7"/>
    </style:style>
    <style:style style:name="T567" style:family="text">
      <style:text-properties officeooo:rsid="0239a029"/>
    </style:style>
    <style:style style:name="T568" style:family="text">
      <style:text-properties officeooo:rsid="0239fde1"/>
    </style:style>
    <style:style style:name="T569" style:family="text">
      <style:text-properties officeooo:rsid="023cf6c9"/>
    </style:style>
    <style:style style:name="T570" style:family="text">
      <style:text-properties officeooo:rsid="023cfeda"/>
    </style:style>
    <style:style style:name="T571" style:family="text">
      <style:text-properties officeooo:rsid="02403027"/>
    </style:style>
    <style:style style:name="T572" style:family="text">
      <style:text-properties officeooo:rsid="02420803"/>
    </style:style>
    <style:style style:name="T573" style:family="text">
      <style:text-properties officeooo:rsid="024888ae"/>
    </style:style>
    <style:style style:name="T574" style:family="text">
      <style:text-properties officeooo:rsid="024980dc"/>
    </style:style>
    <style:style style:name="T575" style:family="text">
      <style:text-properties officeooo:rsid="024bb64b"/>
    </style:style>
    <style:style style:name="T576" style:family="text">
      <style:text-properties officeooo:rsid="0250167c"/>
    </style:style>
    <style:style style:name="T577" style:family="text">
      <style:text-properties officeooo:rsid="025ca15a"/>
    </style:style>
    <style:style style:name="T578" style:family="text">
      <style:text-properties officeooo:rsid="027dcd3d"/>
    </style:style>
    <style:style style:name="T579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officeooo:rsid="028513af"/>
    </style:style>
    <style:style style:name="T584" style:family="text">
      <style:text-properties officeooo:rsid="0287d99f"/>
    </style:style>
    <style:style style:name="T585" style:family="text">
      <style:text-properties officeooo:rsid="02898692"/>
    </style:style>
    <style:style style:name="T586" style:family="text">
      <style:text-properties officeooo:rsid="028a40e0"/>
    </style:style>
    <style:style style:name="T587" style:family="text">
      <style:text-properties fo:color="#c9211e" fo:font-style="normal" fo:font-weight="normal" officeooo:rsid="02871e5d" style:font-style-asian="normal" style:font-weight-asian="normal" style:font-style-complex="normal" style:font-weight-complex="normal"/>
    </style:style>
    <style:style style:name="T588" style:family="text">
      <style:text-properties fo:color="#c9211e" fo:font-style="normal" fo:font-weight="normal" officeooo:rsid="028b3dfe" style:font-style-asian="normal" style:font-weight-asian="normal" style:font-style-complex="normal" style:font-weight-complex="normal"/>
    </style:style>
    <style:style style:name="T589" style:family="text">
      <style:text-properties officeooo:rsid="02a44e69"/>
    </style:style>
    <style:style style:name="T590" style:family="text">
      <style:text-properties officeooo:rsid="02a99686"/>
    </style:style>
    <style:style style:name="T591" style:family="text">
      <style:text-properties officeooo:rsid="02ad45f8"/>
    </style:style>
    <style:style style:name="T592" style:family="text">
      <style:text-properties officeooo:rsid="026d91be"/>
    </style:style>
    <style:style style:name="T593" style:family="text">
      <style:text-properties officeooo:rsid="02b39011"/>
    </style:style>
    <style:style style:name="T594" style:family="text">
      <style:text-properties officeooo:rsid="02b56b9f"/>
    </style:style>
    <style:style style:name="T595" style:family="text">
      <style:text-properties officeooo:rsid="02b6c92f"/>
    </style:style>
    <style:style style:name="T596" style:family="text">
      <style:text-properties officeooo:rsid="02bfe540"/>
    </style:style>
    <style:style style:name="T597" style:family="text">
      <style:text-properties officeooo:rsid="02c93e61"/>
    </style:style>
    <style:style style:name="T598" style:family="text">
      <style:text-properties officeooo:rsid="02d46461"/>
    </style:style>
    <style:style style:name="T599" style:family="text">
      <style:text-properties officeooo:rsid="02dbac17"/>
    </style:style>
    <style:style style:name="T600" style:family="text">
      <style:text-properties officeooo:rsid="02de548b"/>
    </style:style>
    <style:style style:name="T601" style:family="text">
      <style:text-properties officeooo:rsid="02e7610d"/>
    </style:style>
    <style:style style:name="T602" style:family="text">
      <style:text-properties officeooo:rsid="02ff4001"/>
    </style:style>
    <style:style style:name="T603" style:family="text">
      <style:text-properties officeooo:rsid="03005c3e"/>
    </style:style>
    <style:style style:name="T604" style:family="text">
      <style:text-properties fo:language="ru" fo:country="RU"/>
    </style:style>
    <style:style style:name="T605" style:family="text">
      <style:text-properties fo:language="ru" fo:country="RU" fo:font-style="italic" style:font-style-asian="italic" style:font-style-complex="italic"/>
    </style:style>
    <style:style style:name="T606" style:family="text">
      <style:text-properties fo:language="ru" fo:country="RU" fo:font-style="italic" officeooo:rsid="03032b99" style:font-style-asian="italic" style:font-style-complex="italic"/>
    </style:style>
    <style:style style:name="T607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08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09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10" style:family="text">
      <style:text-properties officeooo:rsid="0302100a"/>
    </style:style>
    <style:style style:name="T611" style:family="text">
      <style:text-properties officeooo:rsid="03032b99"/>
    </style:style>
    <style:style style:name="T612" style:family="text">
      <style:text-properties officeooo:rsid="03036bd8"/>
    </style:style>
    <style:style style:name="T613" style:family="text">
      <style:text-properties officeooo:rsid="0304fc5c"/>
    </style:style>
    <style:style style:name="T614" style:family="text">
      <style:text-properties officeooo:rsid="03062398"/>
    </style:style>
    <style:style style:name="T615" style:family="text">
      <style:text-properties officeooo:rsid="03099afa"/>
    </style:style>
    <style:style style:name="T616" style:family="text">
      <style:text-properties officeooo:rsid="0310ca5a"/>
    </style:style>
    <style:style style:name="T617" style:family="text">
      <style:text-properties officeooo:rsid="031db3c9"/>
    </style:style>
    <style:style style:name="T618" style:family="text">
      <style:text-properties officeooo:rsid="031fc330"/>
    </style:style>
    <style:style style:name="T619" style:family="text">
      <style:text-properties officeooo:rsid="032105f1"/>
    </style:style>
    <style:style style:name="T620" style:family="text">
      <style:text-properties officeooo:rsid="032a4ddc"/>
    </style:style>
    <style:style style:name="T621" style:family="text">
      <style:text-properties officeooo:rsid="032b5329"/>
    </style:style>
    <style:style style:name="T622" style:family="text">
      <style:text-properties officeooo:rsid="032e90b2"/>
    </style:style>
    <style:style style:name="T623" style:family="text">
      <style:text-properties officeooo:rsid="032f56cc"/>
    </style:style>
    <style:style style:name="T624" style:family="text">
      <style:text-properties officeooo:rsid="0332a3ef"/>
    </style:style>
    <style:style style:name="T625" style:family="text">
      <style:text-properties officeooo:rsid="033406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9">Глаголы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<text:span text:style-name="T601">Форма </text:span>Simple — это обыденность.</text:p>
      <text:p text:style-name="P1"><text:span text:style-name="T601">Форма </text:span>Continuous — это процесс.</text:p>
      <text:p text:style-name="P1"><text:span text:style-name="T601">Форма </text:span>Perfect — это результат.</text:p>
      <text:p text:style-name="P1"><text:span text:style-name="T601">Форма </text:span>Perfect Continuous — это длительность.</text:p>
      <text:p text:style-name="P1"/>
      <text:p text:style-name="P197">Present Simple</text:p>
      <text:p text:style-name="P1"/>
      <text:p text:style-name="P532"><text:span text:style-name="T427">М</text:span><text:span text:style-name="T1">аячки времени:</text:span></text:p>
      <text:list xml:id="list52842027" text:style-name="L1">
        <text:list-item>
          <text:p text:style-name="P723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237">Present Continuous</text:p>
      <text:p text:style-name="P236"/>
      <text:p text:style-name="P524"><text:span text:style-name="T388">Глагол в </text:span><text:span text:style-name="T126">форме </text:span><text:span text:style-name="T388">Continuous, англоговорящие воспринимают как причастие.</text:span></text:p>
      <text:p text:style-name="P9"/>
      <text:p text:style-name="P534"><text:span text:style-name="T427">М</text:span>аячки времени:</text:p>
      <text:list xml:id="list2324006459" text:style-name="L2">
        <text:list-item>
          <text:p text:style-name="P725">listen — послушай;</text:p>
        </text:list-item>
        <text:list-item>
          <text:p text:style-name="P725">currently — в текущий момент;</text:p>
        </text:list-item>
      </text:list>
      <text:p text:style-name="P10"/>
      <text:p text:style-name="P181"><text:span text:style-name="T4">Present Continuos может передавать скрытое </text:span><text:span text:style-name="T27">значение</text:span><text:span text:style-name="T4">:</text:span></text:p>
      <text:list xml:id="list3521876120" text:style-name="L3">
        <text:list-item>
          <text:p text:style-name="P731">кто-то вовлечен в процесс, хотя прямо сейчас им не занимается;</text:p>
        </text:list-item>
        <text:list-item>
          <text:p text:style-name="P731">ситуация меняется, она не статична;</text:p>
        </text:list-item>
        <text:list-item>
          <text:p text:style-name="P731">сегодня что-то происходит не так, как происходит обычно;</text:p>
        </text:list-item>
        <text:list-item>
          <text:p text:style-name="P730"><text:span text:style-name="T4">кто-то говорит о </text:span><text:span text:style-name="T29">регулярном </text:span><text:span text:style-name="T4">де</text:span><text:span text:style-name="T27">й</text:span><text:span text:style-name="T4">ствии с раздражением;</text:span></text:p>
        </text:list-item>
      </text:list>
      <text:p text:style-name="P16"/>
      <text:p text:style-name="P11"><text:span text:style-name="T30">Ron </text:span><text:span text:style-name="T55">is trying</text:span><text:span text:style-name="T30"> to find a well-paid job — Рон </text:span><text:span text:style-name="T55">пытается</text:span><text:span text:style-name="T30"> найти высокооплачеваемую работу </text:span></text:p>
      <text:p text:style-name="P525"><text:span text:style-name="T35">(</text:span><text:span text:style-name="T36">он</text:span><text:span text:style-name="T35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529"><text:span text:style-name="T31">His English </text:span><text:span text:style-name="T56">isn`t improving</text:span><text:span text:style-name="T31"> through he studies hard — Его английский </text:span><text:span text:style-name="T56">не улучшается</text:span><text:span text:style-name="T31">, </text:span></text:p>
      <text:p text:style-name="P529"><text:span text:style-name="T31">хотя он много занимается (</text:span><text:span text:style-name="T32">хотя ситуация и нестатична, она не меняется</text:span><text:span text:style-name="T31">).</text:span></text:p>
      <text:p text:style-name="P19"/>
      <text:p text:style-name="P21"><text:span text:style-name="T243">He </text:span><text:span text:style-name="T9">isn`t wearing</text:span><text:span text:style-name="T243"> his favorite cap today, that`s strange — Он </text:span><text:span text:style-name="T9">не носит</text:span><text:span text:style-name="T243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530"><text:span text:style-name="T31">He </text:span><text:span text:style-name="T56">isn`t doing</text:span><text:span text:style-name="T31"> his homework again! </text:span><text:span text:style-name="T37">—</text:span><text:span text:style-name="T31"> Он опять </text:span><text:span text:style-name="T56">не делает</text:span><text:span text:style-name="T31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536"><text:span text:style-name="T244">Доп</text:span><text:span text:style-name="T246">олнительные</text:span><text:span text:style-name="T244"> </text:span><text:span text:style-name="T246">Non-</text:span><text:span text:style-name="T28">Continuous </text:span><text:span text:style-name="T244">г</text:span><text:span text:style-name="T28">лаголы</text:span></text:p>
      <text:p text:style-name="P537"/>
      <text:p text:style-name="P538"><text:span text:style-name="T79">К</text:span> таким глаголам относятся действия, которые невозможно увидеть в процессе.</text:p>
      <text:p text:style-name="P539">Обычно это глаголы состояния.</text:p>
      <text:p text:style-name="P539"/>
      <text:p text:style-name="P539">Глаголы, помогающие выразить мнение (opinion):</text:p>
      <text:list xml:id="list3728442076" text:style-name="L4">
        <text:list-item>
          <text:p text:style-name="P726">assume — полагать;</text:p>
        </text:list-item>
        <text:list-item>
          <text:p text:style-name="P726">consider — считать, полагать;</text:p>
        </text:list-item>
        <text:list-item>
          <text:p text:style-name="P726">find — находить;</text:p>
        </text:list-item>
        <text:list-item>
          <text:p text:style-name="P726">suppose — предполагать;</text:p>
        </text:list-item>
      </text:list>
      <text:p text:style-name="P539"/>
      <text:p text:style-name="P540">Глаголы, помогающие показать состояние мыслей (mental states)</text:p>
      <text:list xml:id="list2951225500" text:style-name="L5">
        <text:list-item>
          <text:p text:style-name="P727">mean — иметь в виду;</text:p>
        </text:list-item>
        <text:list-item>
          <text:p text:style-name="P727">notice — замечать, обращать внимание;</text:p>
        </text:list-item>
        <text:list-item>
          <text:p text:style-name="P727">recognise — узнавать;</text:p>
        </text:list-item>
        <text:list-item>
          <text:p text:style-name="P727">remember — помнить;</text:p>
        </text:list-item>
      </text:list>
      <text:p text:style-name="P540"/>
      <text:p text:style-name="P540">Глаголы, выражающие эмоции и желания (emotions/desires):</text:p>
      <text:list xml:id="list879937449" text:style-name="L6">
        <text:list-item>
          <text:p text:style-name="P728">dislike — не любить, не нравиться;</text:p>
        </text:list-item>
        <text:list-item>
          <text:p text:style-name="P728">envy — завидовать;</text:p>
        </text:list-item>
        <text:list-item>
          <text:p text:style-name="P728">fear — бояться;</text:p>
        </text:list-item>
        <text:list-item>
          <text:p text:style-name="P728">mind — возражать;</text:p>
        </text:list-item>
        <text:list-item>
          <text:p text:style-name="P728">need — нуждаться;</text:p>
        </text:list-item>
        <text:list-item>
          <text:p text:style-name="P728">prefer — предпочитать;</text:p>
        </text:list-item>
        <text:list-item>
          <text:p text:style-name="P728">regret — сожалеть;</text:p>
        </text:list-item>
      </text:list>
      <text:p text:style-name="P533"/>
      <text:p text:style-name="P533">Другие глаголы:</text:p>
      <text:list xml:id="list838721892" text:style-name="L7">
        <text:list-item>
          <text:p text:style-name="P724">be — быть;</text:p>
        </text:list-item>
        <text:list-item>
          <text:p text:style-name="P724">care — быть не безразличным, заботиться;</text:p>
        </text:list-item>
        <text:list-item>
          <text:p text:style-name="P724">contain — содержать;</text:p>
        </text:list-item>
        <text:list-item>
          <text:p text:style-name="P724">cost — стоить, иметь стоимость;</text:p>
        </text:list-item>
        <text:list-item>
          <text:p text:style-name="P724">possess — владеть;</text:p>
        </text:list-item>
        <text:list-item>
          <text:p text:style-name="P724">seem — казаться;</text:p>
        </text:list-item>
        <text:list-item>
          <text:p text:style-name="P724">weigh — весить, иметь вес;</text:p>
        </text:list-item>
      </text:list>
      <text:p text:style-name="P4"/>
      <text:p text:style-name="P193">Глаголы смешанного типа</text:p>
      <text:p text:style-name="P215"/>
      <text:p text:style-name="P215">Они могут быть <text:span text:style-name="T81">как </text:span>нормальными, <text:span text:style-name="T81">так</text:span> и становится non-continuous, в зависимости от того, </text:p>
      <text:p text:style-name="P216"><text:span text:style-name="T247">какой смысл </text:span><text:span text:style-name="T246">передают</text:span><text:span text:style-name="T247"> </text:span><text:span text:style-name="T246">либо</text:span><text:span text:style-name="T247"> когда входят в </text:span><text:span text:style-name="T248">состав</text:span><text:span text:style-name="T247"> устойчивы</text:span><text:span text:style-name="T248">х</text:span><text:span text:style-name="T247"> выражени</text:span><text:span text:style-name="T248">й</text:span><text:span text:style-name="T247">.</text:span></text:p>
      <text:p text:style-name="P2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70452233392">
          <table:table-cell table:style-name="Table1.A1" office:value-type="string">
            <text:p text:style-name="P699">Глагол</text:p>
          </table:table-cell>
          <table:table-cell table:style-name="Table1.A1" office:value-type="string">
            <text:p text:style-name="P699">Non-continuous</text:p>
          </table:table-cell>
          <table:table-cell table:style-name="Table1.C1" office:value-type="string">
            <text:p text:style-name="P699">Нормальный</text:p>
          </table:table-cell>
        </table:table-row>
        <table:table-row table:style-name="TableLine93870452146368">
          <table:table-cell table:style-name="Table1.A2" office:value-type="string">
            <text:p text:style-name="P697">appear</text:p>
          </table:table-cell>
          <table:table-cell table:style-name="Table1.A2" office:value-type="string">
            <text:p text:style-name="P698">в значении «казаться», «являтся»</text:p>
          </table:table-cell>
          <table:table-cell table:style-name="Table1.C2" office:value-type="string">
            <text:p text:style-name="P697">в значении «появляться»</text:p>
          </table:table-cell>
        </table:table-row>
        <table:table-row table:style-name="TableLine93870452165472">
          <table:table-cell table:style-name="Table1.A2" office:value-type="string">
            <text:p text:style-name="P697">have</text:p>
          </table:table-cell>
          <table:table-cell table:style-name="Table1.A2" office:value-type="string">
            <text:p text:style-name="P698">в значении «иметь», «владеть» </text:p>
          </table:table-cell>
          <table:table-cell table:style-name="Table1.C2" office:value-type="string">
            <text:p text:style-name="P697">в устойчивых выражениях</text:p>
          </table:table-cell>
        </table:table-row>
        <table:table-row table:style-name="TableLine93870452169776">
          <table:table-cell table:style-name="Table1.A2" office:value-type="string">
            <text:p text:style-name="P697">look</text:p>
          </table:table-cell>
          <table:table-cell table:style-name="Table1.A2" office:value-type="string">
            <text:p text:style-name="P697">в связке с прилагательным</text:p>
          </table:table-cell>
          <table:table-cell table:style-name="Table1.C2" office:value-type="string">
            <text:p text:style-name="P697">в связке с предлогоми (at, for)</text:p>
          </table:table-cell>
        </table:table-row>
        <table:table-row table:style-name="TableLine93870452186064">
          <table:table-cell table:style-name="Table1.A2" office:value-type="string">
            <text:p text:style-name="P697">miss</text:p>
          </table:table-cell>
          <table:table-cell table:style-name="Table1.A2" office:value-type="string">
            <text:p text:style-name="P697">в значении «скучать»</text:p>
          </table:table-cell>
          <table:table-cell table:style-name="Table1.C2" office:value-type="string">
            <text:p text:style-name="P706"><text:span text:style-name="T80">в значении </text:span>«<text:span text:style-name="T80">пропадать</text:span>»</text:p>
          </table:table-cell>
        </table:table-row>
        <table:table-row table:style-name="TableLine93870452190176">
          <table:table-cell table:style-name="Table1.A2" office:value-type="string">
            <text:p text:style-name="P711">hear</text:p>
          </table:table-cell>
          <table:table-cell table:style-name="Table1.A2" office:value-type="string">
            <text:p text:style-name="P712">в значении «слышать»</text:p>
            <text:p text:style-name="P714">(как физич. возможность)</text:p>
          </table:table-cell>
          <table:table-cell table:style-name="Table1.C2" office:value-type="string">
            <text:p text:style-name="P711">в значении «слышу то, чего не слышат другие» </text:p>
          </table:table-cell>
        </table:table-row>
        <table:table-row table:style-name="TableLine93870452192592">
          <table:table-cell table:style-name="Table1.A2" office:value-type="string">
            <text:p text:style-name="P713">see</text:p>
          </table:table-cell>
          <table:table-cell table:style-name="Table1.A2" office:value-type="string">
            <text:p text:style-name="P713">в значении «видеть»</text:p>
            <text:p text:style-name="P713">(как физич. возможность)</text:p>
          </table:table-cell>
          <table:table-cell table:style-name="Table1.C2" office:value-type="string">
            <text:p text:style-name="P707"><text:span text:style-name="T82">в значении «вижу то, чего не видят другие»; в устойч. </text:span><text:span text:style-name="T128">в</text:span><text:span text:style-name="T82">ыражен.</text:span></text:p>
          </table:table-cell>
        </table:table-row>
        <table:table-row table:style-name="TableLine93870452292512">
          <table:table-cell table:style-name="Table1.A2" office:value-type="string">
            <text:p text:style-name="P713">smell</text:p>
          </table:table-cell>
          <table:table-cell table:style-name="Table1.A2" office:value-type="string">
            <text:p text:style-name="P713">в значении «пахнуть»</text:p>
          </table:table-cell>
          <table:table-cell table:style-name="Table1.C2" office:value-type="string">
            <text:p text:style-name="P714">в значении «нюхать» </text:p>
            <text:p text:style-name="P714">(направленное действие)</text:p>
          </table:table-cell>
        </table:table-row>
        <table:table-row table:style-name="TableLine93870452293232">
          <table:table-cell table:style-name="Table1.A2" office:value-type="string">
            <text:p text:style-name="P713">taste</text:p>
          </table:table-cell>
          <table:table-cell table:style-name="Table1.A2" office:value-type="string">
            <text:p text:style-name="P715">в значении «вкусный»</text:p>
          </table:table-cell>
          <table:table-cell table:style-name="Table1.C2" office:value-type="string">
            <text:p text:style-name="P715">в значении «дегустировать»</text:p>
          </table:table-cell>
        </table:table-row>
        <table:table-row table:style-name="TableLine93870452294112">
          <table:table-cell table:style-name="Table1.A2" office:value-type="string">
            <text:p text:style-name="P715">thinks</text:p>
          </table:table-cell>
          <table:table-cell table:style-name="Table1.A2" office:value-type="string">
            <text:p text:style-name="P715">в значении «иметь мнение»</text:p>
          </table:table-cell>
          <table:table-cell table:style-name="Table1.C2" office:value-type="string">
            <text:p text:style-name="P715">в значении «мыслить»</text:p>
          </table:table-cell>
        </table:table-row>
        <table:table-row table:style-name="TableLine93870452295072">
          <table:table-cell table:style-name="Table1.A2" office:value-type="string">
            <text:p text:style-name="P715">weight</text:p>
          </table:table-cell>
          <table:table-cell table:style-name="Table1.A2" office:value-type="string">
            <text:p text:style-name="P715">в значении «весить»</text:p>
          </table:table-cell>
          <table:table-cell table:style-name="Table1.C2" office:value-type="string">
            <text:p text:style-name="P715">в значении «взвешиваться» (направленное действие)</text:p>
          </table:table-cell>
        </table:table-row>
        <table:table-row table:style-name="TableLine93870452296032">
          <table:table-cell table:style-name="Table1.A2" office:value-type="string">
            <text:p text:style-name="P715">be</text:p>
          </table:table-cell>
          <table:table-cell table:style-name="Table1.A2" office:value-type="string">
            <text:p text:style-name="P715">в значении «быть», «являться»</text:p>
          </table:table-cell>
          <table:table-cell table:style-name="Table1.C2" office:value-type="string">
            <text:p text:style-name="P715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216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83">е</text:span> <text:span text:style-name="T6">тошнит</text:span><text:span text:style-name="T86"> </text:span><text:span text:style-name="T87">(тошнотное состояние)</text:span><text:span text:style-name="T85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217"/>
      <text:p text:style-name="P220"><text:span text:style-name="T84">Simple в основном связан с состоянием, </text:span><text:span text:style-name="T121">фактом, регулярным действием</text:span><text:span text:style-name="T84">.</text:span></text:p>
      <text:p text:style-name="P218">Continuous подчеркивает незавершенность, динамику, изменения.</text:p>
      <text:p text:style-name="P218"/>
      <text:p text:style-name="P194">Present Perfect</text:p>
      <text:p text:style-name="P221"/>
      <text:p text:style-name="P223">С пом<text:span text:style-name="T440">ощью</text:span> него говорят не о прошлом как таковом, а о результате <text:span text:style-name="T440">из прошлого</text:span>, </text:p>
      <text:p text:style-name="P223">который важен сейчас. <text:span text:style-name="T122">Выполненное дейст</text:span><text:span text:style-name="T378">в</text:span><text:span text:style-name="T122">ие показывает именно 3я форма глагола.</text:span></text:p>
      <text:p text:style-name="P224"/>
      <text:p text:style-name="P222"><text:span text:style-name="T124">Например, вопрос </text:span>«Have you been to Egypt?» нужно понимать <text:span text:style-name="T122">как</text:span> </text:p>
      <text:p text:style-name="P222">«У тебя есть <text:span text:style-name="T123">опыт </text:span>пребывания в Египте?».</text:p>
      <text:p text:style-name="P222"/>
      <text:p text:style-name="P225">Популярные шаблоны с Present Perfect</text:p>
      <text:p text:style-name="P225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225"/>
      <text:p text:style-name="P535"><text:span text:style-name="T427">М</text:span><text:span text:style-name="T245">аячки времени:</text:span></text:p>
      <text:list xml:id="list1689508355" text:style-name="L8">
        <text:list-item>
          <text:p text:style-name="P729">so far — на дайнный момент / до настоящего времени;</text:p>
        </text:list-item>
      </text:list>
      <text:p text:style-name="P209"><text:soft-page-break/>Present Perfect Continuus</text:p>
      <text:p text:style-name="P219"/>
      <text:p text:style-name="P350"><text:span text:style-name="T144">Показывает, как долго длилось действие до указанного момента в </text:span><text:span text:style-name="T146">настоящем</text:span><text:span text:style-name="T144">. </text:span></text:p>
      <text:p text:style-name="P350"/>
      <text:p text:style-name="P70">This is the day we’ve been waiting for — Настал день, которого мы так ждали. </text:p>
      <text:p text:style-name="P31"><text:span text:style-name="T146">(е</text:span><text:span text:style-name="T147">сть долгий процесс </text:span><text:span text:style-name="T84">—</text:span><text:span text:style-name="T147"> ожидание; </text:span><text:span text:style-name="T380">п</text:span><text:span text:style-name="T147">одразумевается, что мы когда-то начали ждать, </text:span></text:p>
      <text:p text:style-name="P31"><text:span text:style-name="T147">и ожидание продолжалось до сих пор; </text:span><text:span text:style-name="T380">н</text:span><text:span text:style-name="T147">апрямую о длительности не говорится, </text:span></text:p>
      <text:p text:style-name="P32"><text:span text:style-name="T147">но есть ощущение непрерывного процесса</text:span><text:span text:style-name="T146">)</text:span><text:span text:style-name="T147">.</text:span></text:p>
      <text:p text:style-name="P226"/>
      <text:p text:style-name="P26">You look tired. Yes, I know. I’ve been exercising — <text:span text:style-name="T379">Ты выглядешь уставшим. Да, я знаю. </text:span></text:p>
      <text:p text:style-name="P26"><text:span text:style-name="T379">Я занимался спортом. </text:span><text:span text:style-name="T146">(п</text:span><text:span text:style-name="T125">роцесс закончился буквально только что; </text:span></text:p>
      <text:p text:style-name="P26"><text:span text:style-name="T146">е</text:span><text:span text:style-name="T125">сть очевидные результаты прямо сейчас</text:span><text:span text:style-name="T146">)</text:span></text:p>
      <text:p text:style-name="P185"/>
      <text:p text:style-name="P33"><text:span text:style-name="T125">We’ve been busy the whole week — Мы были заняты всю неделю. </text:span><text:span text:style-name="T145">(хотя</text:span><text:span text:style-name="T125"> перевод </text:span><text:span text:style-name="T145">и </text:span><text:span text:style-name="T125">в прошлом, </text:span><text:span text:style-name="T145">но </text:span><text:span text:style-name="T125">подразумевается что неделя еще не закончилась; have не используется с -ing</text:span><text:span text:style-name="T145">)</text:span></text:p>
      <text:p text:style-name="P184"/>
      <text:p text:style-name="P227">Глаголы, c которыми можно использовать как Present Perfect, так и Present Perfect Continuous; разницы не будет: live, work, teach, study.</text:p>
      <text:p text:style-name="P227"/>
      <text:p text:style-name="P27">How long have you worked for your boss? <text:span text:style-name="T125">—</text:span> Как долго ты работаешь на своего босса?</text:p>
      <text:p text:style-name="P28">How long have you been working for your boss? <text:span text:style-name="T125">—</text:span> Как долго ты работаешь на своего босса?</text:p>
      <text:p text:style-name="P228"/>
      <text:p text:style-name="P229">Present Continuous сообщает, что кто-то находится в процессе, <text:span text:style-name="T378">а </text:span>Present Perfect Continuous — что кто-то занят процессом <text:span text:style-name="T378">уже </text:span>какое-то время.</text:p>
      <text:p text:style-name="P227"/>
      <text:p text:style-name="P195">Отличия Past Simple от Present Perfect</text:p>
      <text:p text:style-name="P230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230"/>
      <text:p text:style-name="P231">Первый пример имеет явный указатель прошлого — yesterday. Второй пример </text:p>
      <text:p text:style-name="P231">не имеет указателя на прошлое, но имеет указатель результата — yet.</text:p>
      <text:p text:style-name="P230"/>
      <text:p text:style-name="P232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232"/>
      <text:p text:style-name="P78">I’ve loved Laura since I saw her for the first time — </text:p>
      <text:p text:style-name="P78">Я люблю Лору с тех пор, как увидел ее впервые.</text:p>
      <text:p text:style-name="P227"/>
      <text:p text:style-name="P196">Особые случаи использования Past Continuous</text:p>
      <text:p text:style-name="P233"/>
      <text:p text:style-name="P233">Он также может использоваться с глаголами, которые показывают измения или рост.</text:p>
      <text:p text:style-name="P233"/>
      <text:p text:style-name="P79">Her English was improving, because she studied a lot — </text:p>
      <text:p text:style-name="P79">Ее английский становился лучше, потому что она много училась.</text:p>
      <text:p text:style-name="P233"/>
      <text:p text:style-name="P233"><text:soft-page-break/>Еще он может употребляться в ситуациях, когда необходимо подчеркнуть цикличность </text:p>
      <text:p text:style-name="P233">в прошлом (люди делали что-то снова и снова).</text:p>
      <text:p text:style-name="P233"/>
      <text:p text:style-name="P80">Though they loved each other, they <text:span text:style-name="T5">were</text:span> always <text:span text:style-name="T5">quarrelling</text:span> — Хотя они любили друг друга, </text:p>
      <text:p text:style-name="P80">они постоянно <text:span text:style-name="T5">ссорились</text:span>.</text:p>
      <text:p text:style-name="P233"/>
      <text:p text:style-name="P235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82"/>
      <text:p text:style-name="P84">She was shouting with anger as she left the house — Она кричала в ярости, </text:p>
      <text:p text:style-name="P34"><text:span text:style-name="T126">когда </text:span>вышла из дома.</text:p>
      <text:p text:style-name="P182"/>
      <text:p text:style-name="P182"><text:span text:style-name="T127">Е</text:span><text:span text:style-name="T126">сли </text:span><text:span text:style-name="T142">2</text:span><text:span text:style-name="T126"> дейстия происходили парралельно, то они оба могут быть в Past Continuous.</text:span></text:p>
      <text:p text:style-name="P183"><text:span text:style-name="T126">Но если </text:span><text:span text:style-name="T127">их </text:span><text:span text:style-name="T126">поставить в Past Simple, то получится цепочка действий.</text:span></text:p>
      <text:p text:style-name="P234"/>
      <text:p text:style-name="P30"><text:span text:style-name="T126">I was studying while Dora was making dinner — Я занимал</text:span><text:span text:style-name="T127">ся</text:span><text:span text:style-name="T126">, пока Дора готовила ужин.</text:span></text:p>
      <text:p text:style-name="P30"><text:span text:style-name="T126">I studied, made dinner and watched TV — Я позанимал</text:span><text:span text:style-name="T127">ся</text:span><text:span text:style-name="T126">, приготовил ужин и посмотре</text:span><text:span text:style-name="T127">л</text:span><text:span text:style-name="T126"> ТВ.</text:span></text:p>
      <text:p text:style-name="P182"/>
      <text:p text:style-name="P198">Past Perfect</text:p>
      <text:p text:style-name="P347"/>
      <text:p text:style-name="P349"><text:span text:style-name="T129">Указывает на действие, которое </text:span><text:span text:style-name="T130">случилось</text:span><text:span text:style-name="T129"> </text:span><text:span text:style-name="T141">ранее</text:span><text:span text:style-name="T129">, чем другое указанное действие. </text:span></text:p>
      <text:p text:style-name="P349"><text:span text:style-name="T129">Т. е. обозначает предпрошедш</text:span><text:span text:style-name="T143">ее время</text:span><text:span text:style-name="T129">. </text:span><text:span text:style-name="T140">Грамматическ</text:span><text:span text:style-name="T144">ая форма: had + глагол в 3й форме.</text:span></text:p>
      <text:p text:style-name="P348"/>
      <text:p text:style-name="P35">I had seen this fi<text:span text:style-name="T130">l</text:span>m before you did — Я посмотрел это фильм раньше, чем это сделал ты.</text:p>
      <text:p text:style-name="P58">(сначала случилось «I had seen», а затем «you did»)</text:p>
      <text:p text:style-name="P348"/>
      <text:p text:style-name="P35">He did<text:span text:style-name="T142">n`t</text:span> have cash because he had lost his wallet — У него не было наличных, потому что он потерял кошелек. <text:span text:style-name="T130">(денег </text:span><text:span text:style-name="T132">не было [тогда]</text:span><text:span text:style-name="T130">, потому что он их потерял [еще перед этим])</text:span></text:p>
      <text:p text:style-name="P348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348"/>
      <text:p text:style-name="P348">Past Perfect <text:span text:style-name="T141">(часто </text:span><text:span text:style-name="T142">или всегда</text:span><text:span text:style-name="T141">?) </text:span>используется в косвенной речи вместо <text:span text:style-name="T141">P</text:span>ast <text:span text:style-name="T141">S</text:span>imple.</text:p>
      <text:p text:style-name="P348"/>
      <text:p text:style-name="P35"><text:span text:style-name="T142">I</text:span> lived in London in 1999 — <text:span text:style-name="T142">Я жил в Лондоне в 1999 году (прямая речь).</text:span></text:p>
      <text:p text:style-name="P35"><text:span text:style-name="T142">H</text:span>e said that he had lived in London in 1999. — Он сказал, что он жил в Лондоне в 1999.</text:p>
      <text:p text:style-name="P348"/>
      <text:p text:style-name="P35">I’ve been to Cuba — <text:span text:style-name="T142">Я был на Кубе (прямая речь)</text:span></text:p>
      <text:p text:style-name="P35">Mike said that he had been to Cuba. — Майк сказал, что он бывал на Кубе.</text:p>
      <text:p text:style-name="P348"/>
      <text:p text:style-name="P348">Past Perfect появляется в условных предложениях 3<text:span text:style-name="T142">го</text:span> типа.</text:p>
      <text:p text:style-name="P348"/>
      <text:p text:style-name="P44">You would have passed your exam if you had worked harder — </text:p>
      <text:p text:style-name="P44">Ты бы сдал экзамен, если бы больше работал.</text:p>
      <text:p text:style-name="P348"/>
      <text:p text:style-name="P415">Также он, используется вместо Past Perfect Continuous с Non-Continuous глаголами.</text:p>
      <text:p text:style-name="P207"/>
      <text:p text:style-name="P208"/>
      <text:p text:style-name="P208"/>
      <text:p text:style-name="P208"><text:soft-page-break/>Past Perfect Continuous</text:p>
      <text:p text:style-name="P416"/>
      <text:p text:style-name="P417">Показывает, как долго длилось действие до указанного момента в прошлом. </text:p>
      <text:p text:style-name="P520">Грамматическая форма: had + been + глагол с -ing.</text:p>
      <text:p text:style-name="P416"/>
      <text:p text:style-name="P59">My mother had been cooking dinner for two hours when I got home — Моя мама готовила ужин уже 2 часа к тому времени, как я пришла домой (Past Perfect Continuous).</text:p>
      <text:p text:style-name="P416"/>
      <text:p text:style-name="P59">She has been cooking for 2 hours, but the food is not ready yet — Она готовит уже 2 часа, </text:p>
      <text:p text:style-name="P59">но еда все еще не готова (Present Perfect Continuous).</text:p>
      <text:p text:style-name="P416"/>
      <text:p text:style-name="P416">Также используется, когда процесс оставил результат в прошлом, <text:span text:style-name="T145">либо когда действия происходили на регулярной основе до какого-то момента в прошлом.</text:span></text:p>
      <text:p text:style-name="P416"/>
      <text:p text:style-name="P60">Lara looked tired because she had been working out. — Лара выглядела уставшей, </text:p>
      <text:p text:style-name="P60">потому что она занималась спортом <text:span text:style-name="T145">(занятие спортом оставило результат)</text:span>.</text:p>
      <text:p text:style-name="P60"/>
      <text:p text:style-name="P61">She had been writing to him for months, but she never got an answer — </text:p>
      <text:p text:style-name="P61">Она писала ему несколько месяцев, но так и не получила ответа <text:span text:style-name="T145">(регулярно писала)</text:span>.</text:p>
      <text:p text:style-name="P416"/>
      <text:p text:style-name="P199">Present в значении будущего</text:p>
      <text:p text:style-name="P418"/>
      <text:p text:style-name="P419">Обычно говорит о планах на будущее, либо о том, что должно произойти по рассписанию.</text:p>
      <text:p text:style-name="P354"><text:span text:style-name="T148">Present Continuous говорит о личных планах, </text:span><text:span text:style-name="T153">а </text:span><text:span text:style-name="T148">Present Simple — о рассписании, </text:span></text:p>
      <text:p text:style-name="P354"><text:span text:style-name="T149">которое не зависит от человека</text:span><text:span text:style-name="T148">.</text:span></text:p>
      <text:p text:style-name="P351"/>
      <text:p text:style-name="P36">I’m leaving town tomorrow. I’m going on a business trip. — Завтра я уезжаю из города. </text:p>
      <text:p text:style-name="P36">Я еду в командировку <text:span text:style-name="T148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49">(рассписание)</text:span>.</text:p>
      <text:p text:style-name="P352"/>
      <text:p text:style-name="P353"><text:span text:style-name="T148">Чтобы правильно определить, что предложени</text:span><text:span text:style-name="T153">е</text:span><text:span text:style-name="T148"> действительно стоит </text:span><text:span text:style-name="T153">в </text:span><text:span text:style-name="T148">будуще</text:span><text:span text:style-name="T153">м</text:span><text:span text:style-name="T148">, </text:span></text:p>
      <text:p text:style-name="P353"><text:span text:style-name="T148">а не </text:span><text:span text:style-name="T153">в </text:span><text:span text:style-name="T148">настояще</text:span><text:span text:style-name="T153">м</text:span><text:span text:style-name="T148">, нужно обратить внимание на слова-маячки, </text:span><text:span text:style-name="T150">такие как</text:span><text:span text:style-name="T148">: </text:span></text:p>
      <text:p text:style-name="P353"/>
      <text:list xml:id="list4100059621" text:style-name="L9">
        <text:list-item>
          <text:p text:style-name="P732"><text:span text:style-name="T148">tomorrow, </text:span><text:span text:style-name="T150">in the future, in 2050</text:span><text:span text:style-name="T148"> </text:span><text:span text:style-name="T150">(слова, которые указывают на дату в будущем);</text:span></text:p>
        </text:list-item>
        <text:list-item>
          <text:p text:style-name="P733"><text:span text:style-name="T151">would like, want, plan, expect</text:span><text:span text:style-name="T150"> </text:span><text:span text:style-name="T151">(</text:span><text:span text:style-name="T152">слова</text:span><text:span text:style-name="T150">, которые намекают на будущее</text:span><text:span text:style-name="T151">);</text:span></text:p>
        </text:list-item>
        <text:list-item>
          <text:p text:style-name="P732"><text:span text:style-name="T149">next </text:span><text:span text:style-name="T150">time</text:span><text:span text:style-name="T149">, </text:span><text:span text:style-name="T150">next Monday</text:span><text:span text:style-name="T149"> </text:span><text:span text:style-name="T150">(связки со словом next в значении «в следующий»);</text:span></text:p>
        </text:list-item>
        <text:list-item>
          <text:p text:style-name="P737">in 2 days, in a year (связки с предлогом in в значении «через»);</text:p>
        </text:list-item>
        <text:list-item>
          <text:p text:style-name="P737">by Friday (связки с предлогом by в значении «к указанному периоду»);</text:p>
        </text:list-item>
      </text:list>
      <text:p text:style-name="P353"/>
      <text:p text:style-name="P421">Present Perfect может встречаться в условных предложениях 1го типа. Он подчеркивает, </text:p>
      <text:p text:style-name="P421">что действие будет <text:span text:style-name="T153">выполнено/</text:span>закончено, но его часто упрощают до Present Simple.</text:p>
      <text:p text:style-name="P420"/>
      <text:p text:style-name="P6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420"/>
      <text:p text:style-name="P200">Оборот be going to</text:p>
      <text:p text:style-name="P423"/>
      <text:p text:style-name="P355"><text:span text:style-name="T154">Переводится как «собираюсь сделать» или «собирался сделать» (</text:span><text:span text:style-name="T234">о будущ</text:span><text:span text:style-name="T235">е</text:span><text:span text:style-name="T234">м из прошлого</text:span><text:span text:style-name="T154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420"/>
      <text:p text:style-name="P356"><text:span text:style-name="T233">Им</text:span><text:span text:style-name="T155"> часто </text:span><text:span text:style-name="T233">заменяют все</text:span><text:span text:style-name="T231"> форм</text:span><text:span text:style-name="T233">ы</text:span><text:span text:style-name="T155"> Future </text:span><text:span text:style-name="T233">в разговорной речи</text:span><text:span text:style-name="T155">, и проговаривается </text:span><text:span text:style-name="T233">он </text:span><text:span text:style-name="T155">как gonna.</text:span></text:p>
      <text:p text:style-name="P63">I`m going to leave now / I`m gonna leave now — Я ухожу (собируюсь уйти).</text:p>
      <text:p text:style-name="P420"/>
      <text:p text:style-name="P425"><text:span text:style-name="T157">Также этот о</text:span><text:span text:style-name="T155">борот</text:span><text:span text:style-name="T156"> можно перепутать с Present Continuous в значении будущего. </text:span></text:p>
      <text:p text:style-name="P427">Здесь главное отличие в том, что после be going to идет еще один глагол.</text:p>
      <text:p text:style-name="P427"/>
      <text:p text:style-name="P64"><text:span text:style-name="T158">I’m going to </text:span><text:span text:style-name="T159">attend the party tomorrow — Завтра я собираюсь посестить праздник (be going).</text:span></text:p>
      <text:p text:style-name="P431">I’m going to the party tomorrow — Завтра я иду на праздник (Present Continuous).</text:p>
      <text:p text:style-name="P428"/>
      <text:p text:style-name="P360"><text:span text:style-name="T7">Future </text:span><text:span text:style-name="T8">Continuous</text:span></text:p>
      <text:p text:style-name="P500"/>
      <text:p text:style-name="P502">Указывает на процесс, в определенный момент будуще<text:span text:style-name="T232">го</text:span>. </text:p>
      <text:p text:style-name="P502">Грамматическая форма: will + be + глагол с -ing.</text:p>
      <text:p text:style-name="P503"/>
      <text:p text:style-name="P146">I will be going to Moscow tomorrow morning — Я буду ехать в Москву завтра утром.</text:p>
      <text:p text:style-name="P146"/>
      <text:p text:style-name="P146"><text:span text:style-name="T230">W</text:span>ill you be waiting for Kate when her plane arrives? / Are you going to be waiting for Kate when her plane arrives? — <text:span text:style-name="T230">Ты будешь ждать Кейт, когда прилетит ее самолет.</text:span></text:p>
      <text:p text:style-name="P202"/>
      <text:p text:style-name="P203">Furure Perfect</text:p>
      <text:p text:style-name="P203"/>
      <text:p text:style-name="P504">Указывает на результат действия к какому-то моменту в будущем.</text:p>
      <text:p text:style-name="P504">Грамматическая форма: will + have + 3я форма глагола.</text:p>
      <text:p text:style-name="P202"/>
      <text:p text:style-name="P147">I hope you will have agreed — <text:span text:style-name="T242">Н</text:span>адеюсь, <text:span text:style-name="T242">ты</text:span> согласишься.</text:p>
      <text:p text:style-name="P178"/>
      <text:p text:style-name="P148">By Sunday she will have finished reading / By Sunday, she is going to have finished reading — </text:p>
      <text:p text:style-name="P150">К воскресенью она закончит читать.</text:p>
      <text:p text:style-name="P202"/>
      <text:p text:style-name="P204">Future Perfect Continuous</text:p>
      <text:p text:style-name="P505"/>
      <text:p text:style-name="P357"><text:span text:style-name="T89">В речи не используется</text:span><text:span text:style-name="T88">. Указывает на длительность — сколько будет происходить действие </text:span></text:p>
      <text:p text:style-name="P506">к моменту в будущем. Грамматическая форма: will + have + been + глагол с -ing.</text:p>
      <text:p text:style-name="P201"/>
      <text:p text:style-name="P149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201"/>
      <text:p text:style-name="P205">Сравнение форм Future</text:p>
      <text:p text:style-name="P205"/>
      <text:p text:style-name="P39"><text:span text:style-name="T92">I will </text:span><text:span text:style-name="T91">work</text:span><text:span text:style-name="T92"> / I`m going to </text:span><text:span text:style-name="T91">work</text:span><text:span text:style-name="T92"> — Я буду </text:span><text:span text:style-name="T91">работать</text:span><text:span text:style-name="T92">.</text:span></text:p>
      <text:p text:style-name="P39"><text:span text:style-name="T92">(</text:span><text:span text:style-name="T90">вероятное дейсвтие в будущем</text:span><text:span text:style-name="T92">)</text:span></text:p>
      <text:p text:style-name="P151"/>
      <text:p text:style-name="P39">I will be <text:span text:style-name="T91">working</text:span> at 6 o`clock / I`m going to be working at 6 o`clock — Я буду работать в 6 <text:span text:style-name="T241">часов.</text:span> (<text:span text:style-name="T240">процесс в указанный момент будущего</text:span>)</text:p>
      <text:p text:style-name="P151"/>
      <text:p text:style-name="P153">I will have worked by 6 o`clock / I`m going to have worked by 6 o`clock — Я отработаю к 6 час<text:span text:style-name="T386">ам. </text:span><text:span text:style-name="T240">(результат к указанному моменту в будущем)</text:span></text:p>
      <text:p text:style-name="P151"/>
      <text:p text:style-name="P152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52">к указанному моменту в будущем)</text:p>
      <text:p text:style-name="P201"/>
      <text:p text:style-name="P201">Future-in-the-<text:span text:style-name="T235">P</text:span>ast</text:p>
      <text:p text:style-name="P424"/>
      <text:p text:style-name="P358"><text:span text:style-name="T235">Используется, когда о будущем сообщают из прошлого, например при повествован</text:span><text:span text:style-name="T236">ии</text:span><text:span text:style-name="T235"> рассказов, </text:span><text:span text:style-name="T236">в косвенной речи</text:span><text:span text:style-name="T235"> </text:span><text:span text:style-name="T236">или когда говорят об альтернативной реальности.</text:span></text:p>
      <text:p text:style-name="P420"/>
      <text:p text:style-name="P516">Перевод остается в будущем, но меняются вспомогательные глаголы: </text:p>
      <text:p text:style-name="P516">will → would, am/is → was, are → were.</text:p>
      <text:p text:style-name="P420"/>
      <text:p text:style-name="P371"><text:span text:style-name="T33">I`m having a meeting on Friday — У меня в пятницу будет </text:span><text:span text:style-name="T40">собрание</text:span><text:span text:style-name="T33">. (Past Continuous)</text:span></text:p>
      <text:p text:style-name="P65">I was having a meeting on Friday — У меня было собрание в пятницу.</text:p>
      <text:p text:style-name="P65"/>
      <text:p text:style-name="P371"><text:span text:style-name="T33">I`m going to stay late at work — Я задержусь на работе. (</text:span><text:span text:style-name="T34">b</text:span><text:span text:style-name="T33">e going to)</text:span></text:p>
      <text:p text:style-name="P65">I was going to stay late at work — Я решил задержаться на работе.</text:p>
      <text:p text:style-name="P62"/>
      <text:p text:style-name="P66">I won`t go out this weekend — Я никуда не пойду в эти выходные. (Future Simple)</text:p>
      <text:p text:style-name="P66">She decided that she would not go out — Она решила, что никуда не пойдет.</text:p>
      <text:p text:style-name="P62"/>
      <text:p text:style-name="P66">Will you be working at 5 pm? — Ты будешь работать в 5 часов? (Future Continuos)</text:p>
      <text:p text:style-name="P40"><text:span text:style-name="T236">I thought I would be working at 5 tomorrow — Я </text:span><text:span text:style-name="T237">думал</text:span><text:span text:style-name="T236">, что буду работать завтра в 5.</text:span></text:p>
      <text:p text:style-name="P66"/>
      <text:p text:style-name="P66">The match will have finish by 9 o`clock — Матч закончится к 9-ти часам. (Future Perfect)</text:p>
      <text:p text:style-name="P65">I was sure that the match would have finished by 9 — Я был уверен, что матч закончится в 9.</text:p>
      <text:p text:style-name="P422"/>
      <text:p text:style-name="P206">Модальные глаголы, передающие будущее</text:p>
      <text:p text:style-name="P420"/>
      <text:p text:style-name="P359"><text:span text:style-name="T238">В связке may/might/could + инфинитив, все 3 глагола передают одинаковый смысл <text:s/>«возможно сделаю». </text:span><text:span text:style-name="T239">S</text:span><text:span text:style-name="T238">hould может передавать значение «возможно случится», </text:span></text:p>
      <text:p text:style-name="P359"><text:span text:style-name="T239">а с</text:span><text:span text:style-name="T238">an </text:span><text:span text:style-name="T237">—</text:span><text:span text:style-name="T238"> </text:span><text:span text:style-name="T239">не «могу», а </text:span><text:span text:style-name="T238">«смогу» </text:span><text:span text:style-name="T239">(чем тогда отличается от will be able to? - </text:span><text:span text:style-name="T413">ничем!</text:span><text:span text:style-name="T239">)</text:span><text:span text:style-name="T238">.</text:span></text:p>
      <text:p text:style-name="P517"/>
      <text:p text:style-name="P67">I might be busy tonight — Я, возможно, буду занят сегодня вечером.</text:p>
      <text:p text:style-name="P67">We should be home by 9 o’clock — Мы, вероятнее всего, будем дома к 9-ти часам.</text:p>
      <text:p text:style-name="P62">I can come and help you if you need me — Я смогу прийти и помочь тебе, если я тебе нужен.</text:p>
      <text:p text:style-name="P420"/>
      <text:p text:style-name="P420"/>
      <text:p text:style-name="P187">Пассивный залог</text:p>
      <text:p text:style-name="P361"/>
      <text:p text:style-name="P362"><text:span text:style-name="T249">Это ситуация, когда </text:span><text:span text:style-name="T251">объект</text:span><text:span text:style-name="T249"> испытывает действие на себе, но не совершает его самостоятельно. </text:span><text:span text:style-name="T251">Грамматическая форма</text:span><text:span text:style-name="T249">: </text:span><text:span text:style-name="T251">объект + </text:span><text:span text:style-name="T249">be + глагол в 3й форме.</text:span></text:p>
      <text:p text:style-name="P362"/>
      <text:p text:style-name="P186"><text:span text:style-name="T387">Пассивный залог</text:span><text:span text:style-name="T250"> используется:</text:span></text:p>
      <text:list xml:id="list1143546724" text:style-name="L10">
        <text:list-item>
          <text:p text:style-name="P738">когда автора действия выносят на задний план (например его нет, или действие </text:p>
          <text:p text:style-name="P734"><text:span text:style-name="T250">важнее чем исполнитель, </text:span><text:span text:style-name="T251">или автор — это все люди</text:span><text:span text:style-name="T250">);</text:span></text:p>
        </text:list-item>
        <text:list-item>
          <text:p text:style-name="P739">в текстах научного характера (энциклопедии, справочники и т. п.):</text:p>
        </text:list-item>
      </text:list>
      <text:p text:style-name="P363"/>
      <text:p text:style-name="P41">I wanted to come in but the door was locked — Я хотел войти, но дверь была заперта. (<text:span text:style-name="T251">н</text:span>еизвестно, кто ее запер)</text:p>
      <text:p text:style-name="P362"/>
      <text:p text:style-name="P362"/>
      <text:p text:style-name="P722">It is believed that there is no life on Mars — Считается, что на Марсе нет жизни.</text:p>
      <text:p text:style-name="P41">(<text:span text:style-name="T252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52">L</text:span>ight bulb was invented in 19th century — <text:span text:style-name="T252">Л</text:span>ампочка была изобретена в 19 веке. </text:p>
      <text:p text:style-name="P42">(<text:span text:style-name="T252">текст</text:span> из энциклопедии)</text:p>
      <text:p text:style-name="P518"/>
      <table:table table:name="Table2" table:style-name="Table2">
        <table:table-column table:style-name="Table2.A"/>
        <table:table-column table:style-name="Table2.B"/>
        <table:table-row table:style-name="TableLine93870452395696">
          <table:table-cell table:style-name="Table2.A1" office:value-type="string">
            <text:p text:style-name="P700">Форма</text:p>
          </table:table-cell>
          <table:table-cell table:style-name="Table2.B1" office:value-type="string">
            <text:p text:style-name="P700">Пример</text:p>
          </table:table-cell>
        </table:table-row>
        <table:table-row table:style-name="TableLine93870452352640">
          <table:table-cell table:style-name="Table2.A2" office:value-type="string">
            <text:p text:style-name="P716">Present Simple</text:p>
          </table:table-cell>
          <table:table-cell table:style-name="Table2.B2" office:value-type="string">
            <text:p text:style-name="P708"><text:span text:style-name="T255">M</text:span><text:span text:style-name="T254">eals </text:span><text:span text:style-name="T329">are cooked</text:span><text:span text:style-name="T254"> in the cafe — В кафе готовят еду</text:span></text:p>
          </table:table-cell>
        </table:table-row>
        <table:table-row table:style-name="TableLine93870452356976">
          <table:table-cell table:style-name="Table2.A2" office:value-type="string">
            <text:p text:style-name="P716">Present Continuous</text:p>
          </table:table-cell>
          <table:table-cell table:style-name="Table2.B2" office:value-type="string">
            <text:p text:style-name="P716">Meals <text:span text:style-name="T5">are being cooked</text:span> now — Еду готовят сейчас</text:p>
          </table:table-cell>
        </table:table-row>
        <table:table-row table:style-name="TableLine93870452358896">
          <table:table-cell table:style-name="Table2.A2" office:value-type="string">
            <text:p text:style-name="P716">Present Perfect</text:p>
          </table:table-cell>
          <table:table-cell table:style-name="Table2.B2" office:value-type="string">
            <text:p text:style-name="P716">Meals <text:span text:style-name="T5">have been cooked</text:span> in time — Еду приготовили вовремя</text:p>
          </table:table-cell>
        </table:table-row>
        <table:table-row table:style-name="TableLine93870452360816">
          <table:table-cell table:style-name="Table2.A2" office:value-type="string">
            <text:p text:style-name="P716">Past Simple</text:p>
          </table:table-cell>
          <table:table-cell table:style-name="Table2.B2" office:value-type="string">
            <text:p text:style-name="P717">Meals <text:span text:style-name="T5">were cooked</text:span> for the party — Для праздника приготовили еду</text:p>
          </table:table-cell>
        </table:table-row>
        <table:table-row table:style-name="TableLine93870452362736">
          <table:table-cell table:style-name="Table2.A2" office:value-type="string">
            <text:p text:style-name="P716">Past Continuous</text:p>
          </table:table-cell>
          <table:table-cell table:style-name="Table2.B2" office:value-type="string">
            <text:p text:style-name="P717">Meals <text:span text:style-name="T5">were being cooked</text:span> yesterday — Еду готовили вчера</text:p>
          </table:table-cell>
        </table:table-row>
        <table:table-row table:style-name="TableLine93870452364656">
          <table:table-cell table:style-name="Table2.A2" office:value-type="string">
            <text:p text:style-name="P716">Past Perfect</text:p>
          </table:table-cell>
          <table:table-cell table:style-name="Table2.B2" office:value-type="string">
            <text:p text:style-name="P717">Meals <text:span text:style-name="T5">had been cooked</text:span> before the party - Еду приготоивили до праздника</text:p>
          </table:table-cell>
        </table:table-row>
        <table:table-row table:style-name="TableLine93870452366576">
          <table:table-cell table:style-name="Table2.A2" office:value-type="string">
            <text:p text:style-name="P716">Furure Simple</text:p>
          </table:table-cell>
          <table:table-cell table:style-name="Table2.B2" office:value-type="string">
            <text:p text:style-name="P717">Meals <text:span text:style-name="T5">will be cooked</text:span> tomorrow — Еду будут готовить завтра</text:p>
          </table:table-cell>
        </table:table-row>
        <table:table-row table:style-name="TableLine93870452368912">
          <table:table-cell table:style-name="Table2.A2" office:value-type="string">
            <text:p text:style-name="P716">Furure Perfect</text:p>
          </table:table-cell>
          <table:table-cell table:style-name="Table2.B2" office:value-type="string">
            <text:p text:style-name="P717">Meals <text:span text:style-name="T5">will have been cooked</text:span> in time — Еду приготовят вовремя</text:p>
          </table:table-cell>
        </table:table-row>
      </table:table>
      <text:p text:style-name="P519"/>
      <text:p text:style-name="P521">Вместо will могут использоваться модальные глаголы.</text:p>
      <text:p text:style-name="P364"/>
      <text:p text:style-name="P68">Meals can be cooked tomorrow — Еду могут приготовить завтра.</text:p>
      <text:p text:style-name="P68">Meals can have been cooked in time — Еду смогут приготовить вовремя.</text:p>
      <text:p text:style-name="P364"/>
      <text:p text:style-name="P369"><text:span text:style-name="T10">Особые </text:span><text:span text:style-name="T11">обороты</text:span><text:span text:style-name="T10"> пассивного залога</text:span></text:p>
      <text:p text:style-name="P501"/>
      <text:p text:style-name="P507"><text:span text:style-name="T382">1) </text:span>It is said that... — Говорят, что…</text:p>
      <text:p text:style-name="P507"/>
      <text:p text:style-name="P365"><text:span text:style-name="T93">Вместо said могут быть и другие слова: announce, belive, expect, know </text:span><text:span text:style-name="T95">и пр</text:span><text:span text:style-name="T93">.</text:span></text:p>
      <text:p text:style-name="P366"><text:span text:style-name="T94">Когда</text:span><text:span text:style-name="T93"> формальное подлежащее it </text:span><text:span text:style-name="T94">нельзя/неудобно использовать</text:span><text:span text:style-name="T93">, </text:span><text:span text:style-name="T94">то</text:span><text:span text:style-name="T93"> вместо него указывают объект по поводу которого выражают суждение, а после глагола </text:span><text:span text:style-name="T94">ставят</text:span><text:span text:style-name="T93"> инфинитив.</text:span></text:p>
      <text:p text:style-name="P507"/>
      <text:p text:style-name="P154">It<text:span text:style-name="T5"> was belived</text:span> that Mark was a reliable man — Считалось, что Марк надежный человек.</text:p>
      <text:p text:style-name="P155">Mark <text:span text:style-name="T5">was belive</text:span> to be a reliable man — Марк считался надежным человеком.</text:p>
      <text:p text:style-name="P507"/>
      <text:p text:style-name="P509"><text:span text:style-name="T382">2) </text:span>You are not supposed to… <text:span text:style-name="T381">—</text:span> Вам не разрешается/рекомендуется…</text:p>
      <text:p text:style-name="P511"/>
      <text:p text:style-name="P368"><text:span text:style-name="T97">Вместо you может </text:span><text:span text:style-name="T96">указываться</text:span><text:span text:style-name="T97"> любой человек </text:span><text:span text:style-name="T96">или группа людей</text:span><text:span text:style-name="T97">.</text:span></text:p>
      <text:p text:style-name="P156">You’re not supposed to be here. — Вам нельзя здесь находиться.</text:p>
      <text:p text:style-name="P510"/>
      <text:p text:style-name="P513">3) I was surprised by... — Я был удивлен чем-то…</text:p>
      <text:p text:style-name="P512"/>
      <text:p text:style-name="P367"><text:span text:style-name="T95">После конструкции </text:span><text:span text:style-name="T96">может</text:span><text:span text:style-name="T95"> указыват</text:span><text:span text:style-name="T96">ь</text:span><text:span text:style-name="T95">ся </text:span><text:span text:style-name="T96">длинное</text:span><text:span text:style-name="T95"> придаточное предложение.</text:span></text:p>
      <text:p text:style-name="P157">I was surprised by what happened. — Я был удивлен тем, что произошло.</text:p>
      <text:p text:style-name="P508"/>
      <text:p text:style-name="P367"><text:span text:style-name="T95">4) I (don`t) like being... — Я (не) люблю, когда на меня </text:span><text:span text:style-name="T96">кто-то воздействует...</text:span></text:p>
      <text:p text:style-name="P512"/>
      <text:p text:style-name="P69">I like being treated fairly. — Я люблю, когда со мной справедливо обращаются.</text:p>
      <text:p text:style-name="P69">He doesn’t like being ignored. — Он не любит, когда его игнорируют.</text:p>
      <text:p text:style-name="P522"><text:soft-page-break/>5) Have somothing done... — Что-то сделано…</text:p>
      <text:p text:style-name="P522"/>
      <text:p text:style-name="P370"><text:span text:style-name="T383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384">й</text:span><text:span text:style-name="T383"> форме.</text:span></text:p>
      <text:p text:style-name="P370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385">They</text:span> are going to have a pizza delivered — <text:span text:style-name="T385">Им</text:span> доставят пиццу.</text:p>
      <text:p text:style-name="P370"/>
      <text:p text:style-name="P523">Данная связка может быть также с модольным глаголом can. </text:p>
      <text:p text:style-name="P523">После can, have будет в форме инфинитива.</text:p>
      <text:p text:style-name="P523"/>
      <text:p text:style-name="P77">A hairdresser’s is a place where you can have your hair cut — </text:p>
      <text:p text:style-name="P77">Парикмахерская это место, где можно постричь волосы.</text:p>
      <text:p text:style-name="P242"/>
      <text:p text:style-name="P242"/>
      <text:p text:style-name="P188">Модальные глаголы</text:p>
      <text:p text:style-name="P526"/>
      <text:p text:style-name="P372"><text:span text:style-name="T389">Это те же вспомогательные глаголы, но помимо времени, они также несут в себе смысловые оттенки. Переводятся, </text:span><text:span text:style-name="T410">в основном</text:span><text:span text:style-name="T389">, как смысловые глаголы, но иногда могут переводиться наречием или частицей. Не меняют своей формы. После них всег</text:span><text:span text:style-name="T392">да</text:span><text:span text:style-name="T389"> идет инфинитив.</text:span></text:p>
      <text:p text:style-name="P372"/>
      <text:p text:style-name="P210"><text:span text:style-name="T404">2 типа з</text:span>начени<text:span text:style-name="T404">й</text:span> <text:span text:style-name="T409">у </text:span>модальных глаголов</text:p>
      <text:p text:style-name="P373"/>
      <text:p text:style-name="P374"><text:span text:style-name="T398">Некоторые м</text:span><text:span text:style-name="T394">одальны</text:span><text:span text:style-name="T407">е</text:span><text:span text:style-name="T394"> глагол</text:span><text:span text:style-name="T407">ы</text:span><text:span text:style-name="T405"> могут</text:span><text:span text:style-name="T394"> име</text:span><text:span text:style-name="T405">ть </text:span><text:span text:style-name="T407">как </text:span><text:span text:style-name="T395">основное, </text:span><text:span text:style-name="T407">так</text:span><text:span text:style-name="T394"> и вероятно</text:span><text:span text:style-name="T397">стно</text:span><text:span text:style-name="T394">е </text:span><text:span text:style-name="T405">значение</text:span><text:span text:style-name="T394">. </text:span></text:p>
      <text:p text:style-name="P377"><text:span text:style-name="T395">Основное</text:span><text:span text:style-name="T394"> значение описывает </text:span><text:span text:style-name="T398">ситуацию/</text:span><text:span text:style-name="T403">факт</text:span><text:span text:style-name="T394">, а вероятно</text:span><text:span text:style-name="T397">стно</text:span><text:span text:style-name="T394">е — передает предположени</text:span><text:span text:style-name="T396">е</text:span><text:span text:style-name="T394">.</text:span></text:p>
      <text:p text:style-name="P377"><text:span text:style-name="T260">Вероятностное значение называтся </text:span><text:span text:style-name="T261">также </text:span><text:span text:style-name="T260">сослогательным наклонением.</text:span><text:span text:style-name="T394"> <text:s/></text:span></text:p>
      <text:p text:style-name="P528"/>
      <text:p text:style-name="P528">Основные значения:</text:p>
      <text:list xml:id="list1321671183" text:style-name="L11">
        <text:list-item>
          <text:p text:style-name="P740">can — <text:span text:style-name="T399">могу, </text:span><text:span text:style-name="T400">смогу, </text:span><text:span text:style-name="T399">умею</text:span>;</text:p>
        </text:list-item>
        <text:list-item>
          <text:p text:style-name="P741">could — <text:span text:style-name="T399">мог, умел</text:span>;</text:p>
        </text:list-item>
        <text:list-item>
          <text:p text:style-name="P735"><text:span text:style-name="T398">must — </text:span><text:span text:style-name="T399">должен</text:span><text:span text:style-name="T398">;</text:span></text:p>
        </text:list-item>
      </text:list>
      <text:p text:style-name="P74"/>
      <text:p text:style-name="P74">She could dance when she was young — Она умела танцевать, когда была молодой.</text:p>
      <text:p text:style-name="P74">We must work a lot – Мы должны много работать.</text:p>
      <text:p text:style-name="P528"/>
      <text:p text:style-name="P528">Вероятностные значения:</text:p>
      <text:list xml:id="list984387177" text:style-name="L12">
        <text:list-item>
          <text:p text:style-name="P742">could — <text:span text:style-name="T399">мог бы, </text:span><text:span text:style-name="T401">возможно </text:span><text:span text:style-name="T406">(50%)</text:span>;</text:p>
        </text:list-item>
        <text:list-item>
          <text:p text:style-name="P736"><text:span text:style-name="T398">might — </text:span><text:span text:style-name="T415">может</text:span><text:span text:style-name="T416">, </text:span><text:span text:style-name="T418">мог бы,</text:span><text:span text:style-name="T399"> </text:span><text:span text:style-name="T401">возможно</text:span><text:span text:style-name="T399"> </text:span><text:span text:style-name="T406">(50%)</text:span><text:span text:style-name="T398">;</text:span></text:p>
        </text:list-item>
        <text:list-item>
          <text:p text:style-name="P743">must — <text:span text:style-name="T399">должно быть, наверное </text:span><text:span text:style-name="T406">(100%)</text:span>;</text:p>
        </text:list-item>
        <text:list-item>
          <text:p text:style-name="P742">should — <text:span text:style-name="T399">следовало бы</text:span>;</text:p>
        </text:list-item>
        <text:list-item>
          <text:p text:style-name="P742">would — <text:span text:style-name="T399">бы (в </text:span><text:span text:style-name="T422">нереальной ситуации</text:span><text:span text:style-name="T399">)</text:span>;</text:p>
        </text:list-item>
      </text:list>
      <text:p text:style-name="P527"/>
      <text:p text:style-name="P45">We could use the situation <text:span text:style-name="T412">now</text:span> — Мы могли бы использовать эту ситуацию <text:span text:style-name="T412">сейчас</text:span><text:span text:style-name="T397">.</text:span></text:p>
      <text:p text:style-name="P76">It could have been me who forgot to lock the door — <text:span text:style-name="T401">В</text:span>озможно <text:span text:style-name="T401">э</text:span>то я забыл закрыть дверь. </text:p>
      <text:p text:style-name="P75">It must be hard to work as a doctor — Должно быть, трудно работать доктором.</text:p>
      <text:p text:style-name="P72">I would have called you if I had known — Я бы позвонил, если бы знал.</text:p>
      <text:p text:style-name="P72"/>
      <text:p text:style-name="P250">Модальный глагол, в вероятностном значении, можно употреблять не только в настоящем, </text:p>
      <text:p text:style-name="P251">но и в прошлом, даже если он там не используется. Если он употребляется в настоящем, </text:p>
      <text:p text:style-name="P251">то после него будет голый инфинитив, а если в прошлом — то перфектный инфинитив.</text:p>
      <text:p text:style-name="P244"/>
      <text:p text:style-name="P376"><text:soft-page-break/><text:span text:style-name="T262">Перфектный инфинитив</text:span><text:span text:style-name="T264"> состоит из 2х слов: have + глагол в 3й форме. </text:span><text:span text:style-name="T265">Но</text:span><text:span text:style-name="T256"> have </text:span><text:span text:style-name="T265">здесь не </text:span><text:span text:style-name="T256">меня</text:span><text:span text:style-name="T265">е</text:span><text:span text:style-name="T256">тся в зависимости от подлежащего. (даже для he/she/it</text:span><text:span text:style-name="T262"> </text:span><text:span text:style-name="T256">останется have)</text:span></text:p>
      <text:p text:style-name="P243"/>
      <text:p text:style-name="P245">It must <text:span text:style-name="T5">have been</text:span> love — Наверное, это была любов. </text:p>
      <text:p text:style-name="P380"><text:span text:style-name="T267">(</text:span><text:span text:style-name="T266">когда must передает вероятностное значение, то может </text:span><text:span text:style-name="T268">употребляться</text:span><text:span text:style-name="T266"> в прошлом</text:span><text:span text:style-name="T267">)</text:span></text:p>
      <text:p text:style-name="P73"/>
      <text:p text:style-name="P375"><text:span text:style-name="T258">Среди американцев широко употребляется перфектный инфинитив «have gotten</text:span><text:span text:style-name="T259">»</text:span><text:span text:style-name="T258">. Его</text:span><text:span text:style-name="T257"> используют, когда хотят выразить предположение о том, что могло бы случится с че</text:span><text:span text:style-name="T258">ловеком.</text:span></text:p>
      <text:p text:style-name="P249"/>
      <text:p text:style-name="P71">What were you doing? You could have gotten yourself killed! — </text:p>
      <text:p text:style-name="P71">Что же ты делал? Ты чуть не умер!</text:p>
      <text:p text:style-name="P248"/>
      <text:p text:style-name="P376"><text:span text:style-name="T272">Примеры использования голого инфинитива</text:span><text:span text:style-name="T262"> </text:span><text:span text:style-name="T272">(к</text:span><text:span text:style-name="T262">то-то стучит в дверь</text:span><text:span text:style-name="T272">)</text:span><text:span text:style-name="T262">:</text:span></text:p>
      <text:p text:style-name="P246"/>
      <text:p text:style-name="P81">It must be John. He promised to come — Это, наверное, Джон. Он обещал прийти.</text:p>
      <text:p text:style-name="P376"><text:span text:style-name="T38">(</text:span><text:span text:style-name="T39">почти уверены</text:span><text:span text:style-name="T38">, что так и есть)</text:span></text:p>
      <text:p text:style-name="P81"/>
      <text:p text:style-name="P83">I might/may/could be a postman — Это, возможно, почтальон.</text:p>
      <text:p text:style-name="P83">(есть вероятность, но не 100%)</text:p>
      <text:p text:style-name="P247"/>
      <text:p text:style-name="P385"><text:span text:style-name="T272">Примеры использования перфектного инфинитива</text:span><text:span text:style-name="T263"> </text:span><text:span text:style-name="T272">(к</text:span><text:span text:style-name="T263">то-то съел мой бутерброд</text:span><text:span text:style-name="T272">):</text:span></text:p>
      <text:p text:style-name="P246"/>
      <text:p text:style-name="P81">It must have been Tom. He always eats my food — Это, должно быть, был Том. </text:p>
      <text:p text:style-name="P81">Он всегда съедает мою еду. (<text:span text:style-name="T408">почти уверены, что так и есть</text:span>) </text:p>
      <text:p text:style-name="P81"/>
      <text:p text:style-name="P82">It might/may/could have been Jane. I saw her in the kitchen — Это, возможно, была Джейн. </text:p>
      <text:p text:style-name="P82">Я видела ее на кухне <text:span text:style-name="T408">(есть вероятность, но не 100%)</text:span></text:p>
      <text:p text:style-name="P430"/>
      <text:p text:style-name="P390"><text:span text:style-name="T192">4 ф</text:span><text:span text:style-name="T193">ормы инфинитива, </text:span><text:span text:style-name="T192">после модальных глаголов</text:span></text:p>
      <text:p text:style-name="P488"/>
      <text:p text:style-name="P390"><text:span text:style-name="T179">1) </text:span><text:span text:style-name="T178">Bare</text:span><text:span text:style-name="T166"> </text:span><text:span text:style-name="T178">Invinitive</text:span><text:span text:style-name="T166"> — начальная форма глагола без to.</text:span></text:p>
      <text:p text:style-name="P390"><text:span text:style-name="T179">2) </text:span><text:span text:style-name="T166">Continuous </text:span><text:span text:style-name="T178">Invinitive</text:span><text:span text:style-name="T166"> — be + </text:span><text:span text:style-name="T178">глагол с -ing.</text:span></text:p>
      <text:p text:style-name="P390"><text:span text:style-name="T179">3) </text:span><text:span text:style-name="T178">Perfect Invinitive — have + глаголв в 3й форме.</text:span></text:p>
      <text:p text:style-name="P390"><text:span text:style-name="T179">4) </text:span><text:span text:style-name="T178">Perfect Continuous Invinitive — have + been + глагол с -ing.</text:span></text:p>
      <text:p text:style-name="P462"/>
      <text:p text:style-name="P438">He might <text:span text:style-name="T5">work</text:span> at the hospital — Возможно, он работает в больнице.</text:p>
      <text:p text:style-name="P438">He might <text:span text:style-name="T5">be working</text:span> now — Возможно, он сейчас работает.</text:p>
      <text:p text:style-name="P438">He might <text:span text:style-name="T5">have worked</text:span> yesterday — Наверное, он вчера работал.</text:p>
      <text:p text:style-name="P438"/>
      <text:p text:style-name="P438">He might <text:span text:style-name="T5">have been working</text:span> for a long time before he went to sleep — </text:p>
      <text:p text:style-name="P433">Он, наверное, долго работал перед тем, как лечь спать.</text:p>
      <text:p text:style-name="P430"/>
      <text:p text:style-name="P429">Особенности модальных глаголов <text:span text:style-name="T425">и конструкций</text:span></text:p>
      <text:p text:style-name="P460"/>
      <text:p text:style-name="P378"><text:span text:style-name="T218">Глагол might в </text:span><text:span text:style-name="T219">основном</text:span><text:span text:style-name="T218"> переводится наречием, а не глаголом. </text:span></text:p>
      <text:p text:style-name="P378"><text:span text:style-name="T219">В вероятностном значении, </text:span><text:span text:style-name="T220">для ситуации в прошлом,</text:span><text:span text:style-name="T219"> дублирует глагол could.</text:span></text:p>
      <text:p text:style-name="P493"/>
      <text:p text:style-name="P379"><text:span text:style-name="T201">Sonya might go to Japan next week / Sonya </text:span><text:span text:style-name="T203">could</text:span><text:span text:style-name="T201"> go to Japan next week – </text:span></text:p>
      <text:p text:style-name="P379"><text:span text:style-name="T201">Соня, </text:span><text:span text:style-name="T203">возможно</text:span><text:span text:style-name="T201">, поедет в Японию на следующей неделе.</text:span></text:p>
      <text:p text:style-name="P463"/>
      <text:p text:style-name="P463"><text:span text:style-name="T423">Глагол shall встречается только </text:span><text:span text:style-name="T414">у</text:span><text:span text:style-name="T423"> британ</text:span><text:span text:style-name="T414">цев</text:span><text:span text:style-name="T423">. Американцы заменяют его на should.</text:span></text:p>
      <text:p text:style-name="P437">Shall I close the door? / Should I close the door? — Мне закрыть дверь?</text:p>
      <text:p text:style-name="P381"><text:soft-page-break/><text:span text:style-name="T164">Т</text:span><text:span text:style-name="T161">акже, в британском английском, can`t и needn`t могут передавать </text:span><text:span text:style-name="T163">особый</text:span><text:span text:style-name="T161"> смысл. </text:span></text:p>
      <text:p text:style-name="P381"><text:span text:style-name="T161">Can`t может означать </text:span><text:span text:style-name="T162">«</text:span><text:span text:style-name="T163">этого не может быть</text:span><text:span text:style-name="T162">», «</text:span><text:span text:style-name="T165">не верю, что это правда</text:span><text:span text:style-name="T162">»</text:span><text:span text:style-name="T161">, </text:span></text:p>
      <text:p text:style-name="P381"><text:span text:style-name="T161">а needn`t </text:span><text:span text:style-name="T202">—</text:span><text:span text:style-name="T161"> «нет необходимости», «</text:span><text:span text:style-name="T167">не следовало делать </text:span><text:span text:style-name="T168">это</text:span><text:span text:style-name="T169">го</text:span><text:span text:style-name="T161">».</text:span></text:p>
      <text:p text:style-name="P461"/>
      <text:p text:style-name="P435"><text:span text:style-name="T402">She can’t have got my emai</text:span><text:span text:style-name="T411">l — Она наверняка не получила мое письмо.</text:span></text:p>
      <text:p text:style-name="P435"/>
      <text:p text:style-name="P439">You needn’t worry, we’ll work this out — Не нужно беспокоиться, мы уладим ситуацию.</text:p>
      <text:p text:style-name="P444">(здесь need ведет себя как модальный глагол, поэтому он с частицей not)</text:p>
      <text:p text:style-name="P254"/>
      <text:p text:style-name="P315">Глагол will иногда используют, когда хотят подчеркнуть привычки человека в <text:span text:style-name="T131">настоящем</text:span>.</text:p>
      <text:p text:style-name="P158">She will never listen to me — Она никогда меня не слушает.</text:p>
      <text:p text:style-name="P255"/>
      <text:p text:style-name="P382"><text:span text:style-name="T271">S</text:span><text:span text:style-name="T269">hould </text:span><text:span text:style-name="T271">+ </text:span><text:span text:style-name="T269">голый инфинитив связан с настоящим и будущим, а </text:span><text:span text:style-name="T271">should +</text:span><text:span text:style-name="T269"> перфектный </text:span><text:span text:style-name="T271">инфинитив </text:span><text:span text:style-name="T269">— с прошлым, в значении когда «чего-то не ожидали и сожалеют об этом» </text:span></text:p>
      <text:p text:style-name="P382"><text:span text:style-name="T269">или когда критикуют </text:span><text:span text:style-name="T270">чьи-то действия.</text:span></text:p>
      <text:p text:style-name="P256"/>
      <text:p text:style-name="P85">I don’t think you should work at weekends — Не думаю, что тебе нужно работать по выходн.</text:p>
      <text:p text:style-name="P85">You should see the doctor — Тебе стоит пойти к доктору.</text:p>
      <text:p text:style-name="P46"/>
      <text:p text:style-name="P46"><text:span text:style-name="T421">I should have listened to you — Нужно было тебя послушать (</text:span><text:span text:style-name="T422">ж</text:span><text:span text:style-name="T421">аль, что я тебя не послушал).</text:span></text:p>
      <text:p text:style-name="P46"/>
      <text:p text:style-name="P47"><text:span text:style-name="T422">I knew y</text:span><text:span text:style-name="T420">ou shouldn’t have trusted him — </text:span><text:span text:style-name="T422">Я знал, что т</text:span><text:span text:style-name="T420">ебе не </text:span><text:span text:style-name="T422">следовало</text:span><text:span text:style-name="T420"> ему доверять </text:span></text:p>
      <text:p text:style-name="P47"><text:span text:style-name="T420">(</text:span><text:span text:style-name="T422">з</text:span><text:span text:style-name="T420">ря ты ему поверил).</text:span></text:p>
      <text:p text:style-name="P253"/>
      <text:p text:style-name="P383"><text:span text:style-name="T170">Глагол dare означает «осмелиться», «иметь наглость», «рискнуть». </text:span><text:span text:style-name="T171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440"/>
      <text:p text:style-name="P440">I <text:span text:style-name="T5">dare </text:span><text:span text:style-name="T12">not</text:span> ask if you forgive me — Я <text:span text:style-name="T5">не смею</text:span> спрашивать, простишь ли ты меня <text:span text:style-name="T424">(модальный)</text:span>.</text:p>
      <text:p text:style-name="P441">How dare you speak to me like that?! <text:span text:style-name="T420">—</text:span> Как ты смеешь так говорить со мной?!</text:p>
      <text:p text:style-name="P440"/>
      <text:p text:style-name="P384"><text:span text:style-name="T204">Though he is rude I </text:span><text:span text:style-name="T212">don`t </text:span><text:span text:style-name="T213">dare</text:span><text:span text:style-name="T204"> say </text:span><text:span text:style-name="T205">that </text:span><text:span text:style-name="T204">he is a </text:span><text:span text:style-name="T205">bad</text:span><text:span text:style-name="T204"> man. — Хотя он грубоват, </text:span><text:span text:style-name="T205">я </text:span><text:span text:style-name="T212">не </text:span><text:span text:style-name="T213">осмелюсь</text:span><text:span text:style-name="T204"> сказать, что он плохой человек </text:span><text:span text:style-name="T205">(обычный глагол)</text:span><text:span text:style-name="T204">.</text:span></text:p>
      <text:p text:style-name="P442"/>
      <text:p text:style-name="P426"><text:span text:style-name="T391">К</text:span><text:span text:style-name="T390">онструкция be able to </text:span><text:span text:style-name="T417">может </text:span><text:span text:style-name="T393">переда</text:span><text:span text:style-name="T417">вать</text:span><text:span text:style-name="T393"> </text:span><text:span text:style-name="T417">доп.</text:span><text:span text:style-name="T391"> </text:span><text:span text:style-name="T390">значение «имею возможность».</text:span></text:p>
      <text:p text:style-name="P432">I was able to travel last year. — В прошлом году у меня была возможность путешествовать.</text:p>
      <text:p text:style-name="P432"/>
      <text:p text:style-name="P252">Часто, в разговорной речи, вместо have to употребляется have got to. <text:span text:style-name="T419">Эта конструкця</text:span> </text:p>
      <text:p text:style-name="P252">означает тоже самое, но употребляется только в утвержденях.</text:p>
      <text:p text:style-name="P252"/>
      <text:p text:style-name="P443">I’ve got to work a lot / I have to work a lot — Мне приходится много работать.</text:p>
      <text:p text:style-name="P442"/>
      <text:p text:style-name="P487">Модальная конструкция had better</text:p>
      <text:p text:style-name="P464"/>
      <text:p text:style-name="P388"><text:span text:style-name="T172">Переводится как «бы лучше», например «я бы лучше», «он бы лучше» и т. д. О</text:span><text:span text:style-name="T175">значает рекомендацию либо употребляется в ситуациях, когда нужно немедленно принять решение. </text:span></text:p>
      <text:p text:style-name="P465"/>
      <text:p text:style-name="P387"><text:span text:style-name="T174">Слово</text:span><text:span text:style-name="T172"> had сокращается до `d. Поэтому </text:span><text:span text:style-name="T173">его </text:span><text:span text:style-name="T172">легко перепутать </text:span><text:span text:style-name="T174">c </text:span><text:span text:style-name="T172">would, т. к. и переводится </text:span></text:p>
      <text:p text:style-name="P386"><text:span text:style-name="T173">он</text:span><text:span text:style-name="T174">о</text:span><text:span text:style-name="T173"> </text:span><text:span text:style-name="T172">одинаково, частицей «бы». </text:span><text:span text:style-name="T175">После had better идет голый инфинитив.</text:span></text:p>
      <text:p text:style-name="P468"/>
      <text:p text:style-name="P531"><text:span text:style-name="T175">О</text:span><text:span text:style-name="T160">трицательная форма выглядит так: had better not. Частица not идет после better, а не had.</text:span></text:p>
      <text:p text:style-name="P469">Вопросы в основном встречаются в отрицательной форме.</text:p>
      <text:p text:style-name="P48"><text:soft-page-break/><text:span text:style-name="T221">You had better have your car washed — Ты бы лучше помыл свою машину. </text:span><text:span text:style-name="T226">(рекомендация)</text:span></text:p>
      <text:p text:style-name="P49"><text:span text:style-name="T221">We</text:span><text:span text:style-name="T223">’d better</text:span><text:span text:style-name="T221"> call the police — Нам </text:span><text:span text:style-name="T223">бы лучше</text:span><text:span text:style-name="T221"> позвонить в полицию. (немедленно)</text:span></text:p>
      <text:p text:style-name="P445"/>
      <text:p text:style-name="P446">You had better not go there — Ты бы лучше не ходил туда.</text:p>
      <text:p text:style-name="P446">Hadn’t you better go to bed? — Не лучше ли тебе пойти прилечь?</text:p>
      <text:p text:style-name="P469"/>
      <text:p text:style-name="P389"><text:span text:style-name="T175">Х</text:span><text:span text:style-name="T176">отя had и находится в прошедшей форме, сам</text:span><text:span text:style-name="T177">а</text:span><text:span text:style-name="T176"> </text:span><text:span text:style-name="T177">конструкция</text:span><text:span text:style-name="T176"> употребляется в настоящем </text:span></text:p>
      <text:p text:style-name="P470">и будущем. В прошедшем можно использовать should с перфектным инфинитивом.</text:p>
      <text:p text:style-name="P470"/>
      <text:p text:style-name="P87"><text:span text:style-name="T158">You </text:span><text:span text:style-name="T222">should have stayed</text:span><text:span text:style-name="T158"> at home —</text:span><text:span text:style-name="T222"> </text:span><text:span text:style-name="T224">Б</text:span><text:span text:style-name="T222">ыло бы </text:span><text:span text:style-name="T224">л</text:span><text:span text:style-name="T222">учше</text:span><text:span text:style-name="T158"> остаться дома.</text:span></text:p>
      <text:p text:style-name="P470"/>
      <text:p text:style-name="P470">Иногда had вообще выкидывают, и употребляют только better.</text:p>
      <text:p text:style-name="P86"><text:span text:style-name="T158">Where’s she? She </text:span><text:span text:style-name="T222">better</text:span><text:span text:style-name="T158"> be here. — Где она? </text:span><text:span text:style-name="T222">Лучше бы</text:span><text:span text:style-name="T158"> ей оказаться здесь.</text:span></text:p>
      <text:p text:style-name="P447"/>
      <text:p text:style-name="P466">В отличие от should, рекомендация с had better намекает на негативные последствия, </text:p>
      <text:p text:style-name="P466">если ее не выполнить. <text:span text:style-name="T426">А</text:span> should означает добрый совет.</text:p>
      <text:p text:style-name="P466"/>
      <text:p text:style-name="P466"/>
      <text:p text:style-name="P494">Инфинитив и герундий</text:p>
      <text:p text:style-name="P467"/>
      <text:p text:style-name="P473">Инфинитив и герундий могут переводиться:</text:p>
      <text:list xml:id="list1176164759" text:style-name="L13">
        <text:list-item>
          <text:p text:style-name="P744">начальной формой глагола <text:span text:style-name="T435">(</text:span>делать<text:span text:style-name="T435">)</text:span>;</text:p>
        </text:list-item>
        <text:list-item>
          <text:p text:style-name="P744">причастием <text:span text:style-name="T435">(</text:span>делая<text:span text:style-name="T435">)</text:span>;</text:p>
        </text:list-item>
        <text:list-item>
          <text:p text:style-name="P744">придаточным предложением <text:span text:style-name="T435">(</text:span>чтобы делать<text:span text:style-name="T435">)</text:span>;</text:p>
        </text:list-item>
        <text:list-item>
          <text:p text:style-name="P744">герундий может также переводиться существительным <text:span text:style-name="T435">(</text:span>действие<text:span text:style-name="T435">);</text:span></text:p>
        </text:list-item>
      </text:list>
      <text:p text:style-name="P472"/>
      <text:p text:style-name="P50"><text:span text:style-name="T227">They</text:span><text:span text:style-name="T228"> plan </text:span><text:span text:style-name="T225">to sell</text:span><text:span text:style-name="T228"> their house — </text:span><text:span text:style-name="T227">Они</text:span><text:span text:style-name="T228"> планируют </text:span><text:span text:style-name="T225">продать</text:span><text:span text:style-name="T228"> свой дом.</text:span></text:p>
      <text:p text:style-name="P450"/>
      <text:p text:style-name="P448">He applied for a new job <text:span text:style-name="T5">to get</text:span> more salary — </text:p>
      <text:p text:style-name="P448">Он решил устроиться на новую работу, <text:span text:style-name="T5">чтобы получать</text:span> больше денег.</text:p>
      <text:p text:style-name="P448"/>
      <text:p text:style-name="P448">I saw a lot of kids <text:span text:style-name="T5">playing</text:span> in the street — Я увидел много детишек, <text:span text:style-name="T5">играющих</text:span> на улице.</text:p>
      <text:p text:style-name="P471"/>
      <text:p text:style-name="P489">Глаголы с прямым дополнением</text:p>
      <text:p text:style-name="P474"/>
      <text:p text:style-name="P476">Это глаголы, после которых следует дополнение, а после идет инфинитив <text:span text:style-name="T433">с to</text:span>. <text:span text:style-name="T434">Если инфинитив в отрицательной форме, то перед to ставят not, без вспомогательных глаголов.</text:span></text:p>
      <text:p text:style-name="P475"/>
      <text:list xml:id="list181478004" text:style-name="L14">
        <text:list-item>
          <text:p text:style-name="P745">ask — спрашивать;</text:p>
        </text:list-item>
        <text:list-item>
          <text:p text:style-name="P745">encourage — воодушевлять;</text:p>
        </text:list-item>
        <text:list-item>
          <text:p text:style-name="P745">expect — ожидать;</text:p>
        </text:list-item>
        <text:list-item>
          <text:p text:style-name="P745">invite — приглашать;</text:p>
        </text:list-item>
        <text:list-item>
          <text:p text:style-name="P745">order — заказывать, приказывать;</text:p>
        </text:list-item>
        <text:list-item>
          <text:p text:style-name="P745">persuade — убеждать;</text:p>
        </text:list-item>
        <text:list-item>
          <text:p text:style-name="P745">remind — напоминать;</text:p>
        </text:list-item>
        <text:list-item>
          <text:p text:style-name="P745">teach — обучать;</text:p>
        </text:list-item>
        <text:list-item>
          <text:p text:style-name="P745">tell — говорить;</text:p>
        </text:list-item>
        <text:list-item>
          <text:p text:style-name="P745">warn — предупреждать;</text:p>
          <text:p text:style-name="P746"/>
        </text:list-item>
      </text:list>
      <text:p text:style-name="P449">I asked <text:span text:style-name="T428">Mike</text:span><text:span text:style-name="T5"> to call</text:span> me — Я попросил <text:span text:style-name="T428">Майка</text:span> <text:span text:style-name="T5">позвонить</text:span>.</text:p>
      <text:p text:style-name="P449">The guard warned <text:span text:style-name="T428">us</text:span> <text:span text:style-name="T5">not to cross</text:span> the line — Охранник предупредил <text:span text:style-name="T428">нас</text:span> <text:span text:style-name="T5">не пересекать</text:span> черту.</text:p>
      <text:p text:style-name="P476"/>
      <text:p text:style-name="P211"><text:soft-page-break/>Инфинитив в разных ситуациях</text:p>
      <text:p text:style-name="P391"/>
      <text:p text:style-name="P391">Если инфинитив идет после прилагательного, то <text:span text:style-name="T437">прилагательное</text:span> будет наречием (как?)</text:p>
      <text:p text:style-name="P14">He was <text:span text:style-name="T428">hard</text:span> <text:span text:style-name="T5">to deal</text:span> with — C ним было <text:span text:style-name="T428">трудно</text:span> <text:span text:style-name="T5">иметь дело</text:span>. <text:span text:style-name="T436">(предлог в конце)</text:span></text:p>
      <text:p text:style-name="P14"/>
      <text:p text:style-name="P257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257"/>
      <text:p text:style-name="P88">He’s running home <text:span text:style-name="T5">to get</text:span> his wallet — Он сейчас бежит домой, <text:span text:style-name="T5">чтобы взять</text:span> бумажник.</text:p>
      <text:p text:style-name="P88">He had nobody <text:span text:style-name="T5">to talk</text:span> to — У него не было никого, <text:span text:style-name="T5">чтобы поговорить</text:span> (talk to — <text:span text:style-name="T438">это </text:span>связка).</text:p>
      <text:p text:style-name="P257"/>
      <text:p text:style-name="P258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9">Her parents took a loan <text:span text:style-name="T5">so that</text:span> <text:span text:style-name="T428">she could go to college</text:span> — </text:p>
      <text:p text:style-name="P89">Ее родители взяли деньги в долг, <text:span text:style-name="T5">чтобы</text:span> <text:span text:style-name="T428">она могла пойти учиться в колледж</text:span>.</text:p>
      <text:p text:style-name="P14"/>
      <text:p text:style-name="P544"><text:span text:style-name="T330">Ситуации, когда использу</text:span><text:span text:style-name="T332">ю</text:span><text:span text:style-name="T330">т </text:span><text:span text:style-name="T331">герунди</text:span><text:span text:style-name="T330">й</text:span></text:p>
      <text:p text:style-name="P241"/>
      <text:p text:style-name="P543"><text:span text:style-name="T273">Герундий </text:span><text:span text:style-name="T274">похож на</text:span><text:span text:style-name="T273"> причастие в русском языке (форма глагола с признаками прилагательного, </text:span><text:span text:style-name="T274">где ощущение глагола очень сильное</text:span><text:span text:style-name="T273">). Чаще всего он ставится после предлогов.</text:span></text:p>
      <text:p text:style-name="P476"/>
      <text:p text:style-name="P392"><text:span text:style-name="T180">Популярны</text:span><text:span text:style-name="T181">е</text:span><text:span text:style-name="T180"> связки глагол + предлог:</text:span></text:p>
      <text:list xml:id="list2838731386" text:style-name="L15">
        <text:list-item>
          <text:p text:style-name="P747">succeed in — преуспел в;</text:p>
        </text:list-item>
        <text:list-item>
          <text:p text:style-name="P747">insist on — настаивать на;</text:p>
        </text:list-item>
        <text:list-item>
          <text:p text:style-name="P747">think of — размышлять о;</text:p>
        </text:list-item>
        <text:list-item>
          <text:p text:style-name="P747">dream of — мечтать о;</text:p>
        </text:list-item>
        <text:list-item>
          <text:p text:style-name="P747">feel like — быть в настроении для;</text:p>
        </text:list-item>
        <text:list-item>
          <text:p text:style-name="P747">look forward to — <text:span text:style-name="T439">жать с нетерпением</text:span>;</text:p>
        </text:list-item>
      </text:list>
      <text:p text:style-name="P477"/>
      <text:p text:style-name="P14">I feel like flying, I’m so excited! — Я чувствую, как будто я летаю, я так взволнована!</text:p>
      <text:p text:style-name="P14"/>
      <text:p text:style-name="P90">I’m <text:span text:style-name="T5">looking forward to</text:span> hearing from you — <text:span text:style-name="T5">Жду с нетерпением</text:span> информации от вас.</text:p>
      <text:p text:style-name="P90">(здесь to — это предлог, а не частица; поэтому стоит герундий).</text:p>
      <text:p text:style-name="P477"/>
      <text:p text:style-name="P478">Популярные связки глагол + дополнение + предлог:</text:p>
      <text:list xml:id="list3650578867" text:style-name="L16">
        <text:list-item>
          <text:p text:style-name="P748">congratulate ... on — поздравить (кого-то) с;</text:p>
        </text:list-item>
        <text:list-item>
          <text:p text:style-name="P748">accuse ... of — обвинить (кого-то) в;</text:p>
        </text:list-item>
        <text:list-item>
          <text:p text:style-name="P748">suspect ... of — подозревать (кого-то) в;</text:p>
        </text:list-item>
        <text:list-item>
          <text:p text:style-name="P748">prevent ... from — предостеречь (кого-то) от;</text:p>
        </text:list-item>
        <text:list-item>
          <text:p text:style-name="P748">stop ... from — помешать (кому-то) в;</text:p>
        </text:list-item>
        <text:list-item>
          <text:p text:style-name="P748">forgive ... for — простить (кого-то) за;</text:p>
        </text:list-item>
      </text:list>
      <text:p text:style-name="P478"/>
      <text:p text:style-name="P451">I congratulate you on winning the competition — Я поздравляю тебя с победой в соревновании.</text:p>
      <text:p text:style-name="P451">He prevented me from taking a loan — Он предостерег меня от того, чтобы взять ссуду.</text:p>
      <text:p text:style-name="P451"/>
      <text:p text:style-name="P479">Популярные связки прилагательное + предлог:</text:p>
      <text:list xml:id="list4025357155" text:style-name="L17">
        <text:list-item>
          <text:p text:style-name="P749">afraid of — бояться (чего-то);</text:p>
        </text:list-item>
        <text:list-item>
          <text:p text:style-name="P749">fed up with — быть сытым по горло (из-за чего-то);</text:p>
        </text:list-item>
        <text:list-item>
          <text:p text:style-name="P749">good at — хорошо (что-то) делать;</text:p>
        </text:list-item>
        <text:list-item>
          <text:p text:style-name="P749">interested in — интересоваться (чем-то);</text:p>
        </text:list-item>
      </text:list>
      <text:p text:style-name="P479"/>
      <text:p text:style-name="P452"><text:soft-page-break/>I’m fed up with his sneaking around all the time <text:span text:style-name="T253">—</text:span> Меня достало, что он тут </text:p>
      <text:p text:style-name="P452">постоянно крутится.</text:p>
      <text:p text:style-name="P452"/>
      <text:p text:style-name="P452">I’m interested in reading sci-fi — Мне интересно читать фантастику.</text:p>
      <text:p text:style-name="P452"/>
      <text:p text:style-name="P480">Устойчивые выр-я, в которых используется герундий:</text:p>
      <text:list xml:id="list2030347572" text:style-name="L18">
        <text:list-item>
          <text:p text:style-name="P750">It`s no use/good — бесполезно, нет смысла;</text:p>
        </text:list-item>
        <text:list-item>
          <text:p text:style-name="P750">It`s not worth — этого того не стоит;</text:p>
        </text:list-item>
        <text:list-item>
          <text:p text:style-name="P750">There`s no point in — незачем это делать;</text:p>
        </text:list-item>
        <text:list-item>
          <text:p text:style-name="P750">Have difficulty — иметь трудности;</text:p>
        </text:list-item>
        <text:list-item>
          <text:p text:style-name="P750">be busy — заниматься делом;</text:p>
        </text:list-item>
        <text:list-item>
          <text:p text:style-name="P750">a waste of money/time — это деньги на ветер / время впустую;</text:p>
        </text:list-item>
      </text:list>
      <text:p text:style-name="P480"/>
      <text:p text:style-name="P453">I earn a lot of money, so it’s not worth changing the job — Я зарабатываю много денег, </text:p>
      <text:p text:style-name="P453">так что не стоит менять работу.</text:p>
      <text:p text:style-name="P453"/>
      <text:p text:style-name="P453">Do you have difficulty remembering your childhood? — Тебе трудно вспомнить свое детство?</text:p>
      <text:p text:style-name="P453">It’s a waste of time watching TV — Это пустая трата времени, смотреть телевизор.</text:p>
      <text:p text:style-name="P453">She is very busy launching her new project — Она слишком занята запуском нового проекта.</text:p>
      <text:p text:style-name="P480"/>
      <text:p text:style-name="P393"><text:span text:style-name="T196">Герундий с о</text:span><text:span text:style-name="T194">борот</text:span><text:span text:style-name="T196">ом</text:span><text:span text:style-name="T194"> </text:span><text:span text:style-name="T195">be/get</text:span><text:span text:style-name="T194"> used to</text:span></text:p>
      <text:p text:style-name="P481"/>
      <text:p text:style-name="P394"><text:span text:style-name="T158">Оборот </text:span><text:span text:style-name="T201">be used to</text:span><text:span text:style-name="T158"> означает «я привык», а </text:span><text:span text:style-name="T201">get used to</text:span><text:span text:style-name="T158"> </text:span><text:span text:style-name="T206">—</text:span><text:span text:style-name="T158"> «я привыкаю». </text:span><text:span text:style-name="T182">Как и в пассивном залоге, be показывает состояние, а get — процесс. </text:span><text:span text:style-name="T184">Чтобы подчеркнуть, что процесс формируется, </text:span><text:span text:style-name="T183">get </text:span><text:span text:style-name="T184">ставят</text:span><text:span text:style-name="T183"> в </text:span><text:span text:style-name="T185">форму</text:span><text:span text:style-name="T183"> Continuous.</text:span></text:p>
      <text:p text:style-name="P482"/>
      <text:p text:style-name="P454">I`m used to working hard — Я привык много работать.</text:p>
      <text:p text:style-name="P454"/>
      <text:p text:style-name="P455">I`m getting used to working hard — Я привыкаю много работать.</text:p>
      <text:p text:style-name="P394"><text:span text:style-name="T207">(</text:span><text:span text:style-name="T208">get в</text:span><text:span text:style-name="T207"> форме Continu</text:span><text:span text:style-name="T208">o</text:span><text:span text:style-name="T207">us </text:span><text:span text:style-name="T208">идет с</text:span><text:span text:style-name="T207"> be </text:span><text:span text:style-name="T208">и окончанием</text:span><text:span text:style-name="T207"> -ing)</text:span></text:p>
      <text:p text:style-name="P491"/>
      <text:p text:style-name="P395"><text:span text:style-name="T197">Этот оборот не нужно путать с модальной конструкцией </text:span><text:span text:style-name="T214">used to</text:span><text:span text:style-name="T197">.</text:span></text:p>
      <text:p text:style-name="P492"/>
      <text:p text:style-name="P159"><text:span text:style-name="T158">I </text:span><text:span text:style-name="T229">am used to</text:span><text:span text:style-name="T158"> </text:span><text:span text:style-name="T222">drinking</text:span><text:span text:style-name="T158"> a lot of water — Я </text:span><text:span text:style-name="T229">привык</text:span><text:span text:style-name="T222"> пить</text:span><text:span text:style-name="T158"> много воды.</text:span></text:p>
      <text:p text:style-name="P395"><text:span text:style-name="T214">(после оборота всегда идет </text:span><text:span text:style-name="T216">герундий</text:span><text:span text:style-name="T214">)</text:span></text:p>
      <text:p text:style-name="P434"/>
      <text:p text:style-name="P159"><text:span text:style-name="T158">I </text:span><text:span text:style-name="T229">used to</text:span><text:span text:style-name="T158"> </text:span><text:span text:style-name="T222">drink</text:span><text:span text:style-name="T158"> a lot of coffee — </text:span><text:span text:style-name="T229">Раньше</text:span><text:span text:style-name="T158"> я </text:span><text:span text:style-name="T222">пил</text:span><text:span text:style-name="T158"> много кофе.</text:span></text:p>
      <text:p text:style-name="P395"><text:span text:style-name="T214">(после модальной конструкции идет инфинитив, и она </text:span><text:span text:style-name="T215">передает другой смысл</text:span><text:span text:style-name="T214">)</text:span></text:p>
      <text:p text:style-name="P492"/>
      <text:p text:style-name="P490">Причасный оборот с герундием <text:span text:style-name="T441">(ing-clause)</text:span></text:p>
      <text:p text:style-name="P482"/>
      <text:p text:style-name="P483">Это неполноценное предложение, которое в русском языке выделяется запятыми.</text:p>
      <text:p text:style-name="P396"><text:span text:style-name="T186">В английском запятая </text:span><text:span text:style-name="T187">ставится если причисный оборот в первой половине предложения.</text:span></text:p>
      <text:p text:style-name="P483"/>
      <text:p text:style-name="P396"><text:span text:style-name="T209">David hurt his leg </text:span><text:span text:style-name="T217">playing football</text:span><text:span text:style-name="T209"> — Дэвид повредил ногу, </text:span><text:span text:style-name="T217">играя в футбол</text:span><text:span text:style-name="T209">.</text:span></text:p>
      <text:p text:style-name="P456"/>
      <text:p text:style-name="P92"><text:span text:style-name="T158">The driver saw a boy </text:span><text:span text:style-name="T229">running across the road</text:span><text:span text:style-name="T158"> and stopped the car immediately — </text:span></text:p>
      <text:p text:style-name="P92"><text:span text:style-name="T158">Водитель увидел ребенка, </text:span><text:span text:style-name="T229">бегущего через дорогу</text:span><text:span text:style-name="T158">, и быстро остановил машину.</text:span></text:p>
      <text:p text:style-name="P483"/>
      <text:p text:style-name="P482">Причастный оборот можно использовать вместе с союзами while и when.</text:p>
      <text:p text:style-name="P91"><text:span text:style-name="T158">David hurt his leg </text:span><text:span text:style-name="T229">while playing football</text:span><text:span text:style-name="T158"> – Дэвид повредил ногу, </text:span><text:span text:style-name="T229">когда играл в футбол</text:span><text:span text:style-name="T158">.</text:span></text:p>
      <text:p text:style-name="P482"/>
      <text:p text:style-name="P496"><text:soft-page-break/>Глагол с -ing как прилагательное</text:p>
      <text:p text:style-name="P497"/>
      <text:p text:style-name="P581"><text:span text:style-name="T188">Если к глаголу добавить оконание -ing и ощущение </text:span><text:span text:style-name="T190">глагола </text:span><text:span text:style-name="T189">перестанет быть</text:span><text:span text:style-name="T188"> сильным, </text:span></text:p>
      <text:p text:style-name="P581"><text:span text:style-name="T188">то такое слово будет восприниматься как </text:span><text:span text:style-name="T189">прилагательное</text:span><text:span text:style-name="T188">.</text:span></text:p>
      <text:p text:style-name="P498"/>
      <text:p text:style-name="P498">shocking — шокирующий. (есть ощещение, что это характеристика)</text:p>
      <text:p text:style-name="P498"/>
      <text:p text:style-name="P582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498"/>
      <text:p text:style-name="P499">He told me an interesting story — Он рассказал мне интересную историю.</text:p>
      <text:p text:style-name="P499">This movie is boring — Этот фильм такой скучный.</text:p>
      <text:p text:style-name="P484"/>
      <text:p text:style-name="P484"/>
      <text:p text:style-name="P495">Сложные предложения</text:p>
      <text:p text:style-name="P485"/>
      <text:p text:style-name="P486">Типы сложны<text:span text:style-name="T443">х</text:span> предложений в английском языке:</text:p>
      <text:p text:style-name="P486"/>
      <text:list xml:id="list1206050701" text:style-name="L19">
        <text:list-item>
          <text:p text:style-name="P751">сложноподчиненные предложения (complex sentences):</text:p>
          <text:list>
            <text:list-item>
              <text:p text:style-name="P751">условные предложения (if-clauses);</text:p>
            </text:list-item>
            <text:list-item>
              <text:p text:style-name="P751">придаточные поясняющие предложения (relative clauses);</text:p>
            </text:list-item>
            <text:list-item>
              <text:p text:style-name="P751">косвенная речь (reported speech);</text:p>
              <text:p text:style-name="P751"/>
            </text:list-item>
          </text:list>
        </text:list-item>
        <text:list-item>
          <text:p text:style-name="P751">сложносочиненные предложения <text:span text:style-name="T442">(compound sentences)</text:span>;</text:p>
        </text:list-item>
      </text:list>
      <text:p text:style-name="P545"/>
      <text:p text:style-name="P546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546"/>
      <text:p text:style-name="P212">Условные предложения</text:p>
      <text:p text:style-name="P546"/>
      <text:p text:style-name="P399"><text:span text:style-name="T444">Условн</text:span><text:span text:style-name="T447">ое</text:span><text:span text:style-name="T444"> предложени</text:span><text:span text:style-name="T447">е</text:span><text:span text:style-name="T444"> 0го типа описыва</text:span><text:span text:style-name="T447">е</text:span><text:span text:style-name="T444">т реальн</text:span><text:span text:style-name="T447">ую</text:span><text:span text:style-name="T444"> ситуаци</text:span><text:span text:style-name="T447">ю</text:span><text:span text:style-name="T444">. Обе части переводятся настоящим. В обеих частях глагол стоит в форме Present Simple.</text:span></text:p>
      <text:p text:style-name="P547"/>
      <text:p text:style-name="P93">If I <text:span text:style-name="T5">am</text:span> home, I always <text:span text:style-name="T5">watch</text:span> TV — Если я дома, я всегда смотрю ТВ.</text:p>
      <text:p text:style-name="P547"/>
      <text:p text:style-name="P548">Условное предложение 1го типа говорит о будущем. Обе части переводятся будущим. </text:p>
      <text:p text:style-name="P548">В условной части глагол <text:span text:style-name="T445">стоит </text:span>в Present Simple или Present Perfect.</text:p>
      <text:p text:style-name="P546"/>
      <text:p text:style-name="P96">If I <text:span text:style-name="T5">am</text:span> home tomorrow, I <text:span text:style-name="T5">will watch</text:span> TV — Если я буду завтра дома, я посмотрю ТВ.</text:p>
      <text:p text:style-name="P94"/>
      <text:p text:style-name="P259">Условное предложение 2го типа описывает нереальные ситуации в настоящем или будущем.</text:p>
      <text:p text:style-name="P397"><text:span text:style-name="T275">В условной части глагол </text:span><text:span text:style-name="T278">стоит </text:span><text:span text:style-name="T279">в</text:span><text:span text:style-name="T278"> </text:span><text:span text:style-name="T277">Past Simple</text:span><text:span text:style-name="T276">, а главн</text:span><text:span text:style-name="T278">ая часть содержит would + инфинитив.</text:span></text:p>
      <text:p text:style-name="P94"/>
      <text:p text:style-name="P96">If I <text:span text:style-name="T5">were</text:span> home, I <text:span text:style-name="T5">would watch</text:span> TV — Если бы я был дома, я бы посмотрел ТВ.</text:p>
      <text:p text:style-name="P95"/>
      <text:p text:style-name="P260">Условное предложение 3го типа <text:span text:style-name="T446">выражает сожаление о прошлом (то, чего уже не изменишь).</text:span></text:p>
      <text:p text:style-name="P398"><text:span text:style-name="T278">Переводится также, как и 2й тип. Но в условной части глагол </text:span><text:span text:style-name="T279">стоит </text:span><text:span text:style-name="T278">в Past Perfect, </text:span></text:p>
      <text:p text:style-name="P261">а в главная часть содержит would + перфектный инфинитив.</text:p>
      <text:p text:style-name="P97"/>
      <text:p text:style-name="P549"><text:span text:style-name="T41">I</text:span><text:span text:style-name="T30">f I </text:span><text:span text:style-name="T55">had</text:span><text:span text:style-name="T30"> </text:span><text:span text:style-name="T55">been</text:span><text:span text:style-name="T30"> home yesterday, I </text:span><text:span text:style-name="T55">would</text:span><text:span text:style-name="T30"> </text:span><text:span text:style-name="T55">have</text:span><text:span text:style-name="T30"> </text:span><text:span text:style-name="T55">watched</text:span><text:span text:style-name="T30"> TV — </text:span></text:p>
      <text:p text:style-name="P96">Если бы я был дома вчера, я бы посмотрел телевизор (с сожалением)</text:p>
      <text:p text:style-name="P400"><text:soft-page-break/><text:span text:style-name="T281">Условное предложение смешанного типа комбинирует в своих </text:span><text:span text:style-name="T284">частях</text:span><text:span text:style-name="T281"> </text:span><text:span text:style-name="T284">2й и 3й типы, </text:span></text:p>
      <text:p text:style-name="P400"><text:span text:style-name="T284">но по разному</text:span><text:span text:style-name="T281">. </text:span><text:span text:style-name="T284">В</text:span><text:span text:style-name="T282">сегда </text:span><text:span text:style-name="T283">описывает</text:span><text:span text:style-name="T282"> только нереальны</text:span><text:span text:style-name="T283">е</text:span><text:span text:style-name="T282"> ситуаци</text:span><text:span text:style-name="T283">и</text:span><text:span text:style-name="T282">.</text:span></text:p>
      <text:p text:style-name="P262"/>
      <text:p text:style-name="P51"><text:span text:style-name="T449">Herald </text:span><text:span text:style-name="T16">would have sent</text:span><text:span text:style-name="T449"> us a Christmas card if he </text:span><text:span text:style-name="T16">knew</text:span><text:span text:style-name="T449"> our address — Гарольд послал бы нам рождественскую открытку, если бы знал наш адрес </text:span><text:span text:style-name="T450">(if-часть 2й тип, главная — 3й тип)</text:span><text:span text:style-name="T449">.</text:span></text:p>
      <text:p text:style-name="P263"/>
      <text:p text:style-name="P52"><text:span text:style-name="T448">If I </text:span><text:span text:style-name="T17">had</text:span><text:span text:style-name="T450"> </text:span><text:span text:style-name="T17">studied</text:span><text:span text:style-name="T448"> better at school, I </text:span><text:span text:style-name="T17">wouldn`t work</text:span><text:span text:style-name="T448"> at McDonald’s now — Если бы я лучше учился </text:span></text:p>
      <text:p text:style-name="P52"><text:span text:style-name="T448">в школе, я бы сейчас не работал в Макдональдсе </text:span><text:span text:style-name="T450">(if-часть 3й тип, главная — 2й тип)</text:span><text:span text:style-name="T448">.</text:span></text:p>
      <text:p text:style-name="P263"/>
      <text:p text:style-name="P213"><text:span text:style-name="T280">С</text:span><text:span text:style-name="T253">лова unless и wish в условных предложениях</text:span></text:p>
      <text:p text:style-name="P264"/>
      <text:p text:style-name="P550"><text:span text:style-name="T253">Unless означает «если не». Им часто заменяют </text:span><text:span text:style-name="T287">связку </text:span><text:span text:style-name="T253">if not </text:span><text:span text:style-name="T286">в условных предложениях</text:span><text:span text:style-name="T253">.</text:span></text:p>
      <text:p text:style-name="P263"/>
      <text:p text:style-name="P436"><text:span text:style-name="T448">You can go home </text:span><text:span text:style-name="T15">if</text:span><text:span text:style-name="T448"> you </text:span><text:span text:style-name="T98">do</text:span><text:span text:style-name="T15"> n</text:span><text:span text:style-name="T14">o</text:span><text:span text:style-name="T15">t </text:span><text:span text:style-name="T98">want</text:span><text:span text:style-name="T448"> to stay / You can go home </text:span><text:span text:style-name="T15">unless</text:span><text:span text:style-name="T448"> you want to stay — </text:span></text:p>
      <text:p text:style-name="P457">Ты можешь идти домой, <text:span text:style-name="T5">если не</text:span> хочешь оставаться.</text:p>
      <text:p text:style-name="P436"/>
      <text:p text:style-name="P436"><text:span text:style-name="T15">If</text:span><text:span text:style-name="T448"> I was </text:span><text:span text:style-name="T15">n</text:span><text:span text:style-name="T13">o</text:span><text:span text:style-name="T15">t</text:span><text:span text:style-name="T448"> so hungry, I wouldn’t eat that food / </text:span><text:span text:style-name="T15">Unless</text:span><text:span text:style-name="T448"> I was so hungry, I wouldn’t eat that food — </text:span><text:span text:style-name="T15">Если</text:span><text:span text:style-name="T448"> бы я </text:span><text:span text:style-name="T15">не</text:span><text:span text:style-name="T448"> была такой голодной, я бы не ела эту еду.</text:span></text:p>
      <text:p text:style-name="P263"/>
      <text:p text:style-name="P401"><text:span text:style-name="T280">W</text:span><text:span text:style-name="T285">ish в прямом переводе означает «желаю», но в условных предложения оно вражает сожаление и переводится как «жаль</text:span><text:span text:style-name="T288"> </text:span><text:span text:style-name="T285">не».</text:span></text:p>
      <text:p text:style-name="P263"/>
      <text:p text:style-name="P458"><text:span text:style-name="T448">I </text:span><text:span text:style-name="T15">wish</text:span><text:span text:style-name="T448"> I earned </text:span><text:span text:style-name="T453">$</text:span><text:span text:style-name="T448">10 00</text:span><text:span text:style-name="T455">0</text:span><text:span text:style-name="T448"> in a month — </text:span><text:span text:style-name="T15">Жаль</text:span><text:span text:style-name="T448">, что я </text:span><text:span text:style-name="T15">не</text:span><text:span text:style-name="T448"> зарабатываю </text:span><text:span text:style-name="T453">$</text:span><text:span text:style-name="T448">10 </text:span><text:span text:style-name="T455">0</text:span><text:span text:style-name="T448">00 в месяц.</text:span></text:p>
      <text:p text:style-name="P402"><text:span text:style-name="T210">(досл. «Я бы желал разабатывать $10 0</text:span><text:span text:style-name="T211">0</text:span><text:span text:style-name="T210">0 в месяц»)</text:span></text:p>
      <text:p text:style-name="P458"/>
      <text:p text:style-name="P458"><text:span text:style-name="T448">I </text:span><text:span text:style-name="T98">wish</text:span><text:span text:style-name="T448"> I had </text:span><text:span text:style-name="T98">n</text:span><text:span text:style-name="T99">o</text:span><text:span text:style-name="T98">t</text:span><text:span text:style-name="T448"> eaten so much sushi yesterday — Жаль, что я съела вчера столько суши.</text:span></text:p>
      <text:p text:style-name="P459"><text:span text:style-name="T448">(</text:span>частица not, после had, инвертирует отрицание <text:span text:style-name="T458">в</text:span> wish)</text:p>
      <text:p text:style-name="P263"/>
      <text:p text:style-name="P551"><text:span text:style-name="T454">Когда</text:span><text:span text:style-name="T452"> хочется</text:span><text:span text:style-name="T451">, чтобы случилось </text:span><text:span text:style-name="T457">желаемое</text:span><text:span text:style-name="T451">, </text:span><text:span text:style-name="T452">можно использ.</text:span><text:span text:style-name="T451"> if only </text:span><text:span text:style-name="T452">+ глагол в Past Simple</text:span><text:span text:style-name="T451">.</text:span></text:p>
      <text:p text:style-name="P552">Также if only может заменять I wish (по смыслу почти одинаково).</text:p>
      <text:p text:style-name="P551"/>
      <text:p text:style-name="P98">If only we <text:span text:style-name="T451">could find</text:span> a taxi! — Эх, если бы мы могли найти такси! <text:span text:style-name="T452">(could вместо would)</text:span></text:p>
      <text:p text:style-name="P131"/>
      <text:p text:style-name="P265">Сожаления о настоящем: I wish + Past Simple (грамматика 2го типа).</text:p>
      <text:p text:style-name="P99">I wish I could fly like a bird — Жаль, что я не летаю, как птица.</text:p>
      <text:p text:style-name="P265"/>
      <text:p text:style-name="P265">Сожаления о прошлом: I wish + Past Perfect (грамматика 3го типа).</text:p>
      <text:p text:style-name="P99">I wish I had talked to Mike yesterday — Жаль, что я не поговорила с Майком вчера.</text:p>
      <text:p text:style-name="P265"/>
      <text:p text:style-name="P265">Сожаления о настоящем из-за другого человека: I wish + could + инфинитив.</text:p>
      <text:p text:style-name="P53"><text:span text:style-name="T456">I wish you could make me happy — </text:span><text:span text:style-name="T457">Ж</text:span><text:span text:style-name="T456">аль, что ты не можешь сделать меня счастливой.</text:span></text:p>
      <text:p text:style-name="P265"/>
      <text:p text:style-name="P265">Сожаления о прошлом из-за другого человека: I wish + мод. глагол + перфектный инфинитив.</text:p>
      <text:p text:style-name="P99">I wish we could have worked it out — Жаль, что мы не смогли это уладить.</text:p>
      <text:p text:style-name="P265"/>
      <text:p text:style-name="P266">Когда хочется, чтобы кто-то выполнил желаемое в будущем: I wish + would + инфинитив.</text:p>
      <text:p text:style-name="P100">I wish you would stop smoking — Я бы хотела, чтобы ты перестал курить.</text:p>
      <text:p text:style-name="P100"/>
      <text:p text:style-name="P240">Придаточные определительные предложения</text:p>
      <text:p text:style-name="P267"/>
      <text:p text:style-name="P268">Это небольшие, поясняющие предложения, которые сообщают дополнительную </text:p>
      <text:p text:style-name="P268">информацию о человеке или предмете.</text:p>
      <text:p text:style-name="P403"><text:soft-page-break/><text:span text:style-name="T290">Если к союзам who, wich, that относится предлог, то он </text:span><text:span text:style-name="T291">остается</text:span><text:span text:style-name="T290"> в конце придаточного предложения, </text:span><text:span text:style-name="T292">даже если сам союз выпадет.</text:span></text:p>
      <text:p text:style-name="P269"/>
      <text:p text:style-name="P102">Do you know the woman (who/that) Tom is talking <text:span text:style-name="T5">to</text:span>? — Ты знаешь женщину, </text:p>
      <text:p text:style-name="P102"><text:span text:style-name="T5">с которой</text:span> говорит Том?</text:p>
      <text:p text:style-name="P101"/>
      <text:p text:style-name="P270">Союзы whose, whom, where обычно не выпадают вовсе.</text:p>
      <text:p text:style-name="P103"/>
      <text:p text:style-name="P103">It was the village where I wanted to meet my old age — Это была деревня, где я хотел</text:p>
      <text:p text:style-name="P10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3"/>
      <text:p text:style-name="P270">Союз whom — это формальный вариант слова who. В речи практичечески не используется.</text:p>
      <text:p text:style-name="P270">Этот союз появляется только в том случае, если перед <text:span text:style-name="T459">ним </text:span>будет стоять предлог. </text:p>
      <text:p text:style-name="P270"/>
      <text:p text:style-name="P103">The boy <text:span text:style-name="T5">with whom</text:span> we usually play football broke his leg last week — </text:p>
      <text:p text:style-name="P103">Мальчик, с которым мы обычно играем в футбол, сломал ногу на прошлой неделе.</text:p>
      <text:p text:style-name="P276"/>
      <text:p text:style-name="P553"><text:span text:style-name="T289">Е</text:span><text:span text:style-name="T253">сли предлог сместить в конец придаточного предложения, то whom превратиться </text:span></text:p>
      <text:p text:style-name="P278">в who и его можно будет убрать.</text:p>
      <text:p text:style-name="P277"/>
      <text:p text:style-name="P54"><text:span text:style-name="T459">The boy </text:span><text:span text:style-name="T136">(</text:span><text:span text:style-name="T133">who</text:span><text:span text:style-name="T136">) </text:span><text:span text:style-name="T137">we usually play football </text:span><text:span text:style-name="T134">with</text:span><text:span text:style-name="T459"> broke his leg last week — </text:span></text:p>
      <text:p text:style-name="P54"><text:span text:style-name="T459">Мальчик, </text:span><text:span text:style-name="T137">с которм мы обычно играем в футбол</text:span><text:span text:style-name="T459">, сломал ногу на прошлой неделе.</text:span></text:p>
      <text:p text:style-name="P270"/>
      <text:p text:style-name="P238">Косвенна речь</text:p>
      <text:p text:style-name="P238"/>
      <text:p text:style-name="P316"><text:span text:style-name="T461">Грамматически, </text:span>Present <text:span text:style-name="T462">меняется </text:span>на Past, <text:span text:style-name="T461">н</text:span><text:span text:style-name="T460">о перевод остается в настоящем.</text:span></text:p>
      <text:p text:style-name="P317"/>
      <text:p text:style-name="P405"><text:span text:style-name="T73">(</text:span><text:span text:style-name="T66">I live in </text:span><text:span text:style-name="T65">Bali</text:span><text:span text:style-name="T73">)</text:span><text:span text:style-name="T72"> </text:span><text:span text:style-name="T71">H</text:span><text:span text:style-name="T67">e said that he </text:span><text:span text:style-name="T57">lived</text:span><text:span text:style-name="T67"> in </text:span><text:span text:style-name="T65">Bali</text:span><text:span text:style-name="T67"> — Он сказал, что </text:span><text:span text:style-name="T57">живет</text:span><text:span text:style-name="T67"> </text:span><text:span text:style-name="T68">на</text:span><text:span text:style-name="T67"> </text:span><text:span text:style-name="T65">Бали</text:span><text:span text:style-name="T67">.</text:span></text:p>
      <text:p text:style-name="P406"><text:span text:style-name="T73">(</text:span><text:span text:style-name="T65">I am </text:span><text:span text:style-name="T70">flying</text:span><text:span text:style-name="T65"> to Bali</text:span><text:span text:style-name="T73">)</text:span><text:span text:style-name="T72"> </text:span><text:span text:style-name="T71">H</text:span><text:span text:style-name="T65">e said that he </text:span><text:span text:style-name="T59">was </text:span><text:span text:style-name="T61">flying</text:span><text:span text:style-name="T65"> to Bali — Он сказал, что </text:span><text:span text:style-name="T61">летит</text:span><text:span text:style-name="T65"> на Бали.</text:span></text:p>
      <text:p text:style-name="P405"><text:span text:style-name="T73">(</text:span><text:span text:style-name="T66">I have been to </text:span><text:span text:style-name="T65">Bali</text:span><text:span text:style-name="T73">)</text:span><text:span text:style-name="T72"> </text:span><text:span text:style-name="T71">H</text:span><text:span text:style-name="T69">e said that he </text:span><text:span text:style-name="T58">had been</text:span><text:span text:style-name="T69"> to </text:span><text:span text:style-name="T65">Bali</text:span><text:span text:style-name="T69"> — Он сказал, что </text:span><text:span text:style-name="T58">бывал</text:span><text:span text:style-name="T69"> на </text:span><text:span text:style-name="T65">Бали</text:span><text:span text:style-name="T69">.</text:span></text:p>
      <text:p text:style-name="P316"/>
      <text:p text:style-name="P317">Past Simple и Past Continuous меняются на Past Perfect и Past Perfect Continuous.</text:p>
      <text:p text:style-name="P317">Past Perfect не меняется.</text:p>
      <text:p text:style-name="P271"/>
      <text:p text:style-name="P404"><text:span text:style-name="T48">(</text:span><text:span text:style-name="T42">I lived in </text:span><text:span text:style-name="T43">Bali</text:span><text:span text:style-name="T48">)</text:span><text:span text:style-name="T47"> </text:span><text:span text:style-name="T46">H</text:span><text:span text:style-name="T44">e said that he </text:span><text:span text:style-name="T58">had lived</text:span><text:span text:style-name="T44"> in </text:span><text:span text:style-name="T43">Bali</text:span><text:span text:style-name="T44"> — Он сказала, что </text:span><text:span text:style-name="T58">жил</text:span><text:span text:style-name="T44"> на </text:span><text:span text:style-name="T43">Bali</text:span><text:span text:style-name="T44">.</text:span></text:p>
      <text:p text:style-name="P407"><text:span text:style-name="T48">(</text:span><text:span text:style-name="T43">I was </text:span><text:span text:style-name="T45">flying</text:span><text:span text:style-name="T43"> to Bali</text:span><text:span text:style-name="T48">)</text:span><text:span text:style-name="T47"> </text:span><text:span text:style-name="T46">H</text:span><text:span text:style-name="T43">e said that he </text:span><text:span text:style-name="T59">had been </text:span><text:span text:style-name="T62">flying</text:span><text:span text:style-name="T43"> to Bali </text:span><text:span text:style-name="T44">—</text:span><text:span text:style-name="T43"> Она сказал, что </text:span><text:span text:style-name="T62">летел</text:span><text:span text:style-name="T43"> на Бали.</text:span></text:p>
      <text:p text:style-name="P272"/>
      <text:p text:style-name="P405"><text:span text:style-name="T293">Future</text:span><text:span text:style-name="T294"> меня</text:span><text:span text:style-name="T293">е</text:span><text:span text:style-name="T294">тся на Future-in-the-</text:span><text:span text:style-name="T296">P</text:span><text:span text:style-name="T294">ast. </text:span><text:span text:style-name="T293">(</text:span><text:span text:style-name="T295">вместо </text:span><text:span text:style-name="T293">will </text:span><text:span text:style-name="T295">будет</text:span><text:span text:style-name="T293"> would </text:span><text:span text:style-name="T295">и пр.</text:span><text:span text:style-name="T293">)</text:span></text:p>
      <text:p text:style-name="P405"><text:span text:style-name="T48">(</text:span><text:span text:style-name="T42">I will </text:span><text:span text:style-name="T45">fly</text:span><text:span text:style-name="T42"> to </text:span><text:span text:style-name="T43">Bali</text:span><text:span text:style-name="T48">)</text:span><text:span text:style-name="T47"> </text:span><text:span text:style-name="T46">H</text:span><text:span text:style-name="T42">e said that he </text:span><text:span text:style-name="T60">would </text:span><text:span text:style-name="T62">fly</text:span><text:span text:style-name="T42"> to </text:span><text:span text:style-name="T43">Bali</text:span><text:span text:style-name="T42"> — Он сказала, что </text:span><text:span text:style-name="T62">полетит</text:span><text:span text:style-name="T42"> на </text:span><text:span text:style-name="T43">Бали</text:span><text:span text:style-name="T42">.</text:span></text:p>
      <text:p text:style-name="P274"/>
      <text:p text:style-name="P409"><text:span text:style-name="T297">В </text:span><text:span text:style-name="T299">специальных </text:span><text:span text:style-name="T297">вопросах, предложение перестраивается в утвердительную форму. </text:span></text:p>
      <text:p text:style-name="P409"><text:span text:style-name="T297">Вопросительное слов</text:span><text:span text:style-name="T298">о</text:span><text:span text:style-name="T297"> сохраняется и ставится на место that.</text:span></text:p>
      <text:p text:style-name="P107"/>
      <text:p text:style-name="P107"><text:span text:style-name="T463">(</text:span>Who did you call?<text:span text:style-name="T463">)</text:span> <text:span text:style-name="T463">H</text:span>e asked me who I <text:span text:style-name="T5">had called</text:span> — <text:span text:style-name="T463">Он спросила, кому я </text:span><text:span text:style-name="T18">звонил</text:span><text:span text:style-name="T463">.</text:span></text:p>
      <text:p text:style-name="P408"><text:span text:style-name="T48">(</text:span><text:span text:style-name="T47">Why are you waiting here?</text:span><text:span text:style-name="T48">)</text:span><text:span text:style-name="T47"> </text:span><text:span text:style-name="T48">H</text:span><text:span text:style-name="T47">e asked why I </text:span><text:span text:style-name="T63">was waiting</text:span><text:span text:style-name="T47"> there — </text:span><text:span text:style-name="T48">Он спросил, почему я там </text:span><text:span text:style-name="T64">жду</text:span><text:span text:style-name="T48">.</text:span></text:p>
      <text:p text:style-name="P107"/>
      <text:p text:style-name="P2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73"/>
      <text:p text:style-name="P104"><text:span text:style-name="T464">(</text:span>Do you like apples?<text:span text:style-name="T464">) </text:span>He asked <text:span text:style-name="T5">if</text:span> we <text:span text:style-name="T5">liked</text:span> apples — <text:span text:style-name="T464">Она спросил, </text:span><text:span text:style-name="T19">любим</text:span><text:span text:style-name="T464"> </text:span><text:span text:style-name="T19">ли</text:span><text:span text:style-name="T464"> мы яблоки.</text:span></text:p>
      <text:p text:style-name="P104"/>
      <text:p text:style-name="P106"><text:soft-page-break/><text:span text:style-name="T464">(</text:span>Have you seen Tom today?<text:span text:style-name="T464">) </text:span>Martha asked <text:span text:style-name="T5">if</text:span> I <text:span text:style-name="T5">had seen</text:span> Tom that day — </text:p>
      <text:p text:style-name="P106"><text:span text:style-name="T464">Марта спросила, </text:span><text:span text:style-name="T19">видел</text:span><text:span text:style-name="T464"> </text:span><text:span text:style-name="T19">ли</text:span><text:span text:style-name="T464"> я Тома в тот день.</text:span></text:p>
      <text:p text:style-name="P105"/>
      <text:p text:style-name="P239">Сложносочиненные предложения</text:p>
      <text:p text:style-name="P279"/>
      <text:p text:style-name="P279">Состоят из простых, равноправных предложений, которые связаны сочинительными союзами. Такие союзы называются coordinators:</text:p>
      <text:p text:style-name="P279"/>
      <text:p text:style-name="P279">for — <text:span text:style-name="T466">потому что (синоним because)</text:span>;</text:p>
      <text:p text:style-name="P279">and — <text:span text:style-name="T466">и, а</text:span>;</text:p>
      <text:p text:style-name="P410"><text:span text:style-name="T300">nor — </text:span><text:span text:style-name="T301">и не (обычно передает двойное отрицание, «ни … ни»)</text:span><text:span text:style-name="T300">;</text:span></text:p>
      <text:p text:style-name="P279">but — <text:span text:style-name="T466">но</text:span>;</text:p>
      <text:p text:style-name="P279">or — <text:span text:style-name="T466">или, либо</text:span>;</text:p>
      <text:p text:style-name="P279">yet — <text:span text:style-name="T466">все же, однако</text:span>;</text:p>
      <text:p text:style-name="P279">so — <text:span text:style-name="T466">поэтому (синоним that`s why)</text:span>;</text:p>
      <text:p text:style-name="P279"/>
      <text:p text:style-name="P108">Cats are good pets, <text:span text:style-name="T5">for</text:span> they are clean and quiet — </text:p>
      <text:p text:style-name="P108">Кошки это хорошие домашние питомцы, <text:span text:style-name="T5">потому что</text:span> они чистые и тихие.</text:p>
      <text:p text:style-name="P109"/>
      <text:p text:style-name="P108">She had not complained to the social workers, <text:span text:style-name="T5">nor</text:span> to police — </text:p>
      <text:p text:style-name="P108">Она не обращалась с жалобами <text:span text:style-name="T5">ни</text:span> к социальным сотрудницам, <text:span text:style-name="T5">ни</text:span> в полицию.</text:p>
      <text:p text:style-name="P109"/>
      <text:p text:style-name="P110">I<text:span text:style-name="T467">`</text:span>m counting my calories, <text:span text:style-name="T5">yet</text:span> I really want dessert — Я считаю калории, но <text:span text:style-name="T5">все же</text:span> хочу десерт.</text:p>
      <text:p text:style-name="P55"><text:span text:style-name="T467">He</text:span><text:span text:style-name="T465"> was busy, </text:span><text:span text:style-name="T20">so</text:span><text:span text:style-name="T465"> I went to the movies alone — </text:span><text:span text:style-name="T467">Он</text:span><text:span text:style-name="T465"> был занят, </text:span><text:span text:style-name="T20">так что</text:span><text:span text:style-name="T465"> я пошла в кино одна.</text:span></text:p>
      <text:p text:style-name="P279"/>
      <text:p text:style-name="P279"/>
      <text:p text:style-name="P189">Вопросительные предложения</text:p>
      <text:p text:style-name="P280"/>
      <text:p text:style-name="P289">В английском языке существует правило: в каком времени задается вопрос, </text:p>
      <text:p text:style-name="P289">в таком времени должен быть и ответ.</text:p>
      <text:p text:style-name="P281"/>
      <text:p text:style-name="P412"><text:span text:style-name="T303">Разделительный вопрос </text:span><text:span text:style-name="T302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304">Корешок </text:span><text:span text:style-name="T305">обычно</text:span><text:span text:style-name="T304"> переводится словами переспроса: «да?», «правда?», «не так ли?»</text:span></text:p>
      <text:p text:style-name="P282"/>
      <text:p text:style-name="P111">You live in a big flat, don’t you? — Вы живете в большой квартире, да?</text:p>
      <text:p text:style-name="P282"/>
      <text:p text:style-name="P411"><text:span text:style-name="T302">Если разделительный вопрос образуется от утверждения, то </text:span><text:span text:style-name="T312">в ответе, </text:span><text:span text:style-name="T302">слово yes выражает </text:span></text:p>
      <text:p text:style-name="P290">согласие с этим, а слово no — несогласие.</text:p>
      <text:p text:style-name="P290"/>
      <text:p text:style-name="P117">You’re from Canada, aren’t you? Yes, I am — Вы с Канады, не так ли? Да.</text:p>
      <text:p text:style-name="P290"/>
      <text:p text:style-name="P290">Если разделительный вопрос образуется от отрицания, то здесь наоборот, </text:p>
      <text:p text:style-name="P411"><text:span text:style-name="T49">no</text:span><text:span text:style-name="T302"> выражает согласие, а </text:span><text:span text:style-name="T49">yes</text:span><text:span text:style-name="T302"> — несогласие.</text:span></text:p>
      <text:p text:style-name="P290"/>
      <text:p text:style-name="P56"><text:span text:style-name="T468">You aren’t from Russia, are you? No, I’m not — Вы не из России, верно? Да/</text:span><text:span text:style-name="T469">верно</text:span><text:span text:style-name="T468">. </text:span></text:p>
      <text:p text:style-name="P56"/>
      <text:p text:style-name="P285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285"/>
      <text:p text:style-name="P112">Don’t you want to help? — Разве ты не хочешь помочь?</text:p>
      <text:p text:style-name="P112"><text:soft-page-break/>Wouldn’t it be better to go home now? — Не лучше ли пойти сейчас домой?</text:p>
      <text:p text:style-name="P56">Why do they never help? — Почему они никогда не помогают? <text:span text:style-name="T470">(возмущение)</text:span></text:p>
      <text:p text:style-name="P56"/>
      <text:p text:style-name="P286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471">Порядок слов как в утверждении.</text:span></text:p>
      <text:p text:style-name="P286"/>
      <text:p text:style-name="P113">Did you hear that Maria is getting married? <text:span text:style-name="T428">Maria’s getting married?</text:span> — </text:p>
      <text:p text:style-name="P114">Ты слышал, что Мария выходит замуж? <text:span text:style-name="T428">Мария выходит замуж?</text:span><text:span text:style-name="T131"> (переспрос)</text:span></text:p>
      <text:p text:style-name="P283"/>
      <text:p text:style-name="P413"><text:span text:style-name="T310">Иногда </text:span><text:span text:style-name="T311">эхо-</text:span><text:span text:style-name="T310">вопросы сокращают </text:span><text:span text:style-name="T311">так</text:span><text:span text:style-name="T310">, что остается лишь вопросительное слово </text:span></text:p>
      <text:p text:style-name="P287">и несколько поясняющих слов.</text:p>
      <text:p text:style-name="P287"/>
      <text:p text:style-name="P115">Honey, I paid $5000 for this dress. <text:span text:style-name="T482">You what?</text:span> — </text:p>
      <text:p text:style-name="P413"><text:span text:style-name="T50">Дорогой, я заплатила за это платье 5000 долларов. </text:span><text:span text:style-name="T474">Чтооо</text:span><text:span text:style-name="T475">?!</text:span></text:p>
      <text:p text:style-name="P115"/>
      <text:p text:style-name="P414"><text:span text:style-name="T308">В</text:span><text:span text:style-name="T307"> сложно</text:span><text:span text:style-name="T309">м</text:span><text:span text:style-name="T307"> предложении, </text:span><text:span text:style-name="T308">вопросительной может быть только главная часть</text:span><text:span text:style-name="T307">. </text:span></text:p>
      <text:p text:style-name="P414"><text:span text:style-name="T307">В придаточной части поря</text:span><text:span text:style-name="T309">д</text:span><text:span text:style-name="T307">ок слов всегда</text:span><text:span text:style-name="T306"> </text:span><text:span text:style-name="T307">утвердительны</text:span><text:span text:style-name="T308">й</text:span><text:span text:style-name="T307">.</text:span></text:p>
      <text:p text:style-name="P284"/>
      <text:p text:style-name="P288">1) Условные предложения и предложения с wish.</text:p>
      <text:p text:style-name="P288"/>
      <text:p text:style-name="P57">Will you learn a lot if you read this chapter? — Вы многое узнаете, если прочитаете эту главу?Do you wish you earned 10 000$ in a month? — Ты бы хотел зарабатывать <text:span text:style-name="T472">$</text:span>10 000 в месяц?</text:p>
      <text:p text:style-name="P284"/>
      <text:p text:style-name="P288">2) Придаточные определительные предложения.</text:p>
      <text:p text:style-name="P116"/>
      <text:p text:style-name="P116">Do you still have the report you promised me? — У тебя все еще есть тот доклад,</text:p>
      <text:p text:style-name="P116">который ты мне обещал?</text:p>
      <text:p text:style-name="P116"/>
      <text:p text:style-name="P288">3) Сложные предложения с that-clause и косвенная речь.</text:p>
      <text:p text:style-name="P288"/>
      <text:p text:style-name="P116">Does he agree that Mary is a liar? — Он согласен, что Мэри врет? </text:p>
      <text:p text:style-name="P116">(that-clause — это обычное предложение, с that)</text:p>
      <text:p text:style-name="P116"/>
      <text:p text:style-name="P116">Why did he say that he lived in Malta? — Почему он сказал, что жил на Мальте?</text:p>
      <text:p text:style-name="P116"/>
      <text:p text:style-name="P116"/>
      <text:p text:style-name="P191">Формальное подлежащее</text:p>
      <text:p text:style-name="P296"/>
      <text:p text:style-name="P554"><text:span text:style-name="T253">Самыми популярны</text:span><text:span text:style-name="T316">ми из них</text:span><text:span text:style-name="T253"> являются it и there. </text:span></text:p>
      <text:p text:style-name="P296">Также в этой роли могут выступать слова: you, they, this, that, here.</text:p>
      <text:p text:style-name="P296"/>
      <text:p text:style-name="P297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296"/>
      <text:p text:style-name="P118"><text:span text:style-name="T5">There is</text:span> a new restaurant near here — Недалеко <text:span text:style-name="T5">есть</text:span> новый ресторан.</text:p>
      <text:p text:style-name="P296"/>
      <text:p text:style-name="P296">Если нужно сказать, что чего-то нет, чего-то не имеется или не находится в каком-то месте, </text:p>
      <text:p text:style-name="P296">то используется связка there + be + no или there + be + not + any.</text:p>
      <text:p text:style-name="P296"/>
      <text:p text:style-name="P119"><text:span text:style-name="T21">T</text:span><text:span text:style-name="T22">here are no</text:span><text:span text:style-name="T567"> customers this time / </text:span><text:span text:style-name="T21">T</text:span><text:span text:style-name="T22">here aren’t any</text:span><text:span text:style-name="T567"> customers this time — </text:span></text:p>
      <text:p text:style-name="P119"><text:span text:style-name="T568">В</text:span><text:span text:style-name="T567"> это время </text:span><text:span text:style-name="T22">нет</text:span><text:span text:style-name="T567"> посетителей.</text:span></text:p>
      <text:p text:style-name="P555"><text:soft-page-break/><text:span text:style-name="T314">П</text:span><text:span text:style-name="T313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298"/>
      <text:p text:style-name="P120"><text:span text:style-name="T5">There must be</text:span> a mistake — Здесь, <text:span text:style-name="T5">похоже</text:span>, ошибка.</text:p>
      <text:p text:style-name="P120"><text:span text:style-name="T5">There must have been</text:span> somebody at home — Кто-то, <text:span text:style-name="T5">должно быть</text:span>, находился в доме.</text:p>
      <text:p text:style-name="P120"/>
      <text:p text:style-name="P292">It может указывать не только на существительное (т. е. объект), но и на прилагательное, </text:p>
      <text:p text:style-name="P557"><text:span text:style-name="T315">а также идти в связке с любым глаголом. </text:span><text:span text:style-name="T316">Им</text:span><text:span text:style-name="T315"> часто заменяет существительное, о котором говорилось ранее. Иногда переводится как «это», но чаще «он/</text:span><text:span text:style-name="T316">она</text:span><text:span text:style-name="T315">» </text:span><text:span text:style-name="T316">или вообще выпадает</text:span><text:span text:style-name="T315">.</text:span></text:p>
      <text:p text:style-name="P291"/>
      <text:p text:style-name="P291">We bought pizza. <text:span text:style-name="T5">It was</text:span> very tasty — Мы купили пиццу. <text:span text:style-name="T5">Она была</text:span> очень вкусной.</text:p>
      <text:p text:style-name="P291">(it заменяет слово «pizza», <text:span text:style-name="T569">о которой говорилось ранее</text:span>)</text:p>
      <text:p text:style-name="P291"/>
      <text:p text:style-name="P291"><text:span text:style-name="T570">Также </text:span>It используют, когда говорят о времене, погоде или дистанции. Если it стоит в связке </text:p>
      <text:p text:style-name="P556">с прилагательным, то это означает состояние (<text:span text:style-name="T569">i</text:span>t is <text:span text:style-name="T569">nice, it is good</text:span>).</text:p>
      <text:p text:style-name="P291"/>
      <text:p text:style-name="P122">I think it’s going to rain — Я думаю, что пойдет дождь.</text:p>
      <text:p text:style-name="P122">What time is it? It’s 10 o’clock — Сколько времени? Сейчас 10 часов.</text:p>
      <text:p text:style-name="P122">Let’s walk home. <text:span text:style-name="T569">N</text:span>o, it’s too far — Давай пойдем домой пешком. <text:span text:style-name="T569">Н</text:span>ет, это слишком далеко.</text:p>
      <text:p text:style-name="P121">It was nice to talk to you. — Было приятно поговорить с вами.</text:p>
      <text:p text:style-name="P291"/>
      <text:p text:style-name="P293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291"/>
      <text:p text:style-name="P293">Устойчивые выражения с it:</text:p>
      <text:list xml:id="list2573094920" text:style-name="L20">
        <text:list-item>
          <text:p text:style-name="P756">it takes — это занимает (столько-то времени);</text:p>
        </text:list-item>
        <text:list-item>
          <text:p text:style-name="P756">get it — понятно;</text:p>
        </text:list-item>
        <text:list-item>
          <text:p text:style-name="P756">get over it — преодолеть неприятную ситуацию;</text:p>
        </text:list-item>
        <text:list-item>
          <text:p text:style-name="P756">make it — удалось (достичь цели);</text:p>
        </text:list-item>
        <text:list-item>
          <text:p text:style-name="P756">I`m on it — я в процессе (работаю над этим);</text:p>
        </text:list-item>
        <text:list-item>
          <text:p text:style-name="P756">take it or leave it — саглащайся или уходи (торг не уместен);</text:p>
        </text:list-item>
        <text:list-item>
          <text:p text:style-name="P756">use it or lose it — используй (это умение) или потеряешь;</text:p>
        </text:list-item>
        <text:list-item>
          <text:p text:style-name="P756">it takes two to tango — делить ответственность на двоих (оба виноваты);</text:p>
        </text:list-item>
      </text:list>
      <text:p text:style-name="P294"/>
      <text:p text:style-name="P125">It takes me 30 minutes to get home — У меня занимает 30 минут, чтобы добраться до дома.</text:p>
      <text:p text:style-name="P125">Do you get what I’m saying? Yes, I get it — Вам понятно, что я говорю? Да, понятно.</text:p>
      <text:p text:style-name="P125">I’ve had time to get over it — У меня было время прийти в себя (пережить это).</text:p>
      <text:p text:style-name="P125">I’m so happy you could make it — Я так рад, что у тебя получилось.</text:p>
      <text:p text:style-name="P125">I’m on it, but we’ve got another problem — Я этим занимаюсь, но у нас тут еще одна проблем.</text:p>
      <text:p text:style-name="P125"/>
      <text:p text:style-name="P126">I’ve offered you $3000 for that car. Take it or leave it — Я вам предложил 3000$ за машину. Соглашайтесь или уходите. (я не буду торговаться)</text:p>
      <text:p text:style-name="P126"/>
      <text:p text:style-name="P126">It takes two to tango, so Peter and Nick are both responsible for the damage — Виноваты оба, </text:p>
      <text:p text:style-name="P126">так что и Питер, и Ник несут ответственность за ущерб.</text:p>
      <text:p text:style-name="P558"/>
      <text:p text:style-name="P558">You, <text:span text:style-name="T572">как</text:span> формально<text:span text:style-name="T572">е</text:span> подлежаще<text:span text:style-name="T572">е,</text:span> используется <text:span text:style-name="T572">для</text:span> обращение к любому человеку.</text:p>
      <text:p text:style-name="P295">Часто это какие-то инструкции или рекомендации. Здесь you не переводится.</text:p>
      <text:p text:style-name="P295"/>
      <text:p text:style-name="P123">You can burn your hand if you put it in fire — Можно обжечь руку, если засунуть ее в огонь.</text:p>
      <text:p text:style-name="P123">In order to login you must be registered — Для того чтобы войти, нужно зарегистрироваться.</text:p>
      <text:p text:style-name="P295"><text:soft-page-break/>They, как формальное подлежащее, часто встречается в связке they say. </text:p>
      <text:p text:style-name="P295">По аналогии с you, имеется ввиду не какие-то конкретные люди, а люди вообще. </text:p>
      <text:p text:style-name="P295"/>
      <text:p text:style-name="P124">They say that winter will be cold — Говорят, что зима будет холодной.</text:p>
      <text:p text:style-name="P124">They say this old house is haunted — Говорят, что этот старый дом населен призраками.</text:p>
      <text:p text:style-name="P295"/>
      <text:p text:style-name="P675"><text:span text:style-name="T324">That, </text:span><text:span text:style-name="T325">как формальное подлежащее,</text:span><text:span text:style-name="T324"> </text:span><text:span text:style-name="T325">встречается в</text:span><text:span text:style-name="T324"> в устойчивых </text:span><text:span text:style-name="T325">выражениях</text:span><text:span text:style-name="T324">, </text:span></text:p>
      <text:p text:style-name="P675"><text:span text:style-name="T325">в значении</text:span><text:span text:style-name="T324"> «это» </text:span><text:span text:style-name="T325">либо вообще выпадает.</text:span></text:p>
      <text:p text:style-name="P310"/>
      <text:p text:style-name="P124">Wow, that’s great/awesome/wonderful! — Ух ты, отлично/<text:span text:style-name="T591">с</text:span>упер/<text:span text:style-name="T591">в</text:span>еликолепно!</text:p>
      <text:p text:style-name="P308"/>
      <text:p text:style-name="P295">Here в роли формального подлежащего встречается в связках:</text:p>
      <text:list xml:id="list1511031129" text:style-name="L21">
        <text:list-item>
          <text:p text:style-name="P757"><text:span text:style-name="T571">h</text:span>ere <text:span text:style-name="T571">it is / here you are — вот (когда что-то дают);</text:span></text:p>
        </text:list-item>
        <text:list-item>
          <text:p text:style-name="P758">here it comes — вот оно, началось (когда что-то надвигается);</text:p>
        </text:list-item>
        <text:list-item>
          <text:p text:style-name="P758">here they are — вот они (когда кого-то искали и нашли);</text:p>
        </text:list-item>
      </text:list>
      <text:p text:style-name="P307"/>
      <text:p text:style-name="P307"/>
      <text:p text:style-name="P579"><text:span text:style-name="T579">Д</text:span><text:span text:style-name="T580">ополнени</text:span><text:span text:style-name="T582">я</text:span></text:p>
      <text:p text:style-name="P299"/>
      <text:p text:style-name="P300">В английском языке дополнение называется object. Их бывает 3 вида:</text:p>
      <text:list xml:id="list2982101311" text:style-name="L22">
        <text:list-item>
          <text:p text:style-name="P759">direct object — прямое дополнение;</text:p>
        </text:list-item>
        <text:list-item>
          <text:p text:style-name="P759">indirect object — непрямое дополнение;</text:p>
        </text:list-item>
        <text:list-item>
          <text:p text:style-name="P759">object of the preposition — дополнение с предлогом;</text:p>
        </text:list-item>
      </text:list>
      <text:p text:style-name="P30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70453125488">
          <table:table-cell table:style-name="Table3.A1" office:value-type="string">
            <text:p text:style-name="P705"/>
          </table:table-cell>
          <table:table-cell table:style-name="Table3.A1" office:value-type="string">
            <text:p text:style-name="P701">Непрямое дополнение</text:p>
          </table:table-cell>
          <table:table-cell table:style-name="Table3.A1" office:value-type="string">
            <text:p text:style-name="P701">Прямое дополнение</text:p>
          </table:table-cell>
          <table:table-cell table:style-name="Table3.D1" office:value-type="string">
            <text:p text:style-name="P701">Дополнение с предлогом</text:p>
          </table:table-cell>
        </table:table-row>
        <table:table-row table:style-name="TableLine93870452408464">
          <table:table-cell table:style-name="Table3.A2" office:value-type="string">
            <text:p text:style-name="P718">I gave</text:p>
          </table:table-cell>
          <table:table-cell table:style-name="Table3.A2" office:value-type="string">
            <text:p text:style-name="P718">him</text:p>
          </table:table-cell>
          <table:table-cell table:style-name="Table3.A2" office:value-type="string">
            <text:p text:style-name="P718">his car keys</text:p>
          </table:table-cell>
          <table:table-cell table:style-name="Table3.D2" office:value-type="string">
            <text:p text:style-name="P705"/>
          </table:table-cell>
        </table:table-row>
        <table:table-row table:style-name="TableLine93870452437696">
          <table:table-cell table:style-name="Table3.A2" office:value-type="string">
            <text:p text:style-name="P718">I sold</text:p>
          </table:table-cell>
          <table:table-cell table:style-name="Table3.A2" office:value-type="string">
            <text:p text:style-name="P705"/>
          </table:table-cell>
          <table:table-cell table:style-name="Table3.A2" office:value-type="string">
            <text:p text:style-name="P718">my car</text:p>
          </table:table-cell>
          <table:table-cell table:style-name="Table3.D2" office:value-type="string">
            <text:p text:style-name="P718">to some guy</text:p>
          </table:table-cell>
        </table:table-row>
      </table:table>
      <text:p text:style-name="P300"/>
      <text:p text:style-name="P559"><text:span text:style-name="T317">Прямое дополнение отвечает на вопрос «</text:span><text:span text:style-name="T318">что</text:span><text:span text:style-name="T317">?», «</text:span><text:span text:style-name="T318">кого</text:span><text:span text:style-name="T317">?». </text:span><text:span text:style-name="T320">Оно дополняет по смыслу глагол. </text:span><text:span text:style-name="T317">Перед </text:span><text:span text:style-name="T318">ним</text:span><text:span text:style-name="T317"> не бывает предлогов. </text:span><text:span text:style-name="T318">Но при переводе предлоги могут появиться. </text:span></text:p>
      <text:p text:style-name="P301"/>
      <text:p text:style-name="P127">Sandra likes <text:span text:style-name="T5">chocolate cake</text:span> — Сандра любит <text:span text:style-name="T5">шоколадный торт</text:span>.</text:p>
      <text:p text:style-name="P127">Kira saw <text:span text:style-name="T5">Ann</text:span> through the window — Кира увидела <text:span text:style-name="T5">Аню</text:span> через окно.</text:p>
      <text:p text:style-name="P128">Angela played <text:span text:style-name="T5">the piano</text:span>. — Анжела играла <text:span text:style-name="T5">на пианино</text:span>.</text:p>
      <text:p text:style-name="P128"/>
      <text:p text:style-name="P560"><text:span text:style-name="T319">А</text:span><text:span text:style-name="T318">нглийская логика: «Анжела использовала </text:span><text:span text:style-name="T333">что</text:span><text:span text:style-name="T318">?» → пианино.</text:span></text:p>
      <text:p text:style-name="P560">Русская логика: «Анжела играла <text:span text:style-name="T131">на чем</text:span>?» → на пианино.</text:p>
      <text:p text:style-name="P560"/>
      <text:p text:style-name="P561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561"/>
      <text:p text:style-name="P129">They <text:span text:style-name="T428">sent</text:span> <text:span text:style-name="T5">him</text:span> <text:span text:style-name="T428">a present</text:span>. — Они <text:span text:style-name="T428">послали</text:span> <text:span text:style-name="T5">ему</text:span> <text:span text:style-name="T428">подарок</text:span>.</text:p>
      <text:p text:style-name="P129">Dad <text:span text:style-name="T428">made</text:span> <text:span text:style-name="T5">his son</text:span> <text:span text:style-name="T428">a sandwich</text:span>. — Папа <text:span text:style-name="T428">сделал</text:span> <text:span text:style-name="T5">своему сыну</text:span> <text:span text:style-name="T428">бутерброд</text:span>.</text:p>
      <text:p text:style-name="P129">Mom <text:span text:style-name="T428">read</text:span> <text:span text:style-name="T5">Katie</text:span> <text:span text:style-name="T428">a book</text:span>. — Мама <text:span text:style-name="T428">читала</text:span> <text:span text:style-name="T5">Кэти</text:span> <text:span text:style-name="T428">книгу</text:span>.</text:p>
      <text:p text:style-name="P309"/>
      <text:p text:style-name="P562"><text:span text:style-name="T321">Дополнение с предлогом помогает конкретизировать информацию. </text:span><text:span text:style-name="T322">И</text:span><text:span text:style-name="T321">спользу</text:span><text:span text:style-name="T322">ется</text:span><text:span text:style-name="T321">, когда фраза, после связки «глагол + предлог», остается не полной по смыслу. Если </text:span><text:span text:style-name="T322">же</text:span><text:span text:style-name="T321"> </text:span></text:p>
      <text:p text:style-name="P562"><text:span text:style-name="T321">«глагол + предлог» не требу</text:span><text:span text:style-name="T322">ю</text:span><text:span text:style-name="T321">т пояснений, то это фразовый глагол.</text:span></text:p>
      <text:p text:style-name="P309"/>
      <text:p text:style-name="P130"><text:span text:style-name="T573">I am </text:span><text:span text:style-name="T429">thinking</text:span><text:span text:style-name="T138"> </text:span><text:span text:style-name="T135">about</text:span><text:span text:style-name="T23"> your idea</text:span><text:span text:style-name="T573"> — Я </text:span><text:span text:style-name="T429">обдумываю</text:span><text:span text:style-name="T573"> </text:span><text:span text:style-name="T23">твою</text:span><text:span text:style-name="T573"> </text:span><text:span text:style-name="T23">идею</text:span><text:span text:style-name="T100">.</text:span></text:p>
      <text:p text:style-name="P160"><text:span text:style-name="T574">(фраза «I am thinking about» неполная и требует указать, то, о чем думаю</text:span><text:span text:style-name="T576">т</text:span><text:span text:style-name="T574">)</text:span></text:p>
      <text:p text:style-name="P318"><text:soft-page-break/>Глаголы, которые требуют 2х дополнений: give, lend, pass, send, show.</text:p>
      <text:p text:style-name="P514"><text:span text:style-name="T253">Стандартный способ </text:span><text:span text:style-name="T323">их </text:span><text:span text:style-name="T253">расположения: verb + непрямое дополнение + прямое дополние.</text:span></text:p>
      <text:p text:style-name="P318">Альтернативные способ: verb + прямое дополнение + дополнение с предлогом to.</text:p>
      <text:p text:style-name="P318"/>
      <text:p text:style-name="P160"><text:span text:style-name="T573">He lent me some money — </text:span><text:span text:style-name="T575">Он одолжил мне немного денег.</text:span></text:p>
      <text:p text:style-name="P160"><text:span text:style-name="T573">He lent some money to me — </text:span><text:span text:style-name="T575">Он одолжил немного денег мне.</text:span></text:p>
      <text:p text:style-name="P160"/>
      <text:p text:style-name="P160"/>
      <text:p text:style-name="P190">Обстоятельств<text:span text:style-name="T596">а</text:span></text:p>
      <text:p text:style-name="P319"/>
      <text:p text:style-name="P321"><text:span text:style-name="T596">Обстоятельство - э</text:span>то слово или группа слов, которые характеризуют действие. <text:s/></text:p>
      <text:p text:style-name="P320"/>
      <text:p text:style-name="P564"><text:span text:style-name="T340">В</text:span><text:span text:style-name="T350">и</text:span><text:span text:style-name="T340">ды обстоятельств:</text:span></text:p>
      <text:list xml:id="list1213875117" text:style-name="L23">
        <text:list-item>
          <text:p text:style-name="P785"><text:span text:style-name="T340">обстоятельство места — отвечает на вопрос «где?»; </text:span><text:span text:style-name="T342">(</text:span><text:span text:style-name="T341">стоит после глагола</text:span><text:span text:style-name="T342">)</text:span></text:p>
        </text:list-item>
        <text:list-item>
          <text:p text:style-name="P785"><text:span text:style-name="T340">обстоятельство времени — отвечает на вопрос «когда?»; </text:span><text:span text:style-name="T342">(стоит в конце или в начале)</text:span></text:p>
        </text:list-item>
        <text:list-item>
          <text:p text:style-name="P785"><text:span text:style-name="T340">обстоятельство </text:span><text:span text:style-name="T343">способа действия</text:span><text:span text:style-name="T340"> — отвечает на вопрос «как?»;</text:span></text:p>
        </text:list-item>
      </text:list>
      <text:p text:style-name="P179"/>
      <text:p text:style-name="P161"><text:span text:style-name="T131">My friend lives </text:span><text:span text:style-name="T428">in Washington</text:span><text:span text:style-name="T131"> — Мой друг живет </text:span><text:span text:style-name="T428">в Вашингтоне</text:span><text:span text:style-name="T131">. </text:span><text:span text:style-name="T139">(где?)</text:span></text:p>
      <text:p text:style-name="P162"><text:span text:style-name="T139">People sleep </text:span><text:span text:style-name="T430">at night</text:span><text:span text:style-name="T139"> — Люди спят </text:span><text:span text:style-name="T430">ночью</text:span><text:span text:style-name="T139">. (когда?)</text:span></text:p>
      <text:p text:style-name="P161"><text:span text:style-name="T131">I speak English </text:span><text:span text:style-name="T428">well</text:span><text:span text:style-name="T131"> — Я </text:span><text:span text:style-name="T428">хорошо</text:span><text:span text:style-name="T131"> говорю по-английски. </text:span><text:span text:style-name="T139">(как?)</text:span></text:p>
      <text:p text:style-name="P180"/>
      <text:p text:style-name="P568"><text:span text:style-name="T334">Также </text:span><text:span text:style-name="T335">обстоятельство может</text:span><text:span text:style-name="T334"> поясня</text:span><text:span text:style-name="T335">ть</text:span><text:span text:style-name="T334"> причину дейст</text:span><text:span text:style-name="T336">в</text:span><text:span text:style-name="T334">ия и </text:span><text:span text:style-name="T336">показыва</text:span><text:span text:style-name="T335">ть</text:span><text:span text:style-name="T336"> его </text:span><text:span text:style-name="T334">цель. </text:span></text:p>
      <text:p text:style-name="P568"><text:span text:style-name="T335">В этом случае оно </text:span><text:span text:style-name="T337">может</text:span><text:span text:style-name="T335"> выражаться </text:span><text:span text:style-name="T338">инфинитивом и пр</text:span><text:span text:style-name="T335">.</text:span></text:p>
      <text:p text:style-name="P180"/>
      <text:p text:style-name="P563"><text:span text:style-name="T74">This happened </text:span><text:span text:style-name="T78">because of you</text:span><text:span text:style-name="T74">! — Это случилось </text:span><text:span text:style-name="T78">из-за тебя</text:span><text:span text:style-name="T74">! (</text:span><text:span text:style-name="T75">поясняет </text:span><text:span text:style-name="T74">причин</text:span><text:span text:style-name="T75">у</text:span><text:span text:style-name="T74">)</text:span></text:p>
      <text:p text:style-name="P132"><text:span text:style-name="T101">I stood up </text:span><text:span text:style-name="T431">to shake</text:span><text:span text:style-name="T101"> his hand — Я встал, </text:span><text:span text:style-name="T431">чтобы пожать</text:span><text:span text:style-name="T101"> ему руку </text:span><text:span text:style-name="T102">(</text:span><text:span text:style-name="T106">показывает </text:span><text:span text:style-name="T102">цель)</text:span></text:p>
      <text:p text:style-name="P163"/>
      <text:p text:style-name="P322"><text:span text:style-name="T577">Е</text:span><text:span text:style-name="T102">сли обстоятельство выражается одним словом, то это будет наречие.</text:span></text:p>
      <text:p text:style-name="P324"/>
      <text:p text:style-name="P324"/>
      <text:p text:style-name="P580"><text:span text:style-name="T581">Н</text:span><text:span text:style-name="T579">аречи</text:span><text:span text:style-name="T581">я</text:span></text:p>
      <text:p text:style-name="P323"/>
      <text:p text:style-name="P302"><text:span text:style-name="T104">1) </text:span><text:span text:style-name="T105">Наречия, о</text:span><text:span text:style-name="T85">бразованные от прилагательных. (strong → strongly, rapid → rapidly)</text:span></text:p>
      <text:p text:style-name="P325"/>
      <text:p text:style-name="P565"><text:span text:style-name="T344">Наречия lately и hardly хоть и кажутся производными от late и hard, но </text:span><text:span text:style-name="T345">имеют</text:span><text:span text:style-name="T344"> совсем другое значени</text:span><text:span text:style-name="T346">е</text:span><text:span text:style-name="T344">. Lately означает «в последние время», а hardly — </text:span><text:span text:style-name="T346">едва ли.</text:span></text:p>
      <text:p text:style-name="P325"/>
      <text:p text:style-name="P164">Have you seen Tom lately? — Ты видел Тома в последнее время?</text:p>
      <text:p text:style-name="P164">She hardly spoke to me — Она едва ли говорила со мной.</text:p>
      <text:p text:style-name="P325"/>
      <text:p text:style-name="P565"><text:span text:style-name="T104">Другие з</text:span><text:span text:style-name="T103">начения h</text:span><text:span text:style-name="T85">ardly:</text:span></text:p>
      <text:list xml:id="list226288227" text:style-name="L24">
        <text:list-item>
          <text:p text:style-name="P760"><text:span text:style-name="T85">can + hardly — </text:span><text:span text:style-name="T103">едва ли </text:span><text:span text:style-name="T104">могу это сделать</text:span><text:span text:style-name="T103">;</text:span></text:p>
        </text:list-item>
        <text:list-item>
          <text:p text:style-name="P773">hardly ever — почти никогда;</text:p>
        </text:list-item>
        <text:list-item>
          <text:p text:style-name="P773">hardly — конечно нет;</text:p>
        </text:list-item>
      </text:list>
      <text:p text:style-name="P326"/>
      <text:p text:style-name="P165">I was so ill that I could hardly move — Мне было так плохо, что я едва ли мог двигаться.</text:p>
      <text:p text:style-name="P133"><text:span text:style-name="T85">The sutuation is bad, but it’s hardly a crysis — Ситуац</text:span><text:span text:style-name="T104">ия</text:span><text:span text:style-name="T85"> плохая, но это конечно не конец света.</text:span></text:p>
      <text:p text:style-name="P166"/>
      <text:p text:style-name="P566"><text:span text:style-name="T85">2) Наречия места (</text:span><text:span text:style-name="T107">отвечают на вопрос «где?»</text:span><text:span text:style-name="T85">).</text:span></text:p>
      <text:p text:style-name="P327"/>
      <text:list xml:id="list761274822" text:style-name="L25">
        <text:list-item>
          <text:p text:style-name="P761"><text:span text:style-name="T85">here — </text:span><text:span text:style-name="T105">здесь</text:span><text:span text:style-name="T85">;</text:span></text:p>
        </text:list-item>
        <text:list-item>
          <text:p text:style-name="P761"><text:span text:style-name="T85">there — </text:span><text:span text:style-name="T105">там (не путать с формальным подлежащим)</text:span><text:span text:style-name="T85">;</text:span></text:p>
        </text:list-item>
        <text:list-item>
          <text:p text:style-name="P761"><text:soft-page-break/><text:span text:style-name="T85">above — </text:span><text:span text:style-name="T105">над</text:span><text:span text:style-name="T85">;</text:span></text:p>
        </text:list-item>
        <text:list-item>
          <text:p text:style-name="P761"><text:span text:style-name="T85">everywhery — </text:span><text:span text:style-name="T105">везде</text:span><text:span text:style-name="T85">;</text:span></text:p>
        </text:list-item>
      </text:list>
      <text:p text:style-name="P327"/>
      <text:p text:style-name="P567"><text:span text:style-name="T346">Иногда</text:span><text:span text:style-name="T347"> </text:span><text:span text:style-name="T351">они </text:span><text:span text:style-name="T346">выглядят как предлоги, стоят на той же позиции. </text:span><text:span text:style-name="T352">Н</text:span><text:span text:style-name="T346">о </text:span><text:span text:style-name="T347">предлоги</text:span><text:span text:style-name="T346"> отличаются тем, что после </text:span><text:span text:style-name="T347">них</text:span><text:span text:style-name="T346"> идет существит</text:span><text:span text:style-name="T347">ельное</text:span><text:span text:style-name="T346">, а после наречий — нет</text:span><text:span text:style-name="T347">. </text:span><text:span text:style-name="T349">Могут выпадать при переводе.</text:span></text:p>
      <text:p text:style-name="P329"/>
      <text:list xml:id="list879966631" text:style-name="L26">
        <text:list-item>
          <text:p text:style-name="P786"><text:span text:style-name="T347">around — </text:span><text:span text:style-name="T348">вокруг</text:span><text:span text:style-name="T347">; </text:span></text:p>
        </text:list-item>
        <text:list-item>
          <text:p text:style-name="P787"><text:span text:style-name="T339">behind — </text:span><text:span text:style-name="T348">сзади</text:span><text:span text:style-name="T339">;</text:span></text:p>
        </text:list-item>
        <text:list-item>
          <text:p text:style-name="P787"><text:span text:style-name="T339">down — </text:span><text:span text:style-name="T348">внизу</text:span><text:span text:style-name="T339">;</text:span></text:p>
        </text:list-item>
        <text:list-item>
          <text:p text:style-name="P787"><text:span text:style-name="T339">in — </text:span><text:span text:style-name="T348">внутри</text:span><text:span text:style-name="T339">;</text:span></text:p>
        </text:list-item>
        <text:list-item>
          <text:p text:style-name="P787"><text:span text:style-name="T339">off — </text:span><text:span text:style-name="T348">вне</text:span><text:span text:style-name="T339">;</text:span></text:p>
        </text:list-item>
        <text:list-item>
          <text:p text:style-name="P787"><text:span text:style-name="T339">on — </text:span><text:span text:style-name="T348">на</text:span><text:span text:style-name="T339">;</text:span></text:p>
        </text:list-item>
        <text:list-item>
          <text:p text:style-name="P787"><text:span text:style-name="T339">over — </text:span><text:span text:style-name="T348">над</text:span><text:span text:style-name="T339">;</text:span></text:p>
        </text:list-item>
      </text:list>
      <text:p text:style-name="P328"/>
      <text:p text:style-name="P134"><text:span text:style-name="T104">He slipped and fell </text:span><text:span text:style-name="T24">down</text:span><text:span text:style-name="T104"> — Он поскользнулся и упал (</text:span><text:span text:style-name="T24">вниз</text:span><text:span text:style-name="T104">).</text:span></text:p>
      <text:p text:style-name="P328"/>
      <text:p text:style-name="P569"><text:span text:style-name="T346">3</text:span><text:span text:style-name="T339">) Наречия времени (отвечают на вопрос «когда?»)</text:span></text:p>
      <text:p text:style-name="P323"/>
      <text:list xml:id="list4089068373" text:style-name="L27">
        <text:list-item>
          <text:p text:style-name="P774">yesterday — вчера;</text:p>
        </text:list-item>
        <text:list-item>
          <text:p text:style-name="P774">tomorrow — завтра;</text:p>
        </text:list-item>
        <text:list-item>
          <text:p text:style-name="P774">today — сегодня;</text:p>
        </text:list-item>
        <text:list-item>
          <text:p text:style-name="P774">now — сейчас;</text:p>
        </text:list-item>
        <text:list-item>
          <text:p text:style-name="P774">later — позже;</text:p>
        </text:list-item>
        <text:list-item>
          <text:p text:style-name="P774">last... — в прошлом;</text:p>
        </text:list-item>
        <text:list-item>
          <text:p text:style-name="P774">next... — в следующем;</text:p>
        </text:list-item>
      </text:list>
      <text:p text:style-name="P323"/>
      <text:p text:style-name="P571"><text:span text:style-name="T343">О</text:span><text:span text:style-name="T353">бычно стоят </text:span><text:span text:style-name="T356">или</text:span><text:span text:style-name="T353"> в конце предложения, </text:span><text:span text:style-name="T356">или</text:span><text:span text:style-name="T353"> в </text:span><text:span text:style-name="T354">самом </text:span><text:span text:style-name="T353">начале.</text:span></text:p>
      <text:p text:style-name="P167">I will show you an interesting place tomorrow — Завтра я покажу тебе интересное место.</text:p>
      <text:p text:style-name="P167"/>
      <text:p text:style-name="P303"><text:span text:style-name="T107">4</text:span><text:span text:style-name="T85">) Наречия частотности (отвечают на вопрос «как часто?»)</text:span></text:p>
      <text:p text:style-name="P330"/>
      <text:list xml:id="list2922549132" text:style-name="L28">
        <text:list-item>
          <text:p text:style-name="P775">always — всегда;</text:p>
        </text:list-item>
        <text:list-item>
          <text:p text:style-name="P775">usually — обычно;</text:p>
        </text:list-item>
        <text:list-item>
          <text:p text:style-name="P775">often — часто;</text:p>
        </text:list-item>
        <text:list-item>
          <text:p text:style-name="P775">sometimes — иногда;</text:p>
        </text:list-item>
        <text:list-item>
          <text:p text:style-name="P775">rarely/seldom — редко;</text:p>
        </text:list-item>
        <text:list-item>
          <text:p text:style-name="P775">never — никогда;</text:p>
        </text:list-item>
        <text:list-item>
          <text:p text:style-name="P775">ever — когда-либо;</text:p>
        </text:list-item>
        <text:list-item>
          <text:p text:style-name="P775">also — также;</text:p>
        </text:list-item>
        <text:list-item>
          <text:p text:style-name="P775">just — только что;</text:p>
        </text:list-item>
        <text:list-item>
          <text:p text:style-name="P775">still — всё еще;</text:p>
        </text:list-item>
        <text:list-item>
          <text:p text:style-name="P775">already — уже;</text:p>
        </text:list-item>
      </text:list>
      <text:p text:style-name="P330"/>
      <text:p text:style-name="P570"><text:span text:style-name="T339">Это маячки времени. В основном стоят между вспомогательным и смысловым глаголом. Если </text:span><text:span text:style-name="T354">в предложении есть глагол be в форме am/is/are/were/was</text:span><text:span text:style-name="T339">, то наречие будет </text:span><text:span text:style-name="T354">стоять после.</text:span></text:p>
      <text:p text:style-name="P331"/>
      <text:p text:style-name="P168">I will always be with you. — Я обещаю, что я всегда буду с тобой (перед be).</text:p>
      <text:p text:style-name="P135"><text:span text:style-name="T108">I’m always at home at noon. — Я всегда дома днем (</text:span><text:span text:style-name="T109">но </text:span><text:span text:style-name="T108">после am).</text:span></text:p>
      <text:p text:style-name="P168"/>
      <text:p text:style-name="P331">Чтобы сказать, что ситуация изменилась (больше этого нет), используются связки </text:p>
      <text:p text:style-name="P572"><text:span text:style-name="T354">not + any + more/longer либо no + more/longer. Связк</text:span><text:span text:style-name="T355">а</text:span><text:span text:style-name="T354"> с not + any стоит в конце предложения, </text:span></text:p>
      <text:p text:style-name="P331">а c no — в середине.</text:p>
      <text:p text:style-name="P136"><text:soft-page-break/><text:span text:style-name="T108">Let it go. I can</text:span><text:span text:style-name="T25">no</text:span><text:span text:style-name="T26">t</text:span><text:span text:style-name="T108"> hold it back </text:span><text:span text:style-name="T26">any</text:span><text:span text:style-name="T108"> </text:span><text:span text:style-name="T26">more</text:span><text:span text:style-name="T108"> — Отпусти. Я </text:span><text:span text:style-name="T26">больше не</text:span><text:span text:style-name="T108"> могу держаться.</text:span></text:p>
      <text:p text:style-name="P136"><text:span text:style-name="T108">We are </text:span><text:span text:style-name="T26">no</text:span><text:span text:style-name="T108"> </text:span><text:span text:style-name="T26">longer</text:span><text:span text:style-name="T108"> friends with Peter — Мы с Питером </text:span><text:span text:style-name="T26">больше не</text:span><text:span text:style-name="T108"> друзья.</text:span></text:p>
      <text:p text:style-name="P168"/>
      <text:p text:style-name="P578"><text:span text:style-name="T369">Наречия, образованные от прилагательных, могут быть сравнительными. </text:span><text:span text:style-name="T368">Для этого нужно поменять окончание на -er или добавить слово more.</text:span></text:p>
      <text:p text:style-name="P332"/>
      <text:p text:style-name="P577"><text:span text:style-name="T365">quickly → quicklier (быстро →</text:span><text:span text:style-name="T370"> </text:span><text:span text:style-name="T365">быстрее);</text:span></text:p>
      <text:p text:style-name="P306">often → more often (часто →<text:span text:style-name="T578"> </text:span>чаще / <text:span text:style-name="T578">более часто</text:span>);</text:p>
      <text:p text:style-name="P332"/>
      <text:p text:style-name="P332">Чтобы усилить сравнение, используются доп. связки:</text:p>
      <text:list xml:id="list366215718" text:style-name="L29">
        <text:list-item>
          <text:p text:style-name="P762"><text:span text:style-name="T115">far, </text:span><text:span text:style-name="T110">much — намного;</text:span></text:p>
        </text:list-item>
        <text:list-item>
          <text:p text:style-name="P776">a lot — сильнее;</text:p>
        </text:list-item>
        <text:list-item>
          <text:p text:style-name="P776">quite a lot — намного сильнее;</text:p>
        </text:list-item>
        <text:list-item>
          <text:p text:style-name="P776">a bit, a little — немного;</text:p>
        </text:list-item>
        <text:list-item>
          <text:p text:style-name="P776">just a bit — всего лишь;</text:p>
        </text:list-item>
        <text:list-item>
          <text:p text:style-name="P776">a little bit — чуть-чуть;</text:p>
        </text:list-item>
        <text:list-item>
          <text:p text:style-name="P776">slightly — слегка;</text:p>
        </text:list-item>
      </text:list>
      <text:p text:style-name="P332"/>
      <text:p text:style-name="P169">I’ve known about key far longer than you have — Я знаю о ключе намного дольше, чем ты.</text:p>
      <text:p text:style-name="P169">I need a little bit more time. — Мне нужно чуть больше времени.</text:p>
      <text:p text:style-name="P169"/>
      <text:p text:style-name="P304"><text:span text:style-name="T110">П</text:span><text:span text:style-name="T85">опулярные наречия: </text:span><text:span text:style-name="T112">so, such, enough, too, quite, rather, pretty, fairly, even.</text:span></text:p>
      <text:p text:style-name="P333"/>
      <text:p text:style-name="P573"><text:span text:style-name="T364">S</text:span><text:span text:style-name="T357">o и such переводятся как «такой», «так». So </text:span><text:span text:style-name="T358">используется с</text:span><text:span text:style-name="T357"> прилагательным</text:span><text:span text:style-name="T359">и</text:span><text:span text:style-name="T357"> </text:span></text:p>
      <text:p text:style-name="P573"><text:span text:style-name="T361">и</text:span><text:span text:style-name="T357"> наречи</text:span><text:span text:style-name="T359">я</text:span><text:span text:style-name="T357">м</text:span><text:span text:style-name="T359">и</text:span><text:span text:style-name="T357">. Such </text:span><text:span text:style-name="T358">используется с</text:span><text:span text:style-name="T357"> существительным</text:span><text:span text:style-name="T359">и</text:span><text:span text:style-name="T357">.</text:span></text:p>
      <text:p text:style-name="P334"/>
      <text:p text:style-name="P177">You are so nice. <text:span text:style-name="T592">It’s such good news — </text:span>Ты такой милый. <text:span text:style-name="T592">Это такие хорошие новости.</text:span></text:p>
      <text:p text:style-name="P333"/>
      <text:p text:style-name="P334">Устойчивые выражения:</text:p>
      <text:list xml:id="list1775405926" text:style-name="L30">
        <text:list-item>
          <text:p text:style-name="P777">no such — такого не бывает;</text:p>
        </text:list-item>
        <text:list-item>
          <text:p text:style-name="P777">so long / such a long time — так давно;</text:p>
        </text:list-item>
        <text:list-item>
          <text:p text:style-name="P777">so much / many — так много;</text:p>
        </text:list-item>
      </text:list>
      <text:p text:style-name="P333"/>
      <text:p text:style-name="P170">There is no such thing as magic — Такой вещи, как магия, не существует.</text:p>
      <text:p text:style-name="P170"/>
      <text:p text:style-name="P171">I haven’t seen her for so long — Я так давно ее не видел.</text:p>
      <text:p text:style-name="P171">I haven’t seen her for such a long time — Я не видел ее так давно.</text:p>
      <text:p text:style-name="P171"/>
      <text:p text:style-name="P171">Why did you spend so much money? — Зачем ты потратил так много денег?</text:p>
      <text:p text:style-name="P171">Why did you buy so many clothes? — Зачем ты купил так много вещей?</text:p>
      <text:p text:style-name="P171"/>
      <text:p text:style-name="P575"><text:span text:style-name="T361">E</text:span><text:span text:style-name="T358">nough </text:span><text:span text:style-name="T362">означает «достаточно», но его не всегда удобно переводить </text:span><text:span text:style-name="T363">так</text:span><text:span text:style-name="T362">. И</text:span><text:span text:style-name="T358">спользуется </text:span></text:p>
      <text:p text:style-name="P575"><text:span text:style-name="T358">с существительным</text:span><text:span text:style-name="T360">и и прилагательными</text:span><text:span text:style-name="T358">. </text:span><text:span text:style-name="T360">Ч</text:span><text:span text:style-name="T358">асто стоит в отрицаниях и вопросах.</text:span></text:p>
      <text:p text:style-name="P335"/>
      <text:p text:style-name="P172">We haven’t got enough money — У нас недостаточно денег.</text:p>
      <text:p text:style-name="P172">Well, that’s fair enough — Ну что ж, это вполне честно.</text:p>
      <text:p text:style-name="P337"/>
      <text:p text:style-name="P137"><text:span text:style-name="T361">T</text:span><text:span text:style-name="T339">oo </text:span><text:span text:style-name="T363">означает «слишком». И</text:span><text:span text:style-name="T339">спо</text:span><text:span text:style-name="T359">льзуется с прилагательными </text:span><text:span text:style-name="T360">и наречиями. </text:span></text:p>
      <text:p text:style-name="P137"><text:span text:style-name="T366">В отличие от enough, с</text:span><text:span text:style-name="T360">тоит только в утверждениях.</text:span></text:p>
      <text:p text:style-name="P336"/>
      <text:p text:style-name="P172">I’m too excited — Я слишком взволнована.</text:p>
      <text:p text:style-name="P172">You’re speaking too quickly — Ты говоришь слишком быстро.</text:p>
      <text:p text:style-name="P305"><text:soft-page-break/><text:span text:style-name="T113">Q</text:span><text:span text:style-name="T111">uite, rather, pretty, fairly переводятся одинаково, </text:span><text:span text:style-name="T114">как</text:span><text:span text:style-name="T111"> «довольно», «вполне», «очень».</text:span></text:p>
      <text:p text:style-name="P338">Используются с прилагательными и наречиями.</text:p>
      <text:p text:style-name="P338"/>
      <text:p text:style-name="P574"><text:span text:style-name="T361">Pretty </text:span><text:span text:style-name="T364">любят</text:span><text:span text:style-name="T361"> </text:span><text:span text:style-name="T367">употреблять</text:span><text:span text:style-name="T361"> в разгоровной речи. Quite часто входит в устойчивые связки. </text:span></text:p>
      <text:p text:style-name="P338">Rather иногда используют в негативном контексте. Fairly встречается редко.</text:p>
      <text:p text:style-name="P338"/>
      <text:p text:style-name="P173">This situation is pretty ugly — Эта ситуация очень неприятная.</text:p>
      <text:p text:style-name="P173">I’m not quite sure about that — Я не вполне уверен на этот счет.</text:p>
      <text:p text:style-name="P173">He looked rather unhappy — Он выглядел довольно несчастным.</text:p>
      <text:p text:style-name="P173"/>
      <text:p text:style-name="P515">Even означает «даже». Может стоять в любом месте в предложении.</text:p>
      <text:p text:style-name="P173"/>
      <text:p text:style-name="P173">Even he was there / He was even there — Даже он был там / Он был даже там.</text:p>
      <text:p text:style-name="P576"><text:span text:style-name="T76">I got up </text:span><text:span text:style-name="T77">early</text:span><text:span text:style-name="T76">, but John got up even earlier — Я встала </text:span><text:span text:style-name="T77">рано</text:span><text:span text:style-name="T76">, но Джон встал даже раньше.</text:span></text:p>
      <text:p text:style-name="P174"/>
      <text:p text:style-name="P174"/>
      <text:p text:style-name="P580"><text:span text:style-name="T579">Прилагательн</text:span><text:span text:style-name="T582">ые</text:span></text:p>
      <text:p text:style-name="P339"/>
      <text:p text:style-name="P340">Словосочетания прилагательных с go:</text:p>
      <text:list xml:id="list2824271325" text:style-name="L31">
        <text:list-item>
          <text:p text:style-name="P778">go blind — ослепнуть;</text:p>
        </text:list-item>
        <text:list-item>
          <text:p text:style-name="P778">go mad/crazy — сойти с ума;</text:p>
        </text:list-item>
        <text:list-item>
          <text:p text:style-name="P778">go rotten — испортиться, сгнить;</text:p>
        </text:list-item>
        <text:list-item>
          <text:p text:style-name="P778">go missing — пропасть;</text:p>
        </text:list-item>
        <text:list-item>
          <text:p text:style-name="P778">go wrong — (дела) идут плохо;</text:p>
        </text:list-item>
      </text:list>
      <text:p text:style-name="P340"/>
      <text:p text:style-name="P175">I’ll go crazy if this keeps on — Я сойду с ума, если это будет продолжаться.</text:p>
      <text:p text:style-name="P175">Oops, I guess something went wrong — Ой, кажется, что-то пошло не так.</text:p>
      <text:p text:style-name="P340"/>
      <text:p text:style-name="P340">Популярные суффиксы в прилагательных:</text:p>
      <text:list xml:id="list3748586366" text:style-name="L32">
        <text:list-item>
          <text:p text:style-name="P779">-ful — <text:span text:style-name="T583">носитель данного качества (colorful, powerful, beautiful)</text:span>;</text:p>
        </text:list-item>
        <text:list-item>
          <text:p text:style-name="P779">-less — <text:span text:style-name="T583">отсутствие данного качества (friendless, pointless)</text:span>;</text:p>
        </text:list-item>
        <text:list-item>
          <text:p text:style-name="P780">-al — <text:span text:style-name="T583">появляется при образовании прилагательных от существительных; </text:span></text:p>
          <text:p text:style-name="P781">(central, formal, technical)</text:p>
        </text:list-item>
      </text:list>
      <text:p text:style-name="P340"/>
      <text:p text:style-name="P341">Усилительные связки:</text:p>
      <text:list xml:id="list4031660444" text:style-name="L33">
        <text:list-item>
          <text:p text:style-name="P782">better and better — лучше и лучше;</text:p>
        </text:list-item>
        <text:list-item>
          <text:p text:style-name="P782">the … the better — чем …, тем лучше; </text:p>
        </text:list-item>
        <text:list-item>
          <text:p text:style-name="P783">(not) as … as — (не) такой ... как;</text:p>
        </text:list-item>
      </text:list>
      <text:p text:style-name="P342"/>
      <text:p text:style-name="P342">He likes getting big presents the bigger the better — </text:p>
      <text:p text:style-name="P342">Он любит получать большие подарки, чем больше, тем лучше.</text:p>
      <text:p text:style-name="P341"/>
      <text:p text:style-name="P138"><text:span text:style-name="T116">С</text:span><text:span text:style-name="T117">all me back as soon as possible — </text:span><text:span text:style-name="T116">П</text:span><text:span text:style-name="T117">ерезвони как можно скорее (так скоро, как это возмож</text:span><text:span text:style-name="T116">.</text:span><text:span text:style-name="T117">)</text:span></text:p>
      <text:p text:style-name="P176">I’m not as strong as him — Я не такой сильный, как он.</text:p>
      <text:p text:style-name="P341"/>
      <text:p text:style-name="P343">Прилагательные можно образовывать от глаголов с пом<text:span text:style-name="T585">ощью</text:span> суфиксов -ing <text:span text:style-name="T584">и</text:span> -ed.</text:p>
      <text:p text:style-name="P586"><text:span text:style-name="T371">Прилагательные с -ing говорят </text:span><text:span text:style-name="T374">о том, какой объект есть сейчас</text:span><text:span text:style-name="T371">. </text:span></text:p>
      <text:p text:style-name="P585"><text:span text:style-name="T371">Прилагательные с -ed говорят о </text:span><text:span text:style-name="T374">том</text:span><text:span text:style-name="T373">, </text:span><text:span text:style-name="T374">каким объект стал.</text:span></text:p>
      <text:p text:style-name="P587"><text:span text:style-name="T587">П</text:span><text:span text:style-name="T588">рилагательные с -able ????</text:span></text:p>
      <text:p text:style-name="P541"/>
      <text:p text:style-name="P588"><text:span text:style-name="T372">i</text:span><text:span text:style-name="T371">nteresting — интересный; </text:span></text:p>
      <text:p text:style-name="P344">interested — заинтересованный;</text:p>
      <text:p text:style-name="P139"><text:soft-page-break/>He thinks football is interesting — Он считает, что футбол интересный.</text:p>
      <text:p text:style-name="P589"><text:span text:style-name="T51">He</text:span><text:span text:style-name="T30"> is interested in sports — </text:span><text:span text:style-name="T51">Он</text:span><text:span text:style-name="T30"> интересуется спортом (</text:span><text:span text:style-name="T51">он </text:span><text:span text:style-name="T52">заинтересованный </text:span><text:span text:style-name="T53">в </text:span><text:span text:style-name="T52">спорт</text:span><text:span text:style-name="T53">е</text:span><text:span text:style-name="T30">).</text:span></text:p>
      <text:p text:style-name="P585"/>
      <text:p text:style-name="P585">Чтобы не путать <text:span text:style-name="T586">такие</text:span><text:span text:style-name="T585"> слова</text:span> с герундием или глаголом в прошедшей форме, нужно помнить что они употребляются по <text:span text:style-name="T585">правилам прилагательных (</text:span><text:span text:style-name="T485">стоят перед существительными, </text:span></text:p>
      <text:p text:style-name="P585"><text:span text:style-name="T487">или</text:span><text:span text:style-name="T485"> после глаголов состояния: be, get, look, feel и пр.</text:span><text:span text:style-name="T486">)</text:span></text:p>
      <text:p text:style-name="P345"/>
      <text:p text:style-name="P591">I started a work. It is started process — Я начал работать. Это начатый процесс.</text:p>
      <text:p text:style-name="P590"/>
      <text:p text:style-name="P590"/>
      <text:p text:style-name="P673"><text:span text:style-name="T540">М</text:span><text:span text:style-name="T541">естоимени</text:span><text:span text:style-name="T540">я</text:span></text:p>
      <text:p text:style-name="P614"/>
      <text:p text:style-name="P674"><text:span text:style-name="T488">He и she заменяют людей. В качестве исключения, she </text:span><text:span text:style-name="T491">может </text:span><text:span text:style-name="T488">заменя</text:span><text:span text:style-name="T491">ть</text:span><text:span text:style-name="T488"> огромный, </text:span></text:p>
      <text:p text:style-name="P624">монументальный объект, например Titanic — she.</text:p>
      <text:p text:style-name="P614"/>
      <text:p text:style-name="P616">It и its заменяют предметы, животных <text:span text:style-name="T590">и</text:span> абстрактные понятия. </text:p>
      <text:p text:style-name="P616">Исключение состовляет слово baby — it.</text:p>
      <text:p text:style-name="P615"/>
      <text:p text:style-name="P618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618"/>
      <text:p text:style-name="P592">If anybody doesn’t agree, <text:span text:style-name="T5">they</text:span> can stand out - Если кто-то не согласен, <text:span text:style-name="T5">он</text:span> может высказаться.</text:p>
      <text:p text:style-name="P592"/>
      <text:p text:style-name="P676"><text:span text:style-name="T489">Указательные местоимения: </text:span><text:span text:style-name="T490">this, that, these, those </text:span><text:span text:style-name="T489">могут использоваться как самостоятельно, так и с существит</text:span><text:span text:style-name="T490">ельным</text:span><text:span text:style-name="T493">и</text:span><text:span text:style-name="T489">. </text:span><text:span text:style-name="T492">Т</text:span><text:span text:style-name="T490">акже, </text:span><text:span text:style-name="T492">t</text:span><text:span text:style-name="T489">his используют чтобы представить человека при знакостве. </text:span><text:span text:style-name="T492">А t</text:span><text:span text:style-name="T489">hat</text:span><text:span text:style-name="T494">, чтобы указать на мысль или идею, о которой говорили ранее.</text:span></text:p>
      <text:p text:style-name="P618"/>
      <text:p text:style-name="P592">This is my bag. This bag is mine — Это моя сумка. Эта сумка моя.</text:p>
      <text:p text:style-name="P592">This is Tom. Nice to meet you — Это Tом. Приятно познакомиться.</text:p>
      <text:p text:style-name="P592">Hello, this is Jane — <text:span text:style-name="T589">Привет, это Джейн (человек представляет сам себя по телефону)</text:span></text:p>
      <text:p text:style-name="P618"/>
      <text:p text:style-name="P622">Неопределенные местоимения заменяются местоимением it. Поэтому в предложении они</text:p>
      <text:p text:style-name="P622">всегда используются по правилам 3го лица, единственного числа.</text:p>
      <text:p text:style-name="P618"/>
      <text:p text:style-name="P621">Неопределенные местоимения могут комбинироваться со словами:</text:p>
      <text:list xml:id="list4218569677" text:style-name="L34">
        <text:list-item>
          <text:p text:style-name="P788">body/one — когда говорят о каком-то человеке;</text:p>
        </text:list-item>
        <text:list-item>
          <text:p text:style-name="P788">thing — когда говорят о чем-то;</text:p>
        </text:list-item>
        <text:list-item>
          <text:p text:style-name="P788">where — когда говорят о месте;</text:p>
        </text:list-item>
        <text:list-item>
          <text:p text:style-name="P788">time/times — когда говорят о времени;</text:p>
        </text:list-item>
        <text:list-item>
          <text:p text:style-name="P788">how — когда говорят о способе;</text:p>
        </text:list-item>
      </text:list>
      <text:p text:style-name="P619"/>
      <table:table table:name="Table4" table:style-name="Table4">
        <table:table-column table:style-name="Table4.A" table:number-columns-repeated="5"/>
        <table:table-row table:style-name="TableLine93870452597408">
          <table:table-cell table:style-name="Table4.A1" office:value-type="string">
            <text:p text:style-name="P702">-<text:span text:style-name="T593">body/</text:span><text:span text:style-name="T594">one</text:span></text:p>
          </table:table-cell>
          <table:table-cell table:style-name="Table4.A1" office:value-type="string">
            <text:p text:style-name="P703">-thing</text:p>
          </table:table-cell>
          <table:table-cell table:style-name="Table4.A1" office:value-type="string">
            <text:p text:style-name="P702">-<text:span text:style-name="T594">where</text:span></text:p>
          </table:table-cell>
          <table:table-cell table:style-name="Table4.A1" office:value-type="string">
            <text:p text:style-name="P703">-time/times</text:p>
          </table:table-cell>
          <table:table-cell table:style-name="Table4.E1" office:value-type="string">
            <text:p text:style-name="P703">-how</text:p>
          </table:table-cell>
        </table:table-row>
        <table:table-row table:style-name="TableLine93870452881072">
          <table:table-cell table:style-name="Table4.A2" office:value-type="string">
            <text:p text:style-name="P719">somebody</text:p>
            <text:p text:style-name="P719">(кто-то)</text:p>
          </table:table-cell>
          <table:table-cell table:style-name="Table4.A2" office:value-type="string">
            <text:p text:style-name="P719">something</text:p>
            <text:p text:style-name="P719">(что-то)</text:p>
          </table:table-cell>
          <table:table-cell table:style-name="Table4.A2" office:value-type="string">
            <text:p text:style-name="P719">somewhere</text:p>
            <text:p text:style-name="P719">(где-то)</text:p>
          </table:table-cell>
          <table:table-cell table:style-name="Table4.A2" office:value-type="string">
            <text:p text:style-name="P719">sometimes</text:p>
            <text:p text:style-name="P719">(иногда)</text:p>
          </table:table-cell>
          <table:table-cell table:style-name="Table4.E2" office:value-type="string">
            <text:p text:style-name="P719">somehow</text:p>
            <text:p text:style-name="P709"><text:span text:style-name="T594">(как-</text:span><text:span text:style-name="T595">то</text:span><text:span text:style-name="T594">)</text:span></text:p>
          </table:table-cell>
        </table:table-row>
        <table:table-row table:style-name="TableLine93870452909376">
          <table:table-cell table:style-name="Table4.A2" office:value-type="string">
            <text:p text:style-name="P719">anybody</text:p>
            <text:p text:style-name="P719">(кто-то)</text:p>
          </table:table-cell>
          <table:table-cell table:style-name="Table4.A2" office:value-type="string">
            <text:p text:style-name="P719">anything</text:p>
            <text:p text:style-name="P719">(что-то)</text:p>
          </table:table-cell>
          <table:table-cell table:style-name="Table4.A2" office:value-type="string">
            <text:p text:style-name="P719">anywhere</text:p>
            <text:p text:style-name="P719">(где-то)</text:p>
          </table:table-cell>
          <table:table-cell table:style-name="Table4.A2" office:value-type="string">
            <text:p text:style-name="P719">anytime</text:p>
            <text:p text:style-name="P720">(в любое время)</text:p>
          </table:table-cell>
          <table:table-cell table:style-name="Table4.E2" office:value-type="string">
            <text:p text:style-name="P719">anyhow</text:p>
            <text:p text:style-name="P720">(так или иначе)</text:p>
          </table:table-cell>
        </table:table-row>
        <table:table-row table:style-name="TableLine93870452955904">
          <table:table-cell table:style-name="Table4.A2" office:value-type="string">
            <text:p text:style-name="P719">nobody</text:p>
            <text:p text:style-name="P720">(никто)</text:p>
          </table:table-cell>
          <table:table-cell table:style-name="Table4.A2" office:value-type="string">
            <text:p text:style-name="P719">nothing</text:p>
            <text:p text:style-name="P720">(ничего)</text:p>
          </table:table-cell>
          <table:table-cell table:style-name="Table4.A2" office:value-type="string">
            <text:p text:style-name="P719">nowhere</text:p>
            <text:p text:style-name="P720">(нигде)</text:p>
          </table:table-cell>
          <table:table-cell table:style-name="Table4.A2" office:value-type="string">
            <text:p text:style-name="P709"/>
          </table:table-cell>
          <table:table-cell table:style-name="Table4.E2" office:value-type="string">
            <text:p text:style-name="P719">nohow</text:p>
            <text:p text:style-name="P720">(никак)</text:p>
          </table:table-cell>
        </table:table-row>
        <table:table-row table:style-name="TableLine93870452958192">
          <table:table-cell table:style-name="Table4.A2" office:value-type="string">
            <text:p text:style-name="P719">everybody</text:p>
            <text:p text:style-name="P720">(все)</text:p>
          </table:table-cell>
          <table:table-cell table:style-name="Table4.A2" office:value-type="string">
            <text:p text:style-name="P719">everything</text:p>
            <text:p text:style-name="P720">(всё)</text:p>
          </table:table-cell>
          <table:table-cell table:style-name="Table4.A2" office:value-type="string">
            <text:p text:style-name="P719">everywhere</text:p>
            <text:p text:style-name="P720">(везде)</text:p>
          </table:table-cell>
          <table:table-cell table:style-name="Table4.A2" office:value-type="string">
            <text:p text:style-name="P719">everytime</text:p>
            <text:p text:style-name="P720">(каждый раз)</text:p>
          </table:table-cell>
          <table:table-cell table:style-name="Table4.E2" office:value-type="string">
            <text:p text:style-name="P719"/>
          </table:table-cell>
        </table:table-row>
      </table:table>
      <text:p text:style-name="P678"><text:soft-page-break/><text:span text:style-name="T495">Местоимения с</text:span><text:span text:style-name="T496"> body и one </text:span><text:span text:style-name="T497">являются </text:span><text:span text:style-name="T496">взаимозаменяемы</text:span><text:span text:style-name="T497">ми</text:span><text:span text:style-name="T496">.</text:span></text:p>
      <text:p text:style-name="P623">Отрицание с no более весомое, чес с not + any.</text:p>
      <text:p text:style-name="P620"/>
      <text:p text:style-name="P621">Если «все» подразумевает людей, то нужно использовать everybody или everyone, <text:span text:style-name="T597">а не</text:span> all.</text:p>
      <text:p text:style-name="P593">Is everybody ready? (правильно) Is all ready? (неправильно)</text:p>
      <text:p text:style-name="P593"/>
      <text:p text:style-name="P593"/>
      <text:p text:style-name="P677"><text:span text:style-name="T542">Существительн</text:span><text:span text:style-name="T543">ые</text:span></text:p>
      <text:p text:style-name="P617"/>
      <text:p text:style-name="P625">В предложении могут занимать позицию подлежашего, дополнения и обстоятельства.</text:p>
      <text:p text:style-name="P625"/>
      <text:p text:style-name="P625">Чтобы указать род существительного, можно использовать доп. слова: boy, girl, male, female, man, woman. Например: policeman, businesswoman и т.д.</text:p>
      <text:p text:style-name="P625"/>
      <text:p text:style-name="P625">Существительное в единственном числе не может использоваться самостоятельно. </text:p>
      <text:p text:style-name="P625">Перед ним нужно поставить determiner, обычно это артикль или местоимение.</text:p>
      <text:p text:style-name="P626"/>
      <text:p text:style-name="P628">Сущестительные в единственном числе, которые заканчиваются на -s:</text:p>
      <text:list xml:id="list3574276206" text:style-name="L35">
        <text:list-item>
          <text:p text:style-name="P789">news — новости;</text:p>
        </text:list-item>
        <text:list-item>
          <text:p text:style-name="P789">gymnastics — гимнастика;</text:p>
        </text:list-item>
        <text:list-item>
          <text:p text:style-name="P789">athletics — атлетика;</text:p>
        </text:list-item>
        <text:list-item>
          <text:p text:style-name="P789">cards — карты (игра);</text:p>
        </text:list-item>
        <text:list-item>
          <text:p text:style-name="P789">darts — дротики (игра);</text:p>
        </text:list-item>
        <text:list-item>
          <text:p text:style-name="P789">measles — корь;</text:p>
        </text:list-item>
        <text:list-item>
          <text:p text:style-name="P789">mumps — свинка;</text:p>
        </text:list-item>
      </text:list>
      <text:p text:style-name="P628"/>
      <text:p text:style-name="P627">К неичисляемым существительным относятся: </text:p>
      <text:list xml:id="list28594114" text:style-name="L36">
        <text:list-item>
          <text:p text:style-name="P826"><text:span text:style-name="T498">вещества — </text:span><text:span text:style-name="T499">food, water, wine, salt, bread, air, iron, wood</text:span><text:span text:style-name="T498">;</text:span></text:p>
        </text:list-item>
        <text:list-item>
          <text:p text:style-name="P826"><text:span text:style-name="T498">чувства — </text:span><text:span text:style-name="T499">anger, happiest, honesty, pride, rage</text:span><text:span text:style-name="T498">;</text:span></text:p>
        </text:list-item>
        <text:list-item>
          <text:p text:style-name="P826"><text:span text:style-name="T499">абстрактные </text:span><text:span text:style-name="T498">понятия — </text:span><text:span text:style-name="T499">beauty, fun, life, live, information</text:span><text:span text:style-name="T498">;</text:span></text:p>
        </text:list-item>
        <text:list-item>
          <text:p text:style-name="P827"><text:span text:style-name="T484">виды деятельности — </text:span><text:span text:style-name="T499">help, sleep, work</text:span><text:span text:style-name="T484">;</text:span></text:p>
        </text:list-item>
      </text:list>
      <text:p text:style-name="P628"/>
      <text:p text:style-name="P628">Существительные, передающие разный смысл, когда исчисляемые и неисчисляемые:</text:p>
      <text:list xml:id="list669746294" text:style-name="L37">
        <text:list-item>
          <text:p text:style-name="P790">a noise / noise — отдельный звук / шум в целом;</text:p>
        </text:list-item>
        <text:list-item>
          <text:p text:style-name="P790">a paper / paper — газета / бумага;</text:p>
        </text:list-item>
        <text:list-item>
          <text:p text:style-name="P790">a room / room — комната / пространство;</text:p>
        </text:list-item>
        <text:list-item>
          <text:p text:style-name="P790">an exprcience / experience — впечатление / опыт работы;</text:p>
        </text:list-item>
        <text:list-item>
          <text:p text:style-name="P828"><text:span text:style-name="T500">coffee, tea, beer, juice, ice-cream — вещества, но при добавлении </text:span><text:span text:style-name="T477">a — </text:span><text:span text:style-name="T500">порции</text:span><text:span text:style-name="T477">;</text:span></text:p>
          <text:p text:style-name="P828"><text:span text:style-name="T477">(a coffee — одна чашка кофе)</text:span><text:span text:style-name="T500">;</text:span></text:p>
        </text:list-item>
      </text:list>
      <text:p text:style-name="P628"/>
      <text:p text:style-name="P214"><text:span text:style-name="T535">С</text:span><text:span text:style-name="T534">ловообразование существительных</text:span></text:p>
      <text:p text:style-name="P629"/>
      <text:p text:style-name="P678"><text:span text:style-name="T504">1) </text:span><text:span text:style-name="T501">Образование сущесвтительных от друг</text:span><text:span text:style-name="T504">их</text:span><text:span text:style-name="T501"> част</text:span><text:span text:style-name="T504">ей</text:span><text:span text:style-name="T501"> речи при помощи суфиксов.</text:span></text:p>
      <text:p text:style-name="P630"/>
      <text:p text:style-name="P678"><text:span text:style-name="T501">-er, -or — превращают </text:span><text:span text:style-name="T502">действие</text:span><text:span text:style-name="T501"> в </text:span><text:span text:style-name="T502">объект</text:span><text:span text:style-name="T501">: play → player, advice → advisor;</text:span></text:p>
      <text:p text:style-name="P630">-ing — превращает действие в занятие: read (читать)→ reading (чтение);</text:p>
      <text:p text:style-name="P679"><text:span text:style-name="T501">-ion, -tion, -sion — </text:span><text:span text:style-name="T502">явный указатель существительного: illustration, authorization;</text:span></text:p>
      <text:p text:style-name="P630"/>
      <text:p text:style-name="P631">-ness, -ment, -ship — образовывают абстрактные понятия: </text:p>
      <text:p text:style-name="P631"><text:s/>lonely (одинокий) → loneliness (одиночестве),</text:p>
      <text:p text:style-name="P630"><text:s/>move (двигать) → movement (движение),</text:p>
      <text:p text:style-name="P630"><text:s/>friend (друг) → friendship (дружба).</text:p>
      <text:p text:style-name="P632"><text:soft-page-break/>2) Образование новых существительных при объединении нескольких слов вместе.</text:p>
      <text:p text:style-name="P633"/>
      <text:p text:style-name="P635">2 существительных:</text:p>
      <text:list xml:id="list2664475044" text:style-name="L38">
        <text:list-item>
          <text:p text:style-name="P830"><text:span text:style-name="T484">blueprint — </text:span><text:span text:style-name="T504">план</text:span><text:span text:style-name="T484">;</text:span></text:p>
        </text:list-item>
        <text:list-item>
          <text:p text:style-name="P829"><text:span text:style-name="T503">weekend — </text:span><text:span text:style-name="T504">выходные</text:span><text:span text:style-name="T503">;</text:span></text:p>
        </text:list-item>
        <text:list-item>
          <text:p text:style-name="P830"><text:span text:style-name="T484">police car — </text:span><text:span text:style-name="T504">полицейская машина</text:span><text:span text:style-name="T484">;</text:span></text:p>
        </text:list-item>
        <text:list-item>
          <text:p text:style-name="P830"><text:span text:style-name="T484">security guard — </text:span><text:span text:style-name="T504">охранник</text:span><text:span text:style-name="T484">;</text:span></text:p>
        </text:list-item>
      </text:list>
      <text:p text:style-name="P635"/>
      <text:p text:style-name="P635">3 и более сущесвтительных:</text:p>
      <text:list xml:id="list3959895997" text:style-name="L39">
        <text:list-item>
          <text:p text:style-name="P831"><text:span text:style-name="T484">world footbal championship — </text:span><text:span text:style-name="T504">мировой чемпионат по футболу</text:span><text:span text:style-name="T484">;</text:span></text:p>
        </text:list-item>
        <text:list-item>
          <text:p text:style-name="P791">children-safe content — контент, безопасный для детей;</text:p>
        </text:list-item>
      </text:list>
      <text:p text:style-name="P632"/>
      <text:p text:style-name="P632">Существительное и глагол:</text:p>
      <text:list xml:id="list1062909680" text:style-name="L40">
        <text:list-item>
          <text:p text:style-name="P792">haircut — стрижка;</text:p>
        </text:list-item>
        <text:list-item>
          <text:p text:style-name="P792">driving licence — водительские права;</text:p>
        </text:list-item>
      </text:list>
      <text:p text:style-name="P632"/>
      <text:p text:style-name="P632">Существительное и предлог:</text:p>
      <text:list xml:id="list320729228" text:style-name="L41">
        <text:list-item>
          <text:p text:style-name="P793">passer-by — прохожий;</text:p>
        </text:list-item>
        <text:list-item>
          <text:p text:style-name="P793">drawback — помеха;</text:p>
        </text:list-item>
      </text:list>
      <text:p text:style-name="P632"/>
      <text:p text:style-name="P632">Существительное и прилагательное:</text:p>
      <text:list xml:id="list2976025108" text:style-name="L42">
        <text:list-item>
          <text:p text:style-name="P794">greenhouse — теплица;</text:p>
        </text:list-item>
        <text:list-item>
          <text:p text:style-name="P794">redneck — деревенщина;</text:p>
        </text:list-item>
      </text:list>
      <text:p text:style-name="P632"/>
      <text:p text:style-name="P632">Существительное и числительное (записываются через тире):</text:p>
      <text:list xml:id="list119768120" text:style-name="L43">
        <text:list-item>
          <text:p text:style-name="P795">a two-hour journey — двухчасовое путешествие;</text:p>
        </text:list-item>
        <text:list-item>
          <text:p text:style-name="P795">two ten-dollar notes — две десятидолларовые банкноты;</text:p>
        </text:list-item>
      </text:list>
      <text:p text:style-name="P634"/>
      <text:p text:style-name="P634"/>
      <text:p text:style-name="P686"><text:span text:style-name="T544">Детерминанты</text:span><text:span text:style-name="T545"> </text:span><text:span text:style-name="T544">и квантификаторы</text:span></text:p>
      <text:p text:style-name="P636"/>
      <text:p text:style-name="P681"><text:span text:style-name="T510">Детерминанты</text:span><text:span text:style-name="T505"> — это уточняющие слова, которые стоят перед существительным. </text:span></text:p>
      <text:p text:style-name="P684"><text:span text:style-name="T507">Они деляться на </text:span><text:span text:style-name="T505">2 группы: конкретизирующие и обобщающие.</text:span></text:p>
      <text:p text:style-name="P637"/>
      <text:p text:style-name="P684"><text:span text:style-name="T507">Конкретизирующие </text:span><text:span text:style-name="T510">детерминанты</text:span><text:span text:style-name="T507"> д</text:span><text:span text:style-name="T505">ают понимание того, о ком или о чем говорят. </text:span></text:p>
      <text:p text:style-name="P683"><text:span text:style-name="T505">Объект можно представить в деталях. </text:span><text:span text:style-name="T484">К ним относятся:</text:span></text:p>
      <text:p text:style-name="P638"/>
      <text:list xml:id="list2288207465" text:style-name="L44">
        <text:list-item>
          <text:p text:style-name="P796">притяжательные местоимения (my, your, his, her, its, our, their);</text:p>
        </text:list-item>
        <text:list-item>
          <text:p text:style-name="P796">указательные местоимения (this, that, these, those);</text:p>
        </text:list-item>
        <text:list-item>
          <text:p text:style-name="P796">вопросительное местоимение (which, whose);</text:p>
        </text:list-item>
        <text:list-item>
          <text:p text:style-name="P796">определенный артикль the;</text:p>
        </text:list-item>
      </text:list>
      <text:p text:style-name="P638"/>
      <text:p text:style-name="P680"><text:span text:style-name="T507">О</text:span><text:span text:style-name="T484">бобщающие </text:span><text:span text:style-name="T510">детерминанты</text:span><text:span text:style-name="T484"> дают лишь абстрактное понимание того, о ком или о чем говорят. </text:span><text:span text:style-name="T507">К ним отсносятся такие слова, как:</text:span></text:p>
      <text:p text:style-name="P638"/>
      <text:list xml:id="list2535605348" text:style-name="L45">
        <text:list-item>
          <text:p text:style-name="P797">any, another, other, what;</text:p>
        </text:list-item>
        <text:list-item>
          <text:p text:style-name="P797">неопределенный артикль a/an;</text:p>
        </text:list-item>
      </text:list>
      <text:p text:style-name="P594"/>
      <text:p text:style-name="P346"><text:span text:style-name="T563">О</text:span><text:span text:style-name="T473">собые случаи использования артикей:</text:span></text:p>
      <text:p text:style-name="P669"/>
      <text:list xml:id="list3438368183" text:style-name="L46">
        <text:list-item>
          <text:p text:style-name="P832"><text:span text:style-name="T506">если слово перед артиклем начинается с гласной буквы или звука, то вместо </text:span><text:span text:style-name="T478">a</text:span><text:span text:style-name="T506"> будет </text:span><text:span text:style-name="T478">an;</text:span></text:p>
          <text:p text:style-name="P798">(an apple, an hour, an interesting story)</text:p>
        </text:list-item>
        <text:list-item>
          <text:p text:style-name="P798"><text:soft-page-break/>артикль a/an можно замнить словом one;</text:p>
        </text:list-item>
        <text:list-item>
          <text:p text:style-name="P798">артикль a/an используется перед названиями профессий;</text:p>
          <text:p text:style-name="P798"/>
        </text:list-item>
        <text:list-item>
          <text:p text:style-name="P763"><text:span text:style-name="T546">артикль a/an не использ. переде именами, фамилиями, географическими назван</text:span><text:span text:style-name="T547">иями</text:span><text:span text:style-name="T546">;</text:span></text:p>
          <text:p text:style-name="P798">(т. е. перед именами собственными)</text:p>
        </text:list-item>
      </text:list>
      <text:p text:style-name="P639"/>
      <text:list xml:id="list3415330065" text:style-name="L47">
        <text:list-item>
          <text:p text:style-name="P799">артикль the используется когда собеседник понимает, о каком объекте идет речь;</text:p>
          <text:p text:style-name="P799"/>
        </text:list-item>
        <text:list-item>
          <text:p text:style-name="P800">артикль the используется с уникальным и единственным в своем роде объектам, а также </text:p>
          <text:p text:style-name="P800">в словосочетаниях, где прилагательное указано в превосходной степени;</text:p>
          <text:p text:style-name="P799">(The Eifel Tower, the sun, the best movie)</text:p>
          <text:p text:style-name="P799"/>
        </text:list-item>
        <text:list-item>
          <text:p text:style-name="P799">артикль the используется в некоторых выражениях:</text:p>
          <text:p text:style-name="P799"/>
        </text:list-item>
        <text:list-item>
          <text:p text:style-name="P764"><text:span text:style-name="T546">артикль the использ</text:span><text:span text:style-name="T547">уется</text:span><text:span text:style-name="T546">, когда говорят о части какого-то большого помещения, района, города; (on the floor, at the door, to the bank)</text:span></text:p>
          <text:p text:style-name="P799"/>
        </text:list-item>
        <text:list-item>
          <text:p text:style-name="P765"><text:span text:style-name="T548">артикль the использ.</text:span><text:span text:style-name="T547"> </text:span><text:span text:style-name="T546">с музыкальными инструментами, когда идут к доктору или говорят </text:span></text:p>
          <text:p text:style-name="P801">о системе, службе; (play the guitar, see the doctor, the police)</text:p>
          <text:p text:style-name="P802"/>
        </text:list-item>
        <text:list-item>
          <text:p text:style-name="P765"><text:span text:style-name="T548">артикль the использ.</text:span><text:span text:style-name="T547"> </text:span><text:span text:style-name="T546">с названиями стран и горных массиов во множ</text:span><text:span text:style-name="T547">ественном</text:span><text:span text:style-name="T546"> числе;</text:span></text:p>
          <text:p text:style-name="P802">(the Netherlands, the Carpathians)</text:p>
          <text:p text:style-name="P802"/>
        </text:list-item>
        <text:list-item>
          <text:p text:style-name="P765"><text:span text:style-name="T548">артикль the </text:span><text:span text:style-name="T547">использу. </text:span><text:span text:style-name="T546">c названиями рек, газет, произедений искусства, отелей, ресторанов, памятников, </text:span><text:span text:style-name="T547">музеев</text:span><text:span text:style-name="T546">; (the Moskva river, the Guardian, the Last Supper [Тайная Вечеря])</text:span></text:p>
        </text:list-item>
      </text:list>
      <text:p text:style-name="P640"/>
      <table:table table:name="Table5" table:style-name="Table5">
        <table:table-column table:style-name="Table5.A" table:number-columns-repeated="3"/>
        <table:table-row table:style-name="TableLine93870454031376">
          <table:table-cell table:style-name="Table5.A1" office:value-type="string">
            <text:p text:style-name="P704"><text:span text:style-name="T599">С</text:span>уществительное в единственном числе</text:p>
          </table:table-cell>
          <table:table-cell table:style-name="Table5.A1" office:value-type="string">
            <text:p text:style-name="P704">Существительное во множестенном числе</text:p>
          </table:table-cell>
          <table:table-cell table:style-name="Table5.C1" office:value-type="string">
            <text:p text:style-name="P704">Неисчисляемое существительное</text:p>
          </table:table-cell>
        </table:table-row>
        <table:table-row table:style-name="TableLine93870453325328">
          <table:table-cell table:style-name="Table5.A2" office:value-type="string">
            <text:p text:style-name="P721">a/an</text:p>
          </table:table-cell>
          <table:table-cell table:style-name="Table5.A2" office:value-type="string">
            <text:p text:style-name="P721">без артикля</text:p>
          </table:table-cell>
          <table:table-cell table:style-name="Table5.C2" office:value-type="string">
            <text:p text:style-name="P721">без артикля</text:p>
          </table:table-cell>
        </table:table-row>
        <table:table-row table:style-name="TableLine93870453588752">
          <table:table-cell table:style-name="Table5.A2" office:value-type="string">
            <text:p text:style-name="P721">the</text:p>
          </table:table-cell>
          <table:table-cell table:style-name="Table5.A2" office:value-type="string">
            <text:p text:style-name="P721">the</text:p>
          </table:table-cell>
          <table:table-cell table:style-name="Table5.C2" office:value-type="string">
            <text:p text:style-name="P721">the</text:p>
          </table:table-cell>
        </table:table-row>
        <table:table-row table:style-name="TableLine93870453586704">
          <table:table-cell table:style-name="Table5.A2" office:value-type="string">
            <text:p text:style-name="P721">местоимение</text:p>
          </table:table-cell>
          <table:table-cell table:style-name="Table5.A2" office:value-type="string">
            <text:p text:style-name="P721">местоимение</text:p>
          </table:table-cell>
          <table:table-cell table:style-name="Table5.C2" office:value-type="string">
            <text:p text:style-name="P721">местоимение</text:p>
          </table:table-cell>
        </table:table-row>
        <table:table-row table:style-name="TableLine93870453698096">
          <table:table-cell table:style-name="Table5.A2" office:value-type="string">
            <text:p text:style-name="P721">кол-во, выраженное </text:p>
            <text:p text:style-name="P721">словом one</text:p>
          </table:table-cell>
          <table:table-cell table:style-name="Table5.A2" office:value-type="string">
            <text:p text:style-name="P710"><text:span text:style-name="T598">кол-во, выраженное </text:span><text:span text:style-name="T600">квантификатором</text:span></text:p>
          </table:table-cell>
          <table:table-cell table:style-name="Table5.C2" office:value-type="string">
            <text:p text:style-name="P710"><text:span text:style-name="T598">кол-во, выраженное меркой или </text:span><text:span text:style-name="T600">квантификатором</text:span></text:p>
          </table:table-cell>
        </table:table-row>
      </table:table>
      <text:p text:style-name="P641"/>
      <text:p text:style-name="P682"><text:span text:style-name="T510">Квантификаторы</text:span><text:span text:style-name="T511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642"/>
      <text:p text:style-name="P671"><text:span text:style-name="T375">Квантификаторы</text:span><text:span text:style-name="T376"> перед множ. числом и неисчисл. существительными:</text:span></text:p>
      <text:list xml:id="list2233525256" text:style-name="L48">
        <text:list-item>
          <text:p text:style-name="P833"><text:span text:style-name="T511">all — </text:span><text:span text:style-name="T512">вс</text:span><text:span text:style-name="T513">е</text:span><text:span text:style-name="T511">;</text:span></text:p>
        </text:list-item>
        <text:list-item>
          <text:p text:style-name="P818"><text:span text:style-name="T85">some, any — </text:span><text:span text:style-name="T118">какой-то</text:span><text:span text:style-name="T85">;</text:span></text:p>
        </text:list-item>
        <text:list-item>
          <text:p text:style-name="P818"><text:span text:style-name="T85">enough — </text:span><text:span text:style-name="T118">достаточно</text:span><text:span text:style-name="T85">;</text:span></text:p>
        </text:list-item>
        <text:list-item>
          <text:p text:style-name="P818"><text:span text:style-name="T85">less — </text:span><text:span text:style-name="T118">меньше</text:span><text:span text:style-name="T85">;</text:span></text:p>
        </text:list-item>
        <text:list-item>
          <text:p text:style-name="P818"><text:span text:style-name="T85">a lot of </text:span><text:span text:style-name="T118">(</text:span><text:span text:style-name="T85">lots of</text:span><text:span text:style-name="T118">)</text:span><text:span text:style-name="T85"> — </text:span><text:span text:style-name="T118">много</text:span><text:span text:style-name="T85">;</text:span></text:p>
        </text:list-item>
        <text:list-item>
          <text:p text:style-name="P818"><text:span text:style-name="T85">more — </text:span><text:span text:style-name="T118">больше</text:span><text:span text:style-name="T85">;</text:span></text:p>
        </text:list-item>
        <text:list-item>
          <text:p text:style-name="P818"><text:span text:style-name="T85">most — </text:span><text:span text:style-name="T118">большинство</text:span><text:span text:style-name="T85">;</text:span></text:p>
        </text:list-item>
        <text:list-item>
          <text:p text:style-name="P818"><text:span text:style-name="T85">no, none of — </text:span><text:span text:style-name="T118">никакого (кол-ва)</text:span><text:span text:style-name="T85">;</text:span></text:p>
        </text:list-item>
        <text:list-item>
          <text:p text:style-name="P818"><text:span text:style-name="T85">plenty of — </text:span><text:span text:style-name="T118">множество</text:span><text:span text:style-name="T85">;</text:span></text:p>
        </text:list-item>
      </text:list>
      <text:p text:style-name="P642"/>
      <text:p text:style-name="P668"><text:span text:style-name="T119">Квантификаторы</text:span><text:span text:style-name="T85"> только с исчисляемыми существительными:</text:span></text:p>
      <text:list xml:id="list1838976925" text:style-name="L49">
        <text:list-item>
          <text:p text:style-name="P819"><text:span text:style-name="T85">both — оба </text:span><text:span text:style-name="T120">(и тот, и другой)</text:span><text:span text:style-name="T85">;</text:span></text:p>
        </text:list-item>
        <text:list-item>
          <text:p text:style-name="P803"><text:soft-page-break/>either — либо тот, либо этот;</text:p>
        </text:list-item>
        <text:list-item>
          <text:p text:style-name="P803">neither — никакой (из);</text:p>
        </text:list-item>
        <text:list-item>
          <text:p text:style-name="P803">each — каждый;</text:p>
        </text:list-item>
        <text:list-item>
          <text:p text:style-name="P803">few (a few), several — несколько;</text:p>
        </text:list-item>
      </text:list>
      <text:p text:style-name="P643"/>
      <text:p text:style-name="P668"><text:span text:style-name="T119">Квантификаторы</text:span><text:span text:style-name="T85"> только с неисчисляемыми существительными:</text:span></text:p>
      <text:list xml:id="list3404683370" text:style-name="L50">
        <text:list-item>
          <text:p text:style-name="P804">a little — немного;</text:p>
        </text:list-item>
        <text:list-item>
          <text:p text:style-name="P804">much — много;</text:p>
        </text:list-item>
        <text:list-item>
          <text:p text:style-name="P804">a bit of — чуть-чуть;</text:p>
        </text:list-item>
      </text:list>
      <text:p text:style-name="P642"/>
      <text:p text:style-name="P685"><text:span text:style-name="T509">A</text:span><text:span text:style-name="T508"> lot of (lots of), в отличие от much или many, употреб</text:span><text:span text:style-name="T509">ляется</text:span><text:span text:style-name="T508"> с любыми существительными. </text:span></text:p>
      <text:p text:style-name="P644">Предлог of не используется, если далее нет поясняющего слова.</text:p>
      <text:p text:style-name="P644"/>
      <text:p text:style-name="P645">Prenty of означает «очень много», «чрезмерно», «куча»</text:p>
      <text:p text:style-name="P644"/>
      <text:p text:style-name="P140"><text:span text:style-name="T549">A</text:span><text:span text:style-name="T550"> lot of coffee — </text:span><text:span text:style-name="T549">М</text:span><text:span text:style-name="T550">ного кофе; </text:span><text:span text:style-name="T549">T</text:span><text:span text:style-name="T550">hanks a lot — </text:span><text:span text:style-name="T549">Б</text:span><text:span text:style-name="T550">ольшое спасибо (премного благодарен).</text:span></text:p>
      <text:p text:style-name="P141"><text:span text:style-name="T550">W</text:span><text:span text:style-name="T546">e have got plenty of time — У нас куча времени.</text:span></text:p>
      <text:p text:style-name="P646"/>
      <text:p text:style-name="P687"><text:span text:style-name="T484">Слова little и few можно использовать с артиклем </text:span><text:span text:style-name="T476">a</text:span><text:span text:style-name="T484">. В этом случае они будут означать </text:span></text:p>
      <text:p text:style-name="P647">не «мало», а «несколько», «немного».</text:p>
      <text:p text:style-name="P647"/>
      <text:p text:style-name="P595">I have a few good friends — У меня есть несколько хороших друзей.</text:p>
      <text:p text:style-name="P595">I have a little money left — У меня осталось еще немного денег.</text:p>
      <text:p text:style-name="P595"/>
      <text:p text:style-name="P311"><text:span text:style-name="T546">Слова both, either, neither связаны с выбором между 2х альтернатив. </text:span><text:span text:style-name="T551">Могут использоваться </text:span></text:p>
      <text:p text:style-name="P648">как с существительным, так и самостоятельно, а также с предлогом of, если после этого идет местоимение или артикль the. Neither часто переводится двойным отрицанием. </text:p>
      <text:p text:style-name="P644"/>
      <text:p text:style-name="P596">Both windows are closed — Об окна закрыты.</text:p>
      <text:p text:style-name="P596"/>
      <text:p text:style-name="P597">Would you like to watch The Matrix or Titanic? We can watch either film —</text:p>
      <text:p text:style-name="P141"><text:span text:style-name="T546">Хо</text:span><text:span text:style-name="T551">тите</text:span><text:span text:style-name="T546"> посмот. «Матрицу» или «Титаник»? <text:s/>Мы можем посмотреть любой из фильмов.</text:span></text:p>
      <text:p text:style-name="P598"/>
      <text:p text:style-name="P598">Neither restaurant has good cuisine — Ни в одном из двух ресторанов нет хорошей кухни.</text:p>
      <text:p text:style-name="P598">I like neither of these pictures — Мне не нравится ни одна из этих картин.</text:p>
      <text:p text:style-name="P598"/>
      <text:p text:style-name="P312"><text:span text:style-name="T552">Связки</text:span><text:span text:style-name="T546"> both, either, neither </text:span><text:span text:style-name="T552">с предлогами:</text:span></text:p>
      <text:list xml:id="list2825264511" text:style-name="L51">
        <text:list-item>
          <text:p text:style-name="P766"><text:span text:style-name="T546">both … and … </text:span><text:span text:style-name="T479">—</text:span><text:span text:style-name="T546"> и … и …;</text:span></text:p>
        </text:list-item>
        <text:list-item>
          <text:p text:style-name="P805">either ... or ... — или ... или…;</text:p>
        </text:list-item>
        <text:list-item>
          <text:p text:style-name="P805">neither ... nor ... — ни ... ни …;</text:p>
        </text:list-item>
      </text:list>
      <text:p text:style-name="P649"/>
      <text:p text:style-name="P141"><text:span text:style-name="T546">I was </text:span><text:span text:style-name="T558">both</text:span><text:span text:style-name="T546"> tired </text:span><text:span text:style-name="T558">and</text:span><text:span text:style-name="T546"> hungry. — Я был </text:span><text:span text:style-name="T558">и</text:span><text:span text:style-name="T546"> уставшим, </text:span><text:span text:style-name="T558">и</text:span><text:span text:style-name="T546"> голодным.</text:span></text:p>
      <text:p text:style-name="P142"><text:span text:style-name="T550">She </text:span><text:span text:style-name="T559">neither</text:span><text:span text:style-name="T550"> wrote </text:span><text:span text:style-name="T559">nor</text:span><text:span text:style-name="T550"> phoned me — Они и </text:span><text:span text:style-name="T559">не</text:span><text:span text:style-name="T550"> звонила, и </text:span><text:span text:style-name="T559">не</text:span><text:span text:style-name="T550"> писала мне.</text:span></text:p>
      <text:p text:style-name="P598"/>
      <text:p text:style-name="P143"><text:span text:style-name="T558">Either</text:span><text:span text:style-name="T546"> you apologize, </text:span><text:span text:style-name="T558">or</text:span><text:span text:style-name="T546"> I’ll never speak to you again — </text:span></text:p>
      <text:p text:style-name="P143"><text:span text:style-name="T558">Либо</text:span><text:span text:style-name="T546"> ты извинишься, </text:span><text:span text:style-name="T558">либо</text:span><text:span text:style-name="T546"> я больше никогда с тобой не заговорю.</text:span></text:p>
      <text:p text:style-name="P645"/>
      <text:p text:style-name="P313"><text:span text:style-name="T546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553">ственном</text:span><text:span text:style-name="T546"> числе.</text:span></text:p>
      <text:p text:style-name="P650"/>
      <text:p text:style-name="P599">All boys in the team are good players — Все мальчики в команде хорошие игроки.</text:p>
      <text:p text:style-name="P599">Every boy in the team is a good player — Каждый мальчик в команде хороший игрок.</text:p>
      <text:p text:style-name="P689"><text:soft-page-break/><text:span text:style-name="T513">All использ</text:span><text:span text:style-name="T516">уе</text:span><text:span text:style-name="T513">тся самостоятельно в значении «всё», но с часто с пояснением.</text:span></text:p>
      <text:p text:style-name="P651"/>
      <text:p text:style-name="P144"><text:span text:style-name="T560">All</text:span><text:span text:style-name="T553"> </text:span><text:span text:style-name="T483">we can do</text:span><text:span text:style-name="T553"> is wait — </text:span><text:span text:style-name="T560">Всё</text:span><text:span text:style-name="T553">, </text:span><text:span text:style-name="T483">что мы можем</text:span><text:span text:style-name="T553">, это ждать.</text:span></text:p>
      <text:p text:style-name="P600">That’s all, thank you. — Это всё, спасибо.</text:p>
      <text:p text:style-name="P600"/>
      <text:p text:style-name="P314"><text:span text:style-name="T546">Whole озна</text:span><text:span text:style-name="T554">ч</text:span><text:span text:style-name="T546">ет «весь», «целый» «завершенный». </text:span></text:p>
      <text:p text:style-name="P651">Перед whole стоит либо артикль the, либо личное местоимение.</text:p>
      <text:p text:style-name="P651"/>
      <text:p text:style-name="P600">The whole book / All the book — Вся книга.</text:p>
      <text:p text:style-name="P600">His whole life was a mess — Вся его жизнь была кошмаром.</text:p>
      <text:p text:style-name="P600"/>
      <text:p text:style-name="P688"><text:span text:style-name="T514">Слова each и every также близки по значению, но each означает каждый отдельно взятый объект из группы </text:span><text:span text:style-name="T515">которая</text:span><text:span text:style-name="T514"> поддается исчислению. А every — все объекты вместе.</text:span></text:p>
      <text:p text:style-name="P602"/>
      <text:p text:style-name="P602">Each book you gave me was interesting — Каждая книга, что ты мне дал, была интересной.</text:p>
      <text:p text:style-name="P602">Carol has read every book in the library — Кэрол прочитала каждую книгу в библиотеке.</text:p>
      <text:p text:style-name="P651"/>
      <text:p text:style-name="P652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653">Исключения состовляют: all, half, both. После них можно предлог не ставить. </text:p>
      <text:p text:style-name="P652"/>
      <text:p text:style-name="P603">Most of the banks — Большинство этих банков.</text:p>
      <text:p text:style-name="P603">Some of his friends — Некоторые из его друзей.</text:p>
      <text:p text:style-name="P604">All my life — Вся моя жизнь.</text:p>
      <text:p text:style-name="P653"/>
      <text:p text:style-name="P690"><text:span text:style-name="T517">Но если </text:span><text:span text:style-name="T518">в схеме отсутсвует существительное, то of ставится всегда.</text:span></text:p>
      <text:p text:style-name="P145"><text:span text:style-name="T564">All of them</text:span><text:span text:style-name="T546"> were good — Все из них были хорошими. </text:span><text:span text:style-name="T555">(</text:span><text:span text:style-name="T546">quantifier + of + determinator</text:span><text:span text:style-name="T555">)</text:span></text:p>
      <text:p text:style-name="P605"/>
      <text:p text:style-name="P605"/>
      <text:p text:style-name="P192"><text:span text:style-name="T565">К</text:span><text:span text:style-name="T473">ак сокра</text:span><text:span text:style-name="T566">щать</text:span><text:span text:style-name="T473"> предложени</text:span><text:span text:style-name="T566">я</text:span></text:p>
      <text:p text:style-name="P806"/>
      <text:p text:style-name="P692"><text:span text:style-name="T519">Ч</text:span><text:span text:style-name="T520">тобы не проговаривать одну и туже мысль повторно, ее можно сократить.</text:span></text:p>
      <text:p text:style-name="P691"><text:span text:style-name="T519">Это дает возможность передать тот же смысл, но не повторять предложение </text:span><text:span text:style-name="T520">целиком</text:span><text:span text:style-name="T519">.</text:span></text:p>
      <text:p text:style-name="P654"/>
      <text:p text:style-name="P601"><text:span text:style-name="T602">I know what you want to tell me. </text:span><text:span text:style-name="T432">Do you really know what I want to tell </text:span><text:span text:style-name="T428">you</text:span>? →<text:span text:style-name="T603"> </text:span><text:span text:style-name="T428">Do you</text:span>? </text:p>
      <text:p text:style-name="P654"/>
      <text:p text:style-name="P659">Сокращаются обычно: ответы на вопросы, вопросы переспросы, утверждения, </text:p>
      <text:p text:style-name="P659">где есть отсылка к высказанной ранее мысли.</text:p>
      <text:p text:style-name="P659"/>
      <text:p text:style-name="P670">1) Сокращение по вспомогательному глаголу.</text:p>
      <text:p text:style-name="P670"/>
      <text:p text:style-name="P696"><text:span text:style-name="T538">Совпадение времен может быть полным </text:span><text:span text:style-name="T539">либо</text:span><text:span text:style-name="T538"> частичным. </text:span></text:p>
      <text:p text:style-name="P820">Модальный глагол может меняться, если это необходимо по смыслу. </text:p>
      <text:p text:style-name="P670"/>
      <text:p text:style-name="P821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584"/>
      <text:p text:style-name="P601">Is it cold outside? Yes, it is — <text:bookmark text:name="tw-target-text"/><text:span text:style-name="T604">На улице холодно? Да, холодно.</text:span> </text:p>
      <text:p text:style-name="P822">Do you smoke? I did, but now I don’t — Ты куришь? Я курил, но теперь я не курю.</text:p>
      <text:p text:style-name="P606">Can you call me tonight? I might — Ты можешь мне позвонить вечером? Возможно.</text:p>
      <text:p text:style-name="P583"/>
      <text:p text:style-name="P693"><text:span text:style-name="T527">2) </text:span><text:span text:style-name="T522">Сокращение </text:span><text:span text:style-name="T523">с пом. глаголов мнения </text:span><text:span text:style-name="T521">(think, guess, hope и пр)</text:span><text:span text:style-name="T523">: I + глагол мнения + so.</text:span></text:p>
      <text:p text:style-name="P607"><text:soft-page-break/>Do you think you’ll pass the test? <text:span text:style-name="T428">I guess so</text:span> — Думаешь, что сдашь экзамен? <text:span text:style-name="T428">Наверное, да</text:span>.</text:p>
      <text:p text:style-name="P608">Did they see us? <text:span text:style-name="T428">I don’t think so</text:span> — Они нас видели? <text:span text:style-name="T428">Не думаю</text:span>.</text:p>
      <text:p text:style-name="P608"/>
      <text:p text:style-name="P655"><text:span text:style-name="T614">3) </text:span>Сокращение с помощью нареч<text:span text:style-name="T610">и</text:span><text:span text:style-name="T611">й</text:span> вероятности <text:span text:style-name="T610">(perhaps, probably, maybe и пр)</text:span>.</text:p>
      <text:p text:style-name="P655"/>
      <text:p text:style-name="P696"><text:span text:style-name="T528">Весь ответ состоит из одного слова.</text:span><text:span text:style-name="T524"> В отрицаниях частица not ставится после наречия.</text:span></text:p>
      <text:p text:style-name="P655"/>
      <text:p text:style-name="P609">Do you think it’s going to rain? <text:span text:style-name="T428">Definitely</text:span> — Думаешь, дождь пойдет? <text:span text:style-name="T428">Однозначно, да</text:span>.</text:p>
      <text:p text:style-name="P609">Do you think it’s going to rain? <text:span text:style-name="T428">Probably not</text:span> — Думаешь, дождь пойдет? <text:span text:style-name="T428">Наверное, нет</text:span>.</text:p>
      <text:p text:style-name="P609"/>
      <text:p text:style-name="P660">Иногда ответ может быть более развернутым. Наречие в этом случае позволит </text:p>
      <text:p text:style-name="P660">не повторять одно и тоже слово несколько раз.</text:p>
      <text:p text:style-name="P807"/>
      <text:p text:style-name="P694"><text:span text:style-name="T480">Have we got any food? Yes, we’ve got </text:span><text:span text:style-name="T481">some</text:span><text:span text:style-name="T480"> — </text:span><text:bookmark text:name="tw-target-text1"/><text:span text:style-name="T605">У нас </text:span><text:span text:style-name="T606">есть</text:span><text:span text:style-name="T605"> еда? Да, у нас есть </text:span><text:span text:style-name="T607">немного </text:span><text:span text:style-name="T608">еды</text:span><text:span text:style-name="T609">.</text:span></text:p>
      <text:p text:style-name="P656"/>
      <text:p text:style-name="P659">4) Сокращение со словами: <text:span text:style-name="T611">too, either / </text:span><text:span text:style-name="T612">so, neither</text:span></text:p>
      <text:p text:style-name="P656"/>
      <text:p text:style-name="P660">Использ. чтобы согласиться с собеседником. Слова переводятся одинаково: <text:span text:style-name="T611">«тоже», «также».</text:span></text:p>
      <text:p text:style-name="P656"/>
      <text:p text:style-name="P657">Too используется, когда соглашаются с утверждением, а either — когда соглашаются </text:p>
      <text:p text:style-name="P695"><text:span text:style-name="T526">с отрицанием. Эти слова</text:span><text:span text:style-name="T525"> </text:span><text:span text:style-name="T526">стоят</text:span><text:span text:style-name="T525"> в кон</text:span><text:span text:style-name="T526">ц</text:span><text:span text:style-name="T525">е </text:span><text:span text:style-name="T526">предложения</text:span><text:span text:style-name="T525">. </text:span></text:p>
      <text:p text:style-name="P657"/>
      <text:p text:style-name="P610">I like ice-cream. I like it too / Me too — Я люблю мороженое. Я тоже.</text:p>
      <text:p text:style-name="P610">I`m not hungry. I`m not either / Me either — Я не голоден. Я тоже.</text:p>
      <text:p text:style-name="P657"/>
      <text:p text:style-name="P695">So <text:span text:style-name="T613">и neither подобны двум предыдущим и отличаются </text:span><text:span text:style-name="T615">лишь</text:span><text:span text:style-name="T613"> грамматически.</text:span></text:p>
      <text:p text:style-name="P810">Они стоят в начале и применяются по схеме: so/neither + вспом. глагол + подлежащее.</text:p>
      <text:p text:style-name="P810">Вместо neither иногда используют nor.</text:p>
      <text:p text:style-name="P658"/>
      <text:p text:style-name="P611">I like ice-cream. So do I — Я люблю мороженое. Я тоже.</text:p>
      <text:p text:style-name="P611">I’m not hungry. Neither am I — Я не голоден. Я тоже.</text:p>
      <text:p text:style-name="P657"/>
      <text:p text:style-name="P657"/>
      <text:p text:style-name="P672">Предлоги <text:span text:style-name="T623">и фразовые глаголы</text:span></text:p>
      <text:p text:style-name="P661"/>
      <text:p text:style-name="P662">Предлоги в разных ситуациях могут переводится по разному.</text:p>
      <text:p text:style-name="P657"/>
      <text:p text:style-name="P663">Предлоги at и in, при указании местоположения, отличаются тем, что at помещает объект </text:p>
      <text:p text:style-name="P663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662"/>
      <text:p text:style-name="P612">in a room — в комнате; in the city — в городе; in a box — в коробке;</text:p>
      <text:p text:style-name="P823">at the bus station — на автобусной остановке; at the top — вверху;</text:p>
      <text:p text:style-name="P809"/>
      <text:p text:style-name="P809">Также at используется с местом работы в какой-то организации.</text:p>
      <text:p text:style-name="P823">My friend works at NASA — Мой друг работает в НАСА.</text:p>
      <text:p text:style-name="P656"/>
      <text:p text:style-name="P664">Предлоги at и in указывают на направление, когда используется с глаголом arrive.</text:p>
      <text:p text:style-name="P665">Если прибывают в страну или город, то используют arrive + at. </text:p>
      <text:p text:style-name="P665">Если прибывают в точное место, то — arrive + at.</text:p>
      <text:p text:style-name="P664"/>
      <text:p text:style-name="P613">arrive in London; arrive at the airport;</text:p>
      <text:p text:style-name="P666"><text:soft-page-break/>Популярные предлоги:</text:p>
      <text:p text:style-name="P666"/>
      <text:list xml:id="list643916968" text:style-name="L52">
        <text:list-item>
          <text:p text:style-name="P812">about — <text:span text:style-name="T617">об, про</text:span>;</text:p>
        </text:list-item>
        <text:list-item>
          <text:p text:style-name="P812">after — <text:span text:style-name="T617">после</text:span>;</text:p>
        </text:list-item>
        <text:list-item>
          <text:p text:style-name="P812">among — <text:span text:style-name="T617">среди, между (3х и более объектов)</text:span>;</text:p>
        </text:list-item>
        <text:list-item>
          <text:p text:style-name="P813"><text:span text:style-name="T619">w</text:span>ith — <text:span text:style-name="T619">с (кем-то, чем-то)</text:span>;</text:p>
        </text:list-item>
        <text:list-item>
          <text:p text:style-name="P813">without — <text:span text:style-name="T619">без (часто встречается с герундием)</text:span>;</text:p>
        </text:list-item>
        <text:list-item>
          <text:p text:style-name="P813"><text:span text:style-name="T618">f</text:span>rom — <text:span text:style-name="T618">из (отправной точки)</text:span>;</text:p>
          <text:p text:style-name="P812"/>
        </text:list-item>
        <text:list-item>
          <text:p text:style-name="P834"><text:span text:style-name="T529">by </text:span><text:span text:style-name="T530">переводится по разному:</text:span></text:p>
          <text:p text:style-name="P814"/>
          <text:list>
            <text:list-item>
              <text:p text:style-name="P834"><text:span text:style-name="T530">означает «к» (указ. времени): I will finish </text:span><text:span text:style-name="T536">by</text:span><text:span text:style-name="T530"> 6 o`clock — Я закончу работать </text:span><text:span text:style-name="T536">к</text:span><text:span text:style-name="T530"> 6 часам;</text:span></text:p>
            </text:list-item>
            <text:list-item>
              <text:p text:style-name="P835"><text:span text:style-name="T530">о</text:span><text:span text:style-name="T531">значает «рядом» (синоним near): <text:s/>We walk </text:span><text:span text:style-name="T537">by</text:span><text:span text:style-name="T531"> the sea — Мы гуляем </text:span><text:span text:style-name="T537">у</text:span><text:span text:style-name="T531"> моря.</text:span></text:p>
              <text:p text:style-name="P815"/>
            </text:list-item>
            <text:list-item>
              <text:p text:style-name="P815">в пассивном залоге указывает на автора действия: </text:p>
              <text:p text:style-name="P838"><text:span text:style-name="T556">This picture was created </text:span><text:span text:style-name="T561">by</text:span><text:span text:style-name="T556"> </text:span><text:span text:style-name="T561">Aivazovsky</text:span><text:span text:style-name="T556"> — Эта картина была создана </text:span><text:span text:style-name="T561">Айвазовским</text:span><text:span text:style-name="T556">. </text:span></text:p>
              <text:p text:style-name="P815"/>
            </text:list-item>
            <text:list-item>
              <text:p text:style-name="P815">b + герундий сообщает, как что-то делается:</text:p>
              <text:p text:style-name="P838"><text:span text:style-name="T556">You can turn on the TV </text:span><text:span text:style-name="T561">by pressing</text:span><text:span text:style-name="T556"> this button — Можно включить телевизор, </text:span></text:p>
              <text:p text:style-name="P838"><text:span text:style-name="T561">нажав</text:span><text:span text:style-name="T556"> (по нажатию на) эту кнопку.</text:span></text:p>
              <text:p text:style-name="P815"/>
            </text:list-item>
            <text:list-item>
              <text:p text:style-name="P836"><text:span text:style-name="T530">by + транспорт</text:span><text:span text:style-name="T529"> </text:span><text:span text:style-name="T530">сообщает, как перемещается человек:</text:span></text:p>
              <text:p text:style-name="P839"><text:span text:style-name="T556">I like to go </text:span><text:span text:style-name="T561">by taxi</text:span><text:span text:style-name="T556"> — Я люблю ездить </text:span><text:span text:style-name="T561">на такси</text:span><text:span text:style-name="T556">.</text:span></text:p>
              <text:p text:style-name="P812"/>
            </text:list-item>
            <text:list-item>
              <text:p text:style-name="P847"><text:span text:style-name="T529">b</text:span><text:span text:style-name="T484">y + self сообщает, что кто-то делает дело </text:span><text:span text:style-name="T531">сам</text:span><text:span text:style-name="T484">:</text:span></text:p>
            </text:list-item>
          </text:list>
          <text:p text:style-name="P840"><text:span text:style-name="T546"><text:s text:c="6"/>I prefer living </text:span><text:span text:style-name="T558">by myself</text:span><text:span text:style-name="T546"> — Я предпочитаю жить </text:span><text:span text:style-name="T558">самостоятельно</text:span><text:span text:style-name="T546">.</text:span></text:p>
          <text:p text:style-name="P812"/>
        </text:list-item>
        <text:list-item>
          <text:p text:style-name="P837"><text:span text:style-name="T532">f</text:span><text:span text:style-name="T529">or </text:span><text:span text:style-name="T532">переводится по разному</text:span><text:span text:style-name="T529">:</text:span></text:p>
          <text:p text:style-name="P812"/>
          <text:list>
            <text:list-item>
              <text:p text:style-name="P848"><text:span text:style-name="T529">о</text:span><text:span text:style-name="T484">значает «для» (указанной цели), когда с существительным или герундием:</text:span></text:p>
              <text:p text:style-name="P841"><text:span text:style-name="T546">Paul left Laura </text:span><text:span text:style-name="T558">for</text:span><text:span text:style-name="T546"> another woman! — Пол бросил Лауру </text:span><text:span text:style-name="T558">ради</text:span><text:span text:style-name="T546"> другой женщины!</text:span></text:p>
              <text:p text:style-name="P812"/>
            </text:list-item>
            <text:list-item>
              <text:p text:style-name="P816">означает «уже», когда указывает на длительность периода:</text:p>
              <text:p text:style-name="P839"><text:span text:style-name="T557">I’ve lived in this town </text:span><text:span text:style-name="T562">for</text:span><text:span text:style-name="T557"> all my life. — Я живу в этом городе </text:span><text:span text:style-name="T562">уже</text:span><text:span text:style-name="T557"> всю свою жизнь.</text:span></text:p>
            </text:list-item>
          </text:list>
          <text:p text:style-name="P812"/>
        </text:list-item>
        <text:list-item>
          <text:p text:style-name="P812">of <text:span text:style-name="T618">переводится по разному:</text:span></text:p>
          <text:p text:style-name="P812"/>
          <text:list>
            <text:list-item>
              <text:p text:style-name="P816">соответсвует родистельскому падежу (кого? чего?):</text:p>
              <text:p text:style-name="P824">Would you like a piece <text:span text:style-name="T5">of cake</text:span>? — Вы хотите кусочек <text:span text:style-name="T5">торта</text:span>?</text:p>
              <text:p text:style-name="P812"/>
            </text:list-item>
            <text:list-item>
              <text:p text:style-name="P836"><text:span text:style-name="T533">и</text:span><text:span text:style-name="T532">спользуется в связк</text:span><text:span text:style-name="T533">е</text:span><text:span text:style-name="T532"> determiner + of + noun: </text:span></text:p>
              <text:p text:style-name="P824"><text:span text:style-name="T428">Some of my friends</text:span> play computer games — <text:span text:style-name="T428">Некоторые мои друзья</text:span> играют в игры.</text:p>
            </text:list-item>
          </text:list>
        </text:list-item>
      </text:list>
      <text:p text:style-name="P667"/>
      <text:p text:style-name="P542">into, onto?</text:p>
      <text:p text:style-name="P817"/>
      <text:p text:style-name="P825"><text:span text:style-name="T619">Ф</text:span><text:span text:style-name="T616">разовые глаголы</text:span></text:p>
      <text:p text:style-name="P817"/>
      <text:p text:style-name="P850">Это <text:span text:style-name="T620">связки </text:span>глагол<text:span text:style-name="T620">ов</text:span> с предлог<text:span text:style-name="T620">ами</text:span>. Предлог<text:span text:style-name="T620">и</text:span> <text:span text:style-name="T620">в этом случае является послелогами, </text:span></text:p>
      <text:p text:style-name="P850"><text:span text:style-name="T620">т. к. могут идти в отрыве от глагола.</text:span></text:p>
      <text:p text:style-name="P850"/>
      <text:p text:style-name="P842">Can you <text:span text:style-name="T5">turn</text:span> the light <text:span text:style-name="T5">on</text:span>? — Ты можешь <text:span text:style-name="T5">включить</text:span> свет?</text:p>
      <text:p text:style-name="P767"/>
      <text:p text:style-name="P767"><text:soft-page-break/>После глагола может идти сразу несколько предлогов. <text:span text:style-name="T621">Первым будет послелог, </text:span></text:p>
      <text:p text:style-name="P767"><text:span text:style-name="T621">а вторым — предлог требующий дополнения.</text:span></text:p>
      <text:p text:style-name="P767"/>
      <text:p text:style-name="P843">He got up off the floor — Он поднялся с пола. </text:p>
      <text:p text:style-name="P843"/>
      <text:p text:style-name="P843"><text:span text:style-name="T62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span></text:p>
      <text:p text:style-name="P844"/>
      <text:p text:style-name="P843">I look back on a few years of incredibly hard, but at the same time challenging work — </text:p>
      <text:p text:style-name="P843">Я вспоминаю годы невероятно тяжкой, но вместе с тем и захватывающей работы.</text:p>
      <text:p text:style-name="P843"/>
      <text:p text:style-name="P845">(look back — огядываться, вспоминать; предлог on показывает то, </text:p>
      <text:p text:style-name="P845">что вспоминают и трубет после себя пояснений)</text:p>
      <text:p text:style-name="P845"/>
      <text:p text:style-name="P851"><text:span text:style-name="T326">Некоторые фразовые глаголы могут быть синонимами. Также вместо них можно подобрать уникальные глаголы, которые имееют точно такое же значение.</text:span></text:p>
      <text:p text:style-name="P851"><text:span text:style-name="T326"/></text:p>
      <text:p text:style-name="P851"><text:span text:style-name="T54">Turn on the light / Switch on the light — Включи свет.</text:span></text:p>
      <text:p text:style-name="P851"><text:span text:style-name="T54">I’ll come back next week / I’ll return next week — Я вернусь на следующей неделе.</text:span></text:p>
      <text:p text:style-name="P851"><text:span text:style-name="T54"/></text:p>
      <text:p text:style-name="P851"><text:span text:style-name="T326">Один и тот же фразовый глагол может иметь сразу несколько значений.</text:span></text:p>
      <text:p text:style-name="P851"><text:span text:style-name="T326"/></text:p>
      <text:p text:style-name="P846"><text:span text:style-name="T622">Come on, let’s get back to work — Ну же, давай вернемся к работе. (come on говорят, </text:span></text:p>
      <text:p text:style-name="P846"><text:span text:style-name="T622">чтобы кого-то подбодрить или побудить к действию)</text:span></text:p>
      <text:p text:style-name="P846"/>
      <text:p text:style-name="P846"><text:span text:style-name="T622">There was great applause when an actor came on — Были громкие аплодисменты, когда актер вышел на сцену (здесь come on означает «появляться на публике»).</text:span></text:p>
      <text:p text:style-name="P846"/>
      <text:p text:style-name="P752">Популярные фразовые глаголы:</text:p>
      <text:list xml:id="list2866187021" text:style-name="L53">
        <text:list-item>
          <text:p text:style-name="P753">look back on — оглядываться на;</text:p>
        </text:list-item>
        <text:list-item>
          <text:p text:style-name="P753">stand up to — противостоять;</text:p>
        </text:list-item>
        <text:list-item>
          <text:p text:style-name="P753">do away with — избавиться от, закончить;</text:p>
        </text:list-item>
        <text:list-item>
          <text:p text:style-name="P753">come about — произойти, случиться;</text:p>
        </text:list-item>
        <text:list-item>
          <text:p text:style-name="P753">settle for — согласиться на (то, что есть);</text:p>
        </text:list-item>
        <text:list-item>
          <text:p text:style-name="P753">take over — перенимать, брать на себя;</text:p>
        </text:list-item>
        <text:list-item>
          <text:p text:style-name="P754">get off — выйти, сойти (стать на землю);</text:p>
        </text:list-item>
        <text:list-item>
          <text:p text:style-name="P754">get up — подняться (принять вертикальное положение);</text:p>
        </text:list-item>
        <text:list-item>
          <text:p text:style-name="P754">go back — вернуться назад;</text:p>
        </text:list-item>
        <text:list-item>
          <text:p text:style-name="P754">let in — впустить (внутрь);</text:p>
        </text:list-item>
        <text:list-item>
          <text:p text:style-name="P755">let down — подвести (не оправдать ожиданий);</text:p>
        </text:list-item>
        <text:list-item>
          <text:p text:style-name="P754">put down — положить вниз (из рук, на поверхность) ;</text:p>
        </text:list-item>
        <text:list-item>
          <text:p text:style-name="P754">hand on / hold on — подождать (попросить кого-то);</text:p>
        </text:list-item>
        <text:list-item>
          <text:p text:style-name="P754">turn down — отклонить, отказаться;</text:p>
        </text:list-item>
        <text:list-item>
          <text:p text:style-name="P854"><text:span text:style-name="T191">end up — </text:span><text:span text:style-name="T199">в итоге (оказаться в ситуации); </text:span></text:p>
        </text:list-item>
        <text:list-item>
          <text:p text:style-name="P855"><text:span text:style-name="T198">run into — </text:span><text:span text:style-name="T200">столкнуться с (неожиданно);</text:span></text:p>
        </text:list-item>
        <text:list-item>
          <text:p text:style-name="P855"><text:span text:style-name="T200">care for — заботиться, быть небезразличным;</text:span><text:span text:style-name="T198"> </text:span></text:p>
        </text:list-item>
        <text:list-item>
          <text:p text:style-name="P856"><text:span text:style-name="T198">get over — преодолеть, справиться;</text:span></text:p>
        </text:list-item>
        <text:list-item>
          <text:p text:style-name="P857"><text:span text:style-name="T198">break down — расстаться (прекратить отношения);</text:span></text:p>
        </text:list-item>
        <text:list-item>
          <text:p text:style-name="P857"><text:span text:style-name="T198">get together — сойтись, начать встречаться;</text:span></text:p>
        </text:list-item>
        <text:list-item>
          <text:p text:style-name="P857"><text:span text:style-name="T198">go out — ходить на свидание, встречаться;</text:span></text:p>
        </text:list-item>
        <text:list-item>
          <text:p text:style-name="P857"><text:span text:style-name="T198">fall apart — закончить, распадаться (о браке);</text:span></text:p>
        </text:list-item>
      </text:list>
      <text:p text:style-name="P768"/>
      <text:p text:style-name="P784"><text:soft-page-break/>Фразовые глаголы на основе глаголов движения</text:p>
      <text:p text:style-name="P768"/>
      <text:p text:style-name="P768">Глаголами движения/<text:span text:style-name="T625">перемещения</text:span> являются:</text:p>
      <text:list xml:id="list2505158663" text:style-name="L54">
        <text:list-item>
          <text:p text:style-name="P769">go — идти;</text:p>
        </text:list-item>
        <text:list-item>
          <text:p text:style-name="P769">walk — ходить пешком;</text:p>
        </text:list-item>
        <text:list-item>
          <text:p text:style-name="P769">run — бегать;</text:p>
        </text:list-item>
        <text:list-item>
          <text:p text:style-name="P769">jump — прыгать;</text:p>
        </text:list-item>
        <text:list-item>
          <text:p text:style-name="P769">swim — плавать;</text:p>
        </text:list-item>
        <text:list-item>
          <text:p text:style-name="P769">climb /klaFm/ — лазить;</text:p>
        </text:list-item>
        <text:list-item>
          <text:p text:style-name="P769">fall — падать;</text:p>
        </text:list-item>
        <text:list-item>
          <text:p text:style-name="P769">pass — передать;</text:p>
        </text:list-item>
        <text:list-item>
          <text:p text:style-name="P769">carry — нести;</text:p>
        </text:list-item>
        <text:list-item>
          <text:p text:style-name="P769">catch — ловить;</text:p>
        </text:list-item>
        <text:list-item>
          <text:p text:style-name="P769">take — брать;</text:p>
        </text:list-item>
        <text:list-item>
          <text:p text:style-name="P769">drive — ехать за рулем;</text:p>
        </text:list-item>
        <text:list-item>
          <text:p text:style-name="P769">fly — лететь на самолете;</text:p>
        </text:list-item>
        <text:list-item>
          <text:p text:style-name="P769">put — класть;</text:p>
        </text:list-item>
      </text:list>
      <text:p text:style-name="P768"/>
      <text:p text:style-name="P852"><text:span text:style-name="T327">Популярные предлоги, идущие в связке с глаголами движения:</text:span></text:p>
      <text:list xml:id="list979898985" text:style-name="L55">
        <text:list-item>
          <text:p text:style-name="P770">in — переместить(ся) в закрытое пространство;</text:p>
        </text:list-item>
        <text:list-item>
          <text:p text:style-name="P770">out — покинуть закрытое пространство;</text:p>
        </text:list-item>
        <text:list-item>
          <text:p text:style-name="P770">on — переместить(ся) на поверхность;</text:p>
        </text:list-item>
        <text:list-item>
          <text:p text:style-name="P770">off — убрать (с поверхности);</text:p>
        </text:list-item>
        <text:list-item>
          <text:p text:style-name="P770">up — переместить(ся) выше уровнем;</text:p>
        </text:list-item>
        <text:list-item>
          <text:p text:style-name="P770">down — переместить(ся) ниже уровнем;</text:p>
        </text:list-item>
        <text:list-item>
          <text:p text:style-name="P770">away — убрать(ся) прочь;</text:p>
        </text:list-item>
        <text:list-item>
          <text:p text:style-name="P770">back — вернуть(ся) назад;</text:p>
        </text:list-item>
        <text:list-item>
          <text:p text:style-name="P770">over — над (через);</text:p>
        </text:list-item>
        <text:list-item>
          <text:p text:style-name="P770">(a)round — вокруг;</text:p>
        </text:list-item>
      </text:list>
      <text:p text:style-name="P768"/>
      <text:p text:style-name="P771">Пример<text:span text:style-name="T624">ы</text:span> глагола come в связке с предлогами:</text:p>
      <text:list xml:id="list3961405287" text:style-name="L56">
        <text:list-item>
          <text:p text:style-name="P772">come in — войти;</text:p>
        </text:list-item>
        <text:list-item>
          <text:p text:style-name="P772">come out — выйти, появиться;</text:p>
        </text:list-item>
        <text:list-item>
          <text:p text:style-name="P772">come on — приближаться, появляться на сцене;</text:p>
        </text:list-item>
        <text:list-item>
          <text:p text:style-name="P772">come off — оторваться;</text:p>
        </text:list-item>
        <text:list-item>
          <text:p text:style-name="P772">come up — подойти, возникнуть, подняться до уровня;</text:p>
        </text:list-item>
        <text:list-item>
          <text:p text:style-name="P772">come down — опускаться, спадать, уменьшаться;</text:p>
        </text:list-item>
        <text:list-item>
          <text:p text:style-name="P772">come away — уходить;</text:p>
        </text:list-item>
        <text:list-item>
          <text:p text:style-name="P772">come back — возвращаться;</text:p>
        </text:list-item>
        <text:list-item>
          <text:p text:style-name="P772">come over — подходить;</text:p>
        </text:list-item>
        <text:list-item>
          <text:p text:style-name="P772">come round — заходить в гости, происходить в свое время;</text:p>
        </text:list-item>
      </text:list>
      <text:p text:style-name="P771"/>
      <text:p text:style-name="P853"><text:span text:style-name="T327">Предлог для глагола движения выстувает в роли приставки (ехать → </text:span><text:span text:style-name="T377">при</text:span><text:span text:style-name="T327">ехать).</text:span></text:p>
      <text:p text:style-name="P853"><text:span text:style-name="T32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10T18:28:17.370600509</dc:date>
    <meta:editing-duration>P1DT12H48M41S</meta:editing-duration>
    <meta:editing-cycles>599</meta:editing-cycles>
    <meta:document-statistic meta:table-count="5" meta:image-count="0" meta:object-count="0" meta:page-count="36" meta:paragraph-count="1293" meta:word-count="11819" meta:character-count="72989" meta:non-whitespace-character-count="61945"/>
  </office:meta>
</office:document-meta>
</file>